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15"/>
    <style:style style:name="ce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49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254375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3.20145833333333cm"/>
    </style:style>
    <style:style style:name="co5" style:family="table-column">
      <style:table-column-properties fo:break-before="auto" style:column-width="4.15395833333333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q6" table:style-name="ta1">
        <table:shapes>
          <draw:frame draw:z-index="1" draw:id="id0" draw:style-name="a0" draw:name="Graphique 1" svg:x="7.95973in" svg:y="0.19928in" svg:width="8.5677in" svg:height="4.8197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phique 2" svg:x="7.94963in" svg:y="5.26815in" svg:width="9.6154in" svg:height="5.4083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Graphique 3" svg:x="17.0173in" svg:y="0.1646in" svg:width="9.311in" svg:height="5.237in" style:rel-width="scale" style:rel-height="scale">
            <draw:object xlink:href="Object 3/" xlink:type="simple" xlink:show="embed" xlink:actuate="onLoad"/>
            <svg:title/>
            <svg:desc/>
          </draw:frame>
          <draw:frame draw:z-index="4" draw:id="id3" draw:style-name="a3" draw:name="Graphique 4" svg:x="16.9028in" svg:y="5.5323in" svg:width="9.4106in" svg:height="5.2949in" style:rel-width="scale" style:rel-height="scale">
            <draw:object xlink:href="Object 4/" xlink:type="simple" xlink:show="embed" xlink:actuate="onLoad"/>
            <svg:title/>
            <svg:desc/>
          </draw:frame>
          <draw:frame draw:z-index="5" draw:id="id4" draw:style-name="a4" draw:name="Graphique 5" svg:x="8.00488in" svg:y="10.96773in" svg:width="10.8949in" svg:height="6.128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default-cell-style-name="ce4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2">
            <text:p>VN</text:p>
          </table:table-cell>
          <table:table-cell office:value-type="string" table:style-name="ce2">
            <text:p>STM</text:p>
          </table:table-cell>
          <table:table-cell office:value-type="string" table:style-name="ce2">
            <text:p>RANDU</text:p>
          </table:table-cell>
          <table:table-cell office:value-type="string" table:style-name="ce2">
            <text:p>RAND</text:p>
          </table:table-cell>
          <table:table-cell office:value-type="string" table:style-name="ce2">
            <text:p>VN order</text:p>
          </table:table-cell>
          <table:table-cell office:value-type="string" table:style-name="ce6">
            <text:p>Exp</text:p>
          </table:table-cell>
          <table:table-cell table:number-columns-repeated="986" table:style-name="ce1"/>
          <table:table-cell table:style-name="ce5"/>
          <table:table-cell table:number-columns-repeated="15391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84035" table:style-name="ce3">
            <text:p>84035</text:p>
          </table:table-cell>
          <table:table-cell office:value-type="float" office:value="327695" table:style-name="ce3">
            <text:p>327695</text:p>
          </table:table-cell>
          <table:table-cell office:value-type="float" office:value="1439299557" table:style-name="ce3">
            <text:p>1439299557</text:p>
          </table:table-cell>
          <table:table-cell office:value-type="float" office:value="254" table:style-name="ce3">
            <text:p>254</text:p>
          </table:table-cell>
          <table:table-cell office:value-type="float" office:value="0.221865485214326" table:style-name="ce7">
            <text:p>0.221865485214326</text:p>
          </table:table-cell>
          <table:table-cell table:number-columns-repeated="16378" table:style-name="ce1"/>
        </table:table-row>
        <table:table-row table:style-name="ro1">
          <table:table-cell office:value-type="float" office:value="625" table:style-name="ce3">
            <text:p>625</text:p>
          </table:table-cell>
          <table:table-cell office:value-type="float" office:value="1412376245" table:style-name="ce3">
            <text:p>1412376245</text:p>
          </table:table-cell>
          <table:table-cell office:value-type="float" office:value="1966125" table:style-name="ce3">
            <text:p>1966125</text:p>
          </table:table-cell>
          <table:table-cell office:value-type="float" office:value="1815689945" table:style-name="ce3">
            <text:p>1815689945</text:p>
          </table:table-cell>
          <table:table-cell office:value-type="float" office:value="0" table:style-name="ce3">
            <text:p>0</text:p>
          </table:table-cell>
          <table:table-cell office:value-type="float" office:value="0.330752390559719" table:style-name="ce7">
            <text:p>0.330752390559719</text:p>
          </table:table-cell>
          <table:table-cell table:number-columns-repeated="16378" table:style-name="ce1"/>
        </table:table-row>
        <table:table-row table:style-name="ro1">
          <table:table-cell office:value-type="float" office:value="9062" table:style-name="ce3">
            <text:p>9062</text:p>
          </table:table-cell>
          <table:table-cell office:value-type="float" office:value="1670788370" table:style-name="ce3">
            <text:p>1670788370</text:p>
          </table:table-cell>
          <table:table-cell office:value-type="float" office:value="8847495" table:style-name="ce3">
            <text:p>8847495</text:p>
          </table:table-cell>
          <table:table-cell office:value-type="float" office:value="212285685" table:style-name="ce3">
            <text:p>212285685</text:p>
          </table:table-cell>
          <table:table-cell office:value-type="float" office:value="1" table:style-name="ce3">
            <text:p>1</text:p>
          </table:table-cell>
          <table:table-cell office:value-type="float" office:value="2.3472781931311402" table:style-name="ce7">
            <text:p>2.347278193131140</text:p>
          </table:table-cell>
          <table:table-cell table:number-columns-repeated="16378" table:style-name="ce1"/>
        </table:table-row>
        <table:table-row table:style-name="ro1">
          <table:table-cell office:value-type="float" office:value="1198" table:style-name="ce3">
            <text:p>1198</text:p>
          </table:table-cell>
          <table:table-cell office:value-type="float" office:value="443953342" table:style-name="ce3">
            <text:p>443953342</text:p>
          </table:table-cell>
          <table:table-cell office:value-type="float" office:value="35389845" table:style-name="ce3">
            <text:p>35389845</text:p>
          </table:table-cell>
          <table:table-cell office:value-type="float" office:value="1308349402" table:style-name="ce3">
            <text:p>1308349402</text:p>
          </table:table-cell>
          <table:table-cell office:value-type="float" office:value="4" table:style-name="ce3">
            <text:p>4</text:p>
          </table:table-cell>
          <table:table-cell office:value-type="float" office:value="0.80263809183909895" table:style-name="ce7">
            <text:p>0.802638091839099</text:p>
          </table:table-cell>
          <table:table-cell table:number-columns-repeated="16378" table:style-name="ce1"/>
        </table:table-row>
        <table:table-row table:style-name="ro1">
          <table:table-cell office:value-type="float" office:value="352" table:style-name="ce3">
            <text:p>352</text:p>
          </table:table-cell>
          <table:table-cell office:value-type="float" office:value="1165625842" table:style-name="ce3">
            <text:p>1165625842</text:p>
          </table:table-cell>
          <table:table-cell office:value-type="float" office:value="132711615" table:style-name="ce3">
            <text:p>132711615</text:p>
          </table:table-cell>
          <table:table-cell office:value-type="float" office:value="495964069" table:style-name="ce3">
            <text:p>495964069</text:p>
          </table:table-cell>
          <table:table-cell office:value-type="float" office:value="9" table:style-name="ce3">
            <text:p>9</text:p>
          </table:table-cell>
          <table:table-cell office:value-type="float" office:value="0.91181500803751903" table:style-name="ce7">
            <text:p>0.911815008037519</text:p>
          </table:table-cell>
          <table:table-cell table:number-columns-repeated="16378" table:style-name="ce1"/>
        </table:table-row>
        <table:table-row table:style-name="ro1">
          <table:table-cell office:value-type="float" office:value="2390" table:style-name="ce3">
            <text:p>2390</text:p>
          </table:table-cell>
          <table:table-cell office:value-type="float" office:value="1327689438" table:style-name="ce3">
            <text:p>1327689438</text:p>
          </table:table-cell>
          <table:table-cell office:value-type="float" office:value="477761085" table:style-name="ce3">
            <text:p>477761085</text:p>
          </table:table-cell>
          <table:table-cell office:value-type="float" office:value="1358019495" table:style-name="ce3">
            <text:p>1358019495</text:p>
          </table:table-cell>
          <table:table-cell office:value-type="float" office:value="16" table:style-name="ce3">
            <text:p>16</text:p>
          </table:table-cell>
          <table:table-cell office:value-type="float" office:value="0.15118550232910299" table:style-name="ce7">
            <text:p>0.151185502329103</text:p>
          </table:table-cell>
          <table:table-cell table:number-columns-repeated="16378" table:style-name="ce1"/>
        </table:table-row>
        <table:table-row table:style-name="ro1">
          <table:table-cell office:value-type="float" office:value="121" table:style-name="ce3">
            <text:p>121</text:p>
          </table:table-cell>
          <table:table-cell office:value-type="float" office:value="2121281746" table:style-name="ce3">
            <text:p>2121281746</text:p>
          </table:table-cell>
          <table:table-cell office:value-type="float" office:value="1672161975" table:style-name="ce3">
            <text:p>1672161975</text:p>
          </table:table-cell>
          <table:table-cell office:value-type="float" office:value="162655982" table:style-name="ce3">
            <text:p>162655982</text:p>
          </table:table-cell>
          <table:table-cell office:value-type="float" office:value="25" table:style-name="ce3">
            <text:p>25</text:p>
          </table:table-cell>
          <table:table-cell office:value-type="float" office:value="2.10268098021599" table:style-name="ce7">
            <text:p>2.102680980215990</text:p>
          </table:table-cell>
          <table:table-cell table:number-columns-repeated="16378" table:style-name="ce1"/>
        </table:table-row>
        <table:table-row table:style-name="ro1">
          <table:table-cell office:value-type="float" office:value="464" table:style-name="ce3">
            <text:p>464</text:p>
          </table:table-cell>
          <table:table-cell office:value-type="float" office:value="2006264573" table:style-name="ce3">
            <text:p>2006264573</text:p>
          </table:table-cell>
          <table:table-cell office:value-type="float" office:value="1438154789" table:style-name="ce3">
            <text:p>1438154789</text:p>
          </table:table-cell>
          <table:table-cell office:value-type="float" office:value="937051652" table:style-name="ce3">
            <text:p>937051652</text:p>
          </table:table-cell>
          <table:table-cell office:value-type="float" office:value="36" table:style-name="ce3">
            <text:p>36</text:p>
          </table:table-cell>
          <table:table-cell office:value-type="float" office:value="0.89439594587096505" table:style-name="ce7">
            <text:p>0.894395945870965</text:p>
          </table:table-cell>
          <table:table-cell table:number-columns-repeated="16378" table:style-name="ce1"/>
        </table:table-row>
        <table:table-row table:style-name="ro1">
          <table:table-cell office:value-type="float" office:value="1529" table:style-name="ce3">
            <text:p>1529</text:p>
          </table:table-cell>
          <table:table-cell office:value-type="float" office:value="1647921162" table:style-name="ce3">
            <text:p>1647921162</text:p>
          </table:table-cell>
          <table:table-cell office:value-type="float" office:value="21921902" table:style-name="ce3">
            <text:p>21921902</text:p>
          </table:table-cell>
          <table:table-cell office:value-type="float" office:value="448116441" table:style-name="ce3">
            <text:p>448116441</text:p>
          </table:table-cell>
          <table:table-cell office:value-type="float" office:value="49" table:style-name="ce3">
            <text:p>49</text:p>
          </table:table-cell>
          <table:table-cell office:value-type="float" office:value="1.27549940218631" table:style-name="ce7">
            <text:p>1.275499402186310</text:p>
          </table:table-cell>
          <table:table-cell table:number-columns-repeated="16378" table:style-name="ce1"/>
        </table:table-row>
        <table:table-row table:style-name="ro1">
          <table:table-cell office:value-type="float" office:value="378" table:style-name="ce3">
            <text:p>378</text:p>
          </table:table-cell>
          <table:table-cell office:value-type="float" office:value="514361477" table:style-name="ce3">
            <text:p>514361477</text:p>
          </table:table-cell>
          <table:table-cell office:value-type="float" office:value="72974665" table:style-name="ce3">
            <text:p>72974665</text:p>
          </table:table-cell>
          <table:table-cell office:value-type="float" office:value="862092569" table:style-name="ce3">
            <text:p>862092569</text:p>
          </table:table-cell>
          <table:table-cell office:value-type="float" office:value="64" table:style-name="ce3">
            <text:p>64</text:p>
          </table:table-cell>
          <table:table-cell office:value-type="float" office:value="0.65762211782222502" table:style-name="ce7">
            <text:p>0.657622117822225</text:p>
          </table:table-cell>
          <table:table-cell table:number-columns-repeated="16378" table:style-name="ce1"/>
        </table:table-row>
        <table:table-row table:style-name="ro1">
          <table:table-cell office:value-type="float" office:value="4288" table:style-name="ce3">
            <text:p>4288</text:p>
          </table:table-cell>
          <table:table-cell office:value-type="float" office:value="1251660738" table:style-name="ce3">
            <text:p>1251660738</text:p>
          </table:table-cell>
          <table:table-cell office:value-type="float" office:value="240485338" table:style-name="ce3">
            <text:p>240485338</text:p>
          </table:table-cell>
          <table:table-cell office:value-type="float" office:value="616619489" table:style-name="ce3">
            <text:p>616619489</text:p>
          </table:table-cell>
          <table:table-cell office:value-type="float" office:value="81" table:style-name="ce3">
            <text:p>81</text:p>
          </table:table-cell>
          <table:table-cell office:value-type="float" office:value="1.5522952286015601" table:style-name="ce7">
            <text:p>1.552295228601560</text:p>
          </table:table-cell>
          <table:table-cell table:number-columns-repeated="16378" table:style-name="ce1"/>
        </table:table-row>
        <table:table-row table:style-name="ro1">
          <table:table-cell office:value-type="float" office:value="3869" table:style-name="ce3">
            <text:p>3869</text:p>
          </table:table-cell>
          <table:table-cell office:value-type="float" office:value="2059691405" table:style-name="ce3">
            <text:p>2059691405</text:p>
          </table:table-cell>
          <table:table-cell office:value-type="float" office:value="786074509" table:style-name="ce3">
            <text:p>786074509</text:p>
          </table:table-cell>
          <table:table-cell office:value-type="float" office:value="1904278157" table:style-name="ce3">
            <text:p>1904278157</text:p>
          </table:table-cell>
          <table:table-cell office:value-type="float" office:value="100" table:style-name="ce3">
            <text:p>100</text:p>
          </table:table-cell>
          <table:table-cell office:value-type="float" office:value="0.60571114406928395" table:style-name="ce7">
            <text:p>0.605711144069284</text:p>
          </table:table-cell>
          <table:table-cell table:number-columns-repeated="16378" table:style-name="ce1"/>
        </table:table-row>
        <table:table-row table:style-name="ro1">
          <table:table-cell office:value-type="float" office:value="9691" table:style-name="ce3">
            <text:p>9691</text:p>
          </table:table-cell>
          <table:table-cell office:value-type="float" office:value="1944521722" table:style-name="ce3">
            <text:p>1944521722</text:p>
          </table:table-cell>
          <table:table-cell office:value-type="float" office:value="404529831" table:style-name="ce3">
            <text:p>404529831</text:p>
          </table:table-cell>
          <table:table-cell office:value-type="float" office:value="1428353475" table:style-name="ce3">
            <text:p>1428353475</text:p>
          </table:table-cell>
          <table:table-cell office:value-type="float" office:value="121" table:style-name="ce3">
            <text:p>121</text:p>
          </table:table-cell>
          <table:table-cell office:value-type="float" office:value="1.0197152566474099" table:style-name="ce7">
            <text:p>1.019715256647410</text:p>
          </table:table-cell>
          <table:table-cell table:number-columns-repeated="16378" table:style-name="ce1"/>
        </table:table-row>
        <table:table-row table:style-name="ro1">
          <table:table-cell office:value-type="float" office:value="9154" table:style-name="ce3">
            <text:p>9154</text:p>
          </table:table-cell>
          <table:table-cell office:value-type="float" office:value="1170426390" table:style-name="ce3">
            <text:p>1170426390</text:p>
          </table:table-cell>
          <table:table-cell office:value-type="float" office:value="1794959348" table:style-name="ce3">
            <text:p>1794959348</text:p>
          </table:table-cell>
          <table:table-cell office:value-type="float" office:value="789768251" table:style-name="ce3">
            <text:p>789768251</text:p>
          </table:table-cell>
          <table:table-cell office:value-type="float" office:value="144" table:style-name="ce3">
            <text:p>144</text:p>
          </table:table-cell>
          <table:table-cell office:value-type="float" office:value="0.77130229926732696" table:style-name="ce7">
            <text:p>0.771302299267327</text:p>
          </table:table-cell>
          <table:table-cell table:number-columns-repeated="16378" table:style-name="ce1"/>
        </table:table-row>
        <table:table-row table:style-name="ro1">
          <table:table-cell office:value-type="float" office:value="7957" table:style-name="ce3">
            <text:p>7957</text:p>
          </table:table-cell>
          <table:table-cell office:value-type="float" office:value="406121050" table:style-name="ce3">
            <text:p>406121050</text:p>
          </table:table-cell>
          <table:table-cell office:value-type="float" office:value="686471132" table:style-name="ce3">
            <text:p>686471132</text:p>
          </table:table-cell>
          <table:table-cell office:value-type="float" office:value="2109883427" table:style-name="ce3">
            <text:p>2109883427</text:p>
          </table:table-cell>
          <table:table-cell office:value-type="float" office:value="169" table:style-name="ce3">
            <text:p>169</text:p>
          </table:table-cell>
          <table:table-cell office:value-type="float" office:value="0.33966751706488502" table:style-name="ce7">
            <text:p>0.339667517064885</text:p>
          </table:table-cell>
          <table:table-cell table:number-columns-repeated="16378"/>
        </table:table-row>
        <table:table-row table:style-name="ro1">
          <table:table-cell office:value-type="float" office:value="3138" table:style-name="ce3">
            <text:p>3138</text:p>
          </table:table-cell>
          <table:table-cell office:value-type="float" office:value="973454006" table:style-name="ce3">
            <text:p>973454006</text:p>
          </table:table-cell>
          <table:table-cell office:value-type="float" office:value="849094548" table:style-name="ce3">
            <text:p>849094548</text:p>
          </table:table-cell>
          <table:table-cell office:value-type="float" office:value="1034831935" table:style-name="ce3">
            <text:p>1034831935</text:p>
          </table:table-cell>
          <table:table-cell office:value-type="float" office:value="196" table:style-name="ce3">
            <text:p>196</text:p>
          </table:table-cell>
          <table:table-cell office:value-type="float" office:value="0.20235764900532399" table:style-name="ce7">
            <text:p>0.202357649005324</text:p>
          </table:table-cell>
          <table:table-cell table:number-columns-repeated="16378"/>
        </table:table-row>
        <table:table-row table:style-name="ro1">
          <table:table-cell office:value-type="float" office:value="470" table:style-name="ce3">
            <text:p>470</text:p>
          </table:table-cell>
          <table:table-cell office:value-type="float" office:value="1311048378" table:style-name="ce3">
            <text:p>1311048378</text:p>
          </table:table-cell>
          <table:table-cell office:value-type="float" office:value="1063810747" table:style-name="ce3">
            <text:p>1063810747</text:p>
          </table:table-cell>
          <table:table-cell office:value-type="float" office:value="2004164961" table:style-name="ce3">
            <text:p>2004164961</text:p>
          </table:table-cell>
          <table:table-cell office:value-type="float" office:value="225" table:style-name="ce3">
            <text:p>225</text:p>
          </table:table-cell>
          <table:table-cell office:value-type="float" office:value="1.0502037919422" table:style-name="ce7">
            <text:p>1.050203791942200</text:p>
          </table:table-cell>
          <table:table-cell table:number-columns-repeated="16378"/>
        </table:table-row>
        <table:table-row table:style-name="ro1">
          <table:table-cell office:value-type="float" office:value="2090" table:style-name="ce3">
            <text:p>2090</text:p>
          </table:table-cell>
          <table:table-cell office:value-type="float" office:value="1607860566" table:style-name="ce3">
            <text:p>1607860566</text:p>
          </table:table-cell>
          <table:table-cell office:value-type="float" office:value="888431665" table:style-name="ce3">
            <text:p>888431665</text:p>
          </table:table-cell>
          <table:table-cell office:value-type="float" office:value="2106078157" table:style-name="ce3">
            <text:p>2106078157</text:p>
          </table:table-cell>
          <table:table-cell office:value-type="float" office:value="256" table:style-name="ce3">
            <text:p>256</text:p>
          </table:table-cell>
          <table:table-cell office:value-type="float" office:value="0.37700043724688898" table:style-name="ce7">
            <text:p>0.377000437246889</text:p>
          </table:table-cell>
          <table:table-cell table:number-columns-repeated="16378"/>
        </table:table-row>
        <table:table-row table:style-name="ro1">
          <table:table-cell office:value-type="float" office:value="681" table:style-name="ce3">
            <text:p>681</text:p>
          </table:table-cell>
          <table:table-cell office:value-type="float" office:value="1525789977" table:style-name="ce3">
            <text:p>1525789977</text:p>
          </table:table-cell>
          <table:table-cell office:value-type="float" office:value="51260563" table:style-name="ce3">
            <text:p>51260563</text:p>
          </table:table-cell>
          <table:table-cell office:value-type="float" office:value="115070789" table:style-name="ce3">
            <text:p>115070789</text:p>
          </table:table-cell>
          <table:table-cell office:value-type="float" office:value="289" table:style-name="ce3">
            <text:p>289</text:p>
          </table:table-cell>
          <table:table-cell office:value-type="float" office:value="0.484792630737929" table:style-name="ce7">
            <text:p>0.484792630737929</text:p>
          </table:table-cell>
          <table:table-cell table:number-columns-repeated="16378"/>
        </table:table-row>
        <table:table-row table:style-name="ro1">
          <table:table-cell office:value-type="float" office:value="6376" table:style-name="ce3">
            <text:p>6376</text:p>
          </table:table-cell>
          <table:table-cell office:value-type="float" office:value="849902670" table:style-name="ce3">
            <text:p>849902670</text:p>
          </table:table-cell>
          <table:table-cell office:value-type="float" office:value="901612985" table:style-name="ce3">
            <text:p>901612985</text:p>
          </table:table-cell>
          <table:table-cell office:value-type="float" office:value="102688974" table:style-name="ce3">
            <text:p>102688974</text:p>
          </table:table-cell>
          <table:table-cell office:value-type="float" office:value="324" table:style-name="ce3">
            <text:p>324</text:p>
          </table:table-cell>
          <table:table-cell office:value-type="float" office:value="1.02500114785121" table:style-name="ce7">
            <text:p>1.025001147851210</text:p>
          </table:table-cell>
          <table:table-cell table:number-columns-repeated="16378"/>
        </table:table-row>
        <table:table-row table:style-name="ro1">
          <table:table-cell office:value-type="float" office:value="533" table:style-name="ce3">
            <text:p>533</text:p>
          </table:table-cell>
          <table:table-cell office:value-type="float" office:value="1400431841" table:style-name="ce3">
            <text:p>1400431841</text:p>
          </table:table-cell>
          <table:table-cell office:value-type="float" office:value="653365547" table:style-name="ce3">
            <text:p>653365547</text:p>
          </table:table-cell>
          <table:table-cell office:value-type="float" office:value="1482562864" table:style-name="ce3">
            <text:p>1482562864</text:p>
          </table:table-cell>
          <table:table-cell office:value-type="float" office:value="361" table:style-name="ce3">
            <text:p>361</text:p>
          </table:table-cell>
          <table:table-cell office:value-type="float" office:value="2.6436816613785701" table:style-name="ce7">
            <text:p>2.643681661378570</text:p>
          </table:table-cell>
          <table:table-cell table:number-columns-repeated="16378"/>
        </table:table-row>
        <table:table-row table:style-name="ro1">
          <table:table-cell office:value-type="float" office:value="8408" table:style-name="ce3">
            <text:p>8408</text:p>
          </table:table-cell>
          <table:table-cell office:value-type="float" office:value="637169607" table:style-name="ce3">
            <text:p>637169607</text:p>
          </table:table-cell>
          <table:table-cell office:value-type="float" office:value="100643713" table:style-name="ce3">
            <text:p>100643713</text:p>
          </table:table-cell>
          <table:table-cell office:value-type="float" office:value="1068984287" table:style-name="ce3">
            <text:p>1068984287</text:p>
          </table:table-cell>
          <table:table-cell office:value-type="float" office:value="400" table:style-name="ce3">
            <text:p>400</text:p>
          </table:table-cell>
          <table:table-cell office:value-type="float" office:value="3.0965502107846201" table:style-name="ce7">
            <text:p>3.096550210784620</text:p>
          </table:table-cell>
          <table:table-cell table:number-columns-repeated="16378"/>
        </table:table-row>
        <table:table-row table:style-name="ro1">
          <table:table-cell office:value-type="float" office:value="944" table:style-name="ce3">
            <text:p>944</text:p>
          </table:table-cell>
          <table:table-cell office:value-type="float" office:value="1556115921" table:style-name="ce3">
            <text:p>1556115921</text:p>
          </table:table-cell>
          <table:table-cell office:value-type="float" office:value="1166023298" table:style-name="ce3">
            <text:p>1166023298</text:p>
          </table:table-cell>
          <table:table-cell office:value-type="float" office:value="388671651" table:style-name="ce3">
            <text:p>388671651</text:p>
          </table:table-cell>
          <table:table-cell office:value-type="float" office:value="441" table:style-name="ce3">
            <text:p>441</text:p>
          </table:table-cell>
          <table:table-cell office:value-type="float" office:value="1.9685093502818898E-2" table:style-name="ce7">
            <text:p>0.019685093502819</text:p>
          </table:table-cell>
          <table:table-cell table:number-columns-repeated="16378"/>
        </table:table-row>
        <table:table-row table:style-name="ro1">
          <table:table-cell office:value-type="float" office:value="9113" table:style-name="ce3">
            <text:p>9113</text:p>
          </table:table-cell>
          <table:table-cell office:value-type="float" office:value="1584418903" table:style-name="ce3">
            <text:p>1584418903</text:p>
          </table:table-cell>
          <table:table-cell office:value-type="float" office:value="1795313541" table:style-name="ce3">
            <text:p>1795313541</text:p>
          </table:table-cell>
          <table:table-cell office:value-type="float" office:value="288716553" table:style-name="ce3">
            <text:p>288716553</text:p>
          </table:table-cell>
          <table:table-cell office:value-type="float" office:value="484" table:style-name="ce3">
            <text:p>484</text:p>
          </table:table-cell>
          <table:table-cell office:value-type="float" office:value="1.4457671907352501" table:style-name="ce7">
            <text:p>1.445767190735250</text:p>
          </table:table-cell>
          <table:table-cell table:number-columns-repeated="16378"/>
        </table:table-row>
        <table:table-row table:style-name="ro1">
          <table:table-cell office:value-type="float" office:value="467" table:style-name="ce3">
            <text:p>467</text:p>
          </table:table-cell>
          <table:table-cell office:value-type="float" office:value="531267521" table:style-name="ce3">
            <text:p>531267521</text:p>
          </table:table-cell>
          <table:table-cell office:value-type="float" office:value="277606030" table:style-name="ce3">
            <text:p>277606030</text:p>
          </table:table-cell>
          <table:table-cell office:value-type="float" office:value="151414545" table:style-name="ce3">
            <text:p>151414545</text:p>
          </table:table-cell>
          <table:table-cell office:value-type="float" office:value="529" table:style-name="ce3">
            <text:p>529</text:p>
          </table:table-cell>
          <table:table-cell office:value-type="float" office:value="1.19756878250176" table:style-name="ce7">
            <text:p>1.197568782501760</text:p>
          </table:table-cell>
          <table:table-cell table:number-columns-repeated="16378"/>
        </table:table-row>
        <table:table-row table:style-name="ro1">
          <table:table-cell office:value-type="float" office:value="1808" table:style-name="ce3">
            <text:p>1808</text:p>
          </table:table-cell>
          <table:table-cell office:value-type="float" office:value="1923700710" table:style-name="ce3">
            <text:p>1923700710</text:p>
          </table:table-cell>
          <table:table-cell office:value-type="float" office:value="540134314" table:style-name="ce3">
            <text:p>540134314</text:p>
          </table:table-cell>
          <table:table-cell office:value-type="float" office:value="1650835718" table:style-name="ce3">
            <text:p>1650835718</text:p>
          </table:table-cell>
          <table:table-cell office:value-type="float" office:value="576" table:style-name="ce3">
            <text:p>576</text:p>
          </table:table-cell>
          <table:table-cell office:value-type="float" office:value="0.176387126955903" table:style-name="ce7">
            <text:p>0.176387126955903</text:p>
          </table:table-cell>
          <table:table-cell table:number-columns-repeated="16378"/>
        </table:table-row>
        <table:table-row table:style-name="ro1">
          <table:table-cell office:value-type="float" office:value="688" table:style-name="ce3">
            <text:p>688</text:p>
          </table:table-cell>
          <table:table-cell office:value-type="float" office:value="1271512329" table:style-name="ce3">
            <text:p>1271512329</text:p>
          </table:table-cell>
          <table:table-cell office:value-type="float" office:value="742351614" table:style-name="ce3">
            <text:p>742351614</text:p>
          </table:table-cell>
          <table:table-cell office:value-type="float" office:value="107708697" table:style-name="ce3">
            <text:p>107708697</text:p>
          </table:table-cell>
          <table:table-cell office:value-type="float" office:value="625" table:style-name="ce3">
            <text:p>625</text:p>
          </table:table-cell>
          <table:table-cell office:value-type="float" office:value="7.7021714819576897E-2" table:style-name="ce7">
            <text:p>0.077021714819577</text:p>
          </table:table-cell>
          <table:table-cell table:number-columns-repeated="16378"/>
        </table:table-row>
        <table:table-row table:style-name="ro1">
          <table:table-cell office:value-type="float" office:value="7334" table:style-name="ce3">
            <text:p>7334</text:p>
          </table:table-cell>
          <table:table-cell office:value-type="float" office:value="697932254" table:style-name="ce3">
            <text:p>697932254</text:p>
          </table:table-cell>
          <table:table-cell office:value-type="float" office:value="1740384505" table:style-name="ce3">
            <text:p>1740384505</text:p>
          </table:table-cell>
          <table:table-cell office:value-type="float" office:value="1864590748" table:style-name="ce3">
            <text:p>1864590748</text:p>
          </table:table-cell>
          <table:table-cell office:value-type="float" office:value="676" table:style-name="ce3">
            <text:p>676</text:p>
          </table:table-cell>
          <table:table-cell office:value-type="float" office:value="0.44265823219683997" table:style-name="ce7">
            <text:p>0.442658232196840</text:p>
          </table:table-cell>
          <table:table-cell table:number-columns-repeated="16378"/>
        </table:table-row>
        <table:table-row table:style-name="ro1">
          <table:table-cell office:value-type="float" office:value="7875" table:style-name="ce3">
            <text:p>7875</text:p>
          </table:table-cell>
          <table:table-cell office:value-type="float" office:value="591707602" table:style-name="ce3">
            <text:p>591707602</text:p>
          </table:table-cell>
          <table:table-cell office:value-type="float" office:value="1613593323" table:style-name="ce3">
            <text:p>1613593323</text:p>
          </table:table-cell>
          <table:table-cell office:value-type="float" office:value="1265613641" table:style-name="ce3">
            <text:p>1265613641</text:p>
          </table:table-cell>
          <table:table-cell office:value-type="float" office:value="729" table:style-name="ce3">
            <text:p>729</text:p>
          </table:table-cell>
          <table:table-cell office:value-type="float" office:value="0.97115659296142998" table:style-name="ce7">
            <text:p>0.971156592961430</text:p>
          </table:table-cell>
          <table:table-cell table:number-columns-repeated="16378"/>
        </table:table-row>
        <table:table-row table:style-name="ro1">
          <table:table-cell office:value-type="float" office:value="156" table:style-name="ce3">
            <text:p>156</text:p>
          </table:table-cell>
          <table:table-cell office:value-type="float" office:value="1980376574" table:style-name="ce3">
            <text:p>1980376574</text:p>
          </table:table-cell>
          <table:table-cell office:value-type="float" office:value="460550336" table:style-name="ce3">
            <text:p>460550336</text:p>
          </table:table-cell>
          <table:table-cell office:value-type="float" office:value="291097912" table:style-name="ce3">
            <text:p>291097912</text:p>
          </table:table-cell>
          <table:table-cell office:value-type="float" office:value="784" table:style-name="ce3">
            <text:p>784</text:p>
          </table:table-cell>
          <table:table-cell office:value-type="float" office:value="0.12701257885785" table:style-name="ce7">
            <text:p>0.127012578857850</text:p>
          </table:table-cell>
          <table:table-cell table:number-columns-repeated="16378"/>
        </table:table-row>
        <table:table-row table:style-name="ro1">
          <table:table-cell office:value-type="float" office:value="433" table:style-name="ce3">
            <text:p>433</text:p>
          </table:table-cell>
          <table:table-cell office:value-type="float" office:value="340018865" table:style-name="ce3">
            <text:p>340018865</text:p>
          </table:table-cell>
          <table:table-cell office:value-type="float" office:value="1125798463" table:style-name="ce3">
            <text:p>1125798463</text:p>
          </table:table-cell>
          <table:table-cell office:value-type="float" office:value="2110260693" table:style-name="ce3">
            <text:p>2110260693</text:p>
          </table:table-cell>
          <table:table-cell office:value-type="float" office:value="841" table:style-name="ce3">
            <text:p>841</text:p>
          </table:table-cell>
          <table:table-cell office:value-type="float" office:value="2.7403882708100902" table:style-name="ce7">
            <text:p>2.740388270810090</text:p>
          </table:table-cell>
          <table:table-cell table:number-columns-repeated="16378"/>
        </table:table-row>
        <table:table-row table:style-name="ro1">
          <table:table-cell office:value-type="float" office:value="8748" table:style-name="ce3">
            <text:p>8748</text:p>
          </table:table-cell>
          <table:table-cell office:value-type="float" office:value="243076726" table:style-name="ce3">
            <text:p>243076726</text:p>
          </table:table-cell>
          <table:table-cell office:value-type="float" office:value="462288573" table:style-name="ce3">
            <text:p>462288573</text:p>
          </table:table-cell>
          <table:table-cell office:value-type="float" office:value="1039030399" table:style-name="ce3">
            <text:p>1039030399</text:p>
          </table:table-cell>
          <table:table-cell office:value-type="float" office:value="900" table:style-name="ce3">
            <text:p>900</text:p>
          </table:table-cell>
          <table:table-cell office:value-type="float" office:value="0.560232795828708" table:style-name="ce7">
            <text:p>0.560232795828708</text:p>
          </table:table-cell>
          <table:table-cell table:number-columns-repeated="16378"/>
        </table:table-row>
        <table:table-row table:style-name="ro1">
          <table:table-cell office:value-type="float" office:value="5275" table:style-name="ce3">
            <text:p>5275</text:p>
          </table:table-cell>
          <table:table-cell office:value-type="float" office:value="876635386" table:style-name="ce3">
            <text:p>876635386</text:p>
          </table:table-cell>
          <table:table-cell office:value-type="float" office:value="1231479863" table:style-name="ce3">
            <text:p>1231479863</text:p>
          </table:table-cell>
          <table:table-cell office:value-type="float" office:value="818503331" table:style-name="ce3">
            <text:p>818503331</text:p>
          </table:table-cell>
          <table:table-cell office:value-type="float" office:value="961" table:style-name="ce3">
            <text:p>961</text:p>
          </table:table-cell>
          <table:table-cell office:value-type="float" office:value="1.7570358880007599" table:style-name="ce7">
            <text:p>1.757035888000760</text:p>
          </table:table-cell>
          <table:table-cell table:number-columns-repeated="16378"/>
        </table:table-row>
        <table:table-row table:style-name="ro1">
          <table:table-cell office:value-type="float" office:value="8256" table:style-name="ce3">
            <text:p>8256</text:p>
          </table:table-cell>
          <table:table-cell office:value-type="float" office:value="1873107222" table:style-name="ce3">
            <text:p>1873107222</text:p>
          </table:table-cell>
          <table:table-cell office:value-type="float" office:value="1080798372" table:style-name="ce3">
            <text:p>1080798372</text:p>
          </table:table-cell>
          <table:table-cell office:value-type="float" office:value="1657486409" table:style-name="ce3">
            <text:p>1657486409</text:p>
          </table:table-cell>
          <table:table-cell office:value-type="float" office:value="1024" table:style-name="ce3">
            <text:p>1024</text:p>
          </table:table-cell>
          <table:table-cell office:value-type="float" office:value="0.34189880858356603" table:style-name="ce7">
            <text:p>0.341898808583566</text:p>
          </table:table-cell>
          <table:table-cell table:number-columns-repeated="16378"/>
        </table:table-row>
        <table:table-row table:style-name="ro1">
          <table:table-cell office:value-type="float" office:value="1615" table:style-name="ce3">
            <text:p>1615</text:p>
          </table:table-cell>
          <table:table-cell office:value-type="float" office:value="1350284121" table:style-name="ce3">
            <text:p>1350284121</text:p>
          </table:table-cell>
          <table:table-cell office:value-type="float" office:value="1843856876" table:style-name="ce3">
            <text:p>1843856876</text:p>
          </table:table-cell>
          <table:table-cell office:value-type="float" office:value="1748506696" table:style-name="ce3">
            <text:p>1748506696</text:p>
          </table:table-cell>
          <table:table-cell office:value-type="float" office:value="1089" table:style-name="ce3">
            <text:p>1089</text:p>
          </table:table-cell>
          <table:table-cell office:value-type="float" office:value="0.42928106049810999" table:style-name="ce7">
            <text:p>0.429281060498110</text:p>
          </table:table-cell>
          <table:table-cell table:number-columns-repeated="16378"/>
        </table:table-row>
        <table:table-row table:style-name="ro1">
          <table:table-cell office:value-type="float" office:value="82" table:style-name="ce3">
            <text:p>82</text:p>
          </table:table-cell>
          <table:table-cell office:value-type="float" office:value="1765513230" table:style-name="ce3">
            <text:p>1765513230</text:p>
          </table:table-cell>
          <table:table-cell office:value-type="float" office:value="1335955908" table:style-name="ce3">
            <text:p>1335955908</text:p>
          </table:table-cell>
          <table:table-cell office:value-type="float" office:value="1311861503" table:style-name="ce3">
            <text:p>1311861503</text:p>
          </table:table-cell>
          <table:table-cell office:value-type="float" office:value="1156" table:style-name="ce3">
            <text:p>1156</text:p>
          </table:table-cell>
          <table:table-cell office:value-type="float" office:value="0.44943741821584998" table:style-name="ce7">
            <text:p>0.449437418215850</text:p>
          </table:table-cell>
          <table:table-cell table:number-columns-repeated="16378"/>
        </table:table-row>
        <table:table-row table:style-name="ro1">
          <table:table-cell office:value-type="float" office:value="6724" table:style-name="ce3">
            <text:p>6724</text:p>
          </table:table-cell>
          <table:table-cell office:value-type="float" office:value="1199292193" table:style-name="ce3">
            <text:p>1199292193</text:p>
          </table:table-cell>
          <table:table-cell office:value-type="float" office:value="10958156" table:style-name="ce3">
            <text:p>10958156</text:p>
          </table:table-cell>
          <table:table-cell office:value-type="float" office:value="568323248" table:style-name="ce3">
            <text:p>568323248</text:p>
          </table:table-cell>
          <table:table-cell office:value-type="float" office:value="1225" table:style-name="ce3">
            <text:p>1225</text:p>
          </table:table-cell>
          <table:table-cell office:value-type="float" office:value="0.72068153686154601" table:style-name="ce7">
            <text:p>0.720681536861546</text:p>
          </table:table-cell>
          <table:table-cell table:number-columns-repeated="16378"/>
        </table:table-row>
        <table:table-row table:style-name="ro1">
          <table:table-cell office:value-type="float" office:value="2121" table:style-name="ce3">
            <text:p>2121</text:p>
          </table:table-cell>
          <table:table-cell office:value-type="float" office:value="222367623" table:style-name="ce3">
            <text:p>222367623</text:p>
          </table:table-cell>
          <table:table-cell office:value-type="float" office:value="927047652" table:style-name="ce3">
            <text:p>927047652</text:p>
          </table:table-cell>
          <table:table-cell office:value-type="float" office:value="1126497795" table:style-name="ce3">
            <text:p>1126497795</text:p>
          </table:table-cell>
          <table:table-cell office:value-type="float" office:value="1296" table:style-name="ce3">
            <text:p>1296</text:p>
          </table:table-cell>
          <table:table-cell office:value-type="float" office:value="0.96841787568736704" table:style-name="ce7">
            <text:p>0.968417875687367</text:p>
          </table:table-cell>
          <table:table-cell table:number-columns-repeated="16378"/>
        </table:table-row>
        <table:table-row table:style-name="ro1">
          <table:table-cell office:value-type="float" office:value="986" table:style-name="ce3">
            <text:p>986</text:p>
          </table:table-cell>
          <table:table-cell office:value-type="float" office:value="711092241" table:style-name="ce3">
            <text:p>711092241</text:p>
          </table:table-cell>
          <table:table-cell office:value-type="float" office:value="1168695212" table:style-name="ce3">
            <text:p>1168695212</text:p>
          </table:table-cell>
          <table:table-cell office:value-type="float" office:value="120324919" table:style-name="ce3">
            <text:p>120324919</text:p>
          </table:table-cell>
          <table:table-cell office:value-type="float" office:value="1369" table:style-name="ce3">
            <text:p>1369</text:p>
          </table:table-cell>
          <table:table-cell office:value-type="float" office:value="0.36409178305781398" table:style-name="ce7">
            <text:p>0.364091783057814</text:p>
          </table:table-cell>
          <table:table-cell table:number-columns-repeated="16378"/>
        </table:table-row>
        <table:table-row table:style-name="ro1">
          <table:table-cell office:value-type="float" office:value="7219" table:style-name="ce3">
            <text:p>7219</text:p>
          </table:table-cell>
          <table:table-cell office:value-type="float" office:value="580793366" table:style-name="ce3">
            <text:p>580793366</text:p>
          </table:table-cell>
          <table:table-cell office:value-type="float" office:value="816226051" table:style-name="ce3">
            <text:p>816226051</text:p>
          </table:table-cell>
          <table:table-cell office:value-type="float" office:value="2091420775" table:style-name="ce3">
            <text:p>2091420775</text:p>
          </table:table-cell>
          <table:table-cell office:value-type="float" office:value="1444" table:style-name="ce3">
            <text:p>1444</text:p>
          </table:table-cell>
          <table:table-cell office:value-type="float" office:value="2.4492048316456598" table:style-name="ce7">
            <text:p>2.449204831645660</text:p>
          </table:table-cell>
          <table:table-cell table:number-columns-repeated="16378"/>
        </table:table-row>
        <table:table-row table:style-name="ro1">
          <table:table-cell office:value-type="float" office:value="1139" table:style-name="ce3">
            <text:p>1139</text:p>
          </table:table-cell>
          <table:table-cell office:value-type="float" office:value="1080922201" table:style-name="ce3">
            <text:p>1080922201</text:p>
          </table:table-cell>
          <table:table-cell office:value-type="float" office:value="821484809" table:style-name="ce3">
            <text:p>821484809</text:p>
          </table:table-cell>
          <table:table-cell office:value-type="float" office:value="225216559" table:style-name="ce3">
            <text:p>225216559</text:p>
          </table:table-cell>
          <table:table-cell office:value-type="float" office:value="1521" table:style-name="ce3">
            <text:p>1521</text:p>
          </table:table-cell>
          <table:table-cell office:value-type="float" office:value="1.21758919751329" table:style-name="ce7">
            <text:p>1.217589197513290</text:p>
          </table:table-cell>
          <table:table-cell table:number-columns-repeated="16378"/>
        </table:table-row>
        <table:table-row table:style-name="ro3">
          <table:table-cell office:value-type="float" office:value="973" table:style-name="ce3">
            <text:p>973</text:p>
          </table:table-cell>
          <table:table-cell office:value-type="float" office:value="1495253774" table:style-name="ce3">
            <text:p>1495253774</text:p>
          </table:table-cell>
          <table:table-cell office:value-type="float" office:value="1877841691" table:style-name="ce3">
            <text:p>1877841691</text:p>
          </table:table-cell>
          <table:table-cell office:value-type="float" office:value="1754064859" table:style-name="ce3">
            <text:p>1754064859</text:p>
          </table:table-cell>
          <table:table-cell office:value-type="float" office:value="1600" table:style-name="ce3">
            <text:p>1600</text:p>
          </table:table-cell>
          <table:table-cell office:value-type="float" office:value="0.19624036700272901" table:style-name="ce7">
            <text:p>0.196240367002729</text:p>
          </table:table-cell>
          <table:table-cell table:number-columns-repeated="16378"/>
        </table:table-row>
        <table:table-row table:style-name="ro3">
          <table:table-cell office:value-type="float" office:value="4672" table:style-name="ce3">
            <text:p>4672</text:p>
          </table:table-cell>
          <table:table-cell office:value-type="float" office:value="876530722" table:style-name="ce3">
            <text:p>876530722</text:p>
          </table:table-cell>
          <table:table-cell office:value-type="float" office:value="1726203216" table:style-name="ce3">
            <text:p>1726203216</text:p>
          </table:table-cell>
          <table:table-cell office:value-type="float" office:value="363538158" table:style-name="ce3">
            <text:p>363538158</text:p>
          </table:table-cell>
          <table:table-cell office:value-type="float" office:value="1681" table:style-name="ce3">
            <text:p>1681</text:p>
          </table:table-cell>
          <table:table-cell office:value-type="float" office:value="4.90391491900475" table:style-name="ce7">
            <text:p>4.903914919004750</text:p>
          </table:table-cell>
          <table:table-cell table:number-columns-repeated="16378"/>
        </table:table-row>
        <table:table-row table:style-name="ro3">
          <table:table-cell office:value-type="float" office:value="8275" table:style-name="ce3">
            <text:p>8275</text:p>
          </table:table-cell>
          <table:table-cell office:value-type="float" office:value="114019374" table:style-name="ce3">
            <text:p>114019374</text:p>
          </table:table-cell>
          <table:table-cell office:value-type="float" office:value="2046513135" table:style-name="ce3">
            <text:p>2046513135</text:p>
          </table:table-cell>
          <table:table-cell office:value-type="float" office:value="1326234955" table:style-name="ce3">
            <text:p>1326234955</text:p>
          </table:table-cell>
          <table:table-cell office:value-type="float" office:value="1764" table:style-name="ce3">
            <text:p>1764</text:p>
          </table:table-cell>
          <table:table-cell office:value-type="float" office:value="0.397807171076767" table:style-name="ce7">
            <text:p>0.397807171076767</text:p>
          </table:table-cell>
          <table:table-cell table:number-columns-repeated="16378"/>
        </table:table-row>
        <table:table-row table:style-name="ro3">
          <table:table-cell office:value-type="float" office:value="4756" table:style-name="ce3">
            <text:p>4756</text:p>
          </table:table-cell>
          <table:table-cell office:value-type="float" office:value="768204802" table:style-name="ce3">
            <text:p>768204802</text:p>
          </table:table-cell>
          <table:table-cell office:value-type="float" office:value="1038151628" table:style-name="ce3">
            <text:p>1038151628</text:p>
          </table:table-cell>
          <table:table-cell office:value-type="float" office:value="1025732487" table:style-name="ce3">
            <text:p>1025732487</text:p>
          </table:table-cell>
          <table:table-cell office:value-type="float" office:value="1849" table:style-name="ce3">
            <text:p>1849</text:p>
          </table:table-cell>
          <table:table-cell office:value-type="float" office:value="0.44734293283287602" table:style-name="ce7">
            <text:p>0.447342932832876</text:p>
          </table:table-cell>
          <table:table-cell table:number-columns-repeated="16378"/>
        </table:table-row>
        <table:table-row table:style-name="ro3">
          <table:table-cell office:value-type="float" office:value="6195" table:style-name="ce3">
            <text:p>6195</text:p>
          </table:table-cell>
          <table:table-cell office:value-type="float" office:value="546415438" table:style-name="ce3">
            <text:p>546415438</text:p>
          </table:table-cell>
          <table:table-cell office:value-type="float" office:value="695127907" table:style-name="ce3">
            <text:p>695127907</text:p>
          </table:table-cell>
          <table:table-cell office:value-type="float" office:value="1197325398" table:style-name="ce3">
            <text:p>1197325398</text:p>
          </table:table-cell>
          <table:table-cell office:value-type="float" office:value="1936" table:style-name="ce3">
            <text:p>1936</text:p>
          </table:table-cell>
          <table:table-cell office:value-type="float" office:value="0.74106103853423699" table:style-name="ce7">
            <text:p>0.741061038534237</text:p>
          </table:table-cell>
          <table:table-cell table:number-columns-repeated="16378"/>
        </table:table-row>
        <table:table-row table:style-name="ro3">
          <table:table-cell office:value-type="float" office:value="3780" table:style-name="ce3">
            <text:p>3780</text:p>
          </table:table-cell>
          <table:table-cell office:value-type="float" office:value="964187618" table:style-name="ce3">
            <text:p>964187618</text:p>
          </table:table-cell>
          <table:table-cell office:value-type="float" office:value="1269788201" table:style-name="ce3">
            <text:p>1269788201</text:p>
          </table:table-cell>
          <table:table-cell office:value-type="float" office:value="1440478867" table:style-name="ce3">
            <text:p>1440478867</text:p>
          </table:table-cell>
          <table:table-cell office:value-type="float" office:value="2025" table:style-name="ce3">
            <text:p>2025</text:p>
          </table:table-cell>
          <table:table-cell office:value-type="float" office:value="0.366409446616902" table:style-name="ce7">
            <text:p>0.366409446616902</text:p>
          </table:table-cell>
          <table:table-cell table:number-columns-repeated="16378"/>
        </table:table-row>
        <table:table-row table:style-name="ro3">
          <table:table-cell office:value-type="float" office:value="2884" table:style-name="ce3">
            <text:p>2884</text:p>
          </table:table-cell>
          <table:table-cell office:value-type="float" office:value="189687918" table:style-name="ce3">
            <text:p>189687918</text:p>
          </table:table-cell>
          <table:table-cell office:value-type="float" office:value="1362578043" table:style-name="ce3">
            <text:p>1362578043</text:p>
          </table:table-cell>
          <table:table-cell office:value-type="float" office:value="137009008" table:style-name="ce3">
            <text:p>137009008</text:p>
          </table:table-cell>
          <table:table-cell office:value-type="float" office:value="2116" table:style-name="ce3">
            <text:p>2116</text:p>
          </table:table-cell>
          <table:table-cell office:value-type="float" office:value="0.115447171504156" table:style-name="ce7">
            <text:p>0.115447171504156</text:p>
          </table:table-cell>
          <table:table-cell table:number-columns-repeated="16378"/>
        </table:table-row>
        <table:table-row table:style-name="ro3">
          <table:table-cell office:value-type="float" office:value="174" table:style-name="ce3">
            <text:p>174</text:p>
          </table:table-cell>
          <table:table-cell office:value-type="float" office:value="1219104194" table:style-name="ce3">
            <text:p>1219104194</text:p>
          </table:table-cell>
          <table:table-cell office:value-type="float" office:value="1042341745" table:style-name="ce3">
            <text:p>1042341745</text:p>
          </table:table-cell>
          <table:table-cell office:value-type="float" office:value="1495275376" table:style-name="ce3">
            <text:p>1495275376</text:p>
          </table:table-cell>
          <table:table-cell office:value-type="float" office:value="2209" table:style-name="ce3">
            <text:p>2209</text:p>
          </table:table-cell>
          <table:table-cell office:value-type="float" office:value="5.2113927622749703E-2" table:style-name="ce7">
            <text:p>0.052113927622750</text:p>
          </table:table-cell>
          <table:table-cell table:number-columns-repeated="16378"/>
        </table:table-row>
        <table:table-row table:style-name="ro3">
          <table:table-cell office:value-type="float" office:value="27" table:style-name="ce3">
            <text:p>27</text:p>
          </table:table-cell>
          <table:table-cell office:value-type="float" office:value="342702989" table:style-name="ce3">
            <text:p>342702989</text:p>
          </table:table-cell>
          <table:table-cell office:value-type="float" office:value="433299026" table:style-name="ce3">
            <text:p>433299026</text:p>
          </table:table-cell>
          <table:table-cell office:value-type="float" office:value="812912120" table:style-name="ce3">
            <text:p>812912120</text:p>
          </table:table-cell>
          <table:table-cell office:value-type="float" office:value="2304" table:style-name="ce3">
            <text:p>2304</text:p>
          </table:table-cell>
          <table:table-cell office:value-type="float" office:value="6.0291087254308803E-2" table:style-name="ce7">
            <text:p>0.060291087254309</text:p>
          </table:table-cell>
          <table:table-cell table:number-columns-repeated="16378"/>
        </table:table-row>
        <table:table-row table:style-name="ro3">
          <table:table-cell office:value-type="float" office:value="729" table:style-name="ce3">
            <text:p>729</text:p>
          </table:table-cell>
          <table:table-cell office:value-type="float" office:value="257992187" table:style-name="ce3">
            <text:p>257992187</text:p>
          </table:table-cell>
          <table:table-cell office:value-type="float" office:value="1808587509" table:style-name="ce3">
            <text:p>1808587509</text:p>
          </table:table-cell>
          <table:table-cell office:value-type="float" office:value="371538072" table:style-name="ce3">
            <text:p>371538072</text:p>
          </table:table-cell>
          <table:table-cell office:value-type="float" office:value="2401" table:style-name="ce3">
            <text:p>2401</text:p>
          </table:table-cell>
          <table:table-cell office:value-type="float" office:value="0.44301220879005299" table:style-name="ce7">
            <text:p>0.443012208790053</text:p>
          </table:table-cell>
          <table:table-cell table:number-columns-repeated="16378"/>
        </table:table-row>
        <table:table-row table:style-name="ro3">
          <table:table-cell office:value-type="float" office:value="3144" table:style-name="ce3">
            <text:p>3144</text:p>
          </table:table-cell>
          <table:table-cell office:value-type="float" office:value="305201596" table:style-name="ce3">
            <text:p>305201596</text:p>
          </table:table-cell>
          <table:table-cell office:value-type="float" office:value="509317343" table:style-name="ce3">
            <text:p>509317343</text:p>
          </table:table-cell>
          <table:table-cell office:value-type="float" office:value="2080975451" table:style-name="ce3">
            <text:p>2080975451</text:p>
          </table:table-cell>
          <table:table-cell office:value-type="float" office:value="2500" table:style-name="ce3">
            <text:p>2500</text:p>
          </table:table-cell>
          <table:table-cell office:value-type="float" office:value="6.5099666384245802E-2" table:style-name="ce7">
            <text:p>0.065099666384246</text:p>
          </table:table-cell>
          <table:table-cell table:number-columns-repeated="16378"/>
        </table:table-row>
        <table:table-row table:style-name="ro3">
          <table:table-cell office:value-type="float" office:value="847" table:style-name="ce3">
            <text:p>847</text:p>
          </table:table-cell>
          <table:table-cell office:value-type="float" office:value="1332272548" table:style-name="ce3">
            <text:p>1332272548</text:p>
          </table:table-cell>
          <table:table-cell office:value-type="float" office:value="1811002012" table:style-name="ce3">
            <text:p>1811002012</text:p>
          </table:table-cell>
          <table:table-cell office:value-type="float" office:value="567086514" table:style-name="ce3">
            <text:p>567086514</text:p>
          </table:table-cell>
          <table:table-cell office:value-type="float" office:value="2601" table:style-name="ce3">
            <text:p>2601</text:p>
          </table:table-cell>
          <table:table-cell office:value-type="float" office:value="0.97702612093943697" table:style-name="ce7">
            <text:p>0.977026120939437</text:p>
          </table:table-cell>
          <table:table-cell table:number-columns-repeated="16378"/>
        </table:table-row>
        <table:table-row table:style-name="ro3">
          <table:table-cell office:value-type="float" office:value="1740" table:style-name="ce3">
            <text:p>1740</text:p>
          </table:table-cell>
          <table:table-cell office:value-type="float" office:value="1840200188" table:style-name="ce3">
            <text:p>1840200188</text:p>
          </table:table-cell>
          <table:table-cell office:value-type="float" office:value="1987123155" table:style-name="ce3">
            <text:p>1987123155</text:p>
          </table:table-cell>
          <table:table-cell office:value-type="float" office:value="360454116" table:style-name="ce3">
            <text:p>360454116</text:p>
          </table:table-cell>
          <table:table-cell office:value-type="float" office:value="2704" table:style-name="ce3">
            <text:p>2704</text:p>
          </table:table-cell>
          <table:table-cell office:value-type="float" office:value="2.42323282172952E-2" table:style-name="ce7">
            <text:p>0.024232328217295</text:p>
          </table:table-cell>
          <table:table-cell table:number-columns-repeated="16378"/>
        </table:table-row>
        <table:table-row table:style-name="ro3">
          <table:table-cell office:value-type="float" office:value="2760" table:style-name="ce3">
            <text:p>2760</text:p>
          </table:table-cell>
          <table:table-cell office:value-type="float" office:value="185061220" table:style-name="ce3">
            <text:p>185061220</text:p>
          </table:table-cell>
          <table:table-cell office:value-type="float" office:value="2066106233" table:style-name="ce3">
            <text:p>2066106233</text:p>
          </table:table-cell>
          <table:table-cell office:value-type="float" office:value="1894095946" table:style-name="ce3">
            <text:p>1894095946</text:p>
          </table:table-cell>
          <table:table-cell office:value-type="float" office:value="2809" table:style-name="ce3">
            <text:p>2809</text:p>
          </table:table-cell>
          <table:table-cell office:value-type="float" office:value="0.87948315267735699" table:style-name="ce7">
            <text:p>0.879483152677357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767602236" table:style-name="ce3">
            <text:p>767602236</text:p>
          </table:table-cell>
          <table:table-cell office:value-type="float" office:value="954979946" table:style-name="ce3">
            <text:p>954979946</text:p>
          </table:table-cell>
          <table:table-cell office:value-type="float" office:value="537777781" table:style-name="ce3">
            <text:p>537777781</text:p>
          </table:table-cell>
          <table:table-cell office:value-type="float" office:value="2916" table:style-name="ce3">
            <text:p>2916</text:p>
          </table:table-cell>
          <table:table-cell office:value-type="float" office:value="3.8933641493328203E-2" table:style-name="ce7">
            <text:p>0.038933641493328</text:p>
          </table:table-cell>
          <table:table-cell table:number-columns-repeated="13"/>
          <table:table-cell table:style-name="ce1">
            <draw:frame draw:z-index="6" draw:id="id5" draw:style-name="a5" draw:name="Graphique 6" svg:x="0.01379in" svg:y="0.16942in" svg:width="11.05239in" svg:height="6.17862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64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156506915" table:style-name="ce3">
            <text:p>1156506915</text:p>
          </table:table-cell>
          <table:table-cell office:value-type="float" office:value="19759933" table:style-name="ce3">
            <text:p>19759933</text:p>
          </table:table-cell>
          <table:table-cell office:value-type="float" office:value="2093483526" table:style-name="ce3">
            <text:p>2093483526</text:p>
          </table:table-cell>
          <table:table-cell office:value-type="float" office:value="3025" table:style-name="ce3">
            <text:p>3025</text:p>
          </table:table-cell>
          <table:table-cell office:value-type="float" office:value="0.52338942236645902" table:style-name="ce7">
            <text:p>0.523389422366459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537222356" table:style-name="ce3">
            <text:p>537222356</text:p>
          </table:table-cell>
          <table:table-cell office:value-type="float" office:value="113609142" table:style-name="ce3">
            <text:p>113609142</text:p>
          </table:table-cell>
          <table:table-cell office:value-type="float" office:value="1173767701" table:style-name="ce3">
            <text:p>1173767701</text:p>
          </table:table-cell>
          <table:table-cell office:value-type="float" office:value="3136" table:style-name="ce3">
            <text:p>3136</text:p>
          </table:table-cell>
          <table:table-cell office:value-type="float" office:value="0.80143913289018198" table:style-name="ce7">
            <text:p>0.801439132890182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074881100" table:style-name="ce3">
            <text:p>1074881100</text:p>
          </table:table-cell>
          <table:table-cell office:value-type="float" office:value="503749921" table:style-name="ce3">
            <text:p>503749921</text:p>
          </table:table-cell>
          <table:table-cell office:value-type="float" office:value="993908359" table:style-name="ce3">
            <text:p>993908359</text:p>
          </table:table-cell>
          <table:table-cell office:value-type="float" office:value="3249" table:style-name="ce3">
            <text:p>3249</text:p>
          </table:table-cell>
          <table:table-cell office:value-type="float" office:value="0.99217402617841699" table:style-name="ce7">
            <text:p>0.992174026178417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894200724" table:style-name="ce3">
            <text:p>894200724</text:p>
          </table:table-cell>
          <table:table-cell office:value-type="float" office:value="1999951714" table:style-name="ce3">
            <text:p>1999951714</text:p>
          </table:table-cell>
          <table:table-cell office:value-type="float" office:value="485126359" table:style-name="ce3">
            <text:p>485126359</text:p>
          </table:table-cell>
          <table:table-cell office:value-type="float" office:value="3364" table:style-name="ce3">
            <text:p>3364</text:p>
          </table:table-cell>
          <table:table-cell office:value-type="float" office:value="0.781126313486319" table:style-name="ce7">
            <text:p>0.781126313486319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740999564" table:style-name="ce3">
            <text:p>740999564</text:p>
          </table:table-cell>
          <table:table-cell office:value-type="float" office:value="1023444518" table:style-name="ce3">
            <text:p>1023444518</text:p>
          </table:table-cell>
          <table:table-cell office:value-type="float" office:value="900109081" table:style-name="ce3">
            <text:p>900109081</text:p>
          </table:table-cell>
          <table:table-cell office:value-type="float" office:value="3481" table:style-name="ce3">
            <text:p>3481</text:p>
          </table:table-cell>
          <table:table-cell office:value-type="float" office:value="0.72859791777363903" table:style-name="ce7">
            <text:p>0.728597917773639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721997395" table:style-name="ce3">
            <text:p>721997395</text:p>
          </table:table-cell>
          <table:table-cell office:value-type="float" office:value="1026003570" table:style-name="ce3">
            <text:p>1026003570</text:p>
          </table:table-cell>
          <table:table-cell office:value-type="float" office:value="185190199" table:style-name="ce3">
            <text:p>185190199</text:p>
          </table:table-cell>
          <table:table-cell office:value-type="float" office:value="3600" table:style-name="ce3">
            <text:p>3600</text:p>
          </table:table-cell>
          <table:table-cell office:value-type="float" office:value="0.47822131452014499" table:style-name="ce7">
            <text:p>0.478221314520145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1327606565" table:style-name="ce3">
            <text:p>1327606565</text:p>
          </table:table-cell>
          <table:table-cell office:value-type="float" office:value="1239988054" table:style-name="ce3">
            <text:p>1239988054</text:p>
          </table:table-cell>
          <table:table-cell office:value-type="float" office:value="230332300" table:style-name="ce3">
            <text:p>230332300</text:p>
          </table:table-cell>
          <table:table-cell office:value-type="float" office:value="3721" table:style-name="ce3">
            <text:p>3721</text:p>
          </table:table-cell>
          <table:table-cell office:value-type="float" office:value="1.6750890624407699" table:style-name="ce7">
            <text:p>1.675089062440770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728435235" table:style-name="ce3">
            <text:p>728435235</text:p>
          </table:table-cell>
          <table:table-cell office:value-type="float" office:value="353379841" table:style-name="ce3">
            <text:p>353379841</text:p>
          </table:table-cell>
          <table:table-cell office:value-type="float" office:value="1802344888" table:style-name="ce3">
            <text:p>1802344888</text:p>
          </table:table-cell>
          <table:table-cell office:value-type="float" office:value="3844" table:style-name="ce3">
            <text:p>3844</text:p>
          </table:table-cell>
          <table:table-cell office:value-type="float" office:value="1.2516348859212401" table:style-name="ce7">
            <text:p>1.251634885921240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6717396" table:style-name="ce3">
            <text:p>6717396</text:p>
          </table:table-cell>
          <table:table-cell office:value-type="float" office:value="1697739267" table:style-name="ce3">
            <text:p>1697739267</text:p>
          </table:table-cell>
          <table:table-cell office:value-type="float" office:value="101068206" table:style-name="ce3">
            <text:p>101068206</text:p>
          </table:table-cell>
          <table:table-cell office:value-type="float" office:value="3969" table:style-name="ce3">
            <text:p>3969</text:p>
          </table:table-cell>
          <table:table-cell office:value-type="float" office:value="0.108730740893455" table:style-name="ce7">
            <text:p>0.108730740893455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230124876" table:style-name="ce3">
            <text:p>1230124876</text:p>
          </table:table-cell>
          <table:table-cell office:value-type="float" office:value="563566088" table:style-name="ce3">
            <text:p>563566088</text:p>
          </table:table-cell>
          <table:table-cell office:value-type="float" office:value="202908195" table:style-name="ce3">
            <text:p>202908195</text:p>
          </table:table-cell>
          <table:table-cell office:value-type="float" office:value="4096" table:style-name="ce3">
            <text:p>4096</text:p>
          </table:table-cell>
          <table:table-cell office:value-type="float" office:value="0.49271485221613998" table:style-name="ce7">
            <text:p>0.492714852216140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883711635" table:style-name="ce3">
            <text:p>883711635</text:p>
          </table:table-cell>
          <table:table-cell office:value-type="float" office:value="986579479" table:style-name="ce3">
            <text:p>986579479</text:p>
          </table:table-cell>
          <table:table-cell office:value-type="float" office:value="1206832108" table:style-name="ce3">
            <text:p>1206832108</text:p>
          </table:table-cell>
          <table:table-cell office:value-type="float" office:value="4225" table:style-name="ce3">
            <text:p>4225</text:p>
          </table:table-cell>
          <table:table-cell office:value-type="float" office:value="1.2684641282550999" table:style-name="ce7">
            <text:p>1.268464128255100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544539877" table:style-name="ce3">
            <text:p>544539877</text:p>
          </table:table-cell>
          <table:table-cell office:value-type="float" office:value="847316548" table:style-name="ce3">
            <text:p>847316548</text:p>
          </table:table-cell>
          <table:table-cell office:value-type="float" office:value="782356336" table:style-name="ce3">
            <text:p>782356336</text:p>
          </table:table-cell>
          <table:table-cell office:value-type="float" office:value="4356" table:style-name="ce3">
            <text:p>4356</text:p>
          </table:table-cell>
          <table:table-cell office:value-type="float" office:value="0.156294735988879" table:style-name="ce7">
            <text:p>0.156294735988879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1653888610" table:style-name="ce3">
            <text:p>1653888610</text:p>
          </table:table-cell>
          <table:table-cell office:value-type="float" office:value="499585739" table:style-name="ce3">
            <text:p>499585739</text:p>
          </table:table-cell>
          <table:table-cell office:value-type="float" office:value="421153762" table:style-name="ce3">
            <text:p>421153762</text:p>
          </table:table-cell>
          <table:table-cell office:value-type="float" office:value="4489" table:style-name="ce3">
            <text:p>4489</text:p>
          </table:table-cell>
          <table:table-cell office:value-type="float" office:value="0.38650424418712298" table:style-name="ce7">
            <text:p>0.386504244187123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2025012205" table:style-name="ce3">
            <text:p>2025012205</text:p>
          </table:table-cell>
          <table:table-cell office:value-type="float" office:value="1814050913" table:style-name="ce3">
            <text:p>1814050913</text:p>
          </table:table-cell>
          <table:table-cell office:value-type="float" office:value="670722294" table:style-name="ce3">
            <text:p>670722294</text:p>
          </table:table-cell>
          <table:table-cell office:value-type="float" office:value="4624" table:style-name="ce3">
            <text:p>4624</text:p>
          </table:table-cell>
          <table:table-cell office:value-type="float" office:value="0.71563824712911495" table:style-name="ce7">
            <text:p>0.715638247129115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059275931" table:style-name="ce3">
            <text:p>1059275931</text:p>
          </table:table-cell>
          <table:table-cell office:value-type="float" office:value="2093066531" table:style-name="ce3">
            <text:p>2093066531</text:p>
          </table:table-cell>
          <table:table-cell office:value-type="float" office:value="862173853" table:style-name="ce3">
            <text:p>862173853</text:p>
          </table:table-cell>
          <table:table-cell office:value-type="float" office:value="4761" table:style-name="ce3">
            <text:p>4761</text:p>
          </table:table-cell>
          <table:table-cell office:value-type="float" office:value="5.0526684906957303E-3" table:style-name="ce7">
            <text:p>0.005052668490696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611130397" table:style-name="ce3">
            <text:p>611130397</text:p>
          </table:table-cell>
          <table:table-cell office:value-type="float" office:value="526908265" table:style-name="ce3">
            <text:p>526908265</text:p>
          </table:table-cell>
          <table:table-cell office:value-type="float" office:value="598108200" table:style-name="ce3">
            <text:p>598108200</text:p>
          </table:table-cell>
          <table:table-cell office:value-type="float" office:value="4900" table:style-name="ce3">
            <text:p>4900</text:p>
          </table:table-cell>
          <table:table-cell office:value-type="float" office:value="2.4139531047521801" table:style-name="ce7">
            <text:p>2.413953104752180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2001777643" table:style-name="ce3">
            <text:p>2001777643</text:p>
          </table:table-cell>
          <table:table-cell office:value-type="float" office:value="1503719995" table:style-name="ce3">
            <text:p>1503719995</text:p>
          </table:table-cell>
          <table:table-cell office:value-type="float" office:value="806709899" table:style-name="ce3">
            <text:p>806709899</text:p>
          </table:table-cell>
          <table:table-cell office:value-type="float" office:value="5041" table:style-name="ce3">
            <text:p>5041</text:p>
          </table:table-cell>
          <table:table-cell office:value-type="float" office:value="5.5727746940029403E-2" table:style-name="ce7">
            <text:p>0.055727746940029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398016333" table:style-name="ce3">
            <text:p>1398016333</text:p>
          </table:table-cell>
          <table:table-cell office:value-type="float" office:value="2132661936" table:style-name="ce3">
            <text:p>2132661936</text:p>
          </table:table-cell>
          <table:table-cell office:value-type="float" office:value="1988117453" table:style-name="ce3">
            <text:p>1988117453</text:p>
          </table:table-cell>
          <table:table-cell office:value-type="float" office:value="5184" table:style-name="ce3">
            <text:p>5184</text:p>
          </table:table-cell>
          <table:table-cell office:value-type="float" office:value="2.3305949005635802" table:style-name="ce7">
            <text:p>2.330594900563580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841915962" table:style-name="ce3">
            <text:p>841915962</text:p>
          </table:table-cell>
          <table:table-cell office:value-type="float" office:value="1409909776" table:style-name="ce3">
            <text:p>1409909776</text:p>
          </table:table-cell>
          <table:table-cell office:value-type="float" office:value="2043392557" table:style-name="ce3">
            <text:p>2043392557</text:p>
          </table:table-cell>
          <table:table-cell office:value-type="float" office:value="5329" table:style-name="ce3">
            <text:p>5329</text:p>
          </table:table-cell>
          <table:table-cell office:value-type="float" office:value="0.776224125852363" table:style-name="ce7">
            <text:p>0.776224125852363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311816661" table:style-name="ce3">
            <text:p>311816661</text:p>
          </table:table-cell>
          <table:table-cell office:value-type="float" office:value="2919471" table:style-name="ce3">
            <text:p>2919471</text:p>
          </table:table-cell>
          <table:table-cell office:value-type="float" office:value="49691681" table:style-name="ce3">
            <text:p>49691681</text:p>
          </table:table-cell>
          <table:table-cell office:value-type="float" office:value="5476" table:style-name="ce3">
            <text:p>5476</text:p>
          </table:table-cell>
          <table:table-cell office:value-type="float" office:value="0.84596116181929804" table:style-name="ce7">
            <text:p>0.845961161819298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842520307" table:style-name="ce3">
            <text:p>842520307</text:p>
          </table:table-cell>
          <table:table-cell office:value-type="float" office:value="213165196" table:style-name="ce3">
            <text:p>213165196</text:p>
          </table:table-cell>
          <table:table-cell office:value-type="float" office:value="846596794" table:style-name="ce3">
            <text:p>846596794</text:p>
          </table:table-cell>
          <table:table-cell office:value-type="float" office:value="5625" table:style-name="ce3">
            <text:p>5625</text:p>
          </table:table-cell>
          <table:table-cell office:value-type="float" office:value="0.231841468639018" table:style-name="ce7">
            <text:p>0.231841468639018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1879108484" table:style-name="ce3">
            <text:p>1879108484</text:p>
          </table:table-cell>
          <table:table-cell office:value-type="float" office:value="1252650403" table:style-name="ce3">
            <text:p>1252650403</text:p>
          </table:table-cell>
          <table:table-cell office:value-type="float" office:value="1423093022" table:style-name="ce3">
            <text:p>1423093022</text:p>
          </table:table-cell>
          <table:table-cell office:value-type="float" office:value="5776" table:style-name="ce3">
            <text:p>5776</text:p>
          </table:table-cell>
          <table:table-cell office:value-type="float" office:value="0.28597166250422901" table:style-name="ce7">
            <text:p>0.285971662504229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281763100" table:style-name="ce3">
            <text:p>1281763100</text:p>
          </table:table-cell>
          <table:table-cell office:value-type="float" office:value="1302382824" table:style-name="ce3">
            <text:p>1302382824</text:p>
          </table:table-cell>
          <table:table-cell office:value-type="float" office:value="1329403666" table:style-name="ce3">
            <text:p>1329403666</text:p>
          </table:table-cell>
          <table:table-cell office:value-type="float" office:value="5929" table:style-name="ce3">
            <text:p>5929</text:p>
          </table:table-cell>
          <table:table-cell office:value-type="float" office:value="3.2304086540925002E-2" table:style-name="ce7">
            <text:p>0.032304086540925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183948611" table:style-name="ce3">
            <text:p>1183948611</text:p>
          </table:table-cell>
          <table:table-cell office:value-type="float" office:value="835345079" table:style-name="ce3">
            <text:p>835345079</text:p>
          </table:table-cell>
          <table:table-cell office:value-type="float" office:value="1510107805" table:style-name="ce3">
            <text:p>1510107805</text:p>
          </table:table-cell>
          <table:table-cell office:value-type="float" office:value="6084" table:style-name="ce3">
            <text:p>6084</text:p>
          </table:table-cell>
          <table:table-cell office:value-type="float" office:value="0.67364021799442997" table:style-name="ce7">
            <text:p>0.673640217994430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40822709" table:style-name="ce3">
            <text:p>40822709</text:p>
          </table:table-cell>
          <table:table-cell office:value-type="float" office:value="1880494116" table:style-name="ce3">
            <text:p>1880494116</text:p>
          </table:table-cell>
          <table:table-cell office:value-type="float" office:value="1435420000" table:style-name="ce3">
            <text:p>1435420000</text:p>
          </table:table-cell>
          <table:table-cell office:value-type="float" office:value="6241" table:style-name="ce3">
            <text:p>6241</text:p>
          </table:table-cell>
          <table:table-cell office:value-type="float" office:value="0.90560037319911602" table:style-name="ce7">
            <text:p>0.905600373199116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1059986450" table:style-name="ce3">
            <text:p>1059986450</text:p>
          </table:table-cell>
          <table:table-cell office:value-type="float" office:value="1617309804" table:style-name="ce3">
            <text:p>1617309804</text:p>
          </table:table-cell>
          <table:table-cell office:value-type="float" office:value="291494326" table:style-name="ce3">
            <text:p>291494326</text:p>
          </table:table-cell>
          <table:table-cell office:value-type="float" office:value="6400" table:style-name="ce3">
            <text:p>6400</text:p>
          </table:table-cell>
          <table:table-cell office:value-type="float" office:value="0.23232363002252199" table:style-name="ce7">
            <text:p>0.232323630022522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815404989" table:style-name="ce3">
            <text:p>1815404989</text:p>
          </table:table-cell>
          <table:table-cell office:value-type="float" office:value="1369346372" table:style-name="ce3">
            <text:p>1369346372</text:p>
          </table:table-cell>
          <table:table-cell office:value-type="float" office:value="1049019678" table:style-name="ce3">
            <text:p>1049019678</text:p>
          </table:table-cell>
          <table:table-cell office:value-type="float" office:value="6561" table:style-name="ce3">
            <text:p>6561</text:p>
          </table:table-cell>
          <table:table-cell office:value-type="float" office:value="1.2915159202644" table:style-name="ce7">
            <text:p>1.291515920264400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63979339" table:style-name="ce3">
            <text:p>63979339</text:p>
          </table:table-cell>
          <table:table-cell office:value-type="float" office:value="102740939" table:style-name="ce3">
            <text:p>102740939</text:p>
          </table:table-cell>
          <table:table-cell office:value-type="float" office:value="197411693" table:style-name="ce3">
            <text:p>197411693</text:p>
          </table:table-cell>
          <table:table-cell office:value-type="float" office:value="6724" table:style-name="ce3">
            <text:p>6724</text:p>
          </table:table-cell>
          <table:table-cell office:value-type="float" office:value="4.50737937217212" table:style-name="ce7">
            <text:p>4.507379372172120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558926573" table:style-name="ce3">
            <text:p>1558926573</text:p>
          </table:table-cell>
          <table:table-cell office:value-type="float" office:value="1177164640" table:style-name="ce3">
            <text:p>1177164640</text:p>
          </table:table-cell>
          <table:table-cell office:value-type="float" office:value="1773188877" table:style-name="ce3">
            <text:p>1773188877</text:p>
          </table:table-cell>
          <table:table-cell office:value-type="float" office:value="6889" table:style-name="ce3">
            <text:p>6889</text:p>
          </table:table-cell>
          <table:table-cell office:value-type="float" office:value="2.53262239635735" table:style-name="ce7">
            <text:p>2.532622396357350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578406811" table:style-name="ce3">
            <text:p>1578406811</text:p>
          </table:table-cell>
          <table:table-cell office:value-type="float" office:value="1843286559" table:style-name="ce3">
            <text:p>1843286559</text:p>
          </table:table-cell>
          <table:table-cell office:value-type="float" office:value="1989371467" table:style-name="ce3">
            <text:p>1989371467</text:p>
          </table:table-cell>
          <table:table-cell office:value-type="float" office:value="7056" table:style-name="ce3">
            <text:p>7056</text:p>
          </table:table-cell>
          <table:table-cell office:value-type="float" office:value="3.9521394798064602E-2" table:style-name="ce7">
            <text:p>0.039521394798065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417768732" table:style-name="ce3">
            <text:p>417768732</text:p>
          </table:table-cell>
          <table:table-cell office:value-type="float" office:value="465172060" table:style-name="ce3">
            <text:p>465172060</text:p>
          </table:table-cell>
          <table:table-cell office:value-type="float" office:value="1217123857" table:style-name="ce3">
            <text:p>1217123857</text:p>
          </table:table-cell>
          <table:table-cell office:value-type="float" office:value="7225" table:style-name="ce3">
            <text:p>7225</text:p>
          </table:table-cell>
          <table:table-cell office:value-type="float" office:value="0.26155375245249501" table:style-name="ce7">
            <text:p>0.261553752452495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315033411" table:style-name="ce3">
            <text:p>1315033411</text:p>
          </table:table-cell>
          <table:table-cell office:value-type="float" office:value="1233773332" table:style-name="ce3">
            <text:p>1233773332</text:p>
          </table:table-cell>
          <table:table-cell office:value-type="float" office:value="1238368024" table:style-name="ce3">
            <text:p>1238368024</text:p>
          </table:table-cell>
          <table:table-cell office:value-type="float" office:value="7396" table:style-name="ce3">
            <text:p>7396</text:p>
          </table:table-cell>
          <table:table-cell office:value-type="float" office:value="0.36020083791039798" table:style-name="ce7">
            <text:p>0.360200837910398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2012317108" table:style-name="ce3">
            <text:p>2012317108</text:p>
          </table:table-cell>
          <table:table-cell office:value-type="float" office:value="1068607803" table:style-name="ce3">
            <text:p>1068607803</text:p>
          </table:table-cell>
          <table:table-cell office:value-type="float" office:value="1800512979" table:style-name="ce3">
            <text:p>1800512979</text:p>
          </table:table-cell>
          <table:table-cell office:value-type="float" office:value="7569" table:style-name="ce3">
            <text:p>7569</text:p>
          </table:table-cell>
          <table:table-cell office:value-type="float" office:value="0.66952632378949095" table:style-name="ce7">
            <text:p>0.669526323789491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293661803" table:style-name="ce3">
            <text:p>293661803</text:p>
          </table:table-cell>
          <table:table-cell office:value-type="float" office:value="1750072241" table:style-name="ce3">
            <text:p>1750072241</text:p>
          </table:table-cell>
          <table:table-cell office:value-type="float" office:value="1182106813" table:style-name="ce3">
            <text:p>1182106813</text:p>
          </table:table-cell>
          <table:table-cell office:value-type="float" office:value="7744" table:style-name="ce3">
            <text:p>7744</text:p>
          </table:table-cell>
          <table:table-cell office:value-type="float" office:value="9.3573030003156296E-2" table:style-name="ce7">
            <text:p>0.093573030003156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656499917" table:style-name="ce3">
            <text:p>656499917</text:p>
          </table:table-cell>
          <table:table-cell office:value-type="float" office:value="882963219" table:style-name="ce3">
            <text:p>882963219</text:p>
          </table:table-cell>
          <table:table-cell office:value-type="float" office:value="119799625" table:style-name="ce3">
            <text:p>119799625</text:p>
          </table:table-cell>
          <table:table-cell office:value-type="float" office:value="7921" table:style-name="ce3">
            <text:p>7921</text:p>
          </table:table-cell>
          <table:table-cell office:value-type="float" office:value="0.157634916109477" table:style-name="ce7">
            <text:p>0.157634916109477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23121595" table:style-name="ce3">
            <text:p>23121595</text:p>
          </table:table-cell>
          <table:table-cell office:value-type="float" office:value="284547384" table:style-name="ce3">
            <text:p>284547384</text:p>
          </table:table-cell>
          <table:table-cell office:value-type="float" office:value="1042452389" table:style-name="ce3">
            <text:p>1042452389</text:p>
          </table:table-cell>
          <table:table-cell office:value-type="float" office:value="8100" table:style-name="ce3">
            <text:p>8100</text:p>
          </table:table-cell>
          <table:table-cell office:value-type="float" office:value="1.33136217989766" table:style-name="ce7">
            <text:p>1.331362179897660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2057590525" table:style-name="ce3">
            <text:p>2057590525</text:p>
          </table:table-cell>
          <table:table-cell office:value-type="float" office:value="203000744" table:style-name="ce3">
            <text:p>203000744</text:p>
          </table:table-cell>
          <table:table-cell office:value-type="float" office:value="1601921865" table:style-name="ce3">
            <text:p>1601921865</text:p>
          </table:table-cell>
          <table:table-cell office:value-type="float" office:value="8281" table:style-name="ce3">
            <text:p>8281</text:p>
          </table:table-cell>
          <table:table-cell office:value-type="float" office:value="0.29108166166448302" table:style-name="ce7">
            <text:p>0.291081661664483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994769930" table:style-name="ce3">
            <text:p>994769930</text:p>
          </table:table-cell>
          <table:table-cell office:value-type="float" office:value="804561655" table:style-name="ce3">
            <text:p>804561655</text:p>
          </table:table-cell>
          <table:table-cell office:value-type="float" office:value="1040024302" table:style-name="ce3">
            <text:p>1040024302</text:p>
          </table:table-cell>
          <table:table-cell office:value-type="float" office:value="8464" table:style-name="ce3">
            <text:p>8464</text:p>
          </table:table-cell>
          <table:table-cell office:value-type="float" office:value="0.13117016177471799" table:style-name="ce7">
            <text:p>0.131170161774718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938013829" table:style-name="ce3">
            <text:p>938013829</text:p>
          </table:table-cell>
          <table:table-cell office:value-type="float" office:value="852814053" table:style-name="ce3">
            <text:p>852814053</text:p>
          </table:table-cell>
          <table:table-cell office:value-type="float" office:value="425646228" table:style-name="ce3">
            <text:p>425646228</text:p>
          </table:table-cell>
          <table:table-cell office:value-type="float" office:value="8649" table:style-name="ce3">
            <text:p>8649</text:p>
          </table:table-cell>
          <table:table-cell office:value-type="float" office:value="0.18565326742917301" table:style-name="ce7">
            <text:p>0.185653267429173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520964034" table:style-name="ce3">
            <text:p>520964034</text:p>
          </table:table-cell>
          <table:table-cell office:value-type="float" office:value="23313070" table:style-name="ce3">
            <text:p>23313070</text:p>
          </table:table-cell>
          <table:table-cell office:value-type="float" office:value="2063561734" table:style-name="ce3">
            <text:p>2063561734</text:p>
          </table:table-cell>
          <table:table-cell office:value-type="float" office:value="8836" table:style-name="ce3">
            <text:p>8836</text:p>
          </table:table-cell>
          <table:table-cell office:value-type="float" office:value="1.84992639085432" table:style-name="ce7">
            <text:p>1.849926390854320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551686541" table:style-name="ce3">
            <text:p>551686541</text:p>
          </table:table-cell>
          <table:table-cell office:value-type="float" office:value="1054421001" table:style-name="ce3">
            <text:p>1054421001</text:p>
          </table:table-cell>
          <table:table-cell office:value-type="float" office:value="317197484" table:style-name="ce3">
            <text:p>317197484</text:p>
          </table:table-cell>
          <table:table-cell office:value-type="float" office:value="9025" table:style-name="ce3">
            <text:p>9025</text:p>
          </table:table-cell>
          <table:table-cell office:value-type="float" office:value="0.412477805741503" table:style-name="ce7">
            <text:p>0.412477805741503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508786170" table:style-name="ce3">
            <text:p>1508786170</text:p>
          </table:table-cell>
          <table:table-cell office:value-type="float" office:value="1821675546" table:style-name="ce3">
            <text:p>1821675546</text:p>
          </table:table-cell>
          <table:table-cell office:value-type="float" office:value="1896850746" table:style-name="ce3">
            <text:p>1896850746</text:p>
          </table:table-cell>
          <table:table-cell office:value-type="float" office:value="9216" table:style-name="ce3">
            <text:p>9216</text:p>
          </table:table-cell>
          <table:table-cell office:value-type="float" office:value="1.4067215517788301" table:style-name="ce7">
            <text:p>1.406721551778830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682243606" table:style-name="ce3">
            <text:p>682243606</text:p>
          </table:table-cell>
          <table:table-cell office:value-type="float" office:value="1440198733" table:style-name="ce3">
            <text:p>1440198733</text:p>
          </table:table-cell>
          <table:table-cell office:value-type="float" office:value="358317606" table:style-name="ce3">
            <text:p>358317606</text:p>
          </table:table-cell>
          <table:table-cell office:value-type="float" office:value="9409" table:style-name="ce3">
            <text:p>9409</text:p>
          </table:table-cell>
          <table:table-cell office:value-type="float" office:value="0.477147043073328" table:style-name="ce7">
            <text:p>0.477147043073328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1053089369" table:style-name="ce3">
            <text:p>1053089369</text:p>
          </table:table-cell>
          <table:table-cell office:value-type="float" office:value="835981542" table:style-name="ce3">
            <text:p>835981542</text:p>
          </table:table-cell>
          <table:table-cell office:value-type="float" office:value="1448613921" table:style-name="ce3">
            <text:p>1448613921</text:p>
          </table:table-cell>
          <table:table-cell office:value-type="float" office:value="9604" table:style-name="ce3">
            <text:p>9604</text:p>
          </table:table-cell>
          <table:table-cell office:value-type="float" office:value="0.33456448106192499" table:style-name="ce7">
            <text:p>0.334564481061925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860281614" table:style-name="ce3">
            <text:p>1860281614</text:p>
          </table:table-cell>
          <table:table-cell office:value-type="float" office:value="643969713" table:style-name="ce3">
            <text:p>643969713</text:p>
          </table:table-cell>
          <table:table-cell office:value-type="float" office:value="445049631" table:style-name="ce3">
            <text:p>445049631</text:p>
          </table:table-cell>
          <table:table-cell office:value-type="float" office:value="9801" table:style-name="ce3">
            <text:p>9801</text:p>
          </table:table-cell>
          <table:table-cell office:value-type="float" office:value="1.45344794023087" table:style-name="ce7">
            <text:p>1.453447940230870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538655265" table:style-name="ce3">
            <text:p>538655265</text:p>
          </table:table-cell>
          <table:table-cell office:value-type="float" office:value="634886162" table:style-name="ce3">
            <text:p>634886162</text:p>
          </table:table-cell>
          <table:table-cell office:value-type="float" office:value="1566830229" table:style-name="ce3">
            <text:p>1566830229</text:p>
          </table:table-cell>
          <table:table-cell office:value-type="float" office:value="0" table:style-name="ce3">
            <text:p>0</text:p>
          </table:table-cell>
          <table:table-cell office:value-type="float" office:value="0.68518185852889102" table:style-name="ce7">
            <text:p>0.685181858528891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535462534" table:style-name="ce3">
            <text:p>1535462534</text:p>
          </table:table-cell>
          <table:table-cell office:value-type="float" office:value="161007670" table:style-name="ce3">
            <text:p>161007670</text:p>
          </table:table-cell>
          <table:table-cell office:value-type="float" office:value="1883971494" table:style-name="ce3">
            <text:p>1883971494</text:p>
          </table:table-cell>
          <table:table-cell office:value-type="float" office:value="20" table:style-name="ce3">
            <text:p>20</text:p>
          </table:table-cell>
          <table:table-cell office:value-type="float" office:value="8.7485196549153904E-2" table:style-name="ce7">
            <text:p>0.087485196549154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207810921" table:style-name="ce3">
            <text:p>207810921</text:p>
          </table:table-cell>
          <table:table-cell office:value-type="float" office:value="1694521505" table:style-name="ce3">
            <text:p>1694521505</text:p>
          </table:table-cell>
          <table:table-cell office:value-type="float" office:value="322428" table:style-name="ce3">
            <text:p>322428</text:p>
          </table:table-cell>
          <table:table-cell office:value-type="float" office:value="40" table:style-name="ce3">
            <text:p>40</text:p>
          </table:table-cell>
          <table:table-cell office:value-type="float" office:value="0.33396308326519902" table:style-name="ce7">
            <text:p>0.333963083265199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869737599" table:style-name="ce3">
            <text:p>869737599</text:p>
          </table:table-cell>
          <table:table-cell office:value-type="float" office:value="128059874" table:style-name="ce3">
            <text:p>128059874</text:p>
          </table:table-cell>
          <table:table-cell office:value-type="float" office:value="1692390931" table:style-name="ce3">
            <text:p>1692390931</text:p>
          </table:table-cell>
          <table:table-cell office:value-type="float" office:value="60" table:style-name="ce3">
            <text:p>60</text:p>
          </table:table-cell>
          <table:table-cell office:value-type="float" office:value="6.3814749980637599E-3" table:style-name="ce7">
            <text:p>0.006381474998064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906118105" table:style-name="ce3">
            <text:p>1906118105</text:p>
          </table:table-cell>
          <table:table-cell office:value-type="float" office:value="549985702" table:style-name="ce3">
            <text:p>549985702</text:p>
          </table:table-cell>
          <table:table-cell office:value-type="float" office:value="1251151936" table:style-name="ce3">
            <text:p>1251151936</text:p>
          </table:table-cell>
          <table:table-cell office:value-type="float" office:value="81" table:style-name="ce3">
            <text:p>81</text:p>
          </table:table-cell>
          <table:table-cell office:value-type="float" office:value="1.7669759321998799" table:style-name="ce7">
            <text:p>1.766975932199880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2113413518" table:style-name="ce3">
            <text:p>2113413518</text:p>
          </table:table-cell>
          <table:table-cell office:value-type="float" office:value="2147375346" table:style-name="ce3">
            <text:p>2147375346</text:p>
          </table:table-cell>
          <table:table-cell office:value-type="float" office:value="1322004066" table:style-name="ce3">
            <text:p>1322004066</text:p>
          </table:table-cell>
          <table:table-cell office:value-type="float" office:value="102" table:style-name="ce3">
            <text:p>102</text:p>
          </table:table-cell>
          <table:table-cell office:value-type="float" office:value="0.273123919288423" table:style-name="ce7">
            <text:p>0.273123919288423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761459106" table:style-name="ce3">
            <text:p>761459106</text:p>
          </table:table-cell>
          <table:table-cell office:value-type="float" office:value="1491929813" table:style-name="ce3">
            <text:p>1491929813</text:p>
          </table:table-cell>
          <table:table-cell office:value-type="float" office:value="372308099" table:style-name="ce3">
            <text:p>372308099</text:p>
          </table:table-cell>
          <table:table-cell office:value-type="float" office:value="123" table:style-name="ce3">
            <text:p>123</text:p>
          </table:table-cell>
          <table:table-cell office:value-type="float" office:value="0.35888283778573499" table:style-name="ce7">
            <text:p>0.358882837785735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988136109" table:style-name="ce3">
            <text:p>988136109</text:p>
          </table:table-cell>
          <table:table-cell office:value-type="float" office:value="362553471" table:style-name="ce3">
            <text:p>362553471</text:p>
          </table:table-cell>
          <table:table-cell office:value-type="float" office:value="973543873" table:style-name="ce3">
            <text:p>973543873</text:p>
          </table:table-cell>
          <table:table-cell office:value-type="float" office:value="144" table:style-name="ce3">
            <text:p>144</text:p>
          </table:table-cell>
          <table:table-cell office:value-type="float" office:value="1.39018743571838E-2" table:style-name="ce7">
            <text:p>0.013901874357184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112533978" table:style-name="ce3">
            <text:p>1112533978</text:p>
          </table:table-cell>
          <table:table-cell office:value-type="float" office:value="1632854397" table:style-name="ce3">
            <text:p>1632854397</text:p>
          </table:table-cell>
          <table:table-cell office:value-type="float" office:value="568351528" table:style-name="ce3">
            <text:p>568351528</text:p>
          </table:table-cell>
          <table:table-cell office:value-type="float" office:value="166" table:style-name="ce3">
            <text:p>166</text:p>
          </table:table-cell>
          <table:table-cell office:value-type="float" office:value="0.90026092240991495" table:style-name="ce7">
            <text:p>0.900260922409915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218445109" table:style-name="ce3">
            <text:p>218445109</text:p>
          </table:table-cell>
          <table:table-cell office:value-type="float" office:value="91694198" table:style-name="ce3">
            <text:p>91694198</text:p>
          </table:table-cell>
          <table:table-cell office:value-type="float" office:value="1605696675" table:style-name="ce3">
            <text:p>1605696675</text:p>
          </table:table-cell>
          <table:table-cell office:value-type="float" office:value="188" table:style-name="ce3">
            <text:p>188</text:p>
          </table:table-cell>
          <table:table-cell office:value-type="float" office:value="1.50077771312162" table:style-name="ce7">
            <text:p>1.500777713121620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357392530" table:style-name="ce3">
            <text:p>1357392530</text:p>
          </table:table-cell>
          <table:table-cell office:value-type="float" office:value="886795618" table:style-name="ce3">
            <text:p>886795618</text:p>
          </table:table-cell>
          <table:table-cell office:value-type="float" office:value="1415276153" table:style-name="ce3">
            <text:p>1415276153</text:p>
          </table:table-cell>
          <table:table-cell office:value-type="float" office:value="210" table:style-name="ce3">
            <text:p>210</text:p>
          </table:table-cell>
          <table:table-cell office:value-type="float" office:value="2.2707007528753498" table:style-name="ce7">
            <text:p>2.270700752875350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977459005" table:style-name="ce3">
            <text:p>977459005</text:p>
          </table:table-cell>
          <table:table-cell office:value-type="float" office:value="200558630" table:style-name="ce3">
            <text:p>200558630</text:p>
          </table:table-cell>
          <table:table-cell office:value-type="float" office:value="1236403156" table:style-name="ce3">
            <text:p>1236403156</text:p>
          </table:table-cell>
          <table:table-cell office:value-type="float" office:value="232" table:style-name="ce3">
            <text:p>232</text:p>
          </table:table-cell>
          <table:table-cell office:value-type="float" office:value="0.65900876247565199" table:style-name="ce7">
            <text:p>0.659008762475652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2051073482" table:style-name="ce3">
            <text:p>2051073482</text:p>
          </table:table-cell>
          <table:table-cell office:value-type="float" office:value="1812125810" table:style-name="ce3">
            <text:p>1812125810</text:p>
          </table:table-cell>
          <table:table-cell office:value-type="float" office:value="78327003" table:style-name="ce3">
            <text:p>78327003</text:p>
          </table:table-cell>
          <table:table-cell office:value-type="float" office:value="254" table:style-name="ce3">
            <text:p>254</text:p>
          </table:table-cell>
          <table:table-cell office:value-type="float" office:value="1.86373900248532" table:style-name="ce7">
            <text:p>1.863739002485320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984494278" table:style-name="ce3">
            <text:p>984494278</text:p>
          </table:table-cell>
          <table:table-cell office:value-type="float" office:value="477792598" table:style-name="ce3">
            <text:p>477792598</text:p>
          </table:table-cell>
          <table:table-cell office:value-type="float" office:value="348110876" table:style-name="ce3">
            <text:p>348110876</text:p>
          </table:table-cell>
          <table:table-cell office:value-type="float" office:value="276" table:style-name="ce3">
            <text:p>276</text:p>
          </table:table-cell>
          <table:table-cell office:value-type="float" office:value="1.78105116530452" table:style-name="ce7">
            <text:p>1.781051165304520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33822505" table:style-name="ce3">
            <text:p>33822505</text:p>
          </table:table-cell>
          <table:table-cell office:value-type="float" office:value="1590008833" table:style-name="ce3">
            <text:p>1590008833</text:p>
          </table:table-cell>
          <table:table-cell office:value-type="float" office:value="1541337081" table:style-name="ce3">
            <text:p>1541337081</text:p>
          </table:table-cell>
          <table:table-cell office:value-type="float" office:value="299" table:style-name="ce3">
            <text:p>299</text:p>
          </table:table-cell>
          <table:table-cell office:value-type="float" office:value="0.14454956455099" table:style-name="ce7">
            <text:p>0.144549564550990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1519158463" table:style-name="ce3">
            <text:p>1519158463</text:p>
          </table:table-cell>
          <table:table-cell office:value-type="float" office:value="944886786" table:style-name="ce3">
            <text:p>944886786</text:p>
          </table:table-cell>
          <table:table-cell office:value-type="float" office:value="882661413" table:style-name="ce3">
            <text:p>882661413</text:p>
          </table:table-cell>
          <table:table-cell office:value-type="float" office:value="322" table:style-name="ce3">
            <text:p>322</text:p>
          </table:table-cell>
          <table:table-cell office:value-type="float" office:value="0.53701551847863105" table:style-name="ce7">
            <text:p>0.537015518478631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1063196568" table:style-name="ce3">
            <text:p>1063196568</text:p>
          </table:table-cell>
          <table:table-cell office:value-type="float" office:value="2096593926" table:style-name="ce3">
            <text:p>2096593926</text:p>
          </table:table-cell>
          <table:table-cell office:value-type="float" office:value="1382019623" table:style-name="ce3">
            <text:p>1382019623</text:p>
          </table:table-cell>
          <table:table-cell office:value-type="float" office:value="345" table:style-name="ce3">
            <text:p>345</text:p>
          </table:table-cell>
          <table:table-cell office:value-type="float" office:value="4.5461741944528102E-2" table:style-name="ce7">
            <text:p>0.045461741944528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2080767016" table:style-name="ce3">
            <text:p>2080767016</text:p>
          </table:table-cell>
          <table:table-cell office:value-type="float" office:value="1928098833" table:style-name="ce3">
            <text:p>1928098833</text:p>
          </table:table-cell>
          <table:table-cell office:value-type="float" office:value="611780988" table:style-name="ce3">
            <text:p>611780988</text:p>
          </table:table-cell>
          <table:table-cell office:value-type="float" office:value="368" table:style-name="ce3">
            <text:p>368</text:p>
          </table:table-cell>
          <table:table-cell office:value-type="float" office:value="3.5139381583226301" table:style-name="ce7">
            <text:p>3.513938158322630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827513880" table:style-name="ce3">
            <text:p>1827513880</text:p>
          </table:table-cell>
          <table:table-cell office:value-type="float" office:value="1289116722" table:style-name="ce3">
            <text:p>1289116722</text:p>
          </table:table-cell>
          <table:table-cell office:value-type="float" office:value="1336277032" table:style-name="ce3">
            <text:p>1336277032</text:p>
          </table:table-cell>
          <table:table-cell office:value-type="float" office:value="392" table:style-name="ce3">
            <text:p>392</text:p>
          </table:table-cell>
          <table:table-cell office:value-type="float" office:value="0.13288080975666999" table:style-name="ce7">
            <text:p>0.132880809756670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714647464" table:style-name="ce3">
            <text:p>1714647464</text:p>
          </table:table-cell>
          <table:table-cell office:value-type="float" office:value="1119163542" table:style-name="ce3">
            <text:p>1119163542</text:p>
          </table:table-cell>
          <table:table-cell office:value-type="float" office:value="301010846" table:style-name="ce3">
            <text:p>301010846</text:p>
          </table:table-cell>
          <table:table-cell office:value-type="float" office:value="416" table:style-name="ce3">
            <text:p>416</text:p>
          </table:table-cell>
          <table:table-cell office:value-type="float" office:value="0.55374032487188796" table:style-name="ce7">
            <text:p>0.553740324871888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996854935" table:style-name="ce3">
            <text:p>996854935</text:p>
          </table:table-cell>
          <table:table-cell office:value-type="float" office:value="1555381697" table:style-name="ce3">
            <text:p>1555381697</text:p>
          </table:table-cell>
          <table:table-cell office:value-type="float" office:value="99121489" table:style-name="ce3">
            <text:p>99121489</text:p>
          </table:table-cell>
          <table:table-cell office:value-type="float" office:value="440" table:style-name="ce3">
            <text:p>440</text:p>
          </table:table-cell>
          <table:table-cell office:value-type="float" office:value="0.91317543900077303" table:style-name="ce7">
            <text:p>0.913175439000773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1620954496" table:style-name="ce3">
            <text:p>1620954496</text:p>
          </table:table-cell>
          <table:table-cell office:value-type="float" office:value="1407236419" table:style-name="ce3">
            <text:p>1407236419</text:p>
          </table:table-cell>
          <table:table-cell office:value-type="float" office:value="1449190179" table:style-name="ce3">
            <text:p>1449190179</text:p>
          </table:table-cell>
          <table:table-cell office:value-type="float" office:value="464" table:style-name="ce3">
            <text:p>464</text:p>
          </table:table-cell>
          <table:table-cell office:value-type="float" office:value="0.20734621814052201" table:style-name="ce7">
            <text:p>0.207346218140522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404655744" table:style-name="ce3">
            <text:p>404655744</text:p>
          </table:table-cell>
          <table:table-cell office:value-type="float" office:value="887434184" table:style-name="ce3">
            <text:p>887434184</text:p>
          </table:table-cell>
          <table:table-cell office:value-type="float" office:value="674400378" table:style-name="ce3">
            <text:p>674400378</text:p>
          </table:table-cell>
          <table:table-cell office:value-type="float" office:value="488" table:style-name="ce3">
            <text:p>488</text:p>
          </table:table-cell>
          <table:table-cell office:value-type="float" office:value="1.6131305363888699" table:style-name="ce7">
            <text:p>1.613130536388870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2115859840" table:style-name="ce3">
            <text:p>2115859840</text:p>
          </table:table-cell>
          <table:table-cell office:value-type="float" office:value="1249346391" table:style-name="ce3">
            <text:p>1249346391</text:p>
          </table:table-cell>
          <table:table-cell office:value-type="float" office:value="116187967" table:style-name="ce3">
            <text:p>116187967</text:p>
          </table:table-cell>
          <table:table-cell office:value-type="float" office:value="512" table:style-name="ce3">
            <text:p>512</text:p>
          </table:table-cell>
          <table:table-cell office:value-type="float" office:value="1.42875434143206" table:style-name="ce7">
            <text:p>1.428754341432060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1074603647" table:style-name="ce3">
            <text:p>1074603647</text:p>
          </table:table-cell>
          <table:table-cell office:value-type="float" office:value="1656588805" table:style-name="ce3">
            <text:p>1656588805</text:p>
          </table:table-cell>
          <table:table-cell office:value-type="float" office:value="815590895" table:style-name="ce3">
            <text:p>815590895</text:p>
          </table:table-cell>
          <table:table-cell office:value-type="float" office:value="537" table:style-name="ce3">
            <text:p>537</text:p>
          </table:table-cell>
          <table:table-cell office:value-type="float" office:value="1.57028290128216" table:style-name="ce7">
            <text:p>1.570282901282160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526015449" table:style-name="ce3">
            <text:p>526015449</text:p>
          </table:table-cell>
          <table:table-cell office:value-type="float" office:value="842898958" table:style-name="ce3">
            <text:p>842898958</text:p>
          </table:table-cell>
          <table:table-cell office:value-type="float" office:value="383248624" table:style-name="ce3">
            <text:p>383248624</text:p>
          </table:table-cell>
          <table:table-cell office:value-type="float" office:value="562" table:style-name="ce3">
            <text:p>562</text:p>
          </table:table-cell>
          <table:table-cell office:value-type="float" office:value="0.53312840218374602" table:style-name="ce7">
            <text:p>0.533128402183746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698956175" table:style-name="ce3">
            <text:p>1698956175</text:p>
          </table:table-cell>
          <table:table-cell office:value-type="float" office:value="885447210" table:style-name="ce3">
            <text:p>885447210</text:p>
          </table:table-cell>
          <table:table-cell office:value-type="float" office:value="1141645597" table:style-name="ce3">
            <text:p>1141645597</text:p>
          </table:table-cell>
          <table:table-cell office:value-type="float" office:value="587" table:style-name="ce3">
            <text:p>587</text:p>
          </table:table-cell>
          <table:table-cell office:value-type="float" office:value="0.288508211835522" table:style-name="ce7">
            <text:p>0.288508211835522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413849417" table:style-name="ce3">
            <text:p>1413849417</text:p>
          </table:table-cell>
          <table:table-cell office:value-type="float" office:value="2021559934" table:style-name="ce3">
            <text:p>2021559934</text:p>
          </table:table-cell>
          <table:table-cell office:value-type="float" office:value="2090288447" table:style-name="ce3">
            <text:p>2090288447</text:p>
          </table:table-cell>
          <table:table-cell office:value-type="float" office:value="612" table:style-name="ce3">
            <text:p>612</text:p>
          </table:table-cell>
          <table:table-cell office:value-type="float" office:value="1.08118002556356" table:style-name="ce7">
            <text:p>1.081180025563560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660586398" table:style-name="ce3">
            <text:p>660586398</text:p>
          </table:table-cell>
          <table:table-cell office:value-type="float" office:value="2012851065" table:style-name="ce3">
            <text:p>2012851065</text:p>
          </table:table-cell>
          <table:table-cell office:value-type="float" office:value="825391203" table:style-name="ce3">
            <text:p>825391203</text:p>
          </table:table-cell>
          <table:table-cell office:value-type="float" office:value="638" table:style-name="ce3">
            <text:p>638</text:p>
          </table:table-cell>
          <table:table-cell office:value-type="float" office:value="1.8584514085346799" table:style-name="ce7">
            <text:p>1.858451408534680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2132614673" table:style-name="ce3">
            <text:p>2132614673</text:p>
          </table:table-cell>
          <table:table-cell office:value-type="float" office:value="325452395" table:style-name="ce3">
            <text:p>325452395</text:p>
          </table:table-cell>
          <table:table-cell office:value-type="float" office:value="241486649" table:style-name="ce3">
            <text:p>241486649</text:p>
          </table:table-cell>
          <table:table-cell office:value-type="float" office:value="664" table:style-name="ce3">
            <text:p>664</text:p>
          </table:table-cell>
          <table:table-cell office:value-type="float" office:value="1.2290730653859401" table:style-name="ce7">
            <text:p>1.229073065385940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1352723991" table:style-name="ce3">
            <text:p>1352723991</text:p>
          </table:table-cell>
          <table:table-cell office:value-type="float" office:value="1016923969" table:style-name="ce3">
            <text:p>1016923969</text:p>
          </table:table-cell>
          <table:table-cell office:value-type="float" office:value="1469703685" table:style-name="ce3">
            <text:p>1469703685</text:p>
          </table:table-cell>
          <table:table-cell office:value-type="float" office:value="690" table:style-name="ce3">
            <text:p>690</text:p>
          </table:table-cell>
          <table:table-cell office:value-type="float" office:value="0.70513762137210301" table:style-name="ce7">
            <text:p>0.705137621372103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970219009" table:style-name="ce3">
            <text:p>1970219009</text:p>
          </table:table-cell>
          <table:table-cell office:value-type="float" office:value="1024988610" table:style-name="ce3">
            <text:p>1024988610</text:p>
          </table:table-cell>
          <table:table-cell office:value-type="float" office:value="1968605770" table:style-name="ce3">
            <text:p>1968605770</text:p>
          </table:table-cell>
          <table:table-cell office:value-type="float" office:value="716" table:style-name="ce3">
            <text:p>716</text:p>
          </table:table-cell>
          <table:table-cell office:value-type="float" office:value="0.292477290516788" table:style-name="ce7">
            <text:p>0.292477290516788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420515750" table:style-name="ce3">
            <text:p>1420515750</text:p>
          </table:table-cell>
          <table:table-cell office:value-type="float" office:value="1292517701" table:style-name="ce3">
            <text:p>1292517701</text:p>
          </table:table-cell>
          <table:table-cell office:value-type="float" office:value="96082676" table:style-name="ce3">
            <text:p>96082676</text:p>
          </table:table-cell>
          <table:table-cell office:value-type="float" office:value="742" table:style-name="ce3">
            <text:p>742</text:p>
          </table:table-cell>
          <table:table-cell office:value-type="float" office:value="1.93121701605628" table:style-name="ce7">
            <text:p>1.931217016056280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1032495433" table:style-name="ce3">
            <text:p>1032495433</text:p>
          </table:table-cell>
          <table:table-cell office:value-type="float" office:value="677626831" table:style-name="ce3">
            <text:p>677626831</text:p>
          </table:table-cell>
          <table:table-cell office:value-type="float" office:value="1709166292" table:style-name="ce3">
            <text:p>1709166292</text:p>
          </table:table-cell>
          <table:table-cell office:value-type="float" office:value="768" table:style-name="ce3">
            <text:p>768</text:p>
          </table:table-cell>
          <table:table-cell office:value-type="float" office:value="0.17780513532088599" table:style-name="ce7">
            <text:p>0.177805135320886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1482866591" table:style-name="ce3">
            <text:p>1482866591</text:p>
          </table:table-cell>
          <table:table-cell office:value-type="float" office:value="1023036269" table:style-name="ce3">
            <text:p>1023036269</text:p>
          </table:table-cell>
          <table:table-cell office:value-type="float" office:value="890131093" table:style-name="ce3">
            <text:p>890131093</text:p>
          </table:table-cell>
          <table:table-cell office:value-type="float" office:value="795" table:style-name="ce3">
            <text:p>795</text:p>
          </table:table-cell>
          <table:table-cell office:value-type="float" office:value="1.05050965654507" table:style-name="ce7">
            <text:p>1.050509656545070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991059896" table:style-name="ce3">
            <text:p>991059896</text:p>
          </table:table-cell>
          <table:table-cell office:value-type="float" office:value="39576135" table:style-name="ce3">
            <text:p>39576135</text:p>
          </table:table-cell>
          <table:table-cell office:value-type="float" office:value="2087593193" table:style-name="ce3">
            <text:p>2087593193</text:p>
          </table:table-cell>
          <table:table-cell office:value-type="float" office:value="822" table:style-name="ce3">
            <text:p>822</text:p>
          </table:table-cell>
          <table:table-cell office:value-type="float" office:value="5.4257663288959401" table:style-name="ce7">
            <text:p>5.425766328895940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860498184" table:style-name="ce3">
            <text:p>860498184</text:p>
          </table:table-cell>
          <table:table-cell office:value-type="float" office:value="1767548628" table:style-name="ce3">
            <text:p>1767548628</text:p>
          </table:table-cell>
          <table:table-cell office:value-type="float" office:value="1746011786" table:style-name="ce3">
            <text:p>1746011786</text:p>
          </table:table-cell>
          <table:table-cell office:value-type="float" office:value="849" table:style-name="ce3">
            <text:p>849</text:p>
          </table:table-cell>
          <table:table-cell office:value-type="float" office:value="1.1030644467299899" table:style-name="ce7">
            <text:p>1.103064446729990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238092856" table:style-name="ce3">
            <text:p>1238092856</text:p>
          </table:table-cell>
          <table:table-cell office:value-type="float" office:value="1659106427" table:style-name="ce3">
            <text:p>1659106427</text:p>
          </table:table-cell>
          <table:table-cell office:value-type="float" office:value="474545234" table:style-name="ce3">
            <text:p>474545234</text:p>
          </table:table-cell>
          <table:table-cell office:value-type="float" office:value="876" table:style-name="ce3">
            <text:p>876</text:p>
          </table:table-cell>
          <table:table-cell office:value-type="float" office:value="1.35432717521958" table:style-name="ce7">
            <text:p>1.354327175219580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657565319" table:style-name="ce3">
            <text:p>1657565319</text:p>
          </table:table-cell>
          <table:table-cell office:value-type="float" office:value="489086321" table:style-name="ce3">
            <text:p>489086321</text:p>
          </table:table-cell>
          <table:table-cell office:value-type="float" office:value="1911700967" table:style-name="ce3">
            <text:p>1911700967</text:p>
          </table:table-cell>
          <table:table-cell office:value-type="float" office:value="904" table:style-name="ce3">
            <text:p>904</text:p>
          </table:table-cell>
          <table:table-cell office:value-type="float" office:value="0.299331866683543" table:style-name="ce7">
            <text:p>0.299331866683543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1542434577" table:style-name="ce3">
            <text:p>1542434577</text:p>
          </table:table-cell>
          <table:table-cell office:value-type="float" office:value="887461971" table:style-name="ce3">
            <text:p>887461971</text:p>
          </table:table-cell>
          <table:table-cell office:value-type="float" office:value="675411200" table:style-name="ce3">
            <text:p>675411200</text:p>
          </table:table-cell>
          <table:table-cell office:value-type="float" office:value="932" table:style-name="ce3">
            <text:p>932</text:p>
          </table:table-cell>
          <table:table-cell office:value-type="float" office:value="2.0806374899412199" table:style-name="ce7">
            <text:p>2.080637489941220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422820630" table:style-name="ce3">
            <text:p>1422820630</text:p>
          </table:table-cell>
          <table:table-cell office:value-type="float" office:value="922994937" table:style-name="ce3">
            <text:p>922994937</text:p>
          </table:table-cell>
          <table:table-cell office:value-type="float" office:value="1171603718" table:style-name="ce3">
            <text:p>1171603718</text:p>
          </table:table-cell>
          <table:table-cell office:value-type="float" office:value="960" table:style-name="ce3">
            <text:p>960</text:p>
          </table:table-cell>
          <table:table-cell office:value-type="float" office:value="1.7748269172423301" table:style-name="ce7">
            <text:p>1.774826917242330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115907929" table:style-name="ce3">
            <text:p>1115907929</text:p>
          </table:table-cell>
          <table:table-cell office:value-type="float" office:value="1845779179" table:style-name="ce3">
            <text:p>1845779179</text:p>
          </table:table-cell>
          <table:table-cell office:value-type="float" office:value="1312739404" table:style-name="ce3">
            <text:p>1312739404</text:p>
          </table:table-cell>
          <table:table-cell office:value-type="float" office:value="988" table:style-name="ce3">
            <text:p>988</text:p>
          </table:table-cell>
          <table:table-cell office:value-type="float" office:value="8.9966445919142796E-2" table:style-name="ce7">
            <text:p>0.089966445919143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1089864718" table:style-name="ce3">
            <text:p>1089864718</text:p>
          </table:table-cell>
          <table:table-cell office:value-type="float" office:value="620236992" table:style-name="ce3">
            <text:p>620236992</text:p>
          </table:table-cell>
          <table:table-cell office:value-type="float" office:value="514824632" table:style-name="ce3">
            <text:p>514824632</text:p>
          </table:table-cell>
          <table:table-cell office:value-type="float" office:value="16" table:style-name="ce3">
            <text:p>16</text:p>
          </table:table-cell>
          <table:table-cell office:value-type="float" office:value="0.85587194698006497" table:style-name="ce7">
            <text:p>0.855871946980065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1468281633" table:style-name="ce3">
            <text:p>1468281633</text:p>
          </table:table-cell>
          <table:table-cell office:value-type="float" office:value="2141729344" table:style-name="ce3">
            <text:p>2141729344</text:p>
          </table:table-cell>
          <table:table-cell office:value-type="float" office:value="1403506032" table:style-name="ce3">
            <text:p>1403506032</text:p>
          </table:table-cell>
          <table:table-cell office:value-type="float" office:value="44" table:style-name="ce3">
            <text:p>44</text:p>
          </table:table-cell>
          <table:table-cell office:value-type="float" office:value="0.411066968595376" table:style-name="ce7">
            <text:p>0.411066968595376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674806662" table:style-name="ce3">
            <text:p>674806662</text:p>
          </table:table-cell>
          <table:table-cell office:value-type="float" office:value="825792191" table:style-name="ce3">
            <text:p>825792191</text:p>
          </table:table-cell>
          <table:table-cell office:value-type="float" office:value="326702908" table:style-name="ce3">
            <text:p>326702908</text:p>
          </table:table-cell>
          <table:table-cell office:value-type="float" office:value="73" table:style-name="ce3">
            <text:p>73</text:p>
          </table:table-cell>
          <table:table-cell office:value-type="float" office:value="1.2391514002811499" table:style-name="ce7">
            <text:p>1.239151400281150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614423145" table:style-name="ce3">
            <text:p>614423145</text:p>
          </table:table-cell>
          <table:table-cell office:value-type="float" office:value="711509053" table:style-name="ce3">
            <text:p>711509053</text:p>
          </table:table-cell>
          <table:table-cell office:value-type="float" office:value="1818648277" table:style-name="ce3">
            <text:p>1818648277</text:p>
          </table:table-cell>
          <table:table-cell office:value-type="float" office:value="102" table:style-name="ce3">
            <text:p>102</text:p>
          </table:table-cell>
          <table:table-cell office:value-type="float" office:value="1.0705666755313099" table:style-name="ce7">
            <text:p>1.070566675531310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508418431" table:style-name="ce3">
            <text:p>1508418431</text:p>
          </table:table-cell>
          <table:table-cell office:value-type="float" office:value="1131891895" table:style-name="ce3">
            <text:p>1131891895</text:p>
          </table:table-cell>
          <table:table-cell office:value-type="float" office:value="165213683" table:style-name="ce3">
            <text:p>165213683</text:p>
          </table:table-cell>
          <table:table-cell office:value-type="float" office:value="131" table:style-name="ce3">
            <text:p>131</text:p>
          </table:table-cell>
          <table:table-cell office:value-type="float" office:value="3.1368406838668501" table:style-name="ce7">
            <text:p>3.136840683866850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944105176" table:style-name="ce3">
            <text:p>944105176</text:p>
          </table:table-cell>
          <table:table-cell office:value-type="float" office:value="387769893" table:style-name="ce3">
            <text:p>387769893</text:p>
          </table:table-cell>
          <table:table-cell office:value-type="float" office:value="1925214685" table:style-name="ce3">
            <text:p>1925214685</text:p>
          </table:table-cell>
          <table:table-cell office:value-type="float" office:value="160" table:style-name="ce3">
            <text:p>160</text:p>
          </table:table-cell>
          <table:table-cell office:value-type="float" office:value="3.53060425586877" table:style-name="ce7">
            <text:p>3.530604255868770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1966501608" table:style-name="ce3">
            <text:p>1966501608</text:p>
          </table:table-cell>
          <table:table-cell office:value-type="float" office:value="729526895" table:style-name="ce3">
            <text:p>729526895</text:p>
          </table:table-cell>
          <table:table-cell office:value-type="float" office:value="193295502" table:style-name="ce3">
            <text:p>193295502</text:p>
          </table:table-cell>
          <table:table-cell office:value-type="float" office:value="190" table:style-name="ce3">
            <text:p>190</text:p>
          </table:table-cell>
          <table:table-cell office:value-type="float" office:value="6.0819540523073101" table:style-name="ce7">
            <text:p>6.081954052307310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219182936" table:style-name="ce3">
            <text:p>1219182936</text:p>
          </table:table-cell>
          <table:table-cell office:value-type="float" office:value="887232333" table:style-name="ce3">
            <text:p>887232333</text:p>
          </table:table-cell>
          <table:table-cell office:value-type="float" office:value="320142351" table:style-name="ce3">
            <text:p>320142351</text:p>
          </table:table-cell>
          <table:table-cell office:value-type="float" office:value="220" table:style-name="ce3">
            <text:p>220</text:p>
          </table:table-cell>
          <table:table-cell office:value-type="float" office:value="0.66718941471642002" table:style-name="ce7">
            <text:p>0.667189414716420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666119783" table:style-name="ce3">
            <text:p>1666119783</text:p>
          </table:table-cell>
          <table:table-cell office:value-type="float" office:value="905135590" table:style-name="ce3">
            <text:p>905135590</text:p>
          </table:table-cell>
          <table:table-cell office:value-type="float" office:value="57766616" table:style-name="ce3">
            <text:p>57766616</text:p>
          </table:table-cell>
          <table:table-cell office:value-type="float" office:value="250" table:style-name="ce3">
            <text:p>250</text:p>
          </table:table-cell>
          <table:table-cell office:value-type="float" office:value="1.8491619937862001" table:style-name="ce7">
            <text:p>1.849161993786200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1435906608" table:style-name="ce3">
            <text:p>1435906608</text:p>
          </table:table-cell>
          <table:table-cell office:value-type="float" office:value="1740624305" table:style-name="ce3">
            <text:p>1740624305</text:p>
          </table:table-cell>
          <table:table-cell office:value-type="float" office:value="115568266" table:style-name="ce3">
            <text:p>115568266</text:p>
          </table:table-cell>
          <table:table-cell office:value-type="float" office:value="280" table:style-name="ce3">
            <text:p>280</text:p>
          </table:table-cell>
          <table:table-cell office:value-type="float" office:value="0.80146051795429396" table:style-name="ce7">
            <text:p>0.801460517954294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2008608079" table:style-name="ce3">
            <text:p>2008608079</text:p>
          </table:table-cell>
          <table:table-cell office:value-type="float" office:value="149976339" table:style-name="ce3">
            <text:p>149976339</text:p>
          </table:table-cell>
          <table:table-cell office:value-type="float" office:value="1850530342" table:style-name="ce3">
            <text:p>1850530342</text:p>
          </table:table-cell>
          <table:table-cell office:value-type="float" office:value="310" table:style-name="ce3">
            <text:p>310</text:p>
          </table:table-cell>
          <table:table-cell office:value-type="float" office:value="0.20648838625240001" table:style-name="ce7">
            <text:p>0.206488386252400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233037193" table:style-name="ce3">
            <text:p>233037193</text:p>
          </table:table-cell>
          <table:table-cell office:value-type="float" office:value="266624824" table:style-name="ce3">
            <text:p>266624824</text:p>
          </table:table-cell>
          <table:table-cell office:value-type="float" office:value="691706841" table:style-name="ce3">
            <text:p>691706841</text:p>
          </table:table-cell>
          <table:table-cell office:value-type="float" office:value="340" table:style-name="ce3">
            <text:p>340</text:p>
          </table:table-cell>
          <table:table-cell office:value-type="float" office:value="2.7055172217461201" table:style-name="ce7">
            <text:p>2.705517221746120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793412446" table:style-name="ce3">
            <text:p>1793412446</text:p>
          </table:table-cell>
          <table:table-cell office:value-type="float" office:value="249896359" table:style-name="ce3">
            <text:p>249896359</text:p>
          </table:table-cell>
          <table:table-cell office:value-type="float" office:value="751397833" table:style-name="ce3">
            <text:p>751397833</text:p>
          </table:table-cell>
          <table:table-cell office:value-type="float" office:value="371" table:style-name="ce3">
            <text:p>371</text:p>
          </table:table-cell>
          <table:table-cell office:value-type="float" office:value="0.85670824704955095" table:style-name="ce7">
            <text:p>0.856708247049551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949980241" table:style-name="ce3">
            <text:p>1949980241</text:p>
          </table:table-cell>
          <table:table-cell office:value-type="float" office:value="1247172853" table:style-name="ce3">
            <text:p>1247172853</text:p>
          </table:table-cell>
          <table:table-cell office:value-type="float" office:value="2134723679" table:style-name="ce3">
            <text:p>2134723679</text:p>
          </table:table-cell>
          <table:table-cell office:value-type="float" office:value="402" table:style-name="ce3">
            <text:p>402</text:p>
          </table:table-cell>
          <table:table-cell office:value-type="float" office:value="9.2487200110484294E-2" table:style-name="ce7">
            <text:p>0.092487200110484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569958358" table:style-name="ce3">
            <text:p>569958358</text:p>
          </table:table-cell>
          <table:table-cell office:value-type="float" office:value="939002591" table:style-name="ce3">
            <text:p>939002591</text:p>
          </table:table-cell>
          <table:table-cell office:value-type="float" office:value="1977241551" table:style-name="ce3">
            <text:p>1977241551</text:p>
          </table:table-cell>
          <table:table-cell office:value-type="float" office:value="433" table:style-name="ce3">
            <text:p>433</text:p>
          </table:table-cell>
          <table:table-cell office:value-type="float" office:value="1.3024866810892399" table:style-name="ce7">
            <text:p>1.302486681089240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1513052826" table:style-name="ce3">
            <text:p>1513052826</text:p>
          </table:table-cell>
          <table:table-cell office:value-type="float" office:value="851910812" table:style-name="ce3">
            <text:p>851910812</text:p>
          </table:table-cell>
          <table:table-cell office:value-type="float" office:value="403520166" table:style-name="ce3">
            <text:p>403520166</text:p>
          </table:table-cell>
          <table:table-cell office:value-type="float" office:value="464" table:style-name="ce3">
            <text:p>464</text:p>
          </table:table-cell>
          <table:table-cell office:value-type="float" office:value="1.5033030131790699" table:style-name="ce7">
            <text:p>1.503303013179070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524970613" table:style-name="ce3">
            <text:p>1524970613</text:p>
          </table:table-cell>
          <table:table-cell office:value-type="float" office:value="955343315" table:style-name="ce3">
            <text:p>955343315</text:p>
          </table:table-cell>
          <table:table-cell office:value-type="float" office:value="1782498481" table:style-name="ce3">
            <text:p>1782498481</text:p>
          </table:table-cell>
          <table:table-cell office:value-type="float" office:value="496" table:style-name="ce3">
            <text:p>496</text:p>
          </table:table-cell>
          <table:table-cell office:value-type="float" office:value="0.55504402221506599" table:style-name="ce7">
            <text:p>0.555044022215066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2111237459" table:style-name="ce3">
            <text:p>2111237459</text:p>
          </table:table-cell>
          <table:table-cell office:value-type="float" office:value="212280697" table:style-name="ce3">
            <text:p>212280697</text:p>
          </table:table-cell>
          <table:table-cell office:value-type="float" office:value="922075917" table:style-name="ce3">
            <text:p>922075917</text:p>
          </table:table-cell>
          <table:table-cell office:value-type="float" office:value="528" table:style-name="ce3">
            <text:p>528</text:p>
          </table:table-cell>
          <table:table-cell office:value-type="float" office:value="0.30966984119410901" table:style-name="ce7">
            <text:p>0.309669841194109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695657508" table:style-name="ce3">
            <text:p>695657508</text:p>
          </table:table-cell>
          <table:table-cell office:value-type="float" office:value="1265528939" table:style-name="ce3">
            <text:p>1265528939</text:p>
          </table:table-cell>
          <table:table-cell office:value-type="float" office:value="278349936" table:style-name="ce3">
            <text:p>278349936</text:p>
          </table:table-cell>
          <table:table-cell office:value-type="float" office:value="560" table:style-name="ce3">
            <text:p>560</text:p>
          </table:table-cell>
          <table:table-cell office:value-type="float" office:value="2.6443869879491801" table:style-name="ce7">
            <text:p>2.644386987949180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1014757244" table:style-name="ce3">
            <text:p>1014757244</text:p>
          </table:table-cell>
          <table:table-cell office:value-type="float" office:value="1387680065" table:style-name="ce3">
            <text:p>1387680065</text:p>
          </table:table-cell>
          <table:table-cell office:value-type="float" office:value="996721001" table:style-name="ce3">
            <text:p>996721001</text:p>
          </table:table-cell>
          <table:table-cell office:value-type="float" office:value="592" table:style-name="ce3">
            <text:p>592</text:p>
          </table:table-cell>
          <table:table-cell office:value-type="float" office:value="0.87248696969958595" table:style-name="ce7">
            <text:p>0.872486969699586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857351139" table:style-name="ce3">
            <text:p>1857351139</text:p>
          </table:table-cell>
          <table:table-cell office:value-type="float" office:value="1231287235" table:style-name="ce3">
            <text:p>1231287235</text:p>
          </table:table-cell>
          <table:table-cell office:value-type="float" office:value="1643406353" table:style-name="ce3">
            <text:p>1643406353</text:p>
          </table:table-cell>
          <table:table-cell office:value-type="float" office:value="624" table:style-name="ce3">
            <text:p>624</text:p>
          </table:table-cell>
          <table:table-cell office:value-type="float" office:value="1.8117964165971501" table:style-name="ce7">
            <text:p>1.811796416597150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678285845" table:style-name="ce3">
            <text:p>678285845</text:p>
          </table:table-cell>
          <table:table-cell office:value-type="float" office:value="1341053768" table:style-name="ce3">
            <text:p>1341053768</text:p>
          </table:table-cell>
          <table:table-cell office:value-type="float" office:value="1848355656" table:style-name="ce3">
            <text:p>1848355656</text:p>
          </table:table-cell>
          <table:table-cell office:value-type="float" office:value="656" table:style-name="ce3">
            <text:p>656</text:p>
          </table:table-cell>
          <table:table-cell office:value-type="float" office:value="0.21449688277848" table:style-name="ce7">
            <text:p>0.214496882778480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106993331" table:style-name="ce3">
            <text:p>1106993331</text:p>
          </table:table-cell>
          <table:table-cell office:value-type="float" office:value="1259639255" table:style-name="ce3">
            <text:p>1259639255</text:p>
          </table:table-cell>
          <table:table-cell office:value-type="float" office:value="1360073767" table:style-name="ce3">
            <text:p>1360073767</text:p>
          </table:table-cell>
          <table:table-cell office:value-type="float" office:value="689" table:style-name="ce3">
            <text:p>689</text:p>
          </table:table-cell>
          <table:table-cell office:value-type="float" office:value="0.79392826644802295" table:style-name="ce7">
            <text:p>0.793928266448023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586071492" table:style-name="ce3">
            <text:p>1586071492</text:p>
          </table:table-cell>
          <table:table-cell office:value-type="float" office:value="1930737029" table:style-name="ce3">
            <text:p>1930737029</text:p>
          </table:table-cell>
          <table:table-cell office:value-type="float" office:value="425457324" table:style-name="ce3">
            <text:p>425457324</text:p>
          </table:table-cell>
          <table:table-cell office:value-type="float" office:value="722" table:style-name="ce3">
            <text:p>722</text:p>
          </table:table-cell>
          <table:table-cell office:value-type="float" office:value="0.60671951801678703" table:style-name="ce7">
            <text:p>0.606719518016787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389043419" table:style-name="ce3">
            <text:p>389043419</text:p>
          </table:table-cell>
          <table:table-cell office:value-type="float" office:value="247668879" table:style-name="ce3">
            <text:p>247668879</text:p>
          </table:table-cell>
          <table:table-cell office:value-type="float" office:value="469959593" table:style-name="ce3">
            <text:p>469959593</text:p>
          </table:table-cell>
          <table:table-cell office:value-type="float" office:value="755" table:style-name="ce3">
            <text:p>755</text:p>
          </table:table-cell>
          <table:table-cell office:value-type="float" office:value="1.1983325275210801" table:style-name="ce7">
            <text:p>1.198332527521080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712518621" table:style-name="ce3">
            <text:p>1712518621</text:p>
          </table:table-cell>
          <table:table-cell office:value-type="float" office:value="1289249197" table:style-name="ce3">
            <text:p>1289249197</text:p>
          </table:table-cell>
          <table:table-cell office:value-type="float" office:value="586060595" table:style-name="ce3">
            <text:p>586060595</text:p>
          </table:table-cell>
          <table:table-cell office:value-type="float" office:value="788" table:style-name="ce3">
            <text:p>788</text:p>
          </table:table-cell>
          <table:table-cell office:value-type="float" office:value="1.10578370938332" table:style-name="ce7">
            <text:p>1.105783709383320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724612651" table:style-name="ce3">
            <text:p>1724612651</text:p>
          </table:table-cell>
          <table:table-cell office:value-type="float" office:value="1211507975" table:style-name="ce3">
            <text:p>1211507975</text:p>
          </table:table-cell>
          <table:table-cell office:value-type="float" office:value="1373968894" table:style-name="ce3">
            <text:p>1373968894</text:p>
          </table:table-cell>
          <table:table-cell office:value-type="float" office:value="822" table:style-name="ce3">
            <text:p>822</text:p>
          </table:table-cell>
          <table:table-cell office:value-type="float" office:value="0.12749522636139801" table:style-name="ce7">
            <text:p>0.127495226361398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978028300" table:style-name="ce3">
            <text:p>978028300</text:p>
          </table:table-cell>
          <table:table-cell office:value-type="float" office:value="2108256020" table:style-name="ce3">
            <text:p>2108256020</text:p>
          </table:table-cell>
          <table:table-cell office:value-type="float" office:value="756166336" table:style-name="ce3">
            <text:p>756166336</text:p>
          </table:table-cell>
          <table:table-cell office:value-type="float" office:value="856" table:style-name="ce3">
            <text:p>856</text:p>
          </table:table-cell>
          <table:table-cell office:value-type="float" office:value="0.16318784526826999" table:style-name="ce7">
            <text:p>0.163187845268270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881796308" table:style-name="ce3">
            <text:p>881796308</text:p>
          </table:table-cell>
          <table:table-cell office:value-type="float" office:value="1745898811" table:style-name="ce3">
            <text:p>1745898811</text:p>
          </table:table-cell>
          <table:table-cell office:value-type="float" office:value="643703231" table:style-name="ce3">
            <text:p>643703231</text:p>
          </table:table-cell>
          <table:table-cell office:value-type="float" office:value="890" table:style-name="ce3">
            <text:p>890</text:p>
          </table:table-cell>
          <table:table-cell office:value-type="float" office:value="0.94532299751386495" table:style-name="ce7">
            <text:p>0.945322997513865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565893707" table:style-name="ce3">
            <text:p>565893707</text:p>
          </table:table-cell>
          <table:table-cell office:value-type="float" office:value="90957744" table:style-name="ce3">
            <text:p>90957744</text:p>
          </table:table-cell>
          <table:table-cell office:value-type="float" office:value="649721562" table:style-name="ce3">
            <text:p>649721562</text:p>
          </table:table-cell>
          <table:table-cell office:value-type="float" office:value="924" table:style-name="ce3">
            <text:p>924</text:p>
          </table:table-cell>
          <table:table-cell office:value-type="float" office:value="0.13222441928939099" table:style-name="ce7">
            <text:p>0.132224419289391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917940205" table:style-name="ce3">
            <text:p>1917940205</text:p>
          </table:table-cell>
          <table:table-cell office:value-type="float" office:value="2012460815" table:style-name="ce3">
            <text:p>2012460815</text:p>
          </table:table-cell>
          <table:table-cell office:value-type="float" office:value="1674883917" table:style-name="ce3">
            <text:p>1674883917</text:p>
          </table:table-cell>
          <table:table-cell office:value-type="float" office:value="958" table:style-name="ce3">
            <text:p>958</text:p>
          </table:table-cell>
          <table:table-cell office:value-type="float" office:value="2.9905492117875999E-2" table:style-name="ce7">
            <text:p>0.029905492117876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091468955" table:style-name="ce3">
            <text:p>1091468955</text:p>
          </table:table-cell>
          <table:table-cell office:value-type="float" office:value="518661421" table:style-name="ce3">
            <text:p>518661421</text:p>
          </table:table-cell>
          <table:table-cell office:value-type="float" office:value="525503759" table:style-name="ce3">
            <text:p>525503759</text:p>
          </table:table-cell>
          <table:table-cell office:value-type="float" office:value="992" table:style-name="ce3">
            <text:p>992</text:p>
          </table:table-cell>
          <table:table-cell office:value-type="float" office:value="0.31344633788035597" table:style-name="ce7">
            <text:p>0.313446337880356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513405469" table:style-name="ce3">
            <text:p>513405469</text:p>
          </table:table-cell>
          <table:table-cell office:value-type="float" office:value="32206726" table:style-name="ce3">
            <text:p>32206726</text:p>
          </table:table-cell>
          <table:table-cell office:value-type="float" office:value="1263172879" table:style-name="ce3">
            <text:p>1263172879</text:p>
          </table:table-cell>
          <table:table-cell office:value-type="float" office:value="27" table:style-name="ce3">
            <text:p>27</text:p>
          </table:table-cell>
          <table:table-cell office:value-type="float" office:value="0.45319884465868299" table:style-name="ce7">
            <text:p>0.453198844658683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216419819" table:style-name="ce3">
            <text:p>216419819</text:p>
          </table:table-cell>
          <table:table-cell office:value-type="float" office:value="1967672978" table:style-name="ce3">
            <text:p>1967672978</text:p>
          </table:table-cell>
          <table:table-cell office:value-type="float" office:value="1777614552" table:style-name="ce3">
            <text:p>1777614552</text:p>
          </table:table-cell>
          <table:table-cell office:value-type="float" office:value="62" table:style-name="ce3">
            <text:p>62</text:p>
          </table:table-cell>
          <table:table-cell office:value-type="float" office:value="0.22991709546915301" table:style-name="ce7">
            <text:p>0.229917095469153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678081868" table:style-name="ce3">
            <text:p>1678081868</text:p>
          </table:table-cell>
          <table:table-cell office:value-type="float" office:value="778759093" table:style-name="ce3">
            <text:p>778759093</text:p>
          </table:table-cell>
          <table:table-cell office:value-type="float" office:value="83174060" table:style-name="ce3">
            <text:p>83174060</text:p>
          </table:table-cell>
          <table:table-cell office:value-type="float" office:value="97" table:style-name="ce3">
            <text:p>97</text:p>
          </table:table-cell>
          <table:table-cell office:value-type="float" office:value="2.47373923420521" table:style-name="ce7">
            <text:p>2.473739234205210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619206291" table:style-name="ce3">
            <text:p>619206291</text:p>
          </table:table-cell>
          <table:table-cell office:value-type="float" office:value="1995817759" table:style-name="ce3">
            <text:p>1995817759</text:p>
          </table:table-cell>
          <table:table-cell office:value-type="float" office:value="407423117" table:style-name="ce3">
            <text:p>407423117</text:p>
          </table:table-cell>
          <table:table-cell office:value-type="float" office:value="132" table:style-name="ce3">
            <text:p>132</text:p>
          </table:table-cell>
          <table:table-cell office:value-type="float" office:value="0.5945255673698" table:style-name="ce7">
            <text:p>0.594525567369800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294374629" table:style-name="ce3">
            <text:p>294374629</text:p>
          </table:table-cell>
          <table:table-cell office:value-type="float" office:value="671107421" table:style-name="ce3">
            <text:p>671107421</text:p>
          </table:table-cell>
          <table:table-cell office:value-type="float" office:value="963650895" table:style-name="ce3">
            <text:p>963650895</text:p>
          </table:table-cell>
          <table:table-cell office:value-type="float" office:value="168" table:style-name="ce3">
            <text:p>168</text:p>
          </table:table-cell>
          <table:table-cell office:value-type="float" office:value="0.54037653637987104" table:style-name="ce7">
            <text:p>0.540376536379871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1899548258" table:style-name="ce3">
            <text:p>1899548258</text:p>
          </table:table-cell>
          <table:table-cell office:value-type="float" office:value="1096670230" table:style-name="ce3">
            <text:p>1096670230</text:p>
          </table:table-cell>
          <table:table-cell office:value-type="float" office:value="833865497" table:style-name="ce3">
            <text:p>833865497</text:p>
          </table:table-cell>
          <table:table-cell office:value-type="float" office:value="204" table:style-name="ce3">
            <text:p>204</text:p>
          </table:table-cell>
          <table:table-cell office:value-type="float" office:value="0.81746796481102402" table:style-name="ce7">
            <text:p>0.817467964811024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215661038" table:style-name="ce3">
            <text:p>1215661038</text:p>
          </table:table-cell>
          <table:table-cell office:value-type="float" office:value="539989057" table:style-name="ce3">
            <text:p>539989057</text:p>
          </table:table-cell>
          <table:table-cell office:value-type="float" office:value="1081983122" table:style-name="ce3">
            <text:p>1081983122</text:p>
          </table:table-cell>
          <table:table-cell office:value-type="float" office:value="240" table:style-name="ce3">
            <text:p>240</text:p>
          </table:table-cell>
          <table:table-cell office:value-type="float" office:value="0.81695149645440002" table:style-name="ce7">
            <text:p>0.816951496454400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455638594" table:style-name="ce3">
            <text:p>455638594</text:p>
          </table:table-cell>
          <table:table-cell office:value-type="float" office:value="1959771330" table:style-name="ce3">
            <text:p>1959771330</text:p>
          </table:table-cell>
          <table:table-cell office:value-type="float" office:value="1884849485" table:style-name="ce3">
            <text:p>1884849485</text:p>
          </table:table-cell>
          <table:table-cell office:value-type="float" office:value="276" table:style-name="ce3">
            <text:p>276</text:p>
          </table:table-cell>
          <table:table-cell office:value-type="float" office:value="1.00335915097882" table:style-name="ce7">
            <text:p>1.003359150978820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2138644237" table:style-name="ce3">
            <text:p>2138644237</text:p>
          </table:table-cell>
          <table:table-cell office:value-type="float" office:value="456209990" table:style-name="ce3">
            <text:p>456209990</text:p>
          </table:table-cell>
          <table:table-cell office:value-type="float" office:value="1592314461" table:style-name="ce3">
            <text:p>1592314461</text:p>
          </table:table-cell>
          <table:table-cell office:value-type="float" office:value="312" table:style-name="ce3">
            <text:p>312</text:p>
          </table:table-cell>
          <table:table-cell office:value-type="float" office:value="1.0358243890407799" table:style-name="ce7">
            <text:p>1.035824389040780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759874682" table:style-name="ce3">
            <text:p>1759874682</text:p>
          </table:table-cell>
          <table:table-cell office:value-type="float" office:value="131703505" table:style-name="ce3">
            <text:p>131703505</text:p>
          </table:table-cell>
          <table:table-cell office:value-type="float" office:value="514740154" table:style-name="ce3">
            <text:p>514740154</text:p>
          </table:table-cell>
          <table:table-cell office:value-type="float" office:value="348" table:style-name="ce3">
            <text:p>348</text:p>
          </table:table-cell>
          <table:table-cell office:value-type="float" office:value="0.303691955239835" table:style-name="ce7">
            <text:p>0.303691955239835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921496469" table:style-name="ce3">
            <text:p>921496469</text:p>
          </table:table-cell>
          <table:table-cell office:value-type="float" office:value="979232882" table:style-name="ce3">
            <text:p>979232882</text:p>
          </table:table-cell>
          <table:table-cell office:value-type="float" office:value="1316886415" table:style-name="ce3">
            <text:p>1316886415</text:p>
          </table:table-cell>
          <table:table-cell office:value-type="float" office:value="385" table:style-name="ce3">
            <text:p>385</text:p>
          </table:table-cell>
          <table:table-cell office:value-type="float" office:value="0.10817303026531599" table:style-name="ce7">
            <text:p>0.108173030265316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2086568754" table:style-name="ce3">
            <text:p>2086568754</text:p>
          </table:table-cell>
          <table:table-cell office:value-type="float" office:value="395032917" table:style-name="ce3">
            <text:p>395032917</text:p>
          </table:table-cell>
          <table:table-cell office:value-type="float" office:value="528184624" table:style-name="ce3">
            <text:p>528184624</text:p>
          </table:table-cell>
          <table:table-cell office:value-type="float" office:value="422" table:style-name="ce3">
            <text:p>422</text:p>
          </table:table-cell>
          <table:table-cell office:value-type="float" office:value="1.39271071070069" table:style-name="ce7">
            <text:p>1.392710710700690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553076638" table:style-name="ce3">
            <text:p>553076638</text:p>
          </table:table-cell>
          <table:table-cell office:value-type="float" office:value="2146970622" table:style-name="ce3">
            <text:p>2146970622</text:p>
          </table:table-cell>
          <table:table-cell office:value-type="float" office:value="1707840519" table:style-name="ce3">
            <text:p>1707840519</text:p>
          </table:table-cell>
          <table:table-cell office:value-type="float" office:value="459" table:style-name="ce3">
            <text:p>459</text:p>
          </table:table-cell>
          <table:table-cell office:value-type="float" office:value="0.60646578093592596" table:style-name="ce7">
            <text:p>0.606465780935926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1249826322" table:style-name="ce3">
            <text:p>1249826322</text:p>
          </table:table-cell>
          <table:table-cell office:value-type="float" office:value="736527353" table:style-name="ce3">
            <text:p>736527353</text:p>
          </table:table-cell>
          <table:table-cell office:value-type="float" office:value="1926978061" table:style-name="ce3">
            <text:p>1926978061</text:p>
          </table:table-cell>
          <table:table-cell office:value-type="float" office:value="496" table:style-name="ce3">
            <text:p>496</text:p>
          </table:table-cell>
          <table:table-cell office:value-type="float" office:value="0.18831038092378799" table:style-name="ce7">
            <text:p>0.188310380923788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1293432765" table:style-name="ce3">
            <text:p>1293432765</text:p>
          </table:table-cell>
          <table:table-cell office:value-type="float" office:value="128748523" table:style-name="ce3">
            <text:p>128748523</text:p>
          </table:table-cell>
          <table:table-cell office:value-type="float" office:value="325536290" table:style-name="ce3">
            <text:p>325536290</text:p>
          </table:table-cell>
          <table:table-cell office:value-type="float" office:value="534" table:style-name="ce3">
            <text:p>534</text:p>
          </table:table-cell>
          <table:table-cell office:value-type="float" office:value="0.88897206588787003" table:style-name="ce7">
            <text:p>0.888972065887870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894996299" table:style-name="ce3">
            <text:p>1894996299</text:p>
          </table:table-cell>
          <table:table-cell office:value-type="float" office:value="586195904" table:style-name="ce3">
            <text:p>586195904</text:p>
          </table:table-cell>
          <table:table-cell office:value-type="float" office:value="1832620472" table:style-name="ce3">
            <text:p>1832620472</text:p>
          </table:table-cell>
          <table:table-cell office:value-type="float" office:value="572" table:style-name="ce3">
            <text:p>572</text:p>
          </table:table-cell>
          <table:table-cell office:value-type="float" office:value="1.9826868755539799" table:style-name="ce7">
            <text:p>1.982686875553980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2020297453" table:style-name="ce3">
            <text:p>2020297453</text:p>
          </table:table-cell>
          <table:table-cell office:value-type="float" office:value="210889536" table:style-name="ce3">
            <text:p>210889536</text:p>
          </table:table-cell>
          <table:table-cell office:value-type="float" office:value="1531079799" table:style-name="ce3">
            <text:p>1531079799</text:p>
          </table:table-cell>
          <table:table-cell office:value-type="float" office:value="610" table:style-name="ce3">
            <text:p>610</text:p>
          </table:table-cell>
          <table:table-cell office:value-type="float" office:value="1.1993835478816901" table:style-name="ce7">
            <text:p>1.199383547881690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275334042" table:style-name="ce3">
            <text:p>1275334042</text:p>
          </table:table-cell>
          <table:table-cell office:value-type="float" office:value="284541376" table:style-name="ce3">
            <text:p>284541376</text:p>
          </table:table-cell>
          <table:table-cell office:value-type="float" office:value="1545081784" table:style-name="ce3">
            <text:p>1545081784</text:p>
          </table:table-cell>
          <table:table-cell office:value-type="float" office:value="648" table:style-name="ce3">
            <text:p>648</text:p>
          </table:table-cell>
          <table:table-cell office:value-type="float" office:value="1.0929375701789299" table:style-name="ce7">
            <text:p>1.092937570178930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504953205" table:style-name="ce3">
            <text:p>504953205</text:p>
          </table:table-cell>
          <table:table-cell office:value-type="float" office:value="1956726079" table:style-name="ce3">
            <text:p>1956726079</text:p>
          </table:table-cell>
          <table:table-cell office:value-type="float" office:value="1819262008" table:style-name="ce3">
            <text:p>1819262008</text:p>
          </table:table-cell>
          <table:table-cell office:value-type="float" office:value="686" table:style-name="ce3">
            <text:p>686</text:p>
          </table:table-cell>
          <table:table-cell office:value-type="float" office:value="2.7698592601802099E-2" table:style-name="ce7">
            <text:p>0.027698592601802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2040623186" table:style-name="ce3">
            <text:p>2040623186</text:p>
          </table:table-cell>
          <table:table-cell office:value-type="float" office:value="589483964" table:style-name="ce3">
            <text:p>589483964</text:p>
          </table:table-cell>
          <table:table-cell office:value-type="float" office:value="165535994" table:style-name="ce3">
            <text:p>165535994</text:p>
          </table:table-cell>
          <table:table-cell office:value-type="float" office:value="724" table:style-name="ce3">
            <text:p>724</text:p>
          </table:table-cell>
          <table:table-cell office:value-type="float" office:value="0.16009985479071201" table:style-name="ce7">
            <text:p>0.160099854790712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440028542" table:style-name="ce3">
            <text:p>1440028542</text:p>
          </table:table-cell>
          <table:table-cell office:value-type="float" office:value="958689076" table:style-name="ce3">
            <text:p>958689076</text:p>
          </table:table-cell>
          <table:table-cell office:value-type="float" office:value="1053378361" table:style-name="ce3">
            <text:p>1053378361</text:p>
          </table:table-cell>
          <table:table-cell office:value-type="float" office:value="763" table:style-name="ce3">
            <text:p>763</text:p>
          </table:table-cell>
          <table:table-cell office:value-type="float" office:value="0.26241995601666901" table:style-name="ce7">
            <text:p>0.262419956016669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418992434" table:style-name="ce3">
            <text:p>418992434</text:p>
          </table:table-cell>
          <table:table-cell office:value-type="float" office:value="446778780" table:style-name="ce3">
            <text:p>446778780</text:p>
          </table:table-cell>
          <table:table-cell office:value-type="float" office:value="1965265404" table:style-name="ce3">
            <text:p>1965265404</text:p>
          </table:table-cell>
          <table:table-cell office:value-type="float" office:value="802" table:style-name="ce3">
            <text:p>802</text:p>
          </table:table-cell>
          <table:table-cell office:value-type="float" office:value="2.1388880421682801" table:style-name="ce7">
            <text:p>2.138888042168280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406956445" table:style-name="ce3">
            <text:p>406956445</text:p>
          </table:table-cell>
          <table:table-cell office:value-type="float" office:value="494921939" table:style-name="ce3">
            <text:p>494921939</text:p>
          </table:table-cell>
          <table:table-cell office:value-type="float" office:value="353212994" table:style-name="ce3">
            <text:p>353212994</text:p>
          </table:table-cell>
          <table:table-cell office:value-type="float" office:value="841" table:style-name="ce3">
            <text:p>841</text:p>
          </table:table-cell>
          <table:table-cell office:value-type="float" office:value="0.78462224442068196" table:style-name="ce7">
            <text:p>0.784622244420682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2129035883" table:style-name="ce3">
            <text:p>2129035883</text:p>
          </table:table-cell>
          <table:table-cell office:value-type="float" office:value="1095940729" table:style-name="ce3">
            <text:p>1095940729</text:p>
          </table:table-cell>
          <table:table-cell office:value-type="float" office:value="1894209458" table:style-name="ce3">
            <text:p>1894209458</text:p>
          </table:table-cell>
          <table:table-cell office:value-type="float" office:value="880" table:style-name="ce3">
            <text:p>880</text:p>
          </table:table-cell>
          <table:table-cell office:value-type="float" office:value="8.3991536700599598E-2" table:style-name="ce7">
            <text:p>0.083991536700600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333542605" table:style-name="ce3">
            <text:p>1333542605</text:p>
          </table:table-cell>
          <table:table-cell office:value-type="float" office:value="2121346923" table:style-name="ce3">
            <text:p>2121346923</text:p>
          </table:table-cell>
          <table:table-cell office:value-type="float" office:value="1551273706" table:style-name="ce3">
            <text:p>1551273706</text:p>
          </table:table-cell>
          <table:table-cell office:value-type="float" office:value="920" table:style-name="ce3">
            <text:p>920</text:p>
          </table:table-cell>
          <table:table-cell office:value-type="float" office:value="0.42614627816068201" table:style-name="ce7">
            <text:p>0.426146278160682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711211707" table:style-name="ce3">
            <text:p>1711211707</text:p>
          </table:table-cell>
          <table:table-cell office:value-type="float" office:value="717131328" table:style-name="ce3">
            <text:p>717131328</text:p>
          </table:table-cell>
          <table:table-cell office:value-type="float" office:value="1303658260" table:style-name="ce3">
            <text:p>1303658260</text:p>
          </table:table-cell>
          <table:table-cell office:value-type="float" office:value="960" table:style-name="ce3">
            <text:p>960</text:p>
          </table:table-cell>
          <table:table-cell office:value-type="float" office:value="5.2082821281625599E-2" table:style-name="ce7">
            <text:p>0.052082821281626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234145533" table:style-name="ce3">
            <text:p>1234145533</text:p>
          </table:table-cell>
          <table:table-cell office:value-type="float" office:value="242985664" table:style-name="ce3">
            <text:p>242985664</text:p>
          </table:table-cell>
          <table:table-cell office:value-type="float" office:value="716470257" table:style-name="ce3">
            <text:p>716470257</text:p>
          </table:table-cell>
          <table:table-cell office:value-type="float" office:value="0" table:style-name="ce3">
            <text:p>0</text:p>
          </table:table-cell>
          <table:table-cell office:value-type="float" office:value="2.5459159421090298" table:style-name="ce7">
            <text:p>2.545915942109030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886900747" table:style-name="ce3">
            <text:p>1886900747</text:p>
          </table:table-cell>
          <table:table-cell office:value-type="float" office:value="1446182975" table:style-name="ce3">
            <text:p>1446182975</text:p>
          </table:table-cell>
          <table:table-cell office:value-type="float" office:value="2095876721" table:style-name="ce3">
            <text:p>2095876721</text:p>
          </table:table-cell>
          <table:table-cell office:value-type="float" office:value="40" table:style-name="ce3">
            <text:p>40</text:p>
          </table:table-cell>
          <table:table-cell office:value-type="float" office:value="1.4989397026772" table:style-name="ce7">
            <text:p>1.498939702677200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1249824812" table:style-name="ce3">
            <text:p>1249824812</text:p>
          </table:table-cell>
          <table:table-cell office:value-type="float" office:value="47710397" table:style-name="ce3">
            <text:p>47710397</text:p>
          </table:table-cell>
          <table:table-cell office:value-type="float" office:value="196379520" table:style-name="ce3">
            <text:p>196379520</text:p>
          </table:table-cell>
          <table:table-cell office:value-type="float" office:value="80" table:style-name="ce3">
            <text:p>80</text:p>
          </table:table-cell>
          <table:table-cell office:value-type="float" office:value="0.208518182157865" table:style-name="ce7">
            <text:p>0.208518182157865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268054195" table:style-name="ce3">
            <text:p>1268054195</text:p>
          </table:table-cell>
          <table:table-cell office:value-type="float" office:value="155517495" table:style-name="ce3">
            <text:p>155517495</text:p>
          </table:table-cell>
          <table:table-cell office:value-type="float" office:value="1112767412" table:style-name="ce3">
            <text:p>1112767412</text:p>
          </table:table-cell>
          <table:table-cell office:value-type="float" office:value="120" table:style-name="ce3">
            <text:p>120</text:p>
          </table:table-cell>
          <table:table-cell office:value-type="float" office:value="0.57292676832063505" table:style-name="ce7">
            <text:p>0.572926768320635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559132613" table:style-name="ce3">
            <text:p>559132613</text:p>
          </table:table-cell>
          <table:table-cell office:value-type="float" office:value="503711397" table:style-name="ce3">
            <text:p>503711397</text:p>
          </table:table-cell>
          <table:table-cell office:value-type="float" office:value="139190417" table:style-name="ce3">
            <text:p>139190417</text:p>
          </table:table-cell>
          <table:table-cell office:value-type="float" office:value="161" table:style-name="ce3">
            <text:p>161</text:p>
          </table:table-cell>
          <table:table-cell office:value-type="float" office:value="1.70814346328711" table:style-name="ce7">
            <text:p>1.708143463287110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2100866690" table:style-name="ce3">
            <text:p>2100866690</text:p>
          </table:table-cell>
          <table:table-cell office:value-type="float" office:value="1622610927" table:style-name="ce3">
            <text:p>1622610927</text:p>
          </table:table-cell>
          <table:table-cell office:value-type="float" office:value="2109079537" table:style-name="ce3">
            <text:p>2109079537</text:p>
          </table:table-cell>
          <table:table-cell office:value-type="float" office:value="202" table:style-name="ce3">
            <text:p>202</text:p>
          </table:table-cell>
          <table:table-cell office:value-type="float" office:value="2.7239719609251898" table:style-name="ce7">
            <text:p>2.723971960925190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340318414" table:style-name="ce3">
            <text:p>340318414</text:p>
          </table:table-cell>
          <table:table-cell office:value-type="float" office:value="907295693" table:style-name="ce3">
            <text:p>907295693</text:p>
          </table:table-cell>
          <table:table-cell office:value-type="float" office:value="1044771632" table:style-name="ce3">
            <text:p>1044771632</text:p>
          </table:table-cell>
          <table:table-cell office:value-type="float" office:value="243" table:style-name="ce3">
            <text:p>243</text:p>
          </table:table-cell>
          <table:table-cell office:value-type="float" office:value="2.30130319845126E-2" table:style-name="ce7">
            <text:p>0.023013031984513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982629473" table:style-name="ce3">
            <text:p>982629473</text:p>
          </table:table-cell>
          <table:table-cell office:value-type="float" office:value="1577694054" table:style-name="ce3">
            <text:p>1577694054</text:p>
          </table:table-cell>
          <table:table-cell office:value-type="float" office:value="54171312" table:style-name="ce3">
            <text:p>54171312</text:p>
          </table:table-cell>
          <table:table-cell office:value-type="float" office:value="284" table:style-name="ce3">
            <text:p>284</text:p>
          </table:table-cell>
          <table:table-cell office:value-type="float" office:value="0.23420925772259901" table:style-name="ce7">
            <text:p>0.234209257722599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904299591" table:style-name="ce3">
            <text:p>904299591</text:p>
          </table:table-cell>
          <table:table-cell office:value-type="float" office:value="1300437553" table:style-name="ce3">
            <text:p>1300437553</text:p>
          </table:table-cell>
          <table:table-cell office:value-type="float" office:value="2115523327" table:style-name="ce3">
            <text:p>2115523327</text:p>
          </table:table-cell>
          <table:table-cell office:value-type="float" office:value="326" table:style-name="ce3">
            <text:p>326</text:p>
          </table:table-cell>
          <table:table-cell office:value-type="float" office:value="0.61048234953346503" table:style-name="ce7">
            <text:p>0.610482349533465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821449040" table:style-name="ce3">
            <text:p>821449040</text:p>
          </table:table-cell>
          <table:table-cell office:value-type="float" office:value="45764243" table:style-name="ce3">
            <text:p>45764243</text:p>
          </table:table-cell>
          <table:table-cell office:value-type="float" office:value="1867388553" table:style-name="ce3">
            <text:p>1867388553</text:p>
          </table:table-cell>
          <table:table-cell office:value-type="float" office:value="368" table:style-name="ce3">
            <text:p>368</text:p>
          </table:table-cell>
          <table:table-cell office:value-type="float" office:value="1.31435025396811" table:style-name="ce7">
            <text:p>1.314350253968110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2069125936" table:style-name="ce3">
            <text:p>2069125936</text:p>
          </table:table-cell>
          <table:table-cell office:value-type="float" office:value="1455549369" table:style-name="ce3">
            <text:p>1455549369</text:p>
          </table:table-cell>
          <table:table-cell office:value-type="float" office:value="1315788800" table:style-name="ce3">
            <text:p>1315788800</text:p>
          </table:table-cell>
          <table:table-cell office:value-type="float" office:value="410" table:style-name="ce3">
            <text:p>410</text:p>
          </table:table-cell>
          <table:table-cell office:value-type="float" office:value="5.3271226510512103E-2" table:style-name="ce7">
            <text:p>0.053271226510512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1596894287" table:style-name="ce3">
            <text:p>1596894287</text:p>
          </table:table-cell>
          <table:table-cell office:value-type="float" office:value="1878967082" table:style-name="ce3">
            <text:p>1878967082</text:p>
          </table:table-cell>
          <table:table-cell office:value-type="float" office:value="1723620542" table:style-name="ce3">
            <text:p>1723620542</text:p>
          </table:table-cell>
          <table:table-cell office:value-type="float" office:value="452" table:style-name="ce3">
            <text:p>452</text:p>
          </table:table-cell>
          <table:table-cell office:value-type="float" office:value="0.24029387211842901" table:style-name="ce7">
            <text:p>0.240293872118429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899132552" table:style-name="ce3">
            <text:p>1899132552</text:p>
          </table:table-cell>
          <table:table-cell office:value-type="float" office:value="321276286" table:style-name="ce3">
            <text:p>321276286</text:p>
          </table:table-cell>
          <table:table-cell office:value-type="float" office:value="44942152" table:style-name="ce3">
            <text:p>44942152</text:p>
          </table:table-cell>
          <table:table-cell office:value-type="float" office:value="494" table:style-name="ce3">
            <text:p>494</text:p>
          </table:table-cell>
          <table:table-cell office:value-type="float" office:value="1.1227440927818799" table:style-name="ce7">
            <text:p>1.122744092781880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671341239" table:style-name="ce3">
            <text:p>671341239</text:p>
          </table:table-cell>
          <table:table-cell office:value-type="float" office:value="49339513" table:style-name="ce3">
            <text:p>49339513</text:p>
          </table:table-cell>
          <table:table-cell office:value-type="float" office:value="933924539" table:style-name="ce3">
            <text:p>933924539</text:p>
          </table:table-cell>
          <table:table-cell office:value-type="float" office:value="536" table:style-name="ce3">
            <text:p>536</text:p>
          </table:table-cell>
          <table:table-cell office:value-type="float" office:value="0.29881354162019302" table:style-name="ce7">
            <text:p>0.298813541620193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353117281" table:style-name="ce3">
            <text:p>353117281</text:p>
          </table:table-cell>
          <table:table-cell office:value-type="float" office:value="1699452266" table:style-name="ce3">
            <text:p>1699452266</text:p>
          </table:table-cell>
          <table:table-cell office:value-type="float" office:value="1832125417" table:style-name="ce3">
            <text:p>1832125417</text:p>
          </table:table-cell>
          <table:table-cell office:value-type="float" office:value="579" table:style-name="ce3">
            <text:p>579</text:p>
          </table:table-cell>
          <table:table-cell office:value-type="float" office:value="0.48709519157687903" table:style-name="ce7">
            <text:p>0.487095191576879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1344822342" table:style-name="ce3">
            <text:p>1344822342</text:p>
          </table:table-cell>
          <table:table-cell office:value-type="float" office:value="1162657853" table:style-name="ce3">
            <text:p>1162657853</text:p>
          </table:table-cell>
          <table:table-cell office:value-type="float" office:value="1912119892" table:style-name="ce3">
            <text:p>1912119892</text:p>
          </table:table-cell>
          <table:table-cell office:value-type="float" office:value="622" table:style-name="ce3">
            <text:p>622</text:p>
          </table:table-cell>
          <table:table-cell office:value-type="float" office:value="0.28743422643765898" table:style-name="ce7">
            <text:p>0.287434226437659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63706793" table:style-name="ce3">
            <text:p>163706793</text:p>
          </table:table-cell>
          <table:table-cell office:value-type="float" office:value="270745782" table:style-name="ce3">
            <text:p>270745782</text:p>
          </table:table-cell>
          <table:table-cell office:value-type="float" office:value="1301961696" table:style-name="ce3">
            <text:p>1301961696</text:p>
          </table:table-cell>
          <table:table-cell office:value-type="float" office:value="665" table:style-name="ce3">
            <text:p>665</text:p>
          </table:table-cell>
          <table:table-cell office:value-type="float" office:value="0.33509044167812302" table:style-name="ce7">
            <text:p>0.335090441678123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493516862" table:style-name="ce3">
            <text:p>493516862</text:p>
          </table:table-cell>
          <table:table-cell office:value-type="float" office:value="1897906722" table:style-name="ce3">
            <text:p>1897906722</text:p>
          </table:table-cell>
          <table:table-cell office:value-type="float" office:value="1483926763" table:style-name="ce3">
            <text:p>1483926763</text:p>
          </table:table-cell>
          <table:table-cell office:value-type="float" office:value="708" table:style-name="ce3">
            <text:p>708</text:p>
          </table:table-cell>
          <table:table-cell office:value-type="float" office:value="1.0460441995045699" table:style-name="ce7">
            <text:p>1.046044199504570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956051058" table:style-name="ce3">
            <text:p>956051058</text:p>
          </table:table-cell>
          <table:table-cell office:value-type="float" office:value="360793702" table:style-name="ce3">
            <text:p>360793702</text:p>
          </table:table-cell>
          <table:table-cell office:value-type="float" office:value="2076157352" table:style-name="ce3">
            <text:p>2076157352</text:p>
          </table:table-cell>
          <table:table-cell office:value-type="float" office:value="752" table:style-name="ce3">
            <text:p>752</text:p>
          </table:table-cell>
          <table:table-cell office:value-type="float" office:value="2.3437204005563501" table:style-name="ce7">
            <text:p>2.343720400556350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877477470" table:style-name="ce3">
            <text:p>877477470</text:p>
          </table:table-cell>
          <table:table-cell office:value-type="float" office:value="115987249" table:style-name="ce3">
            <text:p>115987249</text:p>
          </table:table-cell>
          <table:table-cell office:value-type="float" office:value="1305168299" table:style-name="ce3">
            <text:p>1305168299</text:p>
          </table:table-cell>
          <table:table-cell office:value-type="float" office:value="796" table:style-name="ce3">
            <text:p>796</text:p>
          </table:table-cell>
          <table:table-cell office:value-type="float" office:value="1.4788370359677301" table:style-name="ce7">
            <text:p>1.478837035967730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993627473" table:style-name="ce3">
            <text:p>993627473</text:p>
          </table:table-cell>
          <table:table-cell office:value-type="float" office:value="1743681938" table:style-name="ce3">
            <text:p>1743681938</text:p>
          </table:table-cell>
          <table:table-cell office:value-type="float" office:value="644470908" table:style-name="ce3">
            <text:p>644470908</text:p>
          </table:table-cell>
          <table:table-cell office:value-type="float" office:value="840" table:style-name="ce3">
            <text:p>840</text:p>
          </table:table-cell>
          <table:table-cell office:value-type="float" office:value="0.33709972553199502" table:style-name="ce7">
            <text:p>0.337099725531995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064091863" table:style-name="ce3">
            <text:p>1064091863</text:p>
          </table:table-cell>
          <table:table-cell office:value-type="float" office:value="828206261" table:style-name="ce3">
            <text:p>828206261</text:p>
          </table:table-cell>
          <table:table-cell office:value-type="float" office:value="1678115883" table:style-name="ce3">
            <text:p>1678115883</text:p>
          </table:table-cell>
          <table:table-cell office:value-type="float" office:value="884" table:style-name="ce3">
            <text:p>884</text:p>
          </table:table-cell>
          <table:table-cell office:value-type="float" office:value="1.1928948503514001" table:style-name="ce7">
            <text:p>1.192894850351400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2095604544" table:style-name="ce3">
            <text:p>2095604544</text:p>
          </table:table-cell>
          <table:table-cell office:value-type="float" office:value="13452831" table:style-name="ce3">
            <text:p>13452831</text:p>
          </table:table-cell>
          <table:table-cell office:value-type="float" office:value="1862209569" table:style-name="ce3">
            <text:p>1862209569</text:p>
          </table:table-cell>
          <table:table-cell office:value-type="float" office:value="928" table:style-name="ce3">
            <text:p>928</text:p>
          </table:table-cell>
          <table:table-cell office:value-type="float" office:value="1.5514092045452901" table:style-name="ce7">
            <text:p>1.551409204545290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2093743808" table:style-name="ce3">
            <text:p>2093743808</text:p>
          </table:table-cell>
          <table:table-cell office:value-type="float" office:value="1216795229" table:style-name="ce3">
            <text:p>1216795229</text:p>
          </table:table-cell>
          <table:table-cell office:value-type="float" office:value="876504806" table:style-name="ce3">
            <text:p>876504806</text:p>
          </table:table-cell>
          <table:table-cell office:value-type="float" office:value="972" table:style-name="ce3">
            <text:p>972</text:p>
          </table:table-cell>
          <table:table-cell office:value-type="float" office:value="2.9491420700670599" table:style-name="ce7">
            <text:p>2.949142070067060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885124928" table:style-name="ce3">
            <text:p>885124928</text:p>
          </table:table-cell>
          <table:table-cell office:value-type="float" office:value="737244950" table:style-name="ce3">
            <text:p>737244950</text:p>
          </table:table-cell>
          <table:table-cell office:value-type="float" office:value="1443722380" table:style-name="ce3">
            <text:p>1443722380</text:p>
          </table:table-cell>
          <table:table-cell office:value-type="float" office:value="17" table:style-name="ce3">
            <text:p>17</text:p>
          </table:table-cell>
          <table:table-cell office:value-type="float" office:value="1.2541563412393" table:style-name="ce7">
            <text:p>1.254156341239300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675435199" table:style-name="ce3">
            <text:p>675435199</text:p>
          </table:table-cell>
          <table:table-cell office:value-type="float" office:value="2062181697" table:style-name="ce3">
            <text:p>2062181697</text:p>
          </table:table-cell>
          <table:table-cell office:value-type="float" office:value="1265900593" table:style-name="ce3">
            <text:p>1265900593</text:p>
          </table:table-cell>
          <table:table-cell office:value-type="float" office:value="62" table:style-name="ce3">
            <text:p>62</text:p>
          </table:table-cell>
          <table:table-cell office:value-type="float" office:value="0.7555947260325" table:style-name="ce7">
            <text:p>0.755594726032500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440826265" table:style-name="ce3">
            <text:p>440826265</text:p>
          </table:table-cell>
          <table:table-cell office:value-type="float" office:value="1442852802" table:style-name="ce3">
            <text:p>1442852802</text:p>
          </table:table-cell>
          <table:table-cell office:value-type="float" office:value="408669808" table:style-name="ce3">
            <text:p>408669808</text:p>
          </table:table-cell>
          <table:table-cell office:value-type="float" office:value="107" table:style-name="ce3">
            <text:p>107</text:p>
          </table:table-cell>
          <table:table-cell office:value-type="float" office:value="2.6766671046274699" table:style-name="ce7">
            <text:p>2.676667104627470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48450255" table:style-name="ce3">
            <text:p>148450255</text:p>
          </table:table-cell>
          <table:table-cell office:value-type="float" office:value="834834246" table:style-name="ce3">
            <text:p>834834246</text:p>
          </table:table-cell>
          <table:table-cell office:value-type="float" office:value="341787723" table:style-name="ce3">
            <text:p>341787723</text:p>
          </table:table-cell>
          <table:table-cell office:value-type="float" office:value="152" table:style-name="ce3">
            <text:p>152</text:p>
          </table:table-cell>
          <table:table-cell office:value-type="float" office:value="1.9949161110218401" table:style-name="ce7">
            <text:p>1.994916111021840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774920456" table:style-name="ce3">
            <text:p>1774920456</text:p>
          </table:table-cell>
          <table:table-cell office:value-type="float" office:value="613264850" table:style-name="ce3">
            <text:p>613264850</text:p>
          </table:table-cell>
          <table:table-cell office:value-type="float" office:value="1933182808" table:style-name="ce3">
            <text:p>1933182808</text:p>
          </table:table-cell>
          <table:table-cell office:value-type="float" office:value="198" table:style-name="ce3">
            <text:p>198</text:p>
          </table:table-cell>
          <table:table-cell office:value-type="float" office:value="1.27854398991632E-2" table:style-name="ce7">
            <text:p>0.012785439899163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392749623" table:style-name="ce3">
            <text:p>392749623</text:p>
          </table:table-cell>
          <table:table-cell office:value-type="float" office:value="461048182" table:style-name="ce3">
            <text:p>461048182</text:p>
          </table:table-cell>
          <table:table-cell office:value-type="float" office:value="1674069098" table:style-name="ce3">
            <text:p>1674069098</text:p>
          </table:table-cell>
          <table:table-cell office:value-type="float" office:value="244" table:style-name="ce3">
            <text:p>244</text:p>
          </table:table-cell>
          <table:table-cell office:value-type="float" office:value="0.33077547259333601" table:style-name="ce7">
            <text:p>0.330775472593336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725663456" table:style-name="ce3">
            <text:p>1725663456</text:p>
          </table:table-cell>
          <table:table-cell office:value-type="float" office:value="1541872738" table:style-name="ce3">
            <text:p>1541872738</text:p>
          </table:table-cell>
          <table:table-cell office:value-type="float" office:value="1999416974" table:style-name="ce3">
            <text:p>1999416974</text:p>
          </table:table-cell>
          <table:table-cell office:value-type="float" office:value="290" table:style-name="ce3">
            <text:p>290</text:p>
          </table:table-cell>
          <table:table-cell office:value-type="float" office:value="1.26867281666089" table:style-name="ce7">
            <text:p>1.268672816660890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459038751" table:style-name="ce3">
            <text:p>1459038751</text:p>
          </table:table-cell>
          <table:table-cell office:value-type="float" office:value="806835494" table:style-name="ce3">
            <text:p>806835494</text:p>
          </table:table-cell>
          <table:table-cell office:value-type="float" office:value="1766860975" table:style-name="ce3">
            <text:p>1766860975</text:p>
          </table:table-cell>
          <table:table-cell office:value-type="float" office:value="336" table:style-name="ce3">
            <text:p>336</text:p>
          </table:table-cell>
          <table:table-cell office:value-type="float" office:value="0.48240962595321701" table:style-name="ce7">
            <text:p>0.482409625953217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2095995193" table:style-name="ce3">
            <text:p>2095995193</text:p>
          </table:table-cell>
          <table:table-cell office:value-type="float" office:value="1701576561" table:style-name="ce3">
            <text:p>1701576561</text:p>
          </table:table-cell>
          <table:table-cell office:value-type="float" office:value="1267566518" table:style-name="ce3">
            <text:p>1267566518</text:p>
          </table:table-cell>
          <table:table-cell office:value-type="float" office:value="382" table:style-name="ce3">
            <text:p>382</text:p>
          </table:table-cell>
          <table:table-cell office:value-type="float" office:value="0.235955905259601" table:style-name="ce7">
            <text:p>0.235955905259601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69446959" table:style-name="ce3">
            <text:p>69446959</text:p>
          </table:table-cell>
          <table:table-cell office:value-type="float" office:value="800390739" table:style-name="ce3">
            <text:p>800390739</text:p>
          </table:table-cell>
          <table:table-cell office:value-type="float" office:value="450004519" table:style-name="ce3">
            <text:p>450004519</text:p>
          </table:table-cell>
          <table:table-cell office:value-type="float" office:value="428" table:style-name="ce3">
            <text:p>428</text:p>
          </table:table-cell>
          <table:table-cell office:value-type="float" office:value="0.877192738661148" table:style-name="ce7">
            <text:p>0.877192738661148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111419048" table:style-name="ce3">
            <text:p>1111419048</text:p>
          </table:table-cell>
          <table:table-cell office:value-type="float" office:value="225573624" table:style-name="ce3">
            <text:p>225573624</text:p>
          </table:table-cell>
          <table:table-cell office:value-type="float" office:value="2113801373" table:style-name="ce3">
            <text:p>2113801373</text:p>
          </table:table-cell>
          <table:table-cell office:value-type="float" office:value="475" table:style-name="ce3">
            <text:p>475</text:p>
          </table:table-cell>
          <table:table-cell office:value-type="float" office:value="1.9549770926624701" table:style-name="ce7">
            <text:p>1.954977092662470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807169432" table:style-name="ce3">
            <text:p>807169432</text:p>
          </table:table-cell>
          <table:table-cell office:value-type="float" office:value="592310504" table:style-name="ce3">
            <text:p>592310504</text:p>
          </table:table-cell>
          <table:table-cell office:value-type="float" office:value="1106043377" table:style-name="ce3">
            <text:p>1106043377</text:p>
          </table:table-cell>
          <table:table-cell office:value-type="float" office:value="522" table:style-name="ce3">
            <text:p>522</text:p>
          </table:table-cell>
          <table:table-cell office:value-type="float" office:value="1.1059346500565701" table:style-name="ce7">
            <text:p>1.105934650056570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442439207" table:style-name="ce3">
            <text:p>442439207</text:p>
          </table:table-cell>
          <table:table-cell office:value-type="float" office:value="1523700408" table:style-name="ce3">
            <text:p>1523700408</text:p>
          </table:table-cell>
          <table:table-cell office:value-type="float" office:value="1692848486" table:style-name="ce3">
            <text:p>1692848486</text:p>
          </table:table-cell>
          <table:table-cell office:value-type="float" office:value="569" table:style-name="ce3">
            <text:p>569</text:p>
          </table:table-cell>
          <table:table-cell office:value-type="float" office:value="4.56897480366713" table:style-name="ce7">
            <text:p>4.568974803667130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487362673" table:style-name="ce3">
            <text:p>1487362673</text:p>
          </table:table-cell>
          <table:table-cell office:value-type="float" office:value="1663924263" table:style-name="ce3">
            <text:p>1663924263</text:p>
          </table:table-cell>
          <table:table-cell office:value-type="float" office:value="1607321589" table:style-name="ce3">
            <text:p>1607321589</text:p>
          </table:table-cell>
          <table:table-cell office:value-type="float" office:value="616" table:style-name="ce3">
            <text:p>616</text:p>
          </table:table-cell>
          <table:table-cell office:value-type="float" office:value="0.30574307489014302" table:style-name="ce7">
            <text:p>0.305743074890143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1394782391" table:style-name="ce3">
            <text:p>1394782391</text:p>
          </table:table-cell>
          <table:table-cell office:value-type="float" office:value="565143668" table:style-name="ce3">
            <text:p>565143668</text:p>
          </table:table-cell>
          <table:table-cell office:value-type="float" office:value="1460095185" table:style-name="ce3">
            <text:p>1460095185</text:p>
          </table:table-cell>
          <table:table-cell office:value-type="float" office:value="664" table:style-name="ce3">
            <text:p>664</text:p>
          </table:table-cell>
          <table:table-cell office:value-type="float" office:value="0.65332369396947698" table:style-name="ce7">
            <text:p>0.653323693969477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76143969" table:style-name="ce3">
            <text:p>176143969</text:p>
          </table:table-cell>
          <table:table-cell office:value-type="float" office:value="1300379995" table:style-name="ce3">
            <text:p>1300379995</text:p>
          </table:table-cell>
          <table:table-cell office:value-type="float" office:value="242627996" table:style-name="ce3">
            <text:p>242627996</text:p>
          </table:table-cell>
          <table:table-cell office:value-type="float" office:value="712" table:style-name="ce3">
            <text:p>712</text:p>
          </table:table-cell>
          <table:table-cell office:value-type="float" office:value="1.25480403493864" table:style-name="ce7">
            <text:p>1.254804034938640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219220039" table:style-name="ce3">
            <text:p>1219220039</text:p>
          </table:table-cell>
          <table:table-cell office:value-type="float" office:value="568437777" table:style-name="ce3">
            <text:p>568437777</text:p>
          </table:table-cell>
          <table:table-cell office:value-type="float" office:value="1743660554" table:style-name="ce3">
            <text:p>1743660554</text:p>
          </table:table-cell>
          <table:table-cell office:value-type="float" office:value="760" table:style-name="ce3">
            <text:p>760</text:p>
          </table:table-cell>
          <table:table-cell office:value-type="float" office:value="0.38491943348372698" table:style-name="ce7">
            <text:p>0.384919433483727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142226257" table:style-name="ce3">
            <text:p>142226257</text:p>
          </table:table-cell>
          <table:table-cell office:value-type="float" office:value="297141299" table:style-name="ce3">
            <text:p>297141299</text:p>
          </table:table-cell>
          <table:table-cell office:value-type="float" office:value="1440175116" table:style-name="ce3">
            <text:p>1440175116</text:p>
          </table:table-cell>
          <table:table-cell office:value-type="float" office:value="808" table:style-name="ce3">
            <text:p>808</text:p>
          </table:table-cell>
          <table:table-cell office:value-type="float" office:value="1.62986372603886" table:style-name="ce7">
            <text:p>1.629863726038860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247401174" table:style-name="ce3">
            <text:p>247401174</text:p>
          </table:table-cell>
          <table:table-cell office:value-type="float" office:value="961875097" table:style-name="ce3">
            <text:p>961875097</text:p>
          </table:table-cell>
          <table:table-cell office:value-type="float" office:value="284258810" table:style-name="ce3">
            <text:p>284258810</text:p>
          </table:table-cell>
          <table:table-cell office:value-type="float" office:value="856" table:style-name="ce3">
            <text:p>856</text:p>
          </table:table-cell>
          <table:table-cell office:value-type="float" office:value="0.19773199297640801" table:style-name="ce7">
            <text:p>0.197731992976408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543188890" table:style-name="ce3">
            <text:p>543188890</text:p>
          </table:table-cell>
          <table:table-cell office:value-type="float" office:value="949495242" table:style-name="ce3">
            <text:p>949495242</text:p>
          </table:table-cell>
          <table:table-cell office:value-type="float" office:value="295205296" table:style-name="ce3">
            <text:p>295205296</text:p>
          </table:table-cell>
          <table:table-cell office:value-type="float" office:value="904" table:style-name="ce3">
            <text:p>904</text:p>
          </table:table-cell>
          <table:table-cell office:value-type="float" office:value="2.2403039644557299" table:style-name="ce7">
            <text:p>2.240303964455730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422686581" table:style-name="ce3">
            <text:p>422686581</text:p>
          </table:table-cell>
          <table:table-cell office:value-type="float" office:value="1334997341" table:style-name="ce3">
            <text:p>1334997341</text:p>
          </table:table-cell>
          <table:table-cell office:value-type="float" office:value="1006273476" table:style-name="ce3">
            <text:p>1006273476</text:p>
          </table:table-cell>
          <table:table-cell office:value-type="float" office:value="953" table:style-name="ce3">
            <text:p>953</text:p>
          </table:table-cell>
          <table:table-cell office:value-type="float" office:value="0.13401964253749199" table:style-name="ce7">
            <text:p>0.134019642537492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217459283" table:style-name="ce3">
            <text:p>217459283</text:p>
          </table:table-cell>
          <table:table-cell office:value-type="float" office:value="1611944983" table:style-name="ce3">
            <text:p>1611944983</text:p>
          </table:table-cell>
          <table:table-cell office:value-type="float" office:value="576394205" table:style-name="ce3">
            <text:p>576394205</text:p>
          </table:table-cell>
          <table:table-cell office:value-type="float" office:value="2" table:style-name="ce3">
            <text:p>2</text:p>
          </table:table-cell>
          <table:table-cell office:value-type="float" office:value="4.5426880424436898E-2" table:style-name="ce7">
            <text:p>0.045426880424437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968484132" table:style-name="ce3">
            <text:p>1968484132</text:p>
          </table:table-cell>
          <table:table-cell office:value-type="float" office:value="1951661125" table:style-name="ce3">
            <text:p>1951661125</text:p>
          </table:table-cell>
          <table:table-cell office:value-type="float" office:value="1191825073" table:style-name="ce3">
            <text:p>1191825073</text:p>
          </table:table-cell>
          <table:table-cell office:value-type="float" office:value="51" table:style-name="ce3">
            <text:p>51</text:p>
          </table:table-cell>
          <table:table-cell office:value-type="float" office:value="0.93772986825707405" table:style-name="ce7">
            <text:p>0.937729868257074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179725436" table:style-name="ce3">
            <text:p>179725436</text:p>
          </table:table-cell>
          <table:table-cell office:value-type="float" office:value="1497429199" table:style-name="ce3">
            <text:p>1497429199</text:p>
          </table:table-cell>
          <table:table-cell office:value-type="float" office:value="1138997115" table:style-name="ce3">
            <text:p>1138997115</text:p>
          </table:table-cell>
          <table:table-cell office:value-type="float" office:value="100" table:style-name="ce3">
            <text:p>100</text:p>
          </table:table-cell>
          <table:table-cell office:value-type="float" office:value="0.30994967169552601" table:style-name="ce7">
            <text:p>0.309949671695526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283393764" table:style-name="ce3">
            <text:p>1283393764</text:p>
          </table:table-cell>
          <table:table-cell office:value-type="float" office:value="9559661" table:style-name="ce3">
            <text:p>9559661</text:p>
          </table:table-cell>
          <table:table-cell office:value-type="float" office:value="1961331566" table:style-name="ce3">
            <text:p>1961331566</text:p>
          </table:table-cell>
          <table:table-cell office:value-type="float" office:value="150" table:style-name="ce3">
            <text:p>150</text:p>
          </table:table-cell>
          <table:table-cell office:value-type="float" office:value="0.24446852085121401" table:style-name="ce7">
            <text:p>0.244468520851214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673231036" table:style-name="ce3">
            <text:p>673231036</text:p>
          </table:table-cell>
          <table:table-cell office:value-type="float" office:value="1612880710" table:style-name="ce3">
            <text:p>1612880710</text:p>
          </table:table-cell>
          <table:table-cell office:value-type="float" office:value="1735832270" table:style-name="ce3">
            <text:p>1735832270</text:p>
          </table:table-cell>
          <table:table-cell office:value-type="float" office:value="200" table:style-name="ce3">
            <text:p>200</text:p>
          </table:table-cell>
          <table:table-cell office:value-type="float" office:value="2.7155870154345799E-2" table:style-name="ce7">
            <text:p>0.027155870154346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2050164388" table:style-name="ce3">
            <text:p>2050164388</text:p>
          </table:table-cell>
          <table:table-cell office:value-type="float" office:value="1001247185" table:style-name="ce3">
            <text:p>1001247185</text:p>
          </table:table-cell>
          <table:table-cell office:value-type="float" office:value="649826079" table:style-name="ce3">
            <text:p>649826079</text:p>
          </table:table-cell>
          <table:table-cell office:value-type="float" office:value="250" table:style-name="ce3">
            <text:p>250</text:p>
          </table:table-cell>
          <table:table-cell office:value-type="float" office:value="1.2593986444594401" table:style-name="ce7">
            <text:p>1.259398644459440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737736955" table:style-name="ce3">
            <text:p>737736955</text:p>
          </table:table-cell>
          <table:table-cell office:value-type="float" office:value="81425778" table:style-name="ce3">
            <text:p>81425778</text:p>
          </table:table-cell>
          <table:table-cell office:value-type="float" office:value="277863072" table:style-name="ce3">
            <text:p>277863072</text:p>
          </table:table-cell>
          <table:table-cell office:value-type="float" office:value="300" table:style-name="ce3">
            <text:p>300</text:p>
          </table:table-cell>
          <table:table-cell office:value-type="float" office:value="1.20348957165316" table:style-name="ce7">
            <text:p>1.203489571653160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721902780" table:style-name="ce3">
            <text:p>1721902780</text:p>
          </table:table-cell>
          <table:table-cell office:value-type="float" office:value="67199061" table:style-name="ce3">
            <text:p>67199061</text:p>
          </table:table-cell>
          <table:table-cell office:value-type="float" office:value="112283761" table:style-name="ce3">
            <text:p>112283761</text:p>
          </table:table-cell>
          <table:table-cell office:value-type="float" office:value="350" table:style-name="ce3">
            <text:p>350</text:p>
          </table:table-cell>
          <table:table-cell office:value-type="float" office:value="2.0278630439271699" table:style-name="ce7">
            <text:p>2.027863043927170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530383012" table:style-name="ce3">
            <text:p>530383012</text:p>
          </table:table-cell>
          <table:table-cell office:value-type="float" office:value="1817780479" table:style-name="ce3">
            <text:p>1817780479</text:p>
          </table:table-cell>
          <table:table-cell office:value-type="float" office:value="1661401602" table:style-name="ce3">
            <text:p>1661401602</text:p>
          </table:table-cell>
          <table:table-cell office:value-type="float" office:value="400" table:style-name="ce3">
            <text:p>400</text:p>
          </table:table-cell>
          <table:table-cell office:value-type="float" office:value="0.95917546058436598" table:style-name="ce7">
            <text:p>0.959175460584366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2090143484" table:style-name="ce3">
            <text:p>2090143484</text:p>
          </table:table-cell>
          <table:table-cell office:value-type="float" office:value="1711956733" table:style-name="ce3">
            <text:p>1711956733</text:p>
          </table:table-cell>
          <table:table-cell office:value-type="float" office:value="1784058213" table:style-name="ce3">
            <text:p>1784058213</text:p>
          </table:table-cell>
          <table:table-cell office:value-type="float" office:value="451" table:style-name="ce3">
            <text:p>451</text:p>
          </table:table-cell>
          <table:table-cell office:value-type="float" office:value="0.41640651437035903" table:style-name="ce7">
            <text:p>0.416406514370359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504021604" table:style-name="ce3">
            <text:p>504021604</text:p>
          </table:table-cell>
          <table:table-cell office:value-type="float" office:value="354167030" table:style-name="ce3">
            <text:p>354167030</text:p>
          </table:table-cell>
          <table:table-cell office:value-type="float" office:value="776834617" table:style-name="ce3">
            <text:p>776834617</text:p>
          </table:table-cell>
          <table:table-cell office:value-type="float" office:value="502" table:style-name="ce3">
            <text:p>502</text:p>
          </table:table-cell>
          <table:table-cell office:value-type="float" office:value="1.0845665418532699" table:style-name="ce7">
            <text:p>1.084566541853270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1415590716" table:style-name="ce3">
            <text:p>1415590716</text:p>
          </table:table-cell>
          <table:table-cell office:value-type="float" office:value="1749711586" table:style-name="ce3">
            <text:p>1749711586</text:p>
          </table:table-cell>
          <table:table-cell office:value-type="float" office:value="342297666" table:style-name="ce3">
            <text:p>342297666</text:p>
          </table:table-cell>
          <table:table-cell office:value-type="float" office:value="553" table:style-name="ce3">
            <text:p>553</text:p>
          </table:table-cell>
          <table:table-cell office:value-type="float" office:value="3.4282843366864499" table:style-name="ce7">
            <text:p>3.428284336686450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2009311268" table:style-name="ce3">
            <text:p>2009311268</text:p>
          </table:table-cell>
          <table:table-cell office:value-type="float" office:value="868315301" table:style-name="ce3">
            <text:p>868315301</text:p>
          </table:table-cell>
          <table:table-cell office:value-type="float" office:value="1505089361" table:style-name="ce3">
            <text:p>1505089361</text:p>
          </table:table-cell>
          <table:table-cell office:value-type="float" office:value="604" table:style-name="ce3">
            <text:p>604</text:p>
          </table:table-cell>
          <table:table-cell office:value-type="float" office:value="0.61690173463049902" table:style-name="ce7">
            <text:p>0.616901734630499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314116475" table:style-name="ce3">
            <text:p>1314116475</text:p>
          </table:table-cell>
          <table:table-cell office:value-type="float" office:value="199840239" table:style-name="ce3">
            <text:p>199840239</text:p>
          </table:table-cell>
          <table:table-cell office:value-type="float" office:value="1264435883" table:style-name="ce3">
            <text:p>1264435883</text:p>
          </table:table-cell>
          <table:table-cell office:value-type="float" office:value="656" table:style-name="ce3">
            <text:p>656</text:p>
          </table:table-cell>
          <table:table-cell office:value-type="float" office:value="0.48787925463210902" table:style-name="ce7">
            <text:p>0.487879254632109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1633759293" table:style-name="ce3">
            <text:p>1633759293</text:p>
          </table:table-cell>
          <table:table-cell office:value-type="float" office:value="1974138317" table:style-name="ce3">
            <text:p>1974138317</text:p>
          </table:table-cell>
          <table:table-cell office:value-type="float" office:value="1460439577" table:style-name="ce3">
            <text:p>1460439577</text:p>
          </table:table-cell>
          <table:table-cell office:value-type="float" office:value="708" table:style-name="ce3">
            <text:p>708</text:p>
          </table:table-cell>
          <table:table-cell office:value-type="float" office:value="0.22395315050686301" table:style-name="ce7">
            <text:p>0.223953150506863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866514123" table:style-name="ce3">
            <text:p>866514123</text:p>
          </table:table-cell>
          <table:table-cell office:value-type="float" office:value="1456333159" table:style-name="ce3">
            <text:p>1456333159</text:p>
          </table:table-cell>
          <table:table-cell office:value-type="float" office:value="1306218367" table:style-name="ce3">
            <text:p>1306218367</text:p>
          </table:table-cell>
          <table:table-cell office:value-type="float" office:value="760" table:style-name="ce3">
            <text:p>760</text:p>
          </table:table-cell>
          <table:table-cell office:value-type="float" office:value="1.82084930010429" table:style-name="ce7">
            <text:p>1.820849300104290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416248172" table:style-name="ce3">
            <text:p>1416248172</text:p>
          </table:table-cell>
          <table:table-cell office:value-type="float" office:value="1708172340" table:style-name="ce3">
            <text:p>1708172340</text:p>
          </table:table-cell>
          <table:table-cell office:value-type="float" office:value="387227991" table:style-name="ce3">
            <text:p>387227991</text:p>
          </table:table-cell>
          <table:table-cell office:value-type="float" office:value="812" table:style-name="ce3">
            <text:p>812</text:p>
          </table:table-cell>
          <table:table-cell office:value-type="float" office:value="0.20865464451715901" table:style-name="ce7">
            <text:p>0.208654644517159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74272372" table:style-name="ce3">
            <text:p>174272372</text:p>
          </table:table-cell>
          <table:table-cell office:value-type="float" office:value="1436937371" table:style-name="ce3">
            <text:p>1436937371</text:p>
          </table:table-cell>
          <table:table-cell office:value-type="float" office:value="58083017" table:style-name="ce3">
            <text:p>58083017</text:p>
          </table:table-cell>
          <table:table-cell office:value-type="float" office:value="864" table:style-name="ce3">
            <text:p>864</text:p>
          </table:table-cell>
          <table:table-cell office:value-type="float" office:value="0.90439615574208498" table:style-name="ce7">
            <text:p>0.904396155742085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975543979" table:style-name="ce3">
            <text:p>1975543979</text:p>
          </table:table-cell>
          <table:table-cell office:value-type="float" office:value="1837942224" table:style-name="ce3">
            <text:p>1837942224</text:p>
          </table:table-cell>
          <table:table-cell office:value-type="float" office:value="136983082" table:style-name="ce3">
            <text:p>136983082</text:p>
          </table:table-cell>
          <table:table-cell office:value-type="float" office:value="916" table:style-name="ce3">
            <text:p>916</text:p>
          </table:table-cell>
          <table:table-cell office:value-type="float" office:value="0.472931236568161" table:style-name="ce7">
            <text:p>0.472931236568161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722973324" table:style-name="ce3">
            <text:p>722973324</text:p>
          </table:table-cell>
          <table:table-cell office:value-type="float" office:value="242635120" table:style-name="ce3">
            <text:p>242635120</text:p>
          </table:table-cell>
          <table:table-cell office:value-type="float" office:value="285731490" table:style-name="ce3">
            <text:p>285731490</text:p>
          </table:table-cell>
          <table:table-cell office:value-type="float" office:value="969" table:style-name="ce3">
            <text:p>969</text:p>
          </table:table-cell>
          <table:table-cell office:value-type="float" office:value="0.65008427196162999" table:style-name="ce7">
            <text:p>0.650084271961630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550176084" table:style-name="ce3">
            <text:p>550176084</text:p>
          </table:table-cell>
          <table:table-cell office:value-type="float" office:value="2094199888" table:style-name="ce3">
            <text:p>2094199888</text:p>
          </table:table-cell>
          <table:table-cell office:value-type="float" office:value="1068845736" table:style-name="ce3">
            <text:p>1068845736</text:p>
          </table:table-cell>
          <table:table-cell office:value-type="float" office:value="22" table:style-name="ce3">
            <text:p>22</text:p>
          </table:table-cell>
          <table:table-cell office:value-type="float" office:value="0.79613921700212398" table:style-name="ce7">
            <text:p>0.796139217002124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892339147" table:style-name="ce3">
            <text:p>1892339147</text:p>
          </table:table-cell>
          <table:table-cell office:value-type="float" office:value="1791548656" table:style-name="ce3">
            <text:p>1791548656</text:p>
          </table:table-cell>
          <table:table-cell office:value-type="float" office:value="1933127819" table:style-name="ce3">
            <text:p>1933127819</text:p>
          </table:table-cell>
          <table:table-cell office:value-type="float" office:value="75" table:style-name="ce3">
            <text:p>75</text:p>
          </table:table-cell>
          <table:table-cell office:value-type="float" office:value="0.99013723966345801" table:style-name="ce7">
            <text:p>0.990137239663458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311216749" table:style-name="ce3">
            <text:p>311216749</text:p>
          </table:table-cell>
          <table:table-cell office:value-type="float" office:value="491427536" table:style-name="ce3">
            <text:p>491427536</text:p>
          </table:table-cell>
          <table:table-cell office:value-type="float" office:value="92768757" table:style-name="ce3">
            <text:p>92768757</text:p>
          </table:table-cell>
          <table:table-cell office:value-type="float" office:value="128" table:style-name="ce3">
            <text:p>128</text:p>
          </table:table-cell>
          <table:table-cell office:value-type="float" office:value="0.64079658734074596" table:style-name="ce7">
            <text:p>0.640796587340746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1497217562" table:style-name="ce3">
            <text:p>1497217562</text:p>
          </table:table-cell>
          <table:table-cell office:value-type="float" office:value="1857012847" table:style-name="ce3">
            <text:p>1857012847</text:p>
          </table:table-cell>
          <table:table-cell office:value-type="float" office:value="721774687" table:style-name="ce3">
            <text:p>721774687</text:p>
          </table:table-cell>
          <table:table-cell office:value-type="float" office:value="182" table:style-name="ce3">
            <text:p>182</text:p>
          </table:table-cell>
          <table:table-cell office:value-type="float" office:value="1.02875476910619" table:style-name="ce7">
            <text:p>1.028754769106190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1669660917" table:style-name="ce3">
            <text:p>1669660917</text:p>
          </table:table-cell>
          <table:table-cell office:value-type="float" office:value="276712781" table:style-name="ce3">
            <text:p>276712781</text:p>
          </table:table-cell>
          <table:table-cell office:value-type="float" office:value="695096865" table:style-name="ce3">
            <text:p>695096865</text:p>
          </table:table-cell>
          <table:table-cell office:value-type="float" office:value="236" table:style-name="ce3">
            <text:p>236</text:p>
          </table:table-cell>
          <table:table-cell office:value-type="float" office:value="0.54562882829315096" table:style-name="ce7">
            <text:p>0.545628828293151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822203602" table:style-name="ce3">
            <text:p>822203602</text:p>
          </table:table-cell>
          <table:table-cell office:value-type="float" office:value="2127030247" table:style-name="ce3">
            <text:p>2127030247</text:p>
          </table:table-cell>
          <table:table-cell office:value-type="float" office:value="473707684" table:style-name="ce3">
            <text:p>473707684</text:p>
          </table:table-cell>
          <table:table-cell office:value-type="float" office:value="290" table:style-name="ce3">
            <text:p>290</text:p>
          </table:table-cell>
          <table:table-cell office:value-type="float" office:value="0.475025124260466" table:style-name="ce7">
            <text:p>0.475025124260466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866147582" table:style-name="ce3">
            <text:p>1866147582</text:p>
          </table:table-cell>
          <table:table-cell office:value-type="float" office:value="1681831861" table:style-name="ce3">
            <text:p>1681831861</text:p>
          </table:table-cell>
          <table:table-cell office:value-type="float" office:value="2075369025" table:style-name="ce3">
            <text:p>2075369025</text:p>
          </table:table-cell>
          <table:table-cell office:value-type="float" office:value="344" table:style-name="ce3">
            <text:p>344</text:p>
          </table:table-cell>
          <table:table-cell office:value-type="float" office:value="0.90581576901451499" table:style-name="ce7">
            <text:p>0.905815769014515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343731633" table:style-name="ce3">
            <text:p>343731633</text:p>
          </table:table-cell>
          <table:table-cell office:value-type="float" office:value="1685137182" table:style-name="ce3">
            <text:p>1685137182</text:p>
          </table:table-cell>
          <table:table-cell office:value-type="float" office:value="1549374368" table:style-name="ce3">
            <text:p>1549374368</text:p>
          </table:table-cell>
          <table:table-cell office:value-type="float" office:value="398" table:style-name="ce3">
            <text:p>398</text:p>
          </table:table-cell>
          <table:table-cell office:value-type="float" office:value="1.1986668825114" table:style-name="ce7">
            <text:p>1.198666882511400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366542711" table:style-name="ce3">
            <text:p>366542711</text:p>
          </table:table-cell>
          <table:table-cell office:value-type="float" office:value="1416721754" table:style-name="ce3">
            <text:p>1416721754</text:p>
          </table:table-cell>
          <table:table-cell office:value-type="float" office:value="195067482" table:style-name="ce3">
            <text:p>195067482</text:p>
          </table:table-cell>
          <table:table-cell office:value-type="float" office:value="452" table:style-name="ce3">
            <text:p>452</text:p>
          </table:table-cell>
          <table:table-cell office:value-type="float" office:value="1.00756804619289" table:style-name="ce7">
            <text:p>1.007568046192890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1500241313" table:style-name="ce3">
            <text:p>1500241313</text:p>
          </table:table-cell>
          <table:table-cell office:value-type="float" office:value="1924030478" table:style-name="ce3">
            <text:p>1924030478</text:p>
          </table:table-cell>
          <table:table-cell office:value-type="float" office:value="2084725043" table:style-name="ce3">
            <text:p>2084725043</text:p>
          </table:table-cell>
          <table:table-cell office:value-type="float" office:value="507" table:style-name="ce3">
            <text:p>507</text:p>
          </table:table-cell>
          <table:table-cell office:value-type="float" office:value="0.32707734415661199" table:style-name="ce7">
            <text:p>0.327077344156612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950236422" table:style-name="ce3">
            <text:p>950236422</text:p>
          </table:table-cell>
          <table:table-cell office:value-type="float" office:value="941170729" table:style-name="ce3">
            <text:p>941170729</text:p>
          </table:table-cell>
          <table:table-cell office:value-type="float" office:value="2009573074" table:style-name="ce3">
            <text:p>2009573074</text:p>
          </table:table-cell>
          <table:table-cell office:value-type="float" office:value="562" table:style-name="ce3">
            <text:p>562</text:p>
          </table:table-cell>
          <table:table-cell office:value-type="float" office:value="0.43996161328918598" table:style-name="ce7">
            <text:p>0.439961613289186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935138026" table:style-name="ce3">
            <text:p>1935138026</text:p>
          </table:table-cell>
          <table:table-cell office:value-type="float" office:value="1215586426" table:style-name="ce3">
            <text:p>1215586426</text:p>
          </table:table-cell>
          <table:table-cell office:value-type="float" office:value="48112411" table:style-name="ce3">
            <text:p>48112411</text:p>
          </table:table-cell>
          <table:table-cell office:value-type="float" office:value="617" table:style-name="ce3">
            <text:p>617</text:p>
          </table:table-cell>
          <table:table-cell office:value-type="float" office:value="0.367137064331097" table:style-name="ce7">
            <text:p>0.367137064331097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224954021" table:style-name="ce3">
            <text:p>224954021</text:p>
          </table:table-cell>
          <table:table-cell office:value-type="float" office:value="970400110" table:style-name="ce3">
            <text:p>970400110</text:p>
          </table:table-cell>
          <table:table-cell office:value-type="float" office:value="1385308727" table:style-name="ce3">
            <text:p>1385308727</text:p>
          </table:table-cell>
          <table:table-cell office:value-type="float" office:value="672" table:style-name="ce3">
            <text:p>672</text:p>
          </table:table-cell>
          <table:table-cell office:value-type="float" office:value="0.72440469328410595" table:style-name="ce7">
            <text:p>0.724404693284106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1231010467" table:style-name="ce3">
            <text:p>1231010467</text:p>
          </table:table-cell>
          <table:table-cell office:value-type="float" office:value="1324573769" table:style-name="ce3">
            <text:p>1324573769</text:p>
          </table:table-cell>
          <table:table-cell office:value-type="float" office:value="1632404458" table:style-name="ce3">
            <text:p>1632404458</text:p>
          </table:table-cell>
          <table:table-cell office:value-type="float" office:value="728" table:style-name="ce3">
            <text:p>728</text:p>
          </table:table-cell>
          <table:table-cell office:value-type="float" office:value="0.225460887249851" table:style-name="ce7">
            <text:p>0.225460887249851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735454037" table:style-name="ce3">
            <text:p>735454037</text:p>
          </table:table-cell>
          <table:table-cell office:value-type="float" office:value="1361259739" table:style-name="ce3">
            <text:p>1361259739</text:p>
          </table:table-cell>
          <table:table-cell office:value-type="float" office:value="149176914" table:style-name="ce3">
            <text:p>149176914</text:p>
          </table:table-cell>
          <table:table-cell office:value-type="float" office:value="784" table:style-name="ce3">
            <text:p>784</text:p>
          </table:table-cell>
          <table:table-cell office:value-type="float" office:value="0.83853013422568601" table:style-name="ce7">
            <text:p>0.838530134225686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2007605618" table:style-name="ce3">
            <text:p>2007605618</text:p>
          </table:table-cell>
          <table:table-cell office:value-type="float" office:value="541361809" table:style-name="ce3">
            <text:p>541361809</text:p>
          </table:table-cell>
          <table:table-cell office:value-type="float" office:value="272123020" table:style-name="ce3">
            <text:p>272123020</text:p>
          </table:table-cell>
          <table:table-cell office:value-type="float" office:value="840" table:style-name="ce3">
            <text:p>840</text:p>
          </table:table-cell>
          <table:table-cell office:value-type="float" office:value="0.15074093831888899" table:style-name="ce7">
            <text:p>0.150740938318889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564544350" table:style-name="ce3">
            <text:p>564544350</text:p>
          </table:table-cell>
          <table:table-cell office:value-type="float" office:value="1734251442" table:style-name="ce3">
            <text:p>1734251442</text:p>
          </table:table-cell>
          <table:table-cell office:value-type="float" office:value="484681886" table:style-name="ce3">
            <text:p>484681886</text:p>
          </table:table-cell>
          <table:table-cell office:value-type="float" office:value="896" table:style-name="ce3">
            <text:p>896</text:p>
          </table:table-cell>
          <table:table-cell office:value-type="float" office:value="0.42271306446163898" table:style-name="ce7">
            <text:p>0.422713064461639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714133586" table:style-name="ce3">
            <text:p>714133586</text:p>
          </table:table-cell>
          <table:table-cell office:value-type="float" office:value="1238219541" table:style-name="ce3">
            <text:p>1238219541</text:p>
          </table:table-cell>
          <table:table-cell office:value-type="float" office:value="701597921" table:style-name="ce3">
            <text:p>701597921</text:p>
          </table:table-cell>
          <table:table-cell office:value-type="float" office:value="952" table:style-name="ce3">
            <text:p>952</text:p>
          </table:table-cell>
          <table:table-cell office:value-type="float" office:value="0.24696594473543501" table:style-name="ce7">
            <text:p>0.246965944735435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157071229" table:style-name="ce3">
            <text:p>157071229</text:p>
          </table:table-cell>
          <table:table-cell office:value-type="float" office:value="410923326" table:style-name="ce3">
            <text:p>410923326</text:p>
          </table:table-cell>
          <table:table-cell office:value-type="float" office:value="1267945038" table:style-name="ce3">
            <text:p>1267945038</text:p>
          </table:table-cell>
          <table:table-cell office:value-type="float" office:value="8" table:style-name="ce3">
            <text:p>8</text:p>
          </table:table-cell>
          <table:table-cell office:value-type="float" office:value="1.0726669375775399" table:style-name="ce7">
            <text:p>1.072666937577540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638742410" table:style-name="ce3">
            <text:p>638742410</text:p>
          </table:table-cell>
          <table:table-cell office:value-type="float" office:value="2058916794" table:style-name="ce3">
            <text:p>2058916794</text:p>
          </table:table-cell>
          <table:table-cell office:value-type="float" office:value="678125972" table:style-name="ce3">
            <text:p>678125972</text:p>
          </table:table-cell>
          <table:table-cell office:value-type="float" office:value="65" table:style-name="ce3">
            <text:p>65</text:p>
          </table:table-cell>
          <table:table-cell office:value-type="float" office:value="1.4275824496657199" table:style-name="ce7">
            <text:p>1.427582449665720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72928517" table:style-name="ce3">
            <text:p>72928517</text:p>
          </table:table-cell>
          <table:table-cell office:value-type="float" office:value="65256238" table:style-name="ce3">
            <text:p>65256238</text:p>
          </table:table-cell>
          <table:table-cell office:value-type="float" office:value="568405315" table:style-name="ce3">
            <text:p>568405315</text:p>
          </table:table-cell>
          <table:table-cell office:value-type="float" office:value="122" table:style-name="ce3">
            <text:p>122</text:p>
          </table:table-cell>
          <table:table-cell office:value-type="float" office:value="0.17929662240809499" table:style-name="ce7">
            <text:p>0.179296622408095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1643905859" table:style-name="ce3">
            <text:p>1643905859</text:p>
          </table:table-cell>
          <table:table-cell office:value-type="float" office:value="1188639113" table:style-name="ce3">
            <text:p>1188639113</text:p>
          </table:table-cell>
          <table:table-cell office:value-type="float" office:value="610384886" table:style-name="ce3">
            <text:p>610384886</text:p>
          </table:table-cell>
          <table:table-cell office:value-type="float" office:value="179" table:style-name="ce3">
            <text:p>179</text:p>
          </table:table-cell>
          <table:table-cell office:value-type="float" office:value="1.8581065229377001" table:style-name="ce7">
            <text:p>1.858106522937700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1748640692" table:style-name="ce3">
            <text:p>1748640692</text:p>
          </table:table-cell>
          <table:table-cell office:value-type="float" office:value="102012059" table:style-name="ce3">
            <text:p>102012059</text:p>
          </table:table-cell>
          <table:table-cell office:value-type="float" office:value="147324247" table:style-name="ce3">
            <text:p>147324247</text:p>
          </table:table-cell>
          <table:table-cell office:value-type="float" office:value="236" table:style-name="ce3">
            <text:p>236</text:p>
          </table:table-cell>
          <table:table-cell office:value-type="float" office:value="1.9822532012871901" table:style-name="ce7">
            <text:p>1.982253201287190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090387563" table:style-name="ce3">
            <text:p>1090387563</text:p>
          </table:table-cell>
          <table:table-cell office:value-type="float" office:value="651738576" table:style-name="ce3">
            <text:p>651738576</text:p>
          </table:table-cell>
          <table:table-cell office:value-type="float" office:value="1276975150" table:style-name="ce3">
            <text:p>1276975150</text:p>
          </table:table-cell>
          <table:table-cell office:value-type="float" office:value="294" table:style-name="ce3">
            <text:p>294</text:p>
          </table:table-cell>
          <table:table-cell office:value-type="float" office:value="0.62145070583025297" table:style-name="ce7">
            <text:p>0.621450705830253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665802956" table:style-name="ce3">
            <text:p>1665802956</text:p>
          </table:table-cell>
          <table:table-cell office:value-type="float" office:value="844773744" table:style-name="ce3">
            <text:p>844773744</text:p>
          </table:table-cell>
          <table:table-cell office:value-type="float" office:value="505997470" table:style-name="ce3">
            <text:p>505997470</text:p>
          </table:table-cell>
          <table:table-cell office:value-type="float" office:value="352" table:style-name="ce3">
            <text:p>352</text:p>
          </table:table-cell>
          <table:table-cell office:value-type="float" office:value="0.33859589281265901" table:style-name="ce7">
            <text:p>0.338595892812659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405962515" table:style-name="ce3">
            <text:p>405962515</text:p>
          </table:table-cell>
          <table:table-cell office:value-type="float" office:value="1350478927" table:style-name="ce3">
            <text:p>1350478927</text:p>
          </table:table-cell>
          <table:table-cell office:value-type="float" office:value="50099934" table:style-name="ce3">
            <text:p>50099934</text:p>
          </table:table-cell>
          <table:table-cell office:value-type="float" office:value="410" table:style-name="ce3">
            <text:p>410</text:p>
          </table:table-cell>
          <table:table-cell office:value-type="float" office:value="0.15043268303885199" table:style-name="ce7">
            <text:p>0.150432683038852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456439908" table:style-name="ce3">
            <text:p>456439908</text:p>
          </table:table-cell>
          <table:table-cell office:value-type="float" office:value="499844332" table:style-name="ce3">
            <text:p>499844332</text:p>
          </table:table-cell>
          <table:table-cell office:value-type="float" office:value="1760488777" table:style-name="ce3">
            <text:p>1760488777</text:p>
          </table:table-cell>
          <table:table-cell office:value-type="float" office:value="468" table:style-name="ce3">
            <text:p>468</text:p>
          </table:table-cell>
          <table:table-cell office:value-type="float" office:value="0.434824061462247" table:style-name="ce7">
            <text:p>0.434824061462247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573943100" table:style-name="ce3">
            <text:p>573943100</text:p>
          </table:table-cell>
          <table:table-cell office:value-type="float" office:value="1582108356" table:style-name="ce3">
            <text:p>1582108356</text:p>
          </table:table-cell>
          <table:table-cell office:value-type="float" office:value="1262878922" table:style-name="ce3">
            <text:p>1262878922</text:p>
          </table:table-cell>
          <table:table-cell office:value-type="float" office:value="526" table:style-name="ce3">
            <text:p>526</text:p>
          </table:table-cell>
          <table:table-cell office:value-type="float" office:value="0.58896805364251903" table:style-name="ce7">
            <text:p>0.588968053642519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912618531" table:style-name="ce3">
            <text:p>1912618531</text:p>
          </table:table-cell>
          <table:table-cell office:value-type="float" office:value="699083852" table:style-name="ce3">
            <text:p>699083852</text:p>
          </table:table-cell>
          <table:table-cell office:value-type="float" office:value="652403966" table:style-name="ce3">
            <text:p>652403966</text:p>
          </table:table-cell>
          <table:table-cell office:value-type="float" office:value="584" table:style-name="ce3">
            <text:p>584</text:p>
          </table:table-cell>
          <table:table-cell office:value-type="float" office:value="1.10675579698826" table:style-name="ce7">
            <text:p>1.106755796988260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844407253" table:style-name="ce3">
            <text:p>1844407253</text:p>
          </table:table-cell>
          <table:table-cell office:value-type="float" office:value="692946147" table:style-name="ce3">
            <text:p>692946147</text:p>
          </table:table-cell>
          <table:table-cell office:value-type="float" office:value="1594779085" table:style-name="ce3">
            <text:p>1594779085</text:p>
          </table:table-cell>
          <table:table-cell office:value-type="float" office:value="643" table:style-name="ce3">
            <text:p>643</text:p>
          </table:table-cell>
          <table:table-cell office:value-type="float" office:value="1.37887066370931" table:style-name="ce7">
            <text:p>1.378870663709310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26242290" table:style-name="ce3">
            <text:p>26242290</text:p>
          </table:table-cell>
          <table:table-cell office:value-type="float" office:value="13340329" table:style-name="ce3">
            <text:p>13340329</text:p>
          </table:table-cell>
          <table:table-cell office:value-type="float" office:value="1369055144" table:style-name="ce3">
            <text:p>1369055144</text:p>
          </table:table-cell>
          <table:table-cell office:value-type="float" office:value="702" table:style-name="ce3">
            <text:p>702</text:p>
          </table:table-cell>
          <table:table-cell office:value-type="float" office:value="1.2320206382141701" table:style-name="ce7">
            <text:p>1.232020638214170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820020189" table:style-name="ce3">
            <text:p>820020189</text:p>
          </table:table-cell>
          <table:table-cell office:value-type="float" office:value="285977594" table:style-name="ce3">
            <text:p>285977594</text:p>
          </table:table-cell>
          <table:table-cell office:value-type="float" office:value="518683656" table:style-name="ce3">
            <text:p>518683656</text:p>
          </table:table-cell>
          <table:table-cell office:value-type="float" office:value="761" table:style-name="ce3">
            <text:p>761</text:p>
          </table:table-cell>
          <table:table-cell office:value-type="float" office:value="0.98422260575065301" table:style-name="ce7">
            <text:p>0.984222605750653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676747306" table:style-name="ce3">
            <text:p>1676747306</text:p>
          </table:table-cell>
          <table:table-cell office:value-type="float" office:value="1595737069" table:style-name="ce3">
            <text:p>1595737069</text:p>
          </table:table-cell>
          <table:table-cell office:value-type="float" office:value="1505604279" table:style-name="ce3">
            <text:p>1505604279</text:p>
          </table:table-cell>
          <table:table-cell office:value-type="float" office:value="820" table:style-name="ce3">
            <text:p>820</text:p>
          </table:table-cell>
          <table:table-cell office:value-type="float" office:value="0.55299024144091002" table:style-name="ce7">
            <text:p>0.552990241440910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811542886" table:style-name="ce3">
            <text:p>1811542886</text:p>
          </table:table-cell>
          <table:table-cell office:value-type="float" office:value="558107591" table:style-name="ce3">
            <text:p>558107591</text:p>
          </table:table-cell>
          <table:table-cell office:value-type="float" office:value="738667710" table:style-name="ce3">
            <text:p>738667710</text:p>
          </table:table-cell>
          <table:table-cell office:value-type="float" office:value="880" table:style-name="ce3">
            <text:p>880</text:p>
          </table:table-cell>
          <table:table-cell office:value-type="float" office:value="0.33124692793856603" table:style-name="ce7">
            <text:p>0.331246927938566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725607305" table:style-name="ce3">
            <text:p>1725607305</text:p>
          </table:table-cell>
          <table:table-cell office:value-type="float" office:value="1871913813" table:style-name="ce3">
            <text:p>1871913813</text:p>
          </table:table-cell>
          <table:table-cell office:value-type="float" office:value="770758181" table:style-name="ce3">
            <text:p>770758181</text:p>
          </table:table-cell>
          <table:table-cell office:value-type="float" office:value="940" table:style-name="ce3">
            <text:p>940</text:p>
          </table:table-cell>
          <table:table-cell office:value-type="float" office:value="0.55516156550495299" table:style-name="ce7">
            <text:p>0.555161565504953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515308894" table:style-name="ce3">
            <text:p>515308894</text:p>
          </table:table-cell>
          <table:table-cell office:value-type="float" office:value="1913547263" table:style-name="ce3">
            <text:p>1913547263</text:p>
          </table:table-cell>
          <table:table-cell office:value-type="float" office:value="1152410130" table:style-name="ce3">
            <text:p>1152410130</text:p>
          </table:table-cell>
          <table:table-cell office:value-type="float" office:value="0" table:style-name="ce3">
            <text:p>0</text:p>
          </table:table-cell>
          <table:table-cell office:value-type="float" office:value="1.3579365454493401E-2" table:style-name="ce7">
            <text:p>0.013579365454493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2142512722" table:style-name="ce3">
            <text:p>2142512722</text:p>
          </table:table-cell>
          <table:table-cell office:value-type="float" office:value="1076510204" table:style-name="ce3">
            <text:p>1076510204</text:p>
          </table:table-cell>
          <table:table-cell office:value-type="float" office:value="170716535" table:style-name="ce3">
            <text:p>170716535</text:p>
          </table:table-cell>
          <table:table-cell office:value-type="float" office:value="60" table:style-name="ce3">
            <text:p>60</text:p>
          </table:table-cell>
          <table:table-cell office:value-type="float" office:value="0.432038998060846" table:style-name="ce7">
            <text:p>0.432038998060846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205508990" table:style-name="ce3">
            <text:p>205508990</text:p>
          </table:table-cell>
          <table:table-cell office:value-type="float" office:value="2121972211" table:style-name="ce3">
            <text:p>2121972211</text:p>
          </table:table-cell>
          <table:table-cell office:value-type="float" office:value="710399839" table:style-name="ce3">
            <text:p>710399839</text:p>
          </table:table-cell>
          <table:table-cell office:value-type="float" office:value="120" table:style-name="ce3">
            <text:p>120</text:p>
          </table:table-cell>
          <table:table-cell office:value-type="float" office:value="1.31353718216188" table:style-name="ce7">
            <text:p>1.313537182161880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835888946" table:style-name="ce3">
            <text:p>835888946</text:p>
          </table:table-cell>
          <table:table-cell office:value-type="float" office:value="895692249" table:style-name="ce3">
            <text:p>895692249</text:p>
          </table:table-cell>
          <table:table-cell office:value-type="float" office:value="357135681" table:style-name="ce3">
            <text:p>357135681</text:p>
          </table:table-cell>
          <table:table-cell office:value-type="float" office:value="180" table:style-name="ce3">
            <text:p>180</text:p>
          </table:table-cell>
          <table:table-cell office:value-type="float" office:value="0.15587669873888399" table:style-name="ce7">
            <text:p>0.155876698738884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2094973853" table:style-name="ce3">
            <text:p>2094973853</text:p>
          </table:table-cell>
          <table:table-cell office:value-type="float" office:value="1308789130" table:style-name="ce3">
            <text:p>1308789130</text:p>
          </table:table-cell>
          <table:table-cell office:value-type="float" office:value="1499073942" table:style-name="ce3">
            <text:p>1499073942</text:p>
          </table:table-cell>
          <table:table-cell office:value-type="float" office:value="241" table:style-name="ce3">
            <text:p>241</text:p>
          </table:table-cell>
          <table:table-cell office:value-type="float" office:value="2.6083757279674198" table:style-name="ce7">
            <text:p>2.608375727967420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83654763" table:style-name="ce3">
            <text:p>83654763</text:p>
          </table:table-cell>
          <table:table-cell office:value-type="float" office:value="1938922654" table:style-name="ce3">
            <text:p>1938922654</text:p>
          </table:table-cell>
          <table:table-cell office:value-type="float" office:value="2116125879" table:style-name="ce3">
            <text:p>2116125879</text:p>
          </table:table-cell>
          <table:table-cell office:value-type="float" office:value="302" table:style-name="ce3">
            <text:p>302</text:p>
          </table:table-cell>
          <table:table-cell office:value-type="float" office:value="0.24569451131570599" table:style-name="ce7">
            <text:p>0.245694511315706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531295949" table:style-name="ce3">
            <text:p>1531295949</text:p>
          </table:table-cell>
          <table:table-cell office:value-type="float" office:value="2001917401" table:style-name="ce3">
            <text:p>2001917401</text:p>
          </table:table-cell>
          <table:table-cell office:value-type="float" office:value="2014846364" table:style-name="ce3">
            <text:p>2014846364</text:p>
          </table:table-cell>
          <table:table-cell office:value-type="float" office:value="363" table:style-name="ce3">
            <text:p>363</text:p>
          </table:table-cell>
          <table:table-cell office:value-type="float" office:value="0.20895146954385599" table:style-name="ce7">
            <text:p>0.208951469543856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046977211" table:style-name="ce3">
            <text:p>1046977211</text:p>
          </table:table-cell>
          <table:table-cell office:value-type="float" office:value="1003585931" table:style-name="ce3">
            <text:p>1003585931</text:p>
          </table:table-cell>
          <table:table-cell office:value-type="float" office:value="945008393" table:style-name="ce3">
            <text:p>945008393</text:p>
          </table:table-cell>
          <table:table-cell office:value-type="float" office:value="424" table:style-name="ce3">
            <text:p>424</text:p>
          </table:table-cell>
          <table:table-cell office:value-type="float" office:value="0.64065945725762297" table:style-name="ce7">
            <text:p>0.640659457257623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64973565" table:style-name="ce3">
            <text:p>64973565</text:p>
          </table:table-cell>
          <table:table-cell office:value-type="float" office:value="889160865" table:style-name="ce3">
            <text:p>889160865</text:p>
          </table:table-cell>
          <table:table-cell office:value-type="float" office:value="486333535" table:style-name="ce3">
            <text:p>486333535</text:p>
          </table:table-cell>
          <table:table-cell office:value-type="float" office:value="486" table:style-name="ce3">
            <text:p>486</text:p>
          </table:table-cell>
          <table:table-cell office:value-type="float" office:value="4.9795264566712599E-2" table:style-name="ce7">
            <text:p>0.049795264566713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089013771" table:style-name="ce3">
            <text:p>1089013771</text:p>
          </table:table-cell>
          <table:table-cell office:value-type="float" office:value="597659107" table:style-name="ce3">
            <text:p>597659107</text:p>
          </table:table-cell>
          <table:table-cell office:value-type="float" office:value="1254152525" table:style-name="ce3">
            <text:p>1254152525</text:p>
          </table:table-cell>
          <table:table-cell office:value-type="float" office:value="548" table:style-name="ce3">
            <text:p>548</text:p>
          </table:table-cell>
          <table:table-cell office:value-type="float" office:value="0.38223423842068799" table:style-name="ce7">
            <text:p>0.382234238420688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51317292" table:style-name="ce3">
            <text:p>51317292</text:p>
          </table:table-cell>
          <table:table-cell office:value-type="float" office:value="2025957800" table:style-name="ce3">
            <text:p>2025957800</text:p>
          </table:table-cell>
          <table:table-cell office:value-type="float" office:value="1848059591" table:style-name="ce3">
            <text:p>1848059591</text:p>
          </table:table-cell>
          <table:table-cell office:value-type="float" office:value="610" table:style-name="ce3">
            <text:p>610</text:p>
          </table:table-cell>
          <table:table-cell office:value-type="float" office:value="9.0683368697199E-3" table:style-name="ce7">
            <text:p>0.009068336869720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348783795" table:style-name="ce3">
            <text:p>1348783795</text:p>
          </table:table-cell>
          <table:table-cell office:value-type="float" office:value="334298360" table:style-name="ce3">
            <text:p>334298360</text:p>
          </table:table-cell>
          <table:table-cell office:value-type="float" office:value="1310414847" table:style-name="ce3">
            <text:p>1310414847</text:p>
          </table:table-cell>
          <table:table-cell office:value-type="float" office:value="672" table:style-name="ce3">
            <text:p>672</text:p>
          </table:table-cell>
          <table:table-cell office:value-type="float" office:value="0.40134591835870198" table:style-name="ce7">
            <text:p>0.401345918358702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71854277" table:style-name="ce3">
            <text:p>171854277</text:p>
          </table:table-cell>
          <table:table-cell office:value-type="float" office:value="952039144" table:style-name="ce3">
            <text:p>952039144</text:p>
          </table:table-cell>
          <table:table-cell office:value-type="float" office:value="617668495" table:style-name="ce3">
            <text:p>617668495</text:p>
          </table:table-cell>
          <table:table-cell office:value-type="float" office:value="734" table:style-name="ce3">
            <text:p>734</text:p>
          </table:table-cell>
          <table:table-cell office:value-type="float" office:value="0.73311597590292898" table:style-name="ce7">
            <text:p>0.733115975902929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2136810627" table:style-name="ce3">
            <text:p>2136810627</text:p>
          </table:table-cell>
          <table:table-cell office:value-type="float" office:value="556065975" table:style-name="ce3">
            <text:p>556065975</text:p>
          </table:table-cell>
          <table:table-cell office:value-type="float" office:value="1671356957" table:style-name="ce3">
            <text:p>1671356957</text:p>
          </table:table-cell>
          <table:table-cell office:value-type="float" office:value="796" table:style-name="ce3">
            <text:p>796</text:p>
          </table:table-cell>
          <table:table-cell office:value-type="float" office:value="0.19398370374828999" table:style-name="ce7">
            <text:p>0.193983703748290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1007162484" table:style-name="ce3">
            <text:p>1007162484</text:p>
          </table:table-cell>
          <table:table-cell office:value-type="float" office:value="1210428965" table:style-name="ce3">
            <text:p>1210428965</text:p>
          </table:table-cell>
          <table:table-cell office:value-type="float" office:value="150803809" table:style-name="ce3">
            <text:p>150803809</text:p>
          </table:table-cell>
          <table:table-cell office:value-type="float" office:value="859" table:style-name="ce3">
            <text:p>859</text:p>
          </table:table-cell>
          <table:table-cell office:value-type="float" office:value="0.141299410425786" table:style-name="ce7">
            <text:p>0.141299410425786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913755052" table:style-name="ce3">
            <text:p>913755052</text:p>
          </table:table-cell>
          <table:table-cell office:value-type="float" office:value="110496366" table:style-name="ce3">
            <text:p>110496366</text:p>
          </table:table-cell>
          <table:table-cell office:value-type="float" office:value="51406873" table:style-name="ce3">
            <text:p>51406873</text:p>
          </table:table-cell>
          <table:table-cell office:value-type="float" office:value="922" table:style-name="ce3">
            <text:p>922</text:p>
          </table:table-cell>
          <table:table-cell office:value-type="float" office:value="1.3451953622764199" table:style-name="ce7">
            <text:p>1.345195362276420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825592115" table:style-name="ce3">
            <text:p>825592115</text:p>
          </table:table-cell>
          <table:table-cell office:value-type="float" office:value="506470218" table:style-name="ce3">
            <text:p>506470218</text:p>
          </table:table-cell>
          <table:table-cell office:value-type="float" office:value="2086212987" table:style-name="ce3">
            <text:p>2086212987</text:p>
          </table:table-cell>
          <table:table-cell office:value-type="float" office:value="985" table:style-name="ce3">
            <text:p>985</text:p>
          </table:table-cell>
          <table:table-cell office:value-type="float" office:value="0.71448932531215903" table:style-name="ce7">
            <text:p>0.714489325312159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834827076" table:style-name="ce3">
            <text:p>834827076</text:p>
          </table:table-cell>
          <table:table-cell office:value-type="float" office:value="2044354014" table:style-name="ce3">
            <text:p>2044354014</text:p>
          </table:table-cell>
          <table:table-cell office:value-type="float" office:value="1037085168" table:style-name="ce3">
            <text:p>1037085168</text:p>
          </table:table-cell>
          <table:table-cell office:value-type="float" office:value="48" table:style-name="ce3">
            <text:p>48</text:p>
          </table:table-cell>
          <table:table-cell office:value-type="float" office:value="1.1611746025262499" table:style-name="ce7">
            <text:p>1.161174602526250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427993947" table:style-name="ce3">
            <text:p>1427993947</text:p>
          </table:table-cell>
          <table:table-cell office:value-type="float" office:value="1265441177" table:style-name="ce3">
            <text:p>1265441177</text:p>
          </table:table-cell>
          <table:table-cell office:value-type="float" office:value="237847944" table:style-name="ce3">
            <text:p>237847944</text:p>
          </table:table-cell>
          <table:table-cell office:value-type="float" office:value="112" table:style-name="ce3">
            <text:p>112</text:p>
          </table:table-cell>
          <table:table-cell office:value-type="float" office:value="1.0387643222591301" table:style-name="ce7">
            <text:p>1.038764322259130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17017181" table:style-name="ce3">
            <text:p>17017181</text:p>
          </table:table-cell>
          <table:table-cell office:value-type="float" office:value="2078297290" table:style-name="ce3">
            <text:p>2078297290</text:p>
          </table:table-cell>
          <table:table-cell office:value-type="float" office:value="1799801314" table:style-name="ce3">
            <text:p>1799801314</text:p>
          </table:table-cell>
          <table:table-cell office:value-type="float" office:value="176" table:style-name="ce3">
            <text:p>176</text:p>
          </table:table-cell>
          <table:table-cell office:value-type="float" office:value="1.3113771735790101" table:style-name="ce7">
            <text:p>1.311377173579010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392435882" table:style-name="ce3">
            <text:p>392435882</text:p>
          </table:table-cell>
          <table:table-cell office:value-type="float" office:value="1080747613" table:style-name="ce3">
            <text:p>1080747613</text:p>
          </table:table-cell>
          <table:table-cell office:value-type="float" office:value="234825507" table:style-name="ce3">
            <text:p>234825507</text:p>
          </table:table-cell>
          <table:table-cell office:value-type="float" office:value="240" table:style-name="ce3">
            <text:p>240</text:p>
          </table:table-cell>
          <table:table-cell office:value-type="float" office:value="1.0172604059658701" table:style-name="ce7">
            <text:p>1.017260405965870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747585765" table:style-name="ce3">
            <text:p>747585765</text:p>
          </table:table-cell>
          <table:table-cell office:value-type="float" office:value="664646422" table:style-name="ce3">
            <text:p>664646422</text:p>
          </table:table-cell>
          <table:table-cell office:value-type="float" office:value="1055889501" table:style-name="ce3">
            <text:p>1055889501</text:p>
          </table:table-cell>
          <table:table-cell office:value-type="float" office:value="304" table:style-name="ce3">
            <text:p>304</text:p>
          </table:table-cell>
          <table:table-cell office:value-type="float" office:value="3.0806282314753299" table:style-name="ce7">
            <text:p>3.080628231475330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1894611555" table:style-name="ce3">
            <text:p>1894611555</text:p>
          </table:table-cell>
          <table:table-cell office:value-type="float" office:value="703535426" table:style-name="ce3">
            <text:p>703535426</text:p>
          </table:table-cell>
          <table:table-cell office:value-type="float" office:value="1601030140" table:style-name="ce3">
            <text:p>1601030140</text:p>
          </table:table-cell>
          <table:table-cell office:value-type="float" office:value="368" table:style-name="ce3">
            <text:p>368</text:p>
          </table:table-cell>
          <table:table-cell office:value-type="float" office:value="0.114885555504492" table:style-name="ce7">
            <text:p>0.114885555504492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1996355988" table:style-name="ce3">
            <text:p>1996355988</text:p>
          </table:table-cell>
          <table:table-cell office:value-type="float" office:value="386878405" table:style-name="ce3">
            <text:p>386878405</text:p>
          </table:table-cell>
          <table:table-cell office:value-type="float" office:value="778615231" table:style-name="ce3">
            <text:p>778615231</text:p>
          </table:table-cell>
          <table:table-cell office:value-type="float" office:value="432" table:style-name="ce3">
            <text:p>432</text:p>
          </table:table-cell>
          <table:table-cell office:value-type="float" office:value="0.99135667714700804" table:style-name="ce7">
            <text:p>0.991356677147008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470573964" table:style-name="ce3">
            <text:p>470573964</text:p>
          </table:table-cell>
          <table:table-cell office:value-type="float" office:value="284353358" table:style-name="ce3">
            <text:p>284353358</text:p>
          </table:table-cell>
          <table:table-cell office:value-type="float" office:value="666059596" table:style-name="ce3">
            <text:p>666059596</text:p>
          </table:table-cell>
          <table:table-cell office:value-type="float" office:value="497" table:style-name="ce3">
            <text:p>497</text:p>
          </table:table-cell>
          <table:table-cell office:value-type="float" office:value="1.3809819638634" table:style-name="ce7">
            <text:p>1.380981963863400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901821012" table:style-name="ce3">
            <text:p>1901821012</text:p>
          </table:table-cell>
          <table:table-cell office:value-type="float" office:value="371632618" table:style-name="ce3">
            <text:p>371632618</text:p>
          </table:table-cell>
          <table:table-cell office:value-type="float" office:value="1543182307" table:style-name="ce3">
            <text:p>1543182307</text:p>
          </table:table-cell>
          <table:table-cell office:value-type="float" office:value="562" table:style-name="ce3">
            <text:p>562</text:p>
          </table:table-cell>
          <table:table-cell office:value-type="float" office:value="0.56344441552150704" table:style-name="ce7">
            <text:p>0.563444415521507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759131852" table:style-name="ce3">
            <text:p>759131852</text:p>
          </table:table-cell>
          <table:table-cell office:value-type="float" office:value="1818099133" table:style-name="ce3">
            <text:p>1818099133</text:p>
          </table:table-cell>
          <table:table-cell office:value-type="float" office:value="276251599" table:style-name="ce3">
            <text:p>276251599</text:p>
          </table:table-cell>
          <table:table-cell office:value-type="float" office:value="627" table:style-name="ce3">
            <text:p>627</text:p>
          </table:table-cell>
          <table:table-cell office:value-type="float" office:value="0.73559577016745703" table:style-name="ce7">
            <text:p>0.735595770167457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528683795" table:style-name="ce3">
            <text:p>528683795</text:p>
          </table:table-cell>
          <table:table-cell office:value-type="float" office:value="1121384759" table:style-name="ce3">
            <text:p>1121384759</text:p>
          </table:table-cell>
          <table:table-cell office:value-type="float" office:value="1904252749" table:style-name="ce3">
            <text:p>1904252749</text:p>
          </table:table-cell>
          <table:table-cell office:value-type="float" office:value="692" table:style-name="ce3">
            <text:p>692</text:p>
          </table:table-cell>
          <table:table-cell office:value-type="float" office:value="1.09741737339705" table:style-name="ce7">
            <text:p>1.097417373397050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1448690788" table:style-name="ce3">
            <text:p>1448690788</text:p>
          </table:table-cell>
          <table:table-cell office:value-type="float" office:value="1102834596" table:style-name="ce3">
            <text:p>1102834596</text:p>
          </table:table-cell>
          <table:table-cell office:value-type="float" office:value="1515213116" table:style-name="ce3">
            <text:p>1515213116</text:p>
          </table:table-cell>
          <table:table-cell office:value-type="float" office:value="758" table:style-name="ce3">
            <text:p>758</text:p>
          </table:table-cell>
          <table:table-cell office:value-type="float" office:value="0.27983748148525001" table:style-name="ce7">
            <text:p>0.279837481485250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2123956539" table:style-name="ce3">
            <text:p>2123956539</text:p>
          </table:table-cell>
          <table:table-cell office:value-type="float" office:value="819446507" table:style-name="ce3">
            <text:p>819446507</text:p>
          </table:table-cell>
          <table:table-cell office:value-type="float" office:value="1275939609" table:style-name="ce3">
            <text:p>1275939609</text:p>
          </table:table-cell>
          <table:table-cell office:value-type="float" office:value="824" table:style-name="ce3">
            <text:p>824</text:p>
          </table:table-cell>
          <table:table-cell office:value-type="float" office:value="0.71585171053121399" table:style-name="ce7">
            <text:p>0.715851710531214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864353917" table:style-name="ce3">
            <text:p>1864353917</text:p>
          </table:table-cell>
          <table:table-cell office:value-type="float" office:value="1433553089" table:style-name="ce3">
            <text:p>1433553089</text:p>
          </table:table-cell>
          <table:table-cell office:value-type="float" office:value="1054410921" table:style-name="ce3">
            <text:p>1054410921</text:p>
          </table:table-cell>
          <table:table-cell office:value-type="float" office:value="890" table:style-name="ce3">
            <text:p>890</text:p>
          </table:table-cell>
          <table:table-cell office:value-type="float" office:value="5.0705290670976604" table:style-name="ce7">
            <text:p>5.070529067097660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262375050" table:style-name="ce3">
            <text:p>262375050</text:p>
          </table:table-cell>
          <table:table-cell office:value-type="float" office:value="1226299971" table:style-name="ce3">
            <text:p>1226299971</text:p>
          </table:table-cell>
          <table:table-cell office:value-type="float" office:value="1290480357" table:style-name="ce3">
            <text:p>1290480357</text:p>
          </table:table-cell>
          <table:table-cell office:value-type="float" office:value="956" table:style-name="ce3">
            <text:p>956</text:p>
          </table:table-cell>
          <table:table-cell office:value-type="float" office:value="7.6663190565493894E-2" table:style-name="ce7">
            <text:p>0.076663190565494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953536005" table:style-name="ce3">
            <text:p>953536005</text:p>
          </table:table-cell>
          <table:table-cell office:value-type="float" office:value="898272968" table:style-name="ce3">
            <text:p>898272968</text:p>
          </table:table-cell>
          <table:table-cell office:value-type="float" office:value="739136785" table:style-name="ce3">
            <text:p>739136785</text:p>
          </table:table-cell>
          <table:table-cell office:value-type="float" office:value="1022" table:style-name="ce3">
            <text:p>1022</text:p>
          </table:table-cell>
          <table:table-cell office:value-type="float" office:value="3.5097681215855099" table:style-name="ce7">
            <text:p>3.509768121585510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556654659" table:style-name="ce3">
            <text:p>1556654659</text:p>
          </table:table-cell>
          <table:table-cell office:value-type="float" office:value="795323480" table:style-name="ce3">
            <text:p>795323480</text:p>
          </table:table-cell>
          <table:table-cell office:value-type="float" office:value="1479582460" table:style-name="ce3">
            <text:p>1479582460</text:p>
          </table:table-cell>
          <table:table-cell office:value-type="float" office:value="1088" table:style-name="ce3">
            <text:p>1088</text:p>
          </table:table-cell>
          <table:table-cell office:value-type="float" office:value="0.33751832329422299" table:style-name="ce7">
            <text:p>0.337518323294223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2049053877" table:style-name="ce3">
            <text:p>2049053877</text:p>
          </table:table-cell>
          <table:table-cell office:value-type="float" office:value="982451464" table:style-name="ce3">
            <text:p>982451464</text:p>
          </table:table-cell>
          <table:table-cell office:value-type="float" office:value="613399477" table:style-name="ce3">
            <text:p>613399477</text:p>
          </table:table-cell>
          <table:table-cell office:value-type="float" office:value="1155" table:style-name="ce3">
            <text:p>1155</text:p>
          </table:table-cell>
          <table:table-cell office:value-type="float" office:value="1.3589503461130401" table:style-name="ce7">
            <text:p>1.358950346113040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400731411" table:style-name="ce3">
            <text:p>1400731411</text:p>
          </table:table-cell>
          <table:table-cell office:value-type="float" office:value="884281111" table:style-name="ce3">
            <text:p>884281111</text:p>
          </table:table-cell>
          <table:table-cell office:value-type="float" office:value="1771143489" table:style-name="ce3">
            <text:p>1771143489</text:p>
          </table:table-cell>
          <table:table-cell office:value-type="float" office:value="1222" table:style-name="ce3">
            <text:p>1222</text:p>
          </table:table-cell>
          <table:table-cell office:value-type="float" office:value="0.25321549279354999" table:style-name="ce7">
            <text:p>0.253215492793550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377075301" table:style-name="ce3">
            <text:p>1377075301</text:p>
          </table:table-cell>
          <table:table-cell office:value-type="float" office:value="758525252" table:style-name="ce3">
            <text:p>758525252</text:p>
          </table:table-cell>
          <table:table-cell office:value-type="float" office:value="2060484543" table:style-name="ce3">
            <text:p>2060484543</text:p>
          </table:table-cell>
          <table:table-cell office:value-type="float" office:value="1289" table:style-name="ce3">
            <text:p>1289</text:p>
          </table:table-cell>
          <table:table-cell office:value-type="float" office:value="3.29643496089237E-2" table:style-name="ce7">
            <text:p>0.032964349608924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1073309410" table:style-name="ce3">
            <text:p>1073309410</text:p>
          </table:table-cell>
          <table:table-cell office:value-type="float" office:value="887523275" table:style-name="ce3">
            <text:p>887523275</text:p>
          </table:table-cell>
          <table:table-cell office:value-type="float" office:value="1601128552" table:style-name="ce3">
            <text:p>1601128552</text:p>
          </table:table-cell>
          <table:table-cell office:value-type="float" office:value="1356" table:style-name="ce3">
            <text:p>1356</text:p>
          </table:table-cell>
          <table:table-cell office:value-type="float" office:value="0.62533734117736695" table:style-name="ce7">
            <text:p>0.625337341177367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248610670" table:style-name="ce3">
            <text:p>248610670</text:p>
          </table:table-cell>
          <table:table-cell office:value-type="float" office:value="645830497" table:style-name="ce3">
            <text:p>645830497</text:p>
          </table:table-cell>
          <table:table-cell office:value-type="float" office:value="1013557548" table:style-name="ce3">
            <text:p>1013557548</text:p>
          </table:table-cell>
          <table:table-cell office:value-type="float" office:value="1424" table:style-name="ce3">
            <text:p>1424</text:p>
          </table:table-cell>
          <table:table-cell office:value-type="float" office:value="1.69853737900358" table:style-name="ce7">
            <text:p>1.698537379003580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543835329" table:style-name="ce3">
            <text:p>1543835329</text:p>
          </table:table-cell>
          <table:table-cell office:value-type="float" office:value="182240803" table:style-name="ce3">
            <text:p>182240803</text:p>
          </table:table-cell>
          <table:table-cell office:value-type="float" office:value="2014945080" table:style-name="ce3">
            <text:p>2014945080</text:p>
          </table:table-cell>
          <table:table-cell office:value-type="float" office:value="1492" table:style-name="ce3">
            <text:p>1492</text:p>
          </table:table-cell>
          <table:table-cell office:value-type="float" office:value="0.49700036005041198" table:style-name="ce7">
            <text:p>0.497000360050412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1342939367" table:style-name="ce3">
            <text:p>1342939367</text:p>
          </table:table-cell>
          <table:table-cell office:value-type="float" office:value="1723421288" table:style-name="ce3">
            <text:p>1723421288</text:p>
          </table:table-cell>
          <table:table-cell office:value-type="float" office:value="1882850468" table:style-name="ce3">
            <text:p>1882850468</text:p>
          </table:table-cell>
          <table:table-cell office:value-type="float" office:value="1560" table:style-name="ce3">
            <text:p>1560</text:p>
          </table:table-cell>
          <table:table-cell office:value-type="float" office:value="2.19068089391632" table:style-name="ce7">
            <text:p>2.190680893916320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728800689" table:style-name="ce3">
            <text:p>728800689</text:p>
          </table:table-cell>
          <table:table-cell office:value-type="float" office:value="110360375" table:style-name="ce3">
            <text:p>110360375</text:p>
          </table:table-cell>
          <table:table-cell office:value-type="float" office:value="1905420962" table:style-name="ce3">
            <text:p>1905420962</text:p>
          </table:table-cell>
          <table:table-cell office:value-type="float" office:value="1628" table:style-name="ce3">
            <text:p>1628</text:p>
          </table:table-cell>
          <table:table-cell office:value-type="float" office:value="1.6281219397820701" table:style-name="ce7">
            <text:p>1.628121939782070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853935478" table:style-name="ce3">
            <text:p>1853935478</text:p>
          </table:table-cell>
          <table:table-cell office:value-type="float" office:value="183690661" table:style-name="ce3">
            <text:p>183690661</text:p>
          </table:table-cell>
          <table:table-cell office:value-type="float" office:value="279602300" table:style-name="ce3">
            <text:p>279602300</text:p>
          </table:table-cell>
          <table:table-cell office:value-type="float" office:value="1696" table:style-name="ce3">
            <text:p>1696</text:p>
          </table:table-cell>
          <table:table-cell office:value-type="float" office:value="1.6469313886186501" table:style-name="ce7">
            <text:p>1.646931388618650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253329913" table:style-name="ce3">
            <text:p>1253329913</text:p>
          </table:table-cell>
          <table:table-cell office:value-type="float" office:value="108900591" table:style-name="ce3">
            <text:p>108900591</text:p>
          </table:table-cell>
          <table:table-cell office:value-type="float" office:value="1093627813" table:style-name="ce3">
            <text:p>1093627813</text:p>
          </table:table-cell>
          <table:table-cell office:value-type="float" office:value="1764" table:style-name="ce3">
            <text:p>1764</text:p>
          </table:table-cell>
          <table:table-cell office:value-type="float" office:value="1.5467655302193101E-2" table:style-name="ce7">
            <text:p>0.015467655302193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48744558" table:style-name="ce3">
            <text:p>48744558</text:p>
          </table:table-cell>
          <table:table-cell office:value-type="float" office:value="1147671244" table:style-name="ce3">
            <text:p>1147671244</text:p>
          </table:table-cell>
          <table:table-cell office:value-type="float" office:value="1053585098" table:style-name="ce3">
            <text:p>1053585098</text:p>
          </table:table-cell>
          <table:table-cell office:value-type="float" office:value="1833" table:style-name="ce3">
            <text:p>1833</text:p>
          </table:table-cell>
          <table:table-cell office:value-type="float" office:value="2.5012826447328602" table:style-name="ce7">
            <text:p>2.501282644732860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058516417" table:style-name="ce3">
            <text:p>1058516417</text:p>
          </table:table-cell>
          <table:table-cell office:value-type="float" office:value="1610889315" table:style-name="ce3">
            <text:p>1610889315</text:p>
          </table:table-cell>
          <table:table-cell office:value-type="float" office:value="1930863890" table:style-name="ce3">
            <text:p>1930863890</text:p>
          </table:table-cell>
          <table:table-cell office:value-type="float" office:value="1902" table:style-name="ce3">
            <text:p>1902</text:p>
          </table:table-cell>
          <table:table-cell office:value-type="float" office:value="0.25357510189021898" table:style-name="ce7">
            <text:p>0.253575101890219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730880487" table:style-name="ce3">
            <text:p>730880487</text:p>
          </table:table-cell>
          <table:table-cell office:value-type="float" office:value="1483712809" table:style-name="ce3">
            <text:p>1483712809</text:p>
          </table:table-cell>
          <table:table-cell office:value-type="float" office:value="965738772" table:style-name="ce3">
            <text:p>965738772</text:p>
          </table:table-cell>
          <table:table-cell office:value-type="float" office:value="1971" table:style-name="ce3">
            <text:p>1971</text:p>
          </table:table-cell>
          <table:table-cell office:value-type="float" office:value="6.09340111675577E-2" table:style-name="ce7">
            <text:p>0.060934011167558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301878449" table:style-name="ce3">
            <text:p>301878449</text:p>
          </table:table-cell>
          <table:table-cell office:value-type="float" office:value="846723962" table:style-name="ce3">
            <text:p>846723962</text:p>
          </table:table-cell>
          <table:table-cell office:value-type="float" office:value="997944678" table:style-name="ce3">
            <text:p>997944678</text:p>
          </table:table-cell>
          <table:table-cell office:value-type="float" office:value="2040" table:style-name="ce3">
            <text:p>2040</text:p>
          </table:table-cell>
          <table:table-cell office:value-type="float" office:value="0.73135442080054103" table:style-name="ce7">
            <text:p>0.731354420800541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314715767" table:style-name="ce3">
            <text:p>1314715767</text:p>
          </table:table-cell>
          <table:table-cell office:value-type="float" office:value="316797549" table:style-name="ce3">
            <text:p>316797549</text:p>
          </table:table-cell>
          <table:table-cell office:value-type="float" office:value="243519416" table:style-name="ce3">
            <text:p>243519416</text:p>
          </table:table-cell>
          <table:table-cell office:value-type="float" office:value="2110" table:style-name="ce3">
            <text:p>2110</text:p>
          </table:table-cell>
          <table:table-cell office:value-type="float" office:value="0.335648633372153" table:style-name="ce7">
            <text:p>0.335648633372153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968641696" table:style-name="ce3">
            <text:p>968641696</text:p>
          </table:table-cell>
          <table:table-cell office:value-type="float" office:value="722655047" table:style-name="ce3">
            <text:p>722655047</text:p>
          </table:table-cell>
          <table:table-cell office:value-type="float" office:value="1790692878" table:style-name="ce3">
            <text:p>1790692878</text:p>
          </table:table-cell>
          <table:table-cell office:value-type="float" office:value="2180" table:style-name="ce3">
            <text:p>2180</text:p>
          </table:table-cell>
          <table:table-cell office:value-type="float" office:value="0.77077902031889101" table:style-name="ce7">
            <text:p>0.770779020318891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2034932832" table:style-name="ce3">
            <text:p>2034932832</text:p>
          </table:table-cell>
          <table:table-cell office:value-type="float" office:value="1484752341" table:style-name="ce3">
            <text:p>1484752341</text:p>
          </table:table-cell>
          <table:table-cell office:value-type="float" office:value="1559678415" table:style-name="ce3">
            <text:p>1559678415</text:p>
          </table:table-cell>
          <table:table-cell office:value-type="float" office:value="2250" table:style-name="ce3">
            <text:p>2250</text:p>
          </table:table-cell>
          <table:table-cell office:value-type="float" office:value="0.660183427521981" table:style-name="ce7">
            <text:p>0.660183427521981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291529376" table:style-name="ce3">
            <text:p>291529376</text:p>
          </table:table-cell>
          <table:table-cell office:value-type="float" office:value="257134974" table:style-name="ce3">
            <text:p>257134974</text:p>
          </table:table-cell>
          <table:table-cell office:value-type="float" office:value="812821376" table:style-name="ce3">
            <text:p>812821376</text:p>
          </table:table-cell>
          <table:table-cell office:value-type="float" office:value="2320" table:style-name="ce3">
            <text:p>2320</text:p>
          </table:table-cell>
          <table:table-cell office:value-type="float" office:value="0.82044069809770503" table:style-name="ce7">
            <text:p>0.820440698097705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324021343" table:style-name="ce3">
            <text:p>1324021343</text:p>
          </table:table-cell>
          <table:table-cell office:value-type="float" office:value="1064875129" table:style-name="ce3">
            <text:p>1064875129</text:p>
          </table:table-cell>
          <table:table-cell office:value-type="float" office:value="202424821" table:style-name="ce3">
            <text:p>202424821</text:p>
          </table:table-cell>
          <table:table-cell office:value-type="float" office:value="2390" table:style-name="ce3">
            <text:p>2390</text:p>
          </table:table-cell>
          <table:table-cell office:value-type="float" office:value="2.5397935195479202" table:style-name="ce7">
            <text:p>2.539793519547920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601151225" table:style-name="ce3">
            <text:p>601151225</text:p>
          </table:table-cell>
          <table:table-cell office:value-type="float" office:value="1927486827" table:style-name="ce3">
            <text:p>1927486827</text:p>
          </table:table-cell>
          <table:table-cell office:value-type="float" office:value="803840209" table:style-name="ce3">
            <text:p>803840209</text:p>
          </table:table-cell>
          <table:table-cell office:value-type="float" office:value="2460" table:style-name="ce3">
            <text:p>2460</text:p>
          </table:table-cell>
          <table:table-cell office:value-type="float" office:value="2.00634863243517" table:style-name="ce7">
            <text:p>2.006348632435170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785558383" table:style-name="ce3">
            <text:p>1785558383</text:p>
          </table:table-cell>
          <table:table-cell office:value-type="float" office:value="1981044801" table:style-name="ce3">
            <text:p>1981044801</text:p>
          </table:table-cell>
          <table:table-cell office:value-type="float" office:value="1727864058" table:style-name="ce3">
            <text:p>1727864058</text:p>
          </table:table-cell>
          <table:table-cell office:value-type="float" office:value="2531" table:style-name="ce3">
            <text:p>2531</text:p>
          </table:table-cell>
          <table:table-cell office:value-type="float" office:value="0.671286192174114" table:style-name="ce7">
            <text:p>0.671286192174114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943245929" table:style-name="ce3">
            <text:p>943245929</text:p>
          </table:table-cell>
          <table:table-cell office:value-type="float" office:value="981338306" table:style-name="ce3">
            <text:p>981338306</text:p>
          </table:table-cell>
          <table:table-cell office:value-type="float" office:value="352583008" table:style-name="ce3">
            <text:p>352583008</text:p>
          </table:table-cell>
          <table:table-cell office:value-type="float" office:value="2602" table:style-name="ce3">
            <text:p>2602</text:p>
          </table:table-cell>
          <table:table-cell office:value-type="float" office:value="1.6878225364455099" table:style-name="ce7">
            <text:p>1.687822536445510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410039167" table:style-name="ce3">
            <text:p>410039167</text:p>
          </table:table-cell>
          <table:table-cell office:value-type="float" office:value="943462981" table:style-name="ce3">
            <text:p>943462981</text:p>
          </table:table-cell>
          <table:table-cell office:value-type="float" office:value="362141978" table:style-name="ce3">
            <text:p>362141978</text:p>
          </table:table-cell>
          <table:table-cell office:value-type="float" office:value="2673" table:style-name="ce3">
            <text:p>2673</text:p>
          </table:table-cell>
          <table:table-cell office:value-type="float" office:value="0.64960284463489504" table:style-name="ce7">
            <text:p>0.649602844634895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253253336" table:style-name="ce3">
            <text:p>253253336</text:p>
          </table:table-cell>
          <table:table-cell office:value-type="float" office:value="1123634894" table:style-name="ce3">
            <text:p>1123634894</text:p>
          </table:table-cell>
          <table:table-cell office:value-type="float" office:value="235394186" table:style-name="ce3">
            <text:p>235394186</text:p>
          </table:table-cell>
          <table:table-cell office:value-type="float" office:value="2744" table:style-name="ce3">
            <text:p>2744</text:p>
          </table:table-cell>
          <table:table-cell office:value-type="float" office:value="0.42012079084184101" table:style-name="ce7">
            <text:p>0.420120790841841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116227816" table:style-name="ce3">
            <text:p>116227816</text:p>
          </table:table-cell>
          <table:table-cell office:value-type="float" office:value="398060650" table:style-name="ce3">
            <text:p>398060650</text:p>
          </table:table-cell>
          <table:table-cell office:value-type="float" office:value="467092228" table:style-name="ce3">
            <text:p>467092228</text:p>
          </table:table-cell>
          <table:table-cell office:value-type="float" office:value="2816" table:style-name="ce3">
            <text:p>2816</text:p>
          </table:table-cell>
          <table:table-cell office:value-type="float" office:value="2.62813847603304" table:style-name="ce7">
            <text:p>2.628138476033040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1378267479" table:style-name="ce3">
            <text:p>1378267479</text:p>
          </table:table-cell>
          <table:table-cell office:value-type="float" office:value="865584446" table:style-name="ce3">
            <text:p>865584446</text:p>
          </table:table-cell>
          <table:table-cell office:value-type="float" office:value="1214259516" table:style-name="ce3">
            <text:p>1214259516</text:p>
          </table:table-cell>
          <table:table-cell office:value-type="float" office:value="2888" table:style-name="ce3">
            <text:p>2888</text:p>
          </table:table-cell>
          <table:table-cell office:value-type="float" office:value="0.56897926835646895" table:style-name="ce7">
            <text:p>0.568979268356469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782892225" table:style-name="ce3">
            <text:p>1782892225</text:p>
          </table:table-cell>
          <table:table-cell office:value-type="float" office:value="1610960826" table:style-name="ce3">
            <text:p>1610960826</text:p>
          </table:table-cell>
          <table:table-cell office:value-type="float" office:value="1515043219" table:style-name="ce3">
            <text:p>1515043219</text:p>
          </table:table-cell>
          <table:table-cell office:value-type="float" office:value="2960" table:style-name="ce3">
            <text:p>2960</text:p>
          </table:table-cell>
          <table:table-cell office:value-type="float" office:value="1.17252508122793" table:style-name="ce7">
            <text:p>1.172525081227930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230285030" table:style-name="ce3">
            <text:p>1230285030</text:p>
          </table:table-cell>
          <table:table-cell office:value-type="float" office:value="1875504942" table:style-name="ce3">
            <text:p>1875504942</text:p>
          </table:table-cell>
          <table:table-cell office:value-type="float" office:value="587158161" table:style-name="ce3">
            <text:p>587158161</text:p>
          </table:table-cell>
          <table:table-cell office:value-type="float" office:value="3032" table:style-name="ce3">
            <text:p>3032</text:p>
          </table:table-cell>
          <table:table-cell office:value-type="float" office:value="0.138976402113104" table:style-name="ce7">
            <text:p>0.138976402113104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427936266" table:style-name="ce3">
            <text:p>1427936266</text:p>
          </table:table-cell>
          <table:table-cell office:value-type="float" office:value="1049349514" table:style-name="ce3">
            <text:p>1049349514</text:p>
          </table:table-cell>
          <table:table-cell office:value-type="float" office:value="1033672129" table:style-name="ce3">
            <text:p>1033672129</text:p>
          </table:table-cell>
          <table:table-cell office:value-type="float" office:value="3104" table:style-name="ce3">
            <text:p>3104</text:p>
          </table:table-cell>
          <table:table-cell office:value-type="float" office:value="1.13028941351124" table:style-name="ce7">
            <text:p>1.130289413511240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195056261" table:style-name="ce3">
            <text:p>1195056261</text:p>
          </table:table-cell>
          <table:table-cell office:value-type="float" office:value="153970845" table:style-name="ce3">
            <text:p>153970845</text:p>
          </table:table-cell>
          <table:table-cell office:value-type="float" office:value="1574366872" table:style-name="ce3">
            <text:p>1574366872</text:p>
          </table:table-cell>
          <table:table-cell office:value-type="float" office:value="3176" table:style-name="ce3">
            <text:p>3176</text:p>
          </table:table-cell>
          <table:table-cell office:value-type="float" office:value="0.59307331962236898" table:style-name="ce7">
            <text:p>0.593073319622369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2043502531" table:style-name="ce3">
            <text:p>2043502531</text:p>
          </table:table-cell>
          <table:table-cell office:value-type="float" office:value="69548502" table:style-name="ce3">
            <text:p>69548502</text:p>
          </table:table-cell>
          <table:table-cell office:value-type="float" office:value="559460850" table:style-name="ce3">
            <text:p>559460850</text:p>
          </table:table-cell>
          <table:table-cell office:value-type="float" office:value="3249" table:style-name="ce3">
            <text:p>3249</text:p>
          </table:table-cell>
          <table:table-cell office:value-type="float" office:value="2.2917136998955598" table:style-name="ce7">
            <text:p>2.291713699895560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441056052" table:style-name="ce3">
            <text:p>441056052</text:p>
          </table:table-cell>
          <table:table-cell office:value-type="float" office:value="1178971522" table:style-name="ce3">
            <text:p>1178971522</text:p>
          </table:table-cell>
          <table:table-cell office:value-type="float" office:value="662920628" table:style-name="ce3">
            <text:p>662920628</text:p>
          </table:table-cell>
          <table:table-cell office:value-type="float" office:value="3322" table:style-name="ce3">
            <text:p>3322</text:p>
          </table:table-cell>
          <table:table-cell office:value-type="float" office:value="0.24795880275027399" table:style-name="ce7">
            <text:p>0.247958802750274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862996715" table:style-name="ce3">
            <text:p>1862996715</text:p>
          </table:table-cell>
          <table:table-cell office:value-type="float" office:value="5441669" table:style-name="ce3">
            <text:p>5441669</text:p>
          </table:table-cell>
          <table:table-cell office:value-type="float" office:value="1750652507" table:style-name="ce3">
            <text:p>1750652507</text:p>
          </table:table-cell>
          <table:table-cell office:value-type="float" office:value="3395" table:style-name="ce3">
            <text:p>3395</text:p>
          </table:table-cell>
          <table:table-cell office:value-type="float" office:value="0.70871458942985199" table:style-name="ce7">
            <text:p>0.708714589429852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1074201165" table:style-name="ce3">
            <text:p>1074201165</text:p>
          </table:table-cell>
          <table:table-cell office:value-type="float" office:value="159259023" table:style-name="ce3">
            <text:p>159259023</text:p>
          </table:table-cell>
          <table:table-cell office:value-type="float" office:value="86092517" table:style-name="ce3">
            <text:p>86092517</text:p>
          </table:table-cell>
          <table:table-cell office:value-type="float" office:value="3468" table:style-name="ce3">
            <text:p>3468</text:p>
          </table:table-cell>
          <table:table-cell office:value-type="float" office:value="0.455472539590351" table:style-name="ce7">
            <text:p>0.455472539590351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203951418" table:style-name="ce3">
            <text:p>203951418</text:p>
          </table:table-cell>
          <table:table-cell office:value-type="float" office:value="906579117" table:style-name="ce3">
            <text:p>906579117</text:p>
          </table:table-cell>
          <table:table-cell office:value-type="float" office:value="2059685871" table:style-name="ce3">
            <text:p>2059685871</text:p>
          </table:table-cell>
          <table:table-cell office:value-type="float" office:value="3542" table:style-name="ce3">
            <text:p>3542</text:p>
          </table:table-cell>
          <table:table-cell office:value-type="float" office:value="1.7098463144023801" table:style-name="ce7">
            <text:p>1.709846314402380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427580118" table:style-name="ce3">
            <text:p>427580118</text:p>
          </table:table-cell>
          <table:table-cell office:value-type="float" office:value="1858659846" table:style-name="ce3">
            <text:p>1858659846</text:p>
          </table:table-cell>
          <table:table-cell office:value-type="float" office:value="1100782768" table:style-name="ce3">
            <text:p>1100782768</text:p>
          </table:table-cell>
          <table:table-cell office:value-type="float" office:value="3616" table:style-name="ce3">
            <text:p>3616</text:p>
          </table:table-cell>
          <table:table-cell office:value-type="float" office:value="0.71754711687969097" table:style-name="ce7">
            <text:p>0.717547116879691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858757018" table:style-name="ce3">
            <text:p>858757018</text:p>
          </table:table-cell>
          <table:table-cell office:value-type="float" office:value="845197842" table:style-name="ce3">
            <text:p>845197842</text:p>
          </table:table-cell>
          <table:table-cell office:value-type="float" office:value="532287445" table:style-name="ce3">
            <text:p>532287445</text:p>
          </table:table-cell>
          <table:table-cell office:value-type="float" office:value="3690" table:style-name="ce3">
            <text:p>3690</text:p>
          </table:table-cell>
          <table:table-cell office:value-type="float" office:value="0.39070356128779099" table:style-name="ce7">
            <text:p>0.390703561287791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2039086966" table:style-name="ce3">
            <text:p>2039086966</text:p>
          </table:table-cell>
          <table:table-cell office:value-type="float" office:value="1228150326" table:style-name="ce3">
            <text:p>1228150326</text:p>
          </table:table-cell>
          <table:table-cell office:value-type="float" office:value="1720895044" table:style-name="ce3">
            <text:p>1720895044</text:p>
          </table:table-cell>
          <table:table-cell office:value-type="float" office:value="3764" table:style-name="ce3">
            <text:p>3764</text:p>
          </table:table-cell>
          <table:table-cell office:value-type="float" office:value="3.3959031882635999" table:style-name="ce7">
            <text:p>3.395903188263600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390582778" table:style-name="ce3">
            <text:p>1390582778</text:p>
          </table:table-cell>
          <table:table-cell office:value-type="float" office:value="1909605025" table:style-name="ce3">
            <text:p>1909605025</text:p>
          </table:table-cell>
          <table:table-cell office:value-type="float" office:value="575474432" table:style-name="ce3">
            <text:p>575474432</text:p>
          </table:table-cell>
          <table:table-cell office:value-type="float" office:value="3838" table:style-name="ce3">
            <text:p>3838</text:p>
          </table:table-cell>
          <table:table-cell office:value-type="float" office:value="0.85988006344249002" table:style-name="ce7">
            <text:p>0.859880063442490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460208661" table:style-name="ce3">
            <text:p>460208661</text:p>
          </table:table-cell>
          <table:table-cell office:value-type="float" office:value="404211682" table:style-name="ce3">
            <text:p>404211682</text:p>
          </table:table-cell>
          <table:table-cell office:value-type="float" office:value="1650268603" table:style-name="ce3">
            <text:p>1650268603</text:p>
          </table:table-cell>
          <table:table-cell office:value-type="float" office:value="3912" table:style-name="ce3">
            <text:p>3912</text:p>
          </table:table-cell>
          <table:table-cell office:value-type="float" office:value="0.33640550160555699" table:style-name="ce7">
            <text:p>0.336405501605557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638348978" table:style-name="ce3">
            <text:p>1638348978</text:p>
          </table:table-cell>
          <table:table-cell office:value-type="float" office:value="271144870" table:style-name="ce3">
            <text:p>271144870</text:p>
          </table:table-cell>
          <table:table-cell office:value-type="float" office:value="585733181" table:style-name="ce3">
            <text:p>585733181</text:p>
          </table:table-cell>
          <table:table-cell office:value-type="float" office:value="3987" table:style-name="ce3">
            <text:p>3987</text:p>
          </table:table-cell>
          <table:table-cell office:value-type="float" office:value="6.6237724487791305E-2" table:style-name="ce7">
            <text:p>0.066237724487791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695938590" table:style-name="ce3">
            <text:p>695938590</text:p>
          </table:table-cell>
          <table:table-cell office:value-type="float" office:value="136447729" table:style-name="ce3">
            <text:p>136447729</text:p>
          </table:table-cell>
          <table:table-cell office:value-type="float" office:value="413491816" table:style-name="ce3">
            <text:p>413491816</text:p>
          </table:table-cell>
          <table:table-cell office:value-type="float" office:value="4062" table:style-name="ce3">
            <text:p>4062</text:p>
          </table:table-cell>
          <table:table-cell office:value-type="float" office:value="3.30856289073918" table:style-name="ce7">
            <text:p>3.308562890739180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1443935122" table:style-name="ce3">
            <text:p>1443935122</text:p>
          </table:table-cell>
          <table:table-cell office:value-type="float" office:value="525800659" table:style-name="ce3">
            <text:p>525800659</text:p>
          </table:table-cell>
          <table:table-cell office:value-type="float" office:value="1426177681" table:style-name="ce3">
            <text:p>1426177681</text:p>
          </table:table-cell>
          <table:table-cell office:value-type="float" office:value="4137" table:style-name="ce3">
            <text:p>4137</text:p>
          </table:table-cell>
          <table:table-cell office:value-type="float" office:value="0.15237162349055899" table:style-name="ce7">
            <text:p>0.152371623490559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1652373054" table:style-name="ce3">
            <text:p>1652373054</text:p>
          </table:table-cell>
          <table:table-cell office:value-type="float" office:value="1926774393" table:style-name="ce3">
            <text:p>1926774393</text:p>
          </table:table-cell>
          <table:table-cell office:value-type="float" office:value="365127998" table:style-name="ce3">
            <text:p>365127998</text:p>
          </table:table-cell>
          <table:table-cell office:value-type="float" office:value="4212" table:style-name="ce3">
            <text:p>4212</text:p>
          </table:table-cell>
          <table:table-cell office:value-type="float" office:value="2.3577920268639301E-2" table:style-name="ce7">
            <text:p>0.023577920268639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75382642" table:style-name="ce3">
            <text:p>175382642</text:p>
          </table:table-cell>
          <table:table-cell office:value-type="float" office:value="385989482" table:style-name="ce3">
            <text:p>385989482</text:p>
          </table:table-cell>
          <table:table-cell office:value-type="float" office:value="220160622" table:style-name="ce3">
            <text:p>220160622</text:p>
          </table:table-cell>
          <table:table-cell office:value-type="float" office:value="4288" table:style-name="ce3">
            <text:p>4288</text:p>
          </table:table-cell>
          <table:table-cell office:value-type="float" office:value="1.0710845008822101" table:style-name="ce7">
            <text:p>1.071084500882210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308499038" table:style-name="ce3">
            <text:p>1308499038</text:p>
          </table:table-cell>
          <table:table-cell office:value-type="float" office:value="7287358" table:style-name="ce3">
            <text:p>7287358</text:p>
          </table:table-cell>
          <table:table-cell office:value-type="float" office:value="1852515737" table:style-name="ce3">
            <text:p>1852515737</text:p>
          </table:table-cell>
          <table:table-cell office:value-type="float" office:value="4364" table:style-name="ce3">
            <text:p>4364</text:p>
          </table:table-cell>
          <table:table-cell office:value-type="float" office:value="1.65731056223961" table:style-name="ce7">
            <text:p>1.657310562239610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710776146" table:style-name="ce3">
            <text:p>1710776146</text:p>
          </table:table-cell>
          <table:table-cell office:value-type="float" office:value="864786106" table:style-name="ce3">
            <text:p>864786106</text:p>
          </table:table-cell>
          <table:table-cell office:value-type="float" office:value="594693601" table:style-name="ce3">
            <text:p>594693601</text:p>
          </table:table-cell>
          <table:table-cell office:value-type="float" office:value="4440" table:style-name="ce3">
            <text:p>4440</text:p>
          </table:table-cell>
          <table:table-cell office:value-type="float" office:value="2.2800725491654199" table:style-name="ce7">
            <text:p>2.280072549165420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356122749" table:style-name="ce3">
            <text:p>356122749</text:p>
          </table:table-cell>
          <table:table-cell office:value-type="float" office:value="828163118" table:style-name="ce3">
            <text:p>828163118</text:p>
          </table:table-cell>
          <table:table-cell office:value-type="float" office:value="12863904" table:style-name="ce3">
            <text:p>12863904</text:p>
          </table:table-cell>
          <table:table-cell office:value-type="float" office:value="4516" table:style-name="ce3">
            <text:p>4516</text:p>
          </table:table-cell>
          <table:table-cell office:value-type="float" office:value="0.30317281164123999" table:style-name="ce7">
            <text:p>0.303172811641240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318115466" table:style-name="ce3">
            <text:p>318115466</text:p>
          </table:table-cell>
          <table:table-cell office:value-type="float" office:value="1480871050" table:style-name="ce3">
            <text:p>1480871050</text:p>
          </table:table-cell>
          <table:table-cell office:value-type="float" office:value="384425599" table:style-name="ce3">
            <text:p>384425599</text:p>
          </table:table-cell>
          <table:table-cell office:value-type="float" office:value="4592" table:style-name="ce3">
            <text:p>4592</text:p>
          </table:table-cell>
          <table:table-cell office:value-type="float" office:value="0.74705979488667695" table:style-name="ce7">
            <text:p>0.747059794886677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479837189" table:style-name="ce3">
            <text:p>1479837189</text:p>
          </table:table-cell>
          <table:table-cell office:value-type="float" office:value="1431758238" table:style-name="ce3">
            <text:p>1431758238</text:p>
          </table:table-cell>
          <table:table-cell office:value-type="float" office:value="545061844" table:style-name="ce3">
            <text:p>545061844</text:p>
          </table:table-cell>
          <table:table-cell office:value-type="float" office:value="4668" table:style-name="ce3">
            <text:p>4668</text:p>
          </table:table-cell>
          <table:table-cell office:value-type="float" office:value="5.50492754307162E-2" table:style-name="ce7">
            <text:p>0.055049275430716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615508034" table:style-name="ce3">
            <text:p>1615508034</text:p>
          </table:table-cell>
          <table:table-cell office:value-type="float" office:value="1705160921" table:style-name="ce3">
            <text:p>1705160921</text:p>
          </table:table-cell>
          <table:table-cell office:value-type="float" office:value="890137465" table:style-name="ce3">
            <text:p>890137465</text:p>
          </table:table-cell>
          <table:table-cell office:value-type="float" office:value="4745" table:style-name="ce3">
            <text:p>4745</text:p>
          </table:table-cell>
          <table:table-cell office:value-type="float" office:value="0.33440508367468302" table:style-name="ce7">
            <text:p>0.334405083674683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1207765773" table:style-name="ce3">
            <text:p>1207765773</text:p>
          </table:table-cell>
          <table:table-cell office:value-type="float" office:value="1640043146" table:style-name="ce3">
            <text:p>1640043146</text:p>
          </table:table-cell>
          <table:table-cell office:value-type="float" office:value="1750412862" table:style-name="ce3">
            <text:p>1750412862</text:p>
          </table:table-cell>
          <table:table-cell office:value-type="float" office:value="4822" table:style-name="ce3">
            <text:p>4822</text:p>
          </table:table-cell>
          <table:table-cell office:value-type="float" office:value="0.38871161078879801" table:style-name="ce7">
            <text:p>0.388711610788798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903905915" table:style-name="ce3">
            <text:p>903905915</text:p>
          </table:table-cell>
          <table:table-cell office:value-type="float" office:value="936195998" table:style-name="ce3">
            <text:p>936195998</text:p>
          </table:table-cell>
          <table:table-cell office:value-type="float" office:value="26765004" table:style-name="ce3">
            <text:p>26765004</text:p>
          </table:table-cell>
          <table:table-cell office:value-type="float" office:value="4899" table:style-name="ce3">
            <text:p>4899</text:p>
          </table:table-cell>
          <table:table-cell office:value-type="float" office:value="2.32319740925253" table:style-name="ce7">
            <text:p>2.323197409252530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647387453" table:style-name="ce3">
            <text:p>647387453</text:p>
          </table:table-cell>
          <table:table-cell office:value-type="float" office:value="1594205913" table:style-name="ce3">
            <text:p>1594205913</text:p>
          </table:table-cell>
          <table:table-cell office:value-type="float" office:value="1551599631" table:style-name="ce3">
            <text:p>1551599631</text:p>
          </table:table-cell>
          <table:table-cell office:value-type="float" office:value="4976" table:style-name="ce3">
            <text:p>4976</text:p>
          </table:table-cell>
          <table:table-cell office:value-type="float" office:value="0.51915115644314802" table:style-name="ce7">
            <text:p>0.519151156443148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488761803" table:style-name="ce3">
            <text:p>1488761803</text:p>
          </table:table-cell>
          <table:table-cell office:value-type="float" office:value="1139405962" table:style-name="ce3">
            <text:p>1139405962</text:p>
          </table:table-cell>
          <table:table-cell office:value-type="float" office:value="1819221577" table:style-name="ce3">
            <text:p>1819221577</text:p>
          </table:table-cell>
          <table:table-cell office:value-type="float" office:value="5054" table:style-name="ce3">
            <text:p>5054</text:p>
          </table:table-cell>
          <table:table-cell office:value-type="float" office:value="2.6803298873994401E-2" table:style-name="ce7">
            <text:p>0.026803298873994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287640172" table:style-name="ce3">
            <text:p>1287640172</text:p>
          </table:table-cell>
          <table:table-cell office:value-type="float" office:value="1078451613" table:style-name="ce3">
            <text:p>1078451613</text:p>
          </table:table-cell>
          <table:table-cell office:value-type="float" office:value="1917273974" table:style-name="ce3">
            <text:p>1917273974</text:p>
          </table:table-cell>
          <table:table-cell office:value-type="float" office:value="5132" table:style-name="ce3">
            <text:p>5132</text:p>
          </table:table-cell>
          <table:table-cell office:value-type="float" office:value="2.2988762154849498" table:style-name="ce7">
            <text:p>2.298876215484950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175649907" table:style-name="ce3">
            <text:p>1175649907</text:p>
          </table:table-cell>
          <table:table-cell office:value-type="float" office:value="510957782" table:style-name="ce3">
            <text:p>510957782</text:p>
          </table:table-cell>
          <table:table-cell office:value-type="float" office:value="173404063" table:style-name="ce3">
            <text:p>173404063</text:p>
          </table:table-cell>
          <table:table-cell office:value-type="float" office:value="5210" table:style-name="ce3">
            <text:p>5210</text:p>
          </table:table-cell>
          <table:table-cell office:value-type="float" office:value="0.105340520401939" table:style-name="ce7">
            <text:p>0.105340520401939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150941700" table:style-name="ce3">
            <text:p>150941700</text:p>
          </table:table-cell>
          <table:table-cell office:value-type="float" office:value="1949551233" table:style-name="ce3">
            <text:p>1949551233</text:p>
          </table:table-cell>
          <table:table-cell office:value-type="float" office:value="469116827" table:style-name="ce3">
            <text:p>469116827</text:p>
          </table:table-cell>
          <table:table-cell office:value-type="float" office:value="5288" table:style-name="ce3">
            <text:p>5288</text:p>
          </table:table-cell>
          <table:table-cell office:value-type="float" office:value="0.57260905796420303" table:style-name="ce7">
            <text:p>0.572609057964203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698963611" table:style-name="ce3">
            <text:p>698963611</text:p>
          </table:table-cell>
          <table:table-cell office:value-type="float" office:value="656170883" table:style-name="ce3">
            <text:p>656170883</text:p>
          </table:table-cell>
          <table:table-cell office:value-type="float" office:value="253050464" table:style-name="ce3">
            <text:p>253050464</text:p>
          </table:table-cell>
          <table:table-cell office:value-type="float" office:value="5366" table:style-name="ce3">
            <text:p>5366</text:p>
          </table:table-cell>
          <table:table-cell office:value-type="float" office:value="0.95214955108198496" table:style-name="ce7">
            <text:p>0.952149551081985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745855517" table:style-name="ce3">
            <text:p>745855517</text:p>
          </table:table-cell>
          <table:table-cell office:value-type="float" office:value="1423449736" table:style-name="ce3">
            <text:p>1423449736</text:p>
          </table:table-cell>
          <table:table-cell office:value-type="float" office:value="2095692259" table:style-name="ce3">
            <text:p>2095692259</text:p>
          </table:table-cell>
          <table:table-cell office:value-type="float" office:value="5444" table:style-name="ce3">
            <text:p>5444</text:p>
          </table:table-cell>
          <table:table-cell office:value-type="float" office:value="0.22454222170829199" table:style-name="ce7">
            <text:p>0.224542221708292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731620842" table:style-name="ce3">
            <text:p>731620842</text:p>
          </table:table-cell>
          <table:table-cell office:value-type="float" office:value="487611288" table:style-name="ce3">
            <text:p>487611288</text:p>
          </table:table-cell>
          <table:table-cell office:value-type="float" office:value="904490874" table:style-name="ce3">
            <text:p>904490874</text:p>
          </table:table-cell>
          <table:table-cell office:value-type="float" office:value="5523" table:style-name="ce3">
            <text:p>5523</text:p>
          </table:table-cell>
          <table:table-cell office:value-type="float" office:value="8.1584022124070496E-2" table:style-name="ce7">
            <text:p>0.081584022124071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2007606693" table:style-name="ce3">
            <text:p>2007606693</text:p>
          </table:table-cell>
          <table:table-cell office:value-type="float" office:value="852038343" table:style-name="ce3">
            <text:p>852038343</text:p>
          </table:table-cell>
          <table:table-cell office:value-type="float" office:value="1188792739" table:style-name="ce3">
            <text:p>1188792739</text:p>
          </table:table-cell>
          <table:table-cell office:value-type="float" office:value="5602" table:style-name="ce3">
            <text:p>5602</text:p>
          </table:table-cell>
          <table:table-cell office:value-type="float" office:value="0.111079375693847" table:style-name="ce7">
            <text:p>0.111079375693847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582611875" table:style-name="ce3">
            <text:p>582611875</text:p>
          </table:table-cell>
          <table:table-cell office:value-type="float" office:value="723662932" table:style-name="ce3">
            <text:p>723662932</text:p>
          </table:table-cell>
          <table:table-cell office:value-type="float" office:value="2135999303" table:style-name="ce3">
            <text:p>2135999303</text:p>
          </table:table-cell>
          <table:table-cell office:value-type="float" office:value="5681" table:style-name="ce3">
            <text:p>5681</text:p>
          </table:table-cell>
          <table:table-cell office:value-type="float" office:value="2.5466488708024801" table:style-name="ce7">
            <text:p>2.546648870802480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579831892" table:style-name="ce3">
            <text:p>1579831892</text:p>
          </table:table-cell>
          <table:table-cell office:value-type="float" office:value="968534267" table:style-name="ce3">
            <text:p>968534267</text:p>
          </table:table-cell>
          <table:table-cell office:value-type="float" office:value="1575147171" table:style-name="ce3">
            <text:p>1575147171</text:p>
          </table:table-cell>
          <table:table-cell office:value-type="float" office:value="5760" table:style-name="ce3">
            <text:p>5760</text:p>
          </table:table-cell>
          <table:table-cell office:value-type="float" office:value="1.0218292134085301" table:style-name="ce7">
            <text:p>1.021829213408530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746784972" table:style-name="ce3">
            <text:p>746784972</text:p>
          </table:table-cell>
          <table:table-cell office:value-type="float" office:value="1445657329" table:style-name="ce3">
            <text:p>1445657329</text:p>
          </table:table-cell>
          <table:table-cell office:value-type="float" office:value="1130661379" table:style-name="ce3">
            <text:p>1130661379</text:p>
          </table:table-cell>
          <table:table-cell office:value-type="float" office:value="5840" table:style-name="ce3">
            <text:p>5840</text:p>
          </table:table-cell>
          <table:table-cell office:value-type="float" office:value="0.35078166700109498" table:style-name="ce7">
            <text:p>0.350781667001095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320585492" table:style-name="ce3">
            <text:p>1320585492</text:p>
          </table:table-cell>
          <table:table-cell office:value-type="float" office:value="2104619218" table:style-name="ce3">
            <text:p>2104619218</text:p>
          </table:table-cell>
          <table:table-cell office:value-type="float" office:value="1032125649" table:style-name="ce3">
            <text:p>1032125649</text:p>
          </table:table-cell>
          <table:table-cell office:value-type="float" office:value="5920" table:style-name="ce3">
            <text:p>5920</text:p>
          </table:table-cell>
          <table:table-cell office:value-type="float" office:value="3.5678214798350698E-2" table:style-name="ce7">
            <text:p>0.035678214798351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836861963" table:style-name="ce3">
            <text:p>836861963</text:p>
          </table:table-cell>
          <table:table-cell office:value-type="float" office:value="1764217462" table:style-name="ce3">
            <text:p>1764217462</text:p>
          </table:table-cell>
          <table:table-cell office:value-type="float" office:value="942169595" table:style-name="ce3">
            <text:p>942169595</text:p>
          </table:table-cell>
          <table:table-cell office:value-type="float" office:value="6000" table:style-name="ce3">
            <text:p>6000</text:p>
          </table:table-cell>
          <table:table-cell office:value-type="float" office:value="1.3406775602863401" table:style-name="ce7">
            <text:p>1.340677560286340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268601388" table:style-name="ce3">
            <text:p>1268601388</text:p>
          </table:table-cell>
          <table:table-cell office:value-type="float" office:value="233666402" table:style-name="ce3">
            <text:p>233666402</text:p>
          </table:table-cell>
          <table:table-cell office:value-type="float" office:value="1989887699" table:style-name="ce3">
            <text:p>1989887699</text:p>
          </table:table-cell>
          <table:table-cell office:value-type="float" office:value="6080" table:style-name="ce3">
            <text:p>6080</text:p>
          </table:table-cell>
          <table:table-cell office:value-type="float" office:value="1.9266654349912999" table:style-name="ce7">
            <text:p>1.926665434991300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165870772" table:style-name="ce3">
            <text:p>1165870772</text:p>
          </table:table-cell>
          <table:table-cell office:value-type="float" office:value="556426789" table:style-name="ce3">
            <text:p>556426789</text:p>
          </table:table-cell>
          <table:table-cell office:value-type="float" office:value="266692492" table:style-name="ce3">
            <text:p>266692492</text:p>
          </table:table-cell>
          <table:table-cell office:value-type="float" office:value="6160" table:style-name="ce3">
            <text:p>6160</text:p>
          </table:table-cell>
          <table:table-cell office:value-type="float" office:value="0.91788079900149699" table:style-name="ce7">
            <text:p>0.917880799001497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1149260652" table:style-name="ce3">
            <text:p>1149260652</text:p>
          </table:table-cell>
          <table:table-cell office:value-type="float" office:value="1235497582" table:style-name="ce3">
            <text:p>1235497582</text:p>
          </table:table-cell>
          <table:table-cell office:value-type="float" office:value="1528673552" table:style-name="ce3">
            <text:p>1528673552</text:p>
          </table:table-cell>
          <table:table-cell office:value-type="float" office:value="6240" table:style-name="ce3">
            <text:p>6240</text:p>
          </table:table-cell>
          <table:table-cell office:value-type="float" office:value="2.63768920910934" table:style-name="ce7">
            <text:p>2.637689209109340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1155848052" table:style-name="ce3">
            <text:p>1155848052</text:p>
          </table:table-cell>
          <table:table-cell office:value-type="float" office:value="257595210" table:style-name="ce3">
            <text:p>257595210</text:p>
          </table:table-cell>
          <table:table-cell office:value-type="float" office:value="651589766" table:style-name="ce3">
            <text:p>651589766</text:p>
          </table:table-cell>
          <table:table-cell office:value-type="float" office:value="6321" table:style-name="ce3">
            <text:p>6321</text:p>
          </table:table-cell>
          <table:table-cell office:value-type="float" office:value="0.16021006055908901" table:style-name="ce7">
            <text:p>0.160210060559089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201130156" table:style-name="ce3">
            <text:p>201130156</text:p>
          </table:table-cell>
          <table:table-cell office:value-type="float" office:value="1163511261" table:style-name="ce3">
            <text:p>1163511261</text:p>
          </table:table-cell>
          <table:table-cell office:value-type="float" office:value="1242774556" table:style-name="ce3">
            <text:p>1242774556</text:p>
          </table:table-cell>
          <table:table-cell office:value-type="float" office:value="6402" table:style-name="ce3">
            <text:p>6402</text:p>
          </table:table-cell>
          <table:table-cell office:value-type="float" office:value="0.78152072170646403" table:style-name="ce7">
            <text:p>0.781520721706464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255269940" table:style-name="ce3">
            <text:p>255269940</text:p>
          </table:table-cell>
          <table:table-cell office:value-type="float" office:value="367677846" table:style-name="ce3">
            <text:p>367677846</text:p>
          </table:table-cell>
          <table:table-cell office:value-type="float" office:value="1318565694" table:style-name="ce3">
            <text:p>1318565694</text:p>
          </table:table-cell>
          <table:table-cell office:value-type="float" office:value="6483" table:style-name="ce3">
            <text:p>6483</text:p>
          </table:table-cell>
          <table:table-cell office:value-type="float" office:value="1.3729358462185399" table:style-name="ce7">
            <text:p>1.372935846218540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797036523" table:style-name="ce3">
            <text:p>1797036523</text:p>
          </table:table-cell>
          <table:table-cell office:value-type="float" office:value="324334785" table:style-name="ce3">
            <text:p>324334785</text:p>
          </table:table-cell>
          <table:table-cell office:value-type="float" office:value="481913708" table:style-name="ce3">
            <text:p>481913708</text:p>
          </table:table-cell>
          <table:table-cell office:value-type="float" office:value="6564" table:style-name="ce3">
            <text:p>6564</text:p>
          </table:table-cell>
          <table:table-cell office:value-type="float" office:value="0.133372879083724" table:style-name="ce7">
            <text:p>0.133372879083724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582816589" table:style-name="ce3">
            <text:p>582816589</text:p>
          </table:table-cell>
          <table:table-cell office:value-type="float" office:value="784326211" table:style-name="ce3">
            <text:p>784326211</text:p>
          </table:table-cell>
          <table:table-cell office:value-type="float" office:value="57169209" table:style-name="ce3">
            <text:p>57169209</text:p>
          </table:table-cell>
          <table:table-cell office:value-type="float" office:value="6646" table:style-name="ce3">
            <text:p>6646</text:p>
          </table:table-cell>
          <table:table-cell office:value-type="float" office:value="0.79762568459250704" table:style-name="ce7">
            <text:p>0.797625684592507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725492794" table:style-name="ce3">
            <text:p>725492794</text:p>
          </table:table-cell>
          <table:table-cell office:value-type="float" office:value="1786944201" table:style-name="ce3">
            <text:p>1786944201</text:p>
          </table:table-cell>
          <table:table-cell office:value-type="float" office:value="1143527527" table:style-name="ce3">
            <text:p>1143527527</text:p>
          </table:table-cell>
          <table:table-cell office:value-type="float" office:value="6728" table:style-name="ce3">
            <text:p>6728</text:p>
          </table:table-cell>
          <table:table-cell office:value-type="float" office:value="0.37265882608742501" table:style-name="ce7">
            <text:p>0.372658826087425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2092719061" table:style-name="ce3">
            <text:p>2092719061</text:p>
          </table:table-cell>
          <table:table-cell office:value-type="float" office:value="1515245658" table:style-name="ce3">
            <text:p>1515245658</text:p>
          </table:table-cell>
          <table:table-cell office:value-type="float" office:value="384866787" table:style-name="ce3">
            <text:p>384866787</text:p>
          </table:table-cell>
          <table:table-cell office:value-type="float" office:value="6810" table:style-name="ce3">
            <text:p>6810</text:p>
          </table:table-cell>
          <table:table-cell office:value-type="float" office:value="0.153907578308902" table:style-name="ce7">
            <text:p>0.153907578308902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842071283" table:style-name="ce3">
            <text:p>842071283</text:p>
          </table:table-cell>
          <table:table-cell office:value-type="float" office:value="1598845197" table:style-name="ce3">
            <text:p>1598845197</text:p>
          </table:table-cell>
          <table:table-cell office:value-type="float" office:value="671210005" table:style-name="ce3">
            <text:p>671210005</text:p>
          </table:table-cell>
          <table:table-cell office:value-type="float" office:value="6892" table:style-name="ce3">
            <text:p>6892</text:p>
          </table:table-cell>
          <table:table-cell office:value-type="float" office:value="1.4920582936739699" table:style-name="ce7">
            <text:p>1.492058293673970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774813061" table:style-name="ce3">
            <text:p>774813061</text:p>
          </table:table-cell>
          <table:table-cell office:value-type="float" office:value="250762022" table:style-name="ce3">
            <text:p>250762022</text:p>
          </table:table-cell>
          <table:table-cell office:value-type="float" office:value="333293448" table:style-name="ce3">
            <text:p>333293448</text:p>
          </table:table-cell>
          <table:table-cell office:value-type="float" office:value="6974" table:style-name="ce3">
            <text:p>6974</text:p>
          </table:table-cell>
          <table:table-cell office:value-type="float" office:value="1.16373425290979" table:style-name="ce7">
            <text:p>1.163734252909790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2089758402" table:style-name="ce3">
            <text:p>2089758402</text:p>
          </table:table-cell>
          <table:table-cell office:value-type="float" office:value="2147285362" table:style-name="ce3">
            <text:p>2147285362</text:p>
          </table:table-cell>
          <table:table-cell office:value-type="float" office:value="643309228" table:style-name="ce3">
            <text:p>643309228</text:p>
          </table:table-cell>
          <table:table-cell office:value-type="float" office:value="7056" table:style-name="ce3">
            <text:p>7056</text:p>
          </table:table-cell>
          <table:table-cell office:value-type="float" office:value="1.2640691235794499" table:style-name="ce7">
            <text:p>1.264069123579450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474399373" table:style-name="ce3">
            <text:p>474399373</text:p>
          </table:table-cell>
          <table:table-cell office:value-type="float" office:value="2036919382" table:style-name="ce3">
            <text:p>2036919382</text:p>
          </table:table-cell>
          <table:table-cell office:value-type="float" office:value="1113385805" table:style-name="ce3">
            <text:p>1113385805</text:p>
          </table:table-cell>
          <table:table-cell office:value-type="float" office:value="7139" table:style-name="ce3">
            <text:p>7139</text:p>
          </table:table-cell>
          <table:table-cell office:value-type="float" office:value="0.141449102565195" table:style-name="ce7">
            <text:p>0.141449102565195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770960635" table:style-name="ce3">
            <text:p>1770960635</text:p>
          </table:table-cell>
          <table:table-cell office:value-type="float" office:value="1485882626" table:style-name="ce3">
            <text:p>1485882626</text:p>
          </table:table-cell>
          <table:table-cell office:value-type="float" office:value="1545123458" table:style-name="ce3">
            <text:p>1545123458</text:p>
          </table:table-cell>
          <table:table-cell office:value-type="float" office:value="7222" table:style-name="ce3">
            <text:p>7222</text:p>
          </table:table-cell>
          <table:table-cell office:value-type="float" office:value="0.61950899748482902" table:style-name="ce7">
            <text:p>0.619508997484829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412031165" table:style-name="ce3">
            <text:p>412031165</text:p>
          </table:table-cell>
          <table:table-cell office:value-type="float" office:value="1320439557" table:style-name="ce3">
            <text:p>1320439557</text:p>
          </table:table-cell>
          <table:table-cell office:value-type="float" office:value="1987223682" table:style-name="ce3">
            <text:p>1987223682</text:p>
          </table:table-cell>
          <table:table-cell office:value-type="float" office:value="7305" table:style-name="ce3">
            <text:p>7305</text:p>
          </table:table-cell>
          <table:table-cell office:value-type="float" office:value="0.58989195783660298" table:style-name="ce7">
            <text:p>0.589891957836603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520509003" table:style-name="ce3">
            <text:p>1520509003</text:p>
          </table:table-cell>
          <table:table-cell office:value-type="float" office:value="992079119" table:style-name="ce3">
            <text:p>992079119</text:p>
          </table:table-cell>
          <table:table-cell office:value-type="float" office:value="2096094952" table:style-name="ce3">
            <text:p>2096094952</text:p>
          </table:table-cell>
          <table:table-cell office:value-type="float" office:value="7388" table:style-name="ce3">
            <text:p>7388</text:p>
          </table:table-cell>
          <table:table-cell office:value-type="float" office:value="0.44208367661265102" table:style-name="ce7">
            <text:p>0.442083676612651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139402221" table:style-name="ce3">
            <text:p>139402221</text:p>
          </table:table-cell>
          <table:table-cell office:value-type="float" office:value="510969644" table:style-name="ce3">
            <text:p>510969644</text:p>
          </table:table-cell>
          <table:table-cell office:value-type="float" office:value="1054679141" table:style-name="ce3">
            <text:p>1054679141</text:p>
          </table:table-cell>
          <table:table-cell office:value-type="float" office:value="7472" table:style-name="ce3">
            <text:p>7472</text:p>
          </table:table-cell>
          <table:table-cell office:value-type="float" office:value="0.59627014547016699" table:style-name="ce7">
            <text:p>0.596270145470167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28468378" table:style-name="ce3">
            <text:p>28468378</text:p>
          </table:table-cell>
          <table:table-cell office:value-type="float" office:value="579491204" table:style-name="ce3">
            <text:p>579491204</text:p>
          </table:table-cell>
          <table:table-cell office:value-type="float" office:value="407104433" table:style-name="ce3">
            <text:p>407104433</text:p>
          </table:table-cell>
          <table:table-cell office:value-type="float" office:value="7556" table:style-name="ce3">
            <text:p>7556</text:p>
          </table:table-cell>
          <table:table-cell office:value-type="float" office:value="0.62084734049285595" table:style-name="ce7">
            <text:p>0.620847340492856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726659190" table:style-name="ce3">
            <text:p>1726659190</text:p>
          </table:table-cell>
          <table:table-cell office:value-type="float" office:value="1025704075" table:style-name="ce3">
            <text:p>1025704075</text:p>
          </table:table-cell>
          <table:table-cell office:value-type="float" office:value="1713637611" table:style-name="ce3">
            <text:p>1713637611</text:p>
          </table:table-cell>
          <table:table-cell office:value-type="float" office:value="7640" table:style-name="ce3">
            <text:p>7640</text:p>
          </table:table-cell>
          <table:table-cell office:value-type="float" office:value="4.7829626479299403" table:style-name="ce7">
            <text:p>4.782962647929940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1014470905" table:style-name="ce3">
            <text:p>1014470905</text:p>
          </table:table-cell>
          <table:table-cell office:value-type="float" office:value="938738080" table:style-name="ce3">
            <text:p>938738080</text:p>
          </table:table-cell>
          <table:table-cell office:value-type="float" office:value="381431597" table:style-name="ce3">
            <text:p>381431597</text:p>
          </table:table-cell>
          <table:table-cell office:value-type="float" office:value="7724" table:style-name="ce3">
            <text:p>7724</text:p>
          </table:table-cell>
          <table:table-cell office:value-type="float" office:value="0.35102426829209299" table:style-name="ce7">
            <text:p>0.351024268292093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1339818862" table:style-name="ce3">
            <text:p>1339818862</text:p>
          </table:table-cell>
          <table:table-cell office:value-type="float" office:value="695993567" table:style-name="ce3">
            <text:p>695993567</text:p>
          </table:table-cell>
          <table:table-cell office:value-type="float" office:value="1677262803" table:style-name="ce3">
            <text:p>1677262803</text:p>
          </table:table-cell>
          <table:table-cell office:value-type="float" office:value="7808" table:style-name="ce3">
            <text:p>7808</text:p>
          </table:table-cell>
          <table:table-cell office:value-type="float" office:value="0.15277075921843" table:style-name="ce7">
            <text:p>0.152770759218430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969564353" table:style-name="ce3">
            <text:p>1969564353</text:p>
          </table:table-cell>
          <table:table-cell office:value-type="float" office:value="22220444" table:style-name="ce3">
            <text:p>22220444</text:p>
          </table:table-cell>
          <table:table-cell office:value-type="float" office:value="139720333" table:style-name="ce3">
            <text:p>139720333</text:p>
          </table:table-cell>
          <table:table-cell office:value-type="float" office:value="7892" table:style-name="ce3">
            <text:p>7892</text:p>
          </table:table-cell>
          <table:table-cell office:value-type="float" office:value="0.32439382803115502" table:style-name="ce7">
            <text:p>0.324393828031155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155130599" table:style-name="ce3">
            <text:p>1155130599</text:p>
          </table:table-cell>
          <table:table-cell office:value-type="float" office:value="311765972" table:style-name="ce3">
            <text:p>311765972</text:p>
          </table:table-cell>
          <table:table-cell office:value-type="float" office:value="1604100855" table:style-name="ce3">
            <text:p>1604100855</text:p>
          </table:table-cell>
          <table:table-cell office:value-type="float" office:value="7977" table:style-name="ce3">
            <text:p>7977</text:p>
          </table:table-cell>
          <table:table-cell office:value-type="float" office:value="0.31574361841958398" table:style-name="ce7">
            <text:p>0.315743618419584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027799473" table:style-name="ce3">
            <text:p>1027799473</text:p>
          </table:table-cell>
          <table:table-cell office:value-type="float" office:value="1670611836" table:style-name="ce3">
            <text:p>1670611836</text:p>
          </table:table-cell>
          <table:table-cell office:value-type="float" office:value="1734222803" table:style-name="ce3">
            <text:p>1734222803</text:p>
          </table:table-cell>
          <table:table-cell office:value-type="float" office:value="8062" table:style-name="ce3">
            <text:p>8062</text:p>
          </table:table-cell>
          <table:table-cell office:value-type="float" office:value="0.196856552847639" table:style-name="ce7">
            <text:p>0.196856552847639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2014761846" table:style-name="ce3">
            <text:p>2014761846</text:p>
          </table:table-cell>
          <table:table-cell office:value-type="float" office:value="775326323" table:style-name="ce3">
            <text:p>775326323</text:p>
          </table:table-cell>
          <table:table-cell office:value-type="float" office:value="1269693255" table:style-name="ce3">
            <text:p>1269693255</text:p>
          </table:table-cell>
          <table:table-cell office:value-type="float" office:value="8147" table:style-name="ce3">
            <text:p>8147</text:p>
          </table:table-cell>
          <table:table-cell office:value-type="float" office:value="3.5326807300077601" table:style-name="ce7">
            <text:p>3.532680730007760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580184058" table:style-name="ce3">
            <text:p>580184058</text:p>
          </table:table-cell>
          <table:table-cell office:value-type="float" office:value="353804121" table:style-name="ce3">
            <text:p>353804121</text:p>
          </table:table-cell>
          <table:table-cell office:value-type="float" office:value="579888745" table:style-name="ce3">
            <text:p>579888745</text:p>
          </table:table-cell>
          <table:table-cell office:value-type="float" office:value="8232" table:style-name="ce3">
            <text:p>8232</text:p>
          </table:table-cell>
          <table:table-cell office:value-type="float" office:value="0.39762977697896301" table:style-name="ce7">
            <text:p>0.397629776978963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577700886" table:style-name="ce3">
            <text:p>1577700886</text:p>
          </table:table-cell>
          <table:table-cell office:value-type="float" office:value="1587338762" table:style-name="ce3">
            <text:p>1587338762</text:p>
          </table:table-cell>
          <table:table-cell office:value-type="float" office:value="1848946086" table:style-name="ce3">
            <text:p>1848946086</text:p>
          </table:table-cell>
          <table:table-cell office:value-type="float" office:value="8318" table:style-name="ce3">
            <text:p>8318</text:p>
          </table:table-cell>
          <table:table-cell office:value-type="float" office:value="2.5782699981350399E-2" table:style-name="ce7">
            <text:p>0.025782699981350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438189145" table:style-name="ce3">
            <text:p>1438189145</text:p>
          </table:table-cell>
          <table:table-cell office:value-type="float" office:value="2044762653" table:style-name="ce3">
            <text:p>2044762653</text:p>
          </table:table-cell>
          <table:table-cell office:value-type="float" office:value="51484876" table:style-name="ce3">
            <text:p>51484876</text:p>
          </table:table-cell>
          <table:table-cell office:value-type="float" office:value="8404" table:style-name="ce3">
            <text:p>8404</text:p>
          </table:table-cell>
          <table:table-cell office:value-type="float" office:value="0.73171619067821203" table:style-name="ce7">
            <text:p>0.731716190678212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1716501774" table:style-name="ce3">
            <text:p>1716501774</text:p>
          </table:table-cell>
          <table:table-cell office:value-type="float" office:value="129945175" table:style-name="ce3">
            <text:p>129945175</text:p>
          </table:table-cell>
          <table:table-cell office:value-type="float" office:value="1813877603" table:style-name="ce3">
            <text:p>1813877603</text:p>
          </table:table-cell>
          <table:table-cell office:value-type="float" office:value="8490" table:style-name="ce3">
            <text:p>8490</text:p>
          </table:table-cell>
          <table:table-cell office:value-type="float" office:value="1.1792680579049899" table:style-name="ce7">
            <text:p>1.179268057904990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2097472033" table:style-name="ce3">
            <text:p>2097472033</text:p>
          </table:table-cell>
          <table:table-cell office:value-type="float" office:value="1704160004" table:style-name="ce3">
            <text:p>1704160004</text:p>
          </table:table-cell>
          <table:table-cell office:value-type="float" office:value="1282712489" table:style-name="ce3">
            <text:p>1282712489</text:p>
          </table:table-cell>
          <table:table-cell office:value-type="float" office:value="8576" table:style-name="ce3">
            <text:p>8576</text:p>
          </table:table-cell>
          <table:table-cell office:value-type="float" office:value="2.3258206716098502" table:style-name="ce7">
            <text:p>2.325820671609850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268376710" table:style-name="ce3">
            <text:p>1268376710</text:p>
          </table:table-cell>
          <table:table-cell office:value-type="float" office:value="465453323" table:style-name="ce3">
            <text:p>465453323</text:p>
          </table:table-cell>
          <table:table-cell office:value-type="float" office:value="69206967" table:style-name="ce3">
            <text:p>69206967</text:p>
          </table:table-cell>
          <table:table-cell office:value-type="float" office:value="8662" table:style-name="ce3">
            <text:p>8662</text:p>
          </table:table-cell>
          <table:table-cell office:value-type="float" office:value="1.6117665739828899" table:style-name="ce7">
            <text:p>1.611766573982890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684674922" table:style-name="ce3">
            <text:p>1684674922</text:p>
          </table:table-cell>
          <table:table-cell office:value-type="float" office:value="340116256" table:style-name="ce3">
            <text:p>340116256</text:p>
          </table:table-cell>
          <table:table-cell office:value-type="float" office:value="1956445717" table:style-name="ce3">
            <text:p>1956445717</text:p>
          </table:table-cell>
          <table:table-cell office:value-type="float" office:value="8748" table:style-name="ce3">
            <text:p>8748</text:p>
          </table:table-cell>
          <table:table-cell office:value-type="float" office:value="0.256285548895611" table:style-name="ce7">
            <text:p>0.256285548895611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906998822" table:style-name="ce3">
            <text:p>1906998822</text:p>
          </table:table-cell>
          <table:table-cell office:value-type="float" office:value="2146519391" table:style-name="ce3">
            <text:p>2146519391</text:p>
          </table:table-cell>
          <table:table-cell office:value-type="float" office:value="1970131013" table:style-name="ce3">
            <text:p>1970131013</text:p>
          </table:table-cell>
          <table:table-cell office:value-type="float" office:value="8835" table:style-name="ce3">
            <text:p>8835</text:p>
          </table:table-cell>
          <table:table-cell office:value-type="float" office:value="1.04728233776609" table:style-name="ce7">
            <text:p>1.047282337766090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883238602" table:style-name="ce3">
            <text:p>1883238602</text:p>
          </table:table-cell>
          <table:table-cell office:value-type="float" office:value="1228069916" table:style-name="ce3">
            <text:p>1228069916</text:p>
          </table:table-cell>
          <table:table-cell office:value-type="float" office:value="1254571649" table:style-name="ce3">
            <text:p>1254571649</text:p>
          </table:table-cell>
          <table:table-cell office:value-type="float" office:value="8922" table:style-name="ce3">
            <text:p>8922</text:p>
          </table:table-cell>
          <table:table-cell office:value-type="float" office:value="1.5183074270146499" table:style-name="ce7">
            <text:p>1.518307427014650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1977179590" table:style-name="ce3">
            <text:p>1977179590</text:p>
          </table:table-cell>
          <table:table-cell office:value-type="float" office:value="934581331" table:style-name="ce3">
            <text:p>934581331</text:p>
          </table:table-cell>
          <table:table-cell office:value-type="float" office:value="2079649866" table:style-name="ce3">
            <text:p>2079649866</text:p>
          </table:table-cell>
          <table:table-cell office:value-type="float" office:value="9009" table:style-name="ce3">
            <text:p>9009</text:p>
          </table:table-cell>
          <table:table-cell office:value-type="float" office:value="2.4107180743333898" table:style-name="ce7">
            <text:p>2.410718074333390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295399978" table:style-name="ce3">
            <text:p>295399978</text:p>
          </table:table-cell>
          <table:table-cell office:value-type="float" office:value="997244153" table:style-name="ce3">
            <text:p>997244153</text:p>
          </table:table-cell>
          <table:table-cell office:value-type="float" office:value="280246601" table:style-name="ce3">
            <text:p>280246601</text:p>
          </table:table-cell>
          <table:table-cell office:value-type="float" office:value="9096" table:style-name="ce3">
            <text:p>9096</text:p>
          </table:table-cell>
          <table:table-cell office:value-type="float" office:value="0.12737420347429701" table:style-name="ce7">
            <text:p>0.127374203474297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952719717" table:style-name="ce3">
            <text:p>1952719717</text:p>
          </table:table-cell>
          <table:table-cell office:value-type="float" office:value="1867200235" table:style-name="ce3">
            <text:p>1867200235</text:p>
          </table:table-cell>
          <table:table-cell office:value-type="float" office:value="941914292" table:style-name="ce3">
            <text:p>941914292</text:p>
          </table:table-cell>
          <table:table-cell office:value-type="float" office:value="9184" table:style-name="ce3">
            <text:p>9184</text:p>
          </table:table-cell>
          <table:table-cell office:value-type="float" office:value="0.91611915846513703" table:style-name="ce7">
            <text:p>0.916119158465137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1515174883" table:style-name="ce3">
            <text:p>1515174883</text:p>
          </table:table-cell>
          <table:table-cell office:value-type="float" office:value="80520384" table:style-name="ce3">
            <text:p>80520384</text:p>
          </table:table-cell>
          <table:table-cell office:value-type="float" office:value="280504276" table:style-name="ce3">
            <text:p>280504276</text:p>
          </table:table-cell>
          <table:table-cell office:value-type="float" office:value="9272" table:style-name="ce3">
            <text:p>9272</text:p>
          </table:table-cell>
          <table:table-cell office:value-type="float" office:value="0.76658539221314503" table:style-name="ce7">
            <text:p>0.766585392213145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683160597" table:style-name="ce3">
            <text:p>683160597</text:p>
          </table:table-cell>
          <table:table-cell office:value-type="float" office:value="858123839" table:style-name="ce3">
            <text:p>858123839</text:p>
          </table:table-cell>
          <table:table-cell office:value-type="float" office:value="1543336725" table:style-name="ce3">
            <text:p>1543336725</text:p>
          </table:table-cell>
          <table:table-cell office:value-type="float" office:value="9360" table:style-name="ce3">
            <text:p>9360</text:p>
          </table:table-cell>
          <table:table-cell office:value-type="float" office:value="3.4471859647588997E-2" table:style-name="ce7">
            <text:p>0.034471859647589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432571571" table:style-name="ce3">
            <text:p>1432571571</text:p>
          </table:table-cell>
          <table:table-cell office:value-type="float" office:value="129026748" table:style-name="ce3">
            <text:p>129026748</text:p>
          </table:table-cell>
          <table:table-cell office:value-type="float" office:value="1414975056" table:style-name="ce3">
            <text:p>1414975056</text:p>
          </table:table-cell>
          <table:table-cell office:value-type="float" office:value="9448" table:style-name="ce3">
            <text:p>9448</text:p>
          </table:table-cell>
          <table:table-cell office:value-type="float" office:value="1.85567343071201" table:style-name="ce7">
            <text:p>1.855673430712010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791216068" table:style-name="ce3">
            <text:p>1791216068</text:p>
          </table:table-cell>
          <table:table-cell office:value-type="float" office:value="1640914995" table:style-name="ce3">
            <text:p>1640914995</text:p>
          </table:table-cell>
          <table:table-cell office:value-type="float" office:value="1273385446" table:style-name="ce3">
            <text:p>1273385446</text:p>
          </table:table-cell>
          <table:table-cell office:value-type="float" office:value="9536" table:style-name="ce3">
            <text:p>9536</text:p>
          </table:table-cell>
          <table:table-cell office:value-type="float" office:value="0.31375278483005797" table:style-name="ce7">
            <text:p>0.313752784830058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542677212" table:style-name="ce3">
            <text:p>1542677212</text:p>
          </table:table-cell>
          <table:table-cell office:value-type="float" office:value="94249112" table:style-name="ce3">
            <text:p>94249112</text:p>
          </table:table-cell>
          <table:table-cell office:value-type="float" office:value="215373374" table:style-name="ce3">
            <text:p>215373374</text:p>
          </table:table-cell>
          <table:table-cell office:value-type="float" office:value="9624" table:style-name="ce3">
            <text:p>9624</text:p>
          </table:table-cell>
          <table:table-cell office:value-type="float" office:value="1.80237507995333" table:style-name="ce7">
            <text:p>1.802375079953330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205819779" table:style-name="ce3">
            <text:p>1205819779</text:p>
          </table:table-cell>
          <table:table-cell office:value-type="float" office:value="829579720" table:style-name="ce3">
            <text:p>829579720</text:p>
          </table:table-cell>
          <table:table-cell office:value-type="float" office:value="652627522" table:style-name="ce3">
            <text:p>652627522</text:p>
          </table:table-cell>
          <table:table-cell office:value-type="float" office:value="9713" table:style-name="ce3">
            <text:p>9713</text:p>
          </table:table-cell>
          <table:table-cell office:value-type="float" office:value="8.6099395978310594E-2" table:style-name="ce7">
            <text:p>0.086099395978311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409839476" table:style-name="ce3">
            <text:p>409839476</text:p>
          </table:table-cell>
          <table:table-cell office:value-type="float" office:value="1981752663" table:style-name="ce3">
            <text:p>1981752663</text:p>
          </table:table-cell>
          <table:table-cell office:value-type="float" office:value="1455595828" table:style-name="ce3">
            <text:p>1455595828</text:p>
          </table:table-cell>
          <table:table-cell office:value-type="float" office:value="9802" table:style-name="ce3">
            <text:p>9802</text:p>
          </table:table-cell>
          <table:table-cell office:value-type="float" office:value="0.54605672233403502" table:style-name="ce7">
            <text:p>0.546056722334035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192013995" table:style-name="ce3">
            <text:p>1192013995</text:p>
          </table:table-cell>
          <table:table-cell office:value-type="float" office:value="129265668" table:style-name="ce3">
            <text:p>129265668</text:p>
          </table:table-cell>
          <table:table-cell office:value-type="float" office:value="2005815787" table:style-name="ce3">
            <text:p>2005815787</text:p>
          </table:table-cell>
          <table:table-cell office:value-type="float" office:value="9891" table:style-name="ce3">
            <text:p>9891</text:p>
          </table:table-cell>
          <table:table-cell office:value-type="float" office:value="2.0938643528376599" table:style-name="ce7">
            <text:p>2.093864352837660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304261772" table:style-name="ce3">
            <text:p>304261772</text:p>
          </table:table-cell>
          <table:table-cell office:value-type="float" office:value="119623691" table:style-name="ce3">
            <text:p>119623691</text:p>
          </table:table-cell>
          <table:table-cell office:value-type="float" office:value="938703149" table:style-name="ce3">
            <text:p>938703149</text:p>
          </table:table-cell>
          <table:table-cell office:value-type="float" office:value="9980" table:style-name="ce3">
            <text:p>9980</text:p>
          </table:table-cell>
          <table:table-cell office:value-type="float" office:value="0.49661281292766002" table:style-name="ce7">
            <text:p>0.496612812927660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569036115" table:style-name="ce3">
            <text:p>569036115</text:p>
          </table:table-cell>
          <table:table-cell office:value-type="float" office:value="1701769249" table:style-name="ce3">
            <text:p>1701769249</text:p>
          </table:table-cell>
          <table:table-cell office:value-type="float" office:value="1694160868" table:style-name="ce3">
            <text:p>1694160868</text:p>
          </table:table-cell>
          <table:table-cell office:value-type="float" office:value="70" table:style-name="ce3">
            <text:p>70</text:p>
          </table:table-cell>
          <table:table-cell office:value-type="float" office:value="1.3281988492854" table:style-name="ce7">
            <text:p>1.328198849285400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1045300260" table:style-name="ce3">
            <text:p>1045300260</text:p>
          </table:table-cell>
          <table:table-cell office:value-type="float" office:value="544067683" table:style-name="ce3">
            <text:p>544067683</text:p>
          </table:table-cell>
          <table:table-cell office:value-type="float" office:value="1587004180" table:style-name="ce3">
            <text:p>1587004180</text:p>
          </table:table-cell>
          <table:table-cell office:value-type="float" office:value="160" table:style-name="ce3">
            <text:p>160</text:p>
          </table:table-cell>
          <table:table-cell office:value-type="float" office:value="0.65141929502437501" table:style-name="ce7">
            <text:p>0.651419295024375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945229180" table:style-name="ce3">
            <text:p>1945229180</text:p>
          </table:table-cell>
          <table:table-cell office:value-type="float" office:value="833384745" table:style-name="ce3">
            <text:p>833384745</text:p>
          </table:table-cell>
          <table:table-cell office:value-type="float" office:value="648367802" table:style-name="ce3">
            <text:p>648367802</text:p>
          </table:table-cell>
          <table:table-cell office:value-type="float" office:value="250" table:style-name="ce3">
            <text:p>250</text:p>
          </table:table-cell>
          <table:table-cell office:value-type="float" office:value="0.93165731205429902" table:style-name="ce7">
            <text:p>0.931657312054299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75771108" table:style-name="ce3">
            <text:p>175771108</text:p>
          </table:table-cell>
          <table:table-cell office:value-type="float" office:value="103699323" table:style-name="ce3">
            <text:p>103699323</text:p>
          </table:table-cell>
          <table:table-cell office:value-type="float" office:value="697596970" table:style-name="ce3">
            <text:p>697596970</text:p>
          </table:table-cell>
          <table:table-cell office:value-type="float" office:value="340" table:style-name="ce3">
            <text:p>340</text:p>
          </table:table-cell>
          <table:table-cell office:value-type="float" office:value="0.73192680456084303" table:style-name="ce7">
            <text:p>0.731926804560843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394996155" table:style-name="ce3">
            <text:p>1394996155</text:p>
          </table:table-cell>
          <table:table-cell office:value-type="float" office:value="1711667825" table:style-name="ce3">
            <text:p>1711667825</text:p>
          </table:table-cell>
          <table:table-cell office:value-type="float" office:value="718416149" table:style-name="ce3">
            <text:p>718416149</text:p>
          </table:table-cell>
          <table:table-cell office:value-type="float" office:value="430" table:style-name="ce3">
            <text:p>430</text:p>
          </table:table-cell>
          <table:table-cell office:value-type="float" office:value="0.20402051208528399" table:style-name="ce7">
            <text:p>0.204020512085284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621391868" table:style-name="ce3">
            <text:p>1621391868</text:p>
          </table:table-cell>
          <table:table-cell office:value-type="float" office:value="746778451" table:style-name="ce3">
            <text:p>746778451</text:p>
          </table:table-cell>
          <table:table-cell office:value-type="float" office:value="1239342129" table:style-name="ce3">
            <text:p>1239342129</text:p>
          </table:table-cell>
          <table:table-cell office:value-type="float" office:value="520" table:style-name="ce3">
            <text:p>520</text:p>
          </table:table-cell>
          <table:table-cell office:value-type="float" office:value="1.0836901464353801" table:style-name="ce7">
            <text:p>1.083690146435380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1313116003" table:style-name="ce3">
            <text:p>1313116003</text:p>
          </table:table-cell>
          <table:table-cell office:value-type="float" office:value="1960562169" table:style-name="ce3">
            <text:p>1960562169</text:p>
          </table:table-cell>
          <table:table-cell office:value-type="float" office:value="1543590870" table:style-name="ce3">
            <text:p>1543590870</text:p>
          </table:table-cell>
          <table:table-cell office:value-type="float" office:value="611" table:style-name="ce3">
            <text:p>611</text:p>
          </table:table-cell>
          <table:table-cell office:value-type="float" office:value="0.19523920127459099" table:style-name="ce7">
            <text:p>0.195239201274591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998695573" table:style-name="ce3">
            <text:p>1998695573</text:p>
          </table:table-cell>
          <table:table-cell office:value-type="float" office:value="747399659" table:style-name="ce3">
            <text:p>747399659</text:p>
          </table:table-cell>
          <table:table-cell office:value-type="float" office:value="1903672374" table:style-name="ce3">
            <text:p>1903672374</text:p>
          </table:table-cell>
          <table:table-cell office:value-type="float" office:value="702" table:style-name="ce3">
            <text:p>702</text:p>
          </table:table-cell>
          <table:table-cell office:value-type="float" office:value="0.82567895658963797" table:style-name="ce7">
            <text:p>0.825678956589638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137273395" table:style-name="ce3">
            <text:p>1137273395</text:p>
          </table:table-cell>
          <table:table-cell office:value-type="float" office:value="1871723968" table:style-name="ce3">
            <text:p>1871723968</text:p>
          </table:table-cell>
          <table:table-cell office:value-type="float" office:value="2109858989" table:style-name="ce3">
            <text:p>2109858989</text:p>
          </table:table-cell>
          <table:table-cell office:value-type="float" office:value="793" table:style-name="ce3">
            <text:p>793</text:p>
          </table:table-cell>
          <table:table-cell office:value-type="float" office:value="1.2304297228116099" table:style-name="ce7">
            <text:p>1.230429722811610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1549482565" table:style-name="ce3">
            <text:p>1549482565</text:p>
          </table:table-cell>
          <table:table-cell office:value-type="float" office:value="208714047" table:style-name="ce3">
            <text:p>208714047</text:p>
          </table:table-cell>
          <table:table-cell office:value-type="float" office:value="1894442277" table:style-name="ce3">
            <text:p>1894442277</text:p>
          </table:table-cell>
          <table:table-cell office:value-type="float" office:value="884" table:style-name="ce3">
            <text:p>884</text:p>
          </table:table-cell>
          <table:table-cell office:value-type="float" office:value="0.69470348958571604" table:style-name="ce7">
            <text:p>0.694703489585716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1766754307" table:style-name="ce3">
            <text:p>1766754307</text:p>
          </table:table-cell>
          <table:table-cell office:value-type="float" office:value="1586572220" table:style-name="ce3">
            <text:p>1586572220</text:p>
          </table:table-cell>
          <table:table-cell office:value-type="float" office:value="777808029" table:style-name="ce3">
            <text:p>777808029</text:p>
          </table:table-cell>
          <table:table-cell office:value-type="float" office:value="976" table:style-name="ce3">
            <text:p>976</text:p>
          </table:table-cell>
          <table:table-cell office:value-type="float" office:value="1.9506344448821999" table:style-name="ce7">
            <text:p>1.950634444882200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583236852" table:style-name="ce3">
            <text:p>583236852</text:p>
          </table:table-cell>
          <table:table-cell office:value-type="float" office:value="1198490420" table:style-name="ce3">
            <text:p>1198490420</text:p>
          </table:table-cell>
          <table:table-cell office:value-type="float" office:value="304476495" table:style-name="ce3">
            <text:p>304476495</text:p>
          </table:table-cell>
          <table:table-cell office:value-type="float" office:value="1068" table:style-name="ce3">
            <text:p>1068</text:p>
          </table:table-cell>
          <table:table-cell office:value-type="float" office:value="0.30882848228494503" table:style-name="ce7">
            <text:p>0.308828482284945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346402092" table:style-name="ce3">
            <text:p>1346402092</text:p>
          </table:table-cell>
          <table:table-cell office:value-type="float" office:value="1501727132" table:style-name="ce3">
            <text:p>1501727132</text:p>
          </table:table-cell>
          <table:table-cell office:value-type="float" office:value="892628897" table:style-name="ce3">
            <text:p>892628897</text:p>
          </table:table-cell>
          <table:table-cell office:value-type="float" office:value="1160" table:style-name="ce3">
            <text:p>1160</text:p>
          </table:table-cell>
          <table:table-cell office:value-type="float" office:value="0.47873047718943901" table:style-name="ce7">
            <text:p>0.478730477189439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944761267" table:style-name="ce3">
            <text:p>944761267</text:p>
          </table:table-cell>
          <table:table-cell office:value-type="float" office:value="371432659" table:style-name="ce3">
            <text:p>371432659</text:p>
          </table:table-cell>
          <table:table-cell office:value-type="float" office:value="229114164" table:style-name="ce3">
            <text:p>229114164</text:p>
          </table:table-cell>
          <table:table-cell office:value-type="float" office:value="1252" table:style-name="ce3">
            <text:p>1252</text:p>
          </table:table-cell>
          <table:table-cell office:value-type="float" office:value="1.1267056328595999" table:style-name="ce7">
            <text:p>1.126705632859600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08521157" table:style-name="ce3">
            <text:p>108521157</text:p>
          </table:table-cell>
          <table:table-cell office:value-type="float" office:value="1597888120" table:style-name="ce3">
            <text:p>1597888120</text:p>
          </table:table-cell>
          <table:table-cell office:value-type="float" office:value="2091200813" table:style-name="ce3">
            <text:p>2091200813</text:p>
          </table:table-cell>
          <table:table-cell office:value-type="float" office:value="1344" table:style-name="ce3">
            <text:p>1344</text:p>
          </table:table-cell>
          <table:table-cell office:value-type="float" office:value="0.257897224027686" table:style-name="ce7">
            <text:p>0.257897224027686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701468546" table:style-name="ce3">
            <text:p>701468546</text:p>
          </table:table-cell>
          <table:table-cell office:value-type="float" office:value="1949401959" table:style-name="ce3">
            <text:p>1949401959</text:p>
          </table:table-cell>
          <table:table-cell office:value-type="float" office:value="2073095698" table:style-name="ce3">
            <text:p>2073095698</text:p>
          </table:table-cell>
          <table:table-cell office:value-type="float" office:value="1436" table:style-name="ce3">
            <text:p>1436</text:p>
          </table:table-cell>
          <table:table-cell office:value-type="float" office:value="2.3571202143576699E-2" table:style-name="ce7">
            <text:p>0.023571202143577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2044108749" table:style-name="ce3">
            <text:p>2044108749</text:p>
          </table:table-cell>
          <table:table-cell office:value-type="float" office:value="1610320436" table:style-name="ce3">
            <text:p>1610320436</text:p>
          </table:table-cell>
          <table:table-cell office:value-type="float" office:value="1975784693" table:style-name="ce3">
            <text:p>1975784693</text:p>
          </table:table-cell>
          <table:table-cell office:value-type="float" office:value="1529" table:style-name="ce3">
            <text:p>1529</text:p>
          </table:table-cell>
          <table:table-cell office:value-type="float" office:value="0.91445807030861703" table:style-name="ce7">
            <text:p>0.914458070308617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2039827386" table:style-name="ce3">
            <text:p>2039827386</text:p>
          </table:table-cell>
          <table:table-cell office:value-type="float" office:value="707174043" table:style-name="ce3">
            <text:p>707174043</text:p>
          </table:table-cell>
          <table:table-cell office:value-type="float" office:value="2129947579" table:style-name="ce3">
            <text:p>2129947579</text:p>
          </table:table-cell>
          <table:table-cell office:value-type="float" office:value="1622" table:style-name="ce3">
            <text:p>1622</text:p>
          </table:table-cell>
          <table:table-cell office:value-type="float" office:value="0.75263141762088503" table:style-name="ce7">
            <text:p>0.752631417620885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949919830" table:style-name="ce3">
            <text:p>949919830</text:p>
          </table:table-cell>
          <table:table-cell office:value-type="float" office:value="487513041" table:style-name="ce3">
            <text:p>487513041</text:p>
          </table:table-cell>
          <table:table-cell office:value-type="float" office:value="1095267315" table:style-name="ce3">
            <text:p>1095267315</text:p>
          </table:table-cell>
          <table:table-cell office:value-type="float" office:value="1715" table:style-name="ce3">
            <text:p>1715</text:p>
          </table:table-cell>
          <table:table-cell office:value-type="float" office:value="1.4824248505542399" table:style-name="ce7">
            <text:p>1.482424850554240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909143578" table:style-name="ce3">
            <text:p>909143578</text:p>
          </table:table-cell>
          <table:table-cell office:value-type="float" office:value="855479155" table:style-name="ce3">
            <text:p>855479155</text:p>
          </table:table-cell>
          <table:table-cell office:value-type="float" office:value="1452504954" table:style-name="ce3">
            <text:p>1452504954</text:p>
          </table:table-cell>
          <table:table-cell office:value-type="float" office:value="1808" table:style-name="ce3">
            <text:p>1808</text:p>
          </table:table-cell>
          <table:table-cell office:value-type="float" office:value="1.1599866764799101" table:style-name="ce7">
            <text:p>1.159986676479910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629959925" table:style-name="ce3">
            <text:p>629959925</text:p>
          </table:table-cell>
          <table:table-cell office:value-type="float" office:value="745257561" table:style-name="ce3">
            <text:p>745257561</text:p>
          </table:table-cell>
          <table:table-cell office:value-type="float" office:value="1431973727" table:style-name="ce3">
            <text:p>1431973727</text:p>
          </table:table-cell>
          <table:table-cell office:value-type="float" office:value="1902" table:style-name="ce3">
            <text:p>1902</text:p>
          </table:table-cell>
          <table:table-cell office:value-type="float" office:value="0.425879951276876" table:style-name="ce7">
            <text:p>0.425879951276876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642074835" table:style-name="ce3">
            <text:p>642074835</text:p>
          </table:table-cell>
          <table:table-cell office:value-type="float" office:value="1067200267" table:style-name="ce3">
            <text:p>1067200267</text:p>
          </table:table-cell>
          <table:table-cell office:value-type="float" office:value="255691461" table:style-name="ce3">
            <text:p>255691461</text:p>
          </table:table-cell>
          <table:table-cell office:value-type="float" office:value="1996" table:style-name="ce3">
            <text:p>1996</text:p>
          </table:table-cell>
          <table:table-cell office:value-type="float" office:value="0.26143708544619298" table:style-name="ce7">
            <text:p>0.261437085446193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246420644" table:style-name="ce3">
            <text:p>246420644</text:p>
          </table:table-cell>
          <table:table-cell office:value-type="float" office:value="1843367200" table:style-name="ce3">
            <text:p>1843367200</text:p>
          </table:table-cell>
          <table:table-cell office:value-type="float" office:value="2086219218" table:style-name="ce3">
            <text:p>2086219218</text:p>
          </table:table-cell>
          <table:table-cell office:value-type="float" office:value="2090" table:style-name="ce3">
            <text:p>2090</text:p>
          </table:table-cell>
          <table:table-cell office:value-type="float" office:value="4.0801393009030997" table:style-name="ce7">
            <text:p>4.080139300903100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243290364" table:style-name="ce3">
            <text:p>1243290364</text:p>
          </table:table-cell>
          <table:table-cell office:value-type="float" office:value="1455335263" table:style-name="ce3">
            <text:p>1455335263</text:p>
          </table:table-cell>
          <table:table-cell office:value-type="float" office:value="1020761798" table:style-name="ce3">
            <text:p>1020761798</text:p>
          </table:table-cell>
          <table:table-cell office:value-type="float" office:value="2184" table:style-name="ce3">
            <text:p>2184</text:p>
          </table:table-cell>
          <table:table-cell office:value-type="float" office:value="0.40832013046742499" table:style-name="ce7">
            <text:p>0.408320130467425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965252708" table:style-name="ce3">
            <text:p>965252708</text:p>
          </table:table-cell>
          <table:table-cell office:value-type="float" office:value="731575836" table:style-name="ce3">
            <text:p>731575836</text:p>
          </table:table-cell>
          <table:table-cell office:value-type="float" office:value="237572730" table:style-name="ce3">
            <text:p>237572730</text:p>
          </table:table-cell>
          <table:table-cell office:value-type="float" office:value="2278" table:style-name="ce3">
            <text:p>2278</text:p>
          </table:table-cell>
          <table:table-cell office:value-type="float" office:value="0.101853562324295" table:style-name="ce7">
            <text:p>0.101853562324295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910786364" table:style-name="ce3">
            <text:p>910786364</text:p>
          </table:table-cell>
          <table:table-cell office:value-type="float" office:value="2028790356" table:style-name="ce3">
            <text:p>2028790356</text:p>
          </table:table-cell>
          <table:table-cell office:value-type="float" office:value="2112510141" table:style-name="ce3">
            <text:p>2112510141</text:p>
          </table:table-cell>
          <table:table-cell office:value-type="float" office:value="2372" table:style-name="ce3">
            <text:p>2372</text:p>
          </table:table-cell>
          <table:table-cell office:value-type="float" office:value="0.177908706396292" table:style-name="ce7">
            <text:p>0.177908706396292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322976804" table:style-name="ce3">
            <text:p>322976804</text:p>
          </table:table-cell>
          <table:table-cell office:value-type="float" office:value="1293592316" table:style-name="ce3">
            <text:p>1293592316</text:p>
          </table:table-cell>
          <table:table-cell office:value-type="float" office:value="485326572" table:style-name="ce3">
            <text:p>485326572</text:p>
          </table:table-cell>
          <table:table-cell office:value-type="float" office:value="2467" table:style-name="ce3">
            <text:p>2467</text:p>
          </table:table-cell>
          <table:table-cell office:value-type="float" office:value="2.5305692488196199" table:style-name="ce7">
            <text:p>2.530569248819620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1579966331" table:style-name="ce3">
            <text:p>1579966331</text:p>
          </table:table-cell>
          <table:table-cell office:value-type="float" office:value="239858931" table:style-name="ce3">
            <text:p>239858931</text:p>
          </table:table-cell>
          <table:table-cell office:value-type="float" office:value="140306297" table:style-name="ce3">
            <text:p>140306297</text:p>
          </table:table-cell>
          <table:table-cell office:value-type="float" office:value="2562" table:style-name="ce3">
            <text:p>2562</text:p>
          </table:table-cell>
          <table:table-cell office:value-type="float" office:value="0.79903506533898705" table:style-name="ce7">
            <text:p>0.799035065338987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858817596" table:style-name="ce3">
            <text:p>858817596</text:p>
          </table:table-cell>
          <table:table-cell office:value-type="float" office:value="534175449" table:style-name="ce3">
            <text:p>534175449</text:p>
          </table:table-cell>
          <table:table-cell office:value-type="float" office:value="717819299" table:style-name="ce3">
            <text:p>717819299</text:p>
          </table:table-cell>
          <table:table-cell office:value-type="float" office:value="2657" table:style-name="ce3">
            <text:p>2657</text:p>
          </table:table-cell>
          <table:table-cell office:value-type="float" office:value="9.1449399422406201E-3" table:style-name="ce7">
            <text:p>0.009144939942241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909737763" table:style-name="ce3">
            <text:p>909737763</text:p>
          </table:table-cell>
          <table:table-cell office:value-type="float" office:value="1046322315" table:style-name="ce3">
            <text:p>1046322315</text:p>
          </table:table-cell>
          <table:table-cell office:value-type="float" office:value="87914301" table:style-name="ce3">
            <text:p>87914301</text:p>
          </table:table-cell>
          <table:table-cell office:value-type="float" office:value="2752" table:style-name="ce3">
            <text:p>2752</text:p>
          </table:table-cell>
          <table:table-cell office:value-type="float" office:value="1.07837627539162" table:style-name="ce7">
            <text:p>1.078376275391620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2026492628" table:style-name="ce3">
            <text:p>2026492628</text:p>
          </table:table-cell>
          <table:table-cell office:value-type="float" office:value="1470354849" table:style-name="ce3">
            <text:p>1470354849</text:p>
          </table:table-cell>
          <table:table-cell office:value-type="float" office:value="350312975" table:style-name="ce3">
            <text:p>350312975</text:p>
          </table:table-cell>
          <table:table-cell office:value-type="float" office:value="2848" table:style-name="ce3">
            <text:p>2848</text:p>
          </table:table-cell>
          <table:table-cell office:value-type="float" office:value="0.22235533451218001" table:style-name="ce7">
            <text:p>0.222355334512180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70941516" table:style-name="ce3">
            <text:p>170941516</text:p>
          </table:table-cell>
          <table:table-cell office:value-type="float" office:value="1552711906" table:style-name="ce3">
            <text:p>1552711906</text:p>
          </table:table-cell>
          <table:table-cell office:value-type="float" office:value="1219396475" table:style-name="ce3">
            <text:p>1219396475</text:p>
          </table:table-cell>
          <table:table-cell office:value-type="float" office:value="2944" table:style-name="ce3">
            <text:p>2944</text:p>
          </table:table-cell>
          <table:table-cell office:value-type="float" office:value="0.995424273680101" table:style-name="ce7">
            <text:p>0.995424273680101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828422035" table:style-name="ce3">
            <text:p>1828422035</text:p>
          </table:table-cell>
          <table:table-cell office:value-type="float" office:value="377979557" table:style-name="ce3">
            <text:p>377979557</text:p>
          </table:table-cell>
          <table:table-cell office:value-type="float" office:value="195854964" table:style-name="ce3">
            <text:p>195854964</text:p>
          </table:table-cell>
          <table:table-cell office:value-type="float" office:value="3040" table:style-name="ce3">
            <text:p>3040</text:p>
          </table:table-cell>
          <table:table-cell office:value-type="float" office:value="2.6509647605176601" table:style-name="ce7">
            <text:p>2.650964760517660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1945623012" table:style-name="ce3">
            <text:p>1945623012</text:p>
          </table:table-cell>
          <table:table-cell office:value-type="float" office:value="1178306542" table:style-name="ce3">
            <text:p>1178306542</text:p>
          </table:table-cell>
          <table:table-cell office:value-type="float" office:value="2104253701" table:style-name="ce3">
            <text:p>2104253701</text:p>
          </table:table-cell>
          <table:table-cell office:value-type="float" office:value="3136" table:style-name="ce3">
            <text:p>3136</text:p>
          </table:table-cell>
          <table:table-cell office:value-type="float" office:value="1.82866877170699" table:style-name="ce7">
            <text:p>1.828668771706990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352454587" table:style-name="ce3">
            <text:p>352454587</text:p>
          </table:table-cell>
          <table:table-cell office:value-type="float" office:value="1520474058" table:style-name="ce3">
            <text:p>1520474058</text:p>
          </table:table-cell>
          <table:table-cell office:value-type="float" office:value="1410629823" table:style-name="ce3">
            <text:p>1410629823</text:p>
          </table:table-cell>
          <table:table-cell office:value-type="float" office:value="3232" table:style-name="ce3">
            <text:p>3232</text:p>
          </table:table-cell>
          <table:table-cell office:value-type="float" office:value="1.3936557499993101" table:style-name="ce7">
            <text:p>1.393655749999310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944342525" table:style-name="ce3">
            <text:p>944342525</text:p>
          </table:table-cell>
          <table:table-cell office:value-type="float" office:value="665569117" table:style-name="ce3">
            <text:p>665569117</text:p>
          </table:table-cell>
          <table:table-cell office:value-type="float" office:value="1911574365" table:style-name="ce3">
            <text:p>1911574365</text:p>
          </table:table-cell>
          <table:table-cell office:value-type="float" office:value="3328" table:style-name="ce3">
            <text:p>3328</text:p>
          </table:table-cell>
          <table:table-cell office:value-type="float" office:value="0.49958779234486" table:style-name="ce7">
            <text:p>0.499587792344860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1660658955" table:style-name="ce3">
            <text:p>1660658955</text:p>
          </table:table-cell>
          <table:table-cell office:value-type="float" office:value="1046500887" table:style-name="ce3">
            <text:p>1046500887</text:p>
          </table:table-cell>
          <table:table-cell office:value-type="float" office:value="1797564635" table:style-name="ce3">
            <text:p>1797564635</text:p>
          </table:table-cell>
          <table:table-cell office:value-type="float" office:value="3425" table:style-name="ce3">
            <text:p>3425</text:p>
          </table:table-cell>
          <table:table-cell office:value-type="float" office:value="0.756712914577931" table:style-name="ce7">
            <text:p>0.756712914577931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1997567277" table:style-name="ce3">
            <text:p>1997567277</text:p>
          </table:table-cell>
          <table:table-cell office:value-type="float" office:value="288883269" table:style-name="ce3">
            <text:p>288883269</text:p>
          </table:table-cell>
          <table:table-cell office:value-type="float" office:value="785264903" table:style-name="ce3">
            <text:p>785264903</text:p>
          </table:table-cell>
          <table:table-cell office:value-type="float" office:value="3522" table:style-name="ce3">
            <text:p>3522</text:p>
          </table:table-cell>
          <table:table-cell office:value-type="float" office:value="6.6707234970482601E-2" table:style-name="ce7">
            <text:p>0.066707234970483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501355354" table:style-name="ce3">
            <text:p>1501355354</text:p>
          </table:table-cell>
          <table:table-cell office:value-type="float" office:value="904726223" table:style-name="ce3">
            <text:p>904726223</text:p>
          </table:table-cell>
          <table:table-cell office:value-type="float" office:value="1875375580" table:style-name="ce3">
            <text:p>1875375580</text:p>
          </table:table-cell>
          <table:table-cell office:value-type="float" office:value="3619" table:style-name="ce3">
            <text:p>3619</text:p>
          </table:table-cell>
          <table:table-cell office:value-type="float" office:value="2.0467730371847899" table:style-name="ce7">
            <text:p>2.046773037184790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346570678" table:style-name="ce3">
            <text:p>346570678</text:p>
          </table:table-cell>
          <table:table-cell office:value-type="float" office:value="680924268" table:style-name="ce3">
            <text:p>680924268</text:p>
          </table:table-cell>
          <table:table-cell office:value-type="float" office:value="895846586" table:style-name="ce3">
            <text:p>895846586</text:p>
          </table:table-cell>
          <table:table-cell office:value-type="float" office:value="3716" table:style-name="ce3">
            <text:p>3716</text:p>
          </table:table-cell>
          <table:table-cell office:value-type="float" office:value="2.0150220583667502" table:style-name="ce7">
            <text:p>2.015022058366750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837731770" table:style-name="ce3">
            <text:p>837731770</text:p>
          </table:table-cell>
          <table:table-cell office:value-type="float" office:value="237911363" table:style-name="ce3">
            <text:p>237911363</text:p>
          </table:table-cell>
          <table:table-cell office:value-type="float" office:value="821050070" table:style-name="ce3">
            <text:p>821050070</text:p>
          </table:table-cell>
          <table:table-cell office:value-type="float" office:value="3814" table:style-name="ce3">
            <text:p>3814</text:p>
          </table:table-cell>
          <table:table-cell office:value-type="float" office:value="0.86410898581112505" table:style-name="ce7">
            <text:p>0.864108985811125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855062102" table:style-name="ce3">
            <text:p>855062102</text:p>
          </table:table-cell>
          <table:table-cell office:value-type="float" office:value="1741535177" table:style-name="ce3">
            <text:p>1741535177</text:p>
          </table:table-cell>
          <table:table-cell office:value-type="float" office:value="794559646" table:style-name="ce3">
            <text:p>794559646</text:p>
          </table:table-cell>
          <table:table-cell office:value-type="float" office:value="3912" table:style-name="ce3">
            <text:p>3912</text:p>
          </table:table-cell>
          <table:table-cell office:value-type="float" office:value="1.99435994126015" table:style-name="ce7">
            <text:p>1.994359941260150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68175898" table:style-name="ce3">
            <text:p>68175898</text:p>
          </table:table-cell>
          <table:table-cell office:value-type="float" office:value="1865557850" table:style-name="ce3">
            <text:p>1865557850</text:p>
          </table:table-cell>
          <table:table-cell office:value-type="float" office:value="681029872" table:style-name="ce3">
            <text:p>681029872</text:p>
          </table:table-cell>
          <table:table-cell office:value-type="float" office:value="4010" table:style-name="ce3">
            <text:p>4010</text:p>
          </table:table-cell>
          <table:table-cell office:value-type="float" office:value="0.22223936802240499" table:style-name="ce7">
            <text:p>0.222239368022405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223533301" table:style-name="ce3">
            <text:p>1223533301</text:p>
          </table:table-cell>
          <table:table-cell office:value-type="float" office:value="1961915918" table:style-name="ce3">
            <text:p>1961915918</text:p>
          </table:table-cell>
          <table:table-cell office:value-type="float" office:value="1477351609" table:style-name="ce3">
            <text:p>1477351609</text:p>
          </table:table-cell>
          <table:table-cell office:value-type="float" office:value="4108" table:style-name="ce3">
            <text:p>4108</text:p>
          </table:table-cell>
          <table:table-cell office:value-type="float" office:value="1.2056113812154501" table:style-name="ce7">
            <text:p>1.205611381215450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768260306" table:style-name="ce3">
            <text:p>1768260306</text:p>
          </table:table-cell>
          <table:table-cell office:value-type="float" office:value="1423925801" table:style-name="ce3">
            <text:p>1423925801</text:p>
          </table:table-cell>
          <table:table-cell office:value-type="float" office:value="1785127373" table:style-name="ce3">
            <text:p>1785127373</text:p>
          </table:table-cell>
          <table:table-cell office:value-type="float" office:value="4206" table:style-name="ce3">
            <text:p>4206</text:p>
          </table:table-cell>
          <table:table-cell office:value-type="float" office:value="1.03719606841657" table:style-name="ce7">
            <text:p>1.037196068416570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124758269" table:style-name="ce3">
            <text:p>124758269</text:p>
          </table:table-cell>
          <table:table-cell office:value-type="float" office:value="1623664251" table:style-name="ce3">
            <text:p>1623664251</text:p>
          </table:table-cell>
          <table:table-cell office:value-type="float" office:value="1818574559" table:style-name="ce3">
            <text:p>1818574559</text:p>
          </table:table-cell>
          <table:table-cell office:value-type="float" office:value="4304" table:style-name="ce3">
            <text:p>4304</text:p>
          </table:table-cell>
          <table:table-cell office:value-type="float" office:value="0.153865546610088" table:style-name="ce7">
            <text:p>0.153865546610088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868186635" table:style-name="ce3">
            <text:p>868186635</text:p>
          </table:table-cell>
          <table:table-cell office:value-type="float" office:value="1221620593" table:style-name="ce3">
            <text:p>1221620593</text:p>
          </table:table-cell>
          <table:table-cell office:value-type="float" office:value="810548247" table:style-name="ce3">
            <text:p>810548247</text:p>
          </table:table-cell>
          <table:table-cell office:value-type="float" office:value="4403" table:style-name="ce3">
            <text:p>4403</text:p>
          </table:table-cell>
          <table:table-cell office:value-type="float" office:value="0.93886969955615096" table:style-name="ce7">
            <text:p>0.938869699556151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608869933" table:style-name="ce3">
            <text:p>1608869933</text:p>
          </table:table-cell>
          <table:table-cell office:value-type="float" office:value="1306679891" table:style-name="ce3">
            <text:p>1306679891</text:p>
          </table:table-cell>
          <table:table-cell office:value-type="float" office:value="546983086" table:style-name="ce3">
            <text:p>546983086</text:p>
          </table:table-cell>
          <table:table-cell office:value-type="float" office:value="4502" table:style-name="ce3">
            <text:p>4502</text:p>
          </table:table-cell>
          <table:table-cell office:value-type="float" office:value="0.17997392808478799" table:style-name="ce7">
            <text:p>0.179973928084788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310351962" table:style-name="ce3">
            <text:p>1310351962</text:p>
          </table:table-cell>
          <table:table-cell office:value-type="float" office:value="1140461305" table:style-name="ce3">
            <text:p>1140461305</text:p>
          </table:table-cell>
          <table:table-cell office:value-type="float" office:value="73916299" table:style-name="ce3">
            <text:p>73916299</text:p>
          </table:table-cell>
          <table:table-cell office:value-type="float" office:value="4601" table:style-name="ce3">
            <text:p>4601</text:p>
          </table:table-cell>
          <table:table-cell office:value-type="float" office:value="4.1357348629786301" table:style-name="ce7">
            <text:p>4.135734862978630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640615093" table:style-name="ce3">
            <text:p>640615093</text:p>
          </table:table-cell>
          <table:table-cell office:value-type="float" office:value="1525099754" table:style-name="ce3">
            <text:p>1525099754</text:p>
          </table:table-cell>
          <table:table-cell office:value-type="float" office:value="1400253192" table:style-name="ce3">
            <text:p>1400253192</text:p>
          </table:table-cell>
          <table:table-cell office:value-type="float" office:value="4700" table:style-name="ce3">
            <text:p>4700</text:p>
          </table:table-cell>
          <table:table-cell office:value-type="float" office:value="1.2526834077323901" table:style-name="ce7">
            <text:p>1.252683407732390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482340626" table:style-name="ce3">
            <text:p>1482340626</text:p>
          </table:table-cell>
          <table:table-cell office:value-type="float" office:value="1033864894" table:style-name="ce3">
            <text:p>1033864894</text:p>
          </table:table-cell>
          <table:table-cell office:value-type="float" office:value="1697285771" table:style-name="ce3">
            <text:p>1697285771</text:p>
          </table:table-cell>
          <table:table-cell office:value-type="float" office:value="4800" table:style-name="ce3">
            <text:p>4800</text:p>
          </table:table-cell>
          <table:table-cell office:value-type="float" office:value="0.628295078555966" table:style-name="ce7">
            <text:p>0.628295078555966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741100733" table:style-name="ce3">
            <text:p>741100733</text:p>
          </table:table-cell>
          <table:table-cell office:value-type="float" office:value="1067226170" table:style-name="ce3">
            <text:p>1067226170</text:p>
          </table:table-cell>
          <table:table-cell office:value-type="float" office:value="843495136" table:style-name="ce3">
            <text:p>843495136</text:p>
          </table:table-cell>
          <table:table-cell office:value-type="float" office:value="4900" table:style-name="ce3">
            <text:p>4900</text:p>
          </table:table-cell>
          <table:table-cell office:value-type="float" office:value="6.7747525618711502E-2" table:style-name="ce7">
            <text:p>0.067747525618712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274861131" table:style-name="ce3">
            <text:p>274861131</text:p>
          </table:table-cell>
          <table:table-cell office:value-type="float" office:value="1393540270" table:style-name="ce3">
            <text:p>1393540270</text:p>
          </table:table-cell>
          <table:table-cell office:value-type="float" office:value="1977617627" table:style-name="ce3">
            <text:p>1977617627</text:p>
          </table:table-cell>
          <table:table-cell office:value-type="float" office:value="5000" table:style-name="ce3">
            <text:p>5000</text:p>
          </table:table-cell>
          <table:table-cell office:value-type="float" office:value="1.08765740724698" table:style-name="ce7">
            <text:p>1.087657407246980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353701868" table:style-name="ce3">
            <text:p>353701868</text:p>
          </table:table-cell>
          <table:table-cell office:value-type="float" office:value="903689737" table:style-name="ce3">
            <text:p>903689737</text:p>
          </table:table-cell>
          <table:table-cell office:value-type="float" office:value="303807510" table:style-name="ce3">
            <text:p>303807510</text:p>
          </table:table-cell>
          <table:table-cell office:value-type="float" office:value="5100" table:style-name="ce3">
            <text:p>5100</text:p>
          </table:table-cell>
          <table:table-cell office:value-type="float" office:value="1.2914763721504301" table:style-name="ce7">
            <text:p>1.291476372150430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432557812" table:style-name="ce3">
            <text:p>432557812</text:p>
          </table:table-cell>
          <table:table-cell office:value-type="float" office:value="1470145050" table:style-name="ce3">
            <text:p>1470145050</text:p>
          </table:table-cell>
          <table:table-cell office:value-type="float" office:value="1081464267" table:style-name="ce3">
            <text:p>1081464267</text:p>
          </table:table-cell>
          <table:table-cell office:value-type="float" office:value="5200" table:style-name="ce3">
            <text:p>5200</text:p>
          </table:table-cell>
          <table:table-cell office:value-type="float" office:value="0.19556050561855501" table:style-name="ce7">
            <text:p>0.195560505618555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766997803" table:style-name="ce3">
            <text:p>766997803</text:p>
          </table:table-cell>
          <table:table-cell office:value-type="float" office:value="687597133" table:style-name="ce3">
            <text:p>687597133</text:p>
          </table:table-cell>
          <table:table-cell office:value-type="float" office:value="1485838693" table:style-name="ce3">
            <text:p>1485838693</text:p>
          </table:table-cell>
          <table:table-cell office:value-type="float" office:value="5300" table:style-name="ce3">
            <text:p>5300</text:p>
          </table:table-cell>
          <table:table-cell office:value-type="float" office:value="3.1347623149710402" table:style-name="ce7">
            <text:p>3.134762314971040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735219725" table:style-name="ce3">
            <text:p>1735219725</text:p>
          </table:table-cell>
          <table:table-cell office:value-type="float" office:value="1631630055" table:style-name="ce3">
            <text:p>1631630055</text:p>
          </table:table-cell>
          <table:table-cell office:value-type="float" office:value="614655931" table:style-name="ce3">
            <text:p>614655931</text:p>
          </table:table-cell>
          <table:table-cell office:value-type="float" office:value="5401" table:style-name="ce3">
            <text:p>5401</text:p>
          </table:table-cell>
          <table:table-cell office:value-type="float" office:value="1.1128488968711401" table:style-name="ce7">
            <text:p>1.112848896871140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009978235" table:style-name="ce3">
            <text:p>1009978235</text:p>
          </table:table-cell>
          <table:table-cell office:value-type="float" office:value="1453922484" table:style-name="ce3">
            <text:p>1453922484</text:p>
          </table:table-cell>
          <table:table-cell office:value-type="float" office:value="1921955698" table:style-name="ce3">
            <text:p>1921955698</text:p>
          </table:table-cell>
          <table:table-cell office:value-type="float" office:value="5502" table:style-name="ce3">
            <text:p>5502</text:p>
          </table:table-cell>
          <table:table-cell office:value-type="float" office:value="2.4182664311841" table:style-name="ce7">
            <text:p>2.418266431184100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993441853" table:style-name="ce3">
            <text:p>993441853</text:p>
          </table:table-cell>
          <table:table-cell office:value-type="float" office:value="481249820" table:style-name="ce3">
            <text:p>481249820</text:p>
          </table:table-cell>
          <table:table-cell office:value-type="float" office:value="1273651048" table:style-name="ce3">
            <text:p>1273651048</text:p>
          </table:table-cell>
          <table:table-cell office:value-type="float" office:value="5603" table:style-name="ce3">
            <text:p>5603</text:p>
          </table:table-cell>
          <table:table-cell office:value-type="float" office:value="1.3188578420158501" table:style-name="ce7">
            <text:p>1.318857842015850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91860170" table:style-name="ce3">
            <text:p>91860170</text:p>
          </table:table-cell>
          <table:table-cell office:value-type="float" office:value="539614803" table:style-name="ce3">
            <text:p>539614803</text:p>
          </table:table-cell>
          <table:table-cell office:value-type="float" office:value="1674599722" table:style-name="ce3">
            <text:p>1674599722</text:p>
          </table:table-cell>
          <table:table-cell office:value-type="float" office:value="5704" table:style-name="ce3">
            <text:p>5704</text:p>
          </table:table-cell>
          <table:table-cell office:value-type="float" office:value="0.37896957268671" table:style-name="ce7">
            <text:p>0.378969572686710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2000617926" table:style-name="ce3">
            <text:p>2000617926</text:p>
          </table:table-cell>
          <table:table-cell office:value-type="float" office:value="1053858553" table:style-name="ce3">
            <text:p>1053858553</text:p>
          </table:table-cell>
          <table:table-cell office:value-type="float" office:value="202640191" table:style-name="ce3">
            <text:p>202640191</text:p>
          </table:table-cell>
          <table:table-cell office:value-type="float" office:value="5806" table:style-name="ce3">
            <text:p>5806</text:p>
          </table:table-cell>
          <table:table-cell office:value-type="float" office:value="0.25194262621153901" table:style-name="ce7">
            <text:p>0.251942626211539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234005545" table:style-name="ce3">
            <text:p>1234005545</text:p>
          </table:table-cell>
          <table:table-cell office:value-type="float" office:value="1466618091" table:style-name="ce3">
            <text:p>1466618091</text:p>
          </table:table-cell>
          <table:table-cell office:value-type="float" office:value="478255307" table:style-name="ce3">
            <text:p>478255307</text:p>
          </table:table-cell>
          <table:table-cell office:value-type="float" office:value="5908" table:style-name="ce3">
            <text:p>5908</text:p>
          </table:table-cell>
          <table:table-cell office:value-type="float" office:value="1.66169832904203" table:style-name="ce7">
            <text:p>1.661698329042030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681606078" table:style-name="ce3">
            <text:p>1681606078</text:p>
          </table:table-cell>
          <table:table-cell office:value-type="float" office:value="1462465216" table:style-name="ce3">
            <text:p>1462465216</text:p>
          </table:table-cell>
          <table:table-cell office:value-type="float" office:value="1436235116" table:style-name="ce3">
            <text:p>1436235116</text:p>
          </table:table-cell>
          <table:table-cell office:value-type="float" office:value="6010" table:style-name="ce3">
            <text:p>6010</text:p>
          </table:table-cell>
          <table:table-cell office:value-type="float" office:value="1.6719501210921699" table:style-name="ce7">
            <text:p>1.671950121092170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1868545266" table:style-name="ce3">
            <text:p>1868545266</text:p>
          </table:table-cell>
          <table:table-cell office:value-type="float" office:value="2017613888" table:style-name="ce3">
            <text:p>2017613888</text:p>
          </table:table-cell>
          <table:table-cell office:value-type="float" office:value="1599584015" table:style-name="ce3">
            <text:p>1599584015</text:p>
          </table:table-cell>
          <table:table-cell office:value-type="float" office:value="6112" table:style-name="ce3">
            <text:p>6112</text:p>
          </table:table-cell>
          <table:table-cell office:value-type="float" office:value="0.81331967287817997" table:style-name="ce7">
            <text:p>0.813319672878180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1986900957" table:style-name="ce3">
            <text:p>1986900957</text:p>
          </table:table-cell>
          <table:table-cell office:value-type="float" office:value="1090980031" table:style-name="ce3">
            <text:p>1090980031</text:p>
          </table:table-cell>
          <table:table-cell office:value-type="float" office:value="559549189" table:style-name="ce3">
            <text:p>559549189</text:p>
          </table:table-cell>
          <table:table-cell office:value-type="float" office:value="6214" table:style-name="ce3">
            <text:p>6214</text:p>
          </table:table-cell>
          <table:table-cell office:value-type="float" office:value="1.3776957424194101" table:style-name="ce7">
            <text:p>1.377695742419410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473657899" table:style-name="ce3">
            <text:p>473657899</text:p>
          </table:table-cell>
          <table:table-cell office:value-type="float" office:value="1272191548" table:style-name="ce3">
            <text:p>1272191548</text:p>
          </table:table-cell>
          <table:table-cell office:value-type="float" office:value="275751167" table:style-name="ce3">
            <text:p>275751167</text:p>
          </table:table-cell>
          <table:table-cell office:value-type="float" office:value="6316" table:style-name="ce3">
            <text:p>6316</text:p>
          </table:table-cell>
          <table:table-cell office:value-type="float" office:value="0.94616870085909399" table:style-name="ce7">
            <text:p>0.946168700859094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46425356" table:style-name="ce3">
            <text:p>46425356</text:p>
          </table:table-cell>
          <table:table-cell office:value-type="float" office:value="2109230771" table:style-name="ce3">
            <text:p>2109230771</text:p>
          </table:table-cell>
          <table:table-cell office:value-type="float" office:value="455397223" table:style-name="ce3">
            <text:p>455397223</text:p>
          </table:table-cell>
          <table:table-cell office:value-type="float" office:value="6419" table:style-name="ce3">
            <text:p>6419</text:p>
          </table:table-cell>
          <table:table-cell office:value-type="float" office:value="0.65986637772637902" table:style-name="ce7">
            <text:p>0.659866377726379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734394067" table:style-name="ce3">
            <text:p>734394067</text:p>
          </table:table-cell>
          <table:table-cell office:value-type="float" office:value="1205595160" table:style-name="ce3">
            <text:p>1205595160</text:p>
          </table:table-cell>
          <table:table-cell office:value-type="float" office:value="2117025071" table:style-name="ce3">
            <text:p>2117025071</text:p>
          </table:table-cell>
          <table:table-cell office:value-type="float" office:value="6522" table:style-name="ce3">
            <text:p>6522</text:p>
          </table:table-cell>
          <table:table-cell office:value-type="float" office:value="2.9551601576758801" table:style-name="ce7">
            <text:p>2.955160157675880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372559012" table:style-name="ce3">
            <text:p>1372559012</text:p>
          </table:table-cell>
          <table:table-cell office:value-type="float" office:value="1135330375" table:style-name="ce3">
            <text:p>1135330375</text:p>
          </table:table-cell>
          <table:table-cell office:value-type="float" office:value="1227443281" table:style-name="ce3">
            <text:p>1227443281</text:p>
          </table:table-cell>
          <table:table-cell office:value-type="float" office:value="6625" table:style-name="ce3">
            <text:p>6625</text:p>
          </table:table-cell>
          <table:table-cell office:value-type="float" office:value="0.452747976974122" table:style-name="ce7">
            <text:p>0.452747976974122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329967868" table:style-name="ce3">
            <text:p>329967868</text:p>
          </table:table-cell>
          <table:table-cell office:value-type="float" office:value="256527572" table:style-name="ce3">
            <text:p>256527572</text:p>
          </table:table-cell>
          <table:table-cell office:value-type="float" office:value="1040228914" table:style-name="ce3">
            <text:p>1040228914</text:p>
          </table:table-cell>
          <table:table-cell office:value-type="float" office:value="6728" table:style-name="ce3">
            <text:p>6728</text:p>
          </table:table-cell>
          <table:table-cell office:value-type="float" office:value="0.42385890758998201" table:style-name="ce7">
            <text:p>0.423858907589982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967178340" table:style-name="ce3">
            <text:p>967178340</text:p>
          </table:table-cell>
          <table:table-cell office:value-type="float" office:value="2058544764" table:style-name="ce3">
            <text:p>2058544764</text:p>
          </table:table-cell>
          <table:table-cell office:value-type="float" office:value="941300247" table:style-name="ce3">
            <text:p>941300247</text:p>
          </table:table-cell>
          <table:table-cell office:value-type="float" office:value="6832" table:style-name="ce3">
            <text:p>6832</text:p>
          </table:table-cell>
          <table:table-cell office:value-type="float" office:value="0.86368198021753695" table:style-name="ce7">
            <text:p>0.863681980217537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062628667" table:style-name="ce3">
            <text:p>1062628667</text:p>
          </table:table-cell>
          <table:table-cell office:value-type="float" office:value="1452585844" table:style-name="ce3">
            <text:p>1452585844</text:p>
          </table:table-cell>
          <table:table-cell office:value-type="float" office:value="1589661245" table:style-name="ce3">
            <text:p>1589661245</text:p>
          </table:table-cell>
          <table:table-cell office:value-type="float" office:value="6936" table:style-name="ce3">
            <text:p>6936</text:p>
          </table:table-cell>
          <table:table-cell office:value-type="float" office:value="0.94977594415787603" table:style-name="ce7">
            <text:p>0.949775944157876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1125989501" table:style-name="ce3">
            <text:p>1125989501</text:p>
          </table:table-cell>
          <table:table-cell office:value-type="float" office:value="926030427" table:style-name="ce3">
            <text:p>926030427</text:p>
          </table:table-cell>
          <table:table-cell office:value-type="float" office:value="1464145605" table:style-name="ce3">
            <text:p>1464145605</text:p>
          </table:table-cell>
          <table:table-cell office:value-type="float" office:value="7040" table:style-name="ce3">
            <text:p>7040</text:p>
          </table:table-cell>
          <table:table-cell office:value-type="float" office:value="1.30377388004946" table:style-name="ce7">
            <text:p>1.303773880049460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879637131" table:style-name="ce3">
            <text:p>879637131</text:p>
          </table:table-cell>
          <table:table-cell office:value-type="float" office:value="1072779024" table:style-name="ce3">
            <text:p>1072779024</text:p>
          </table:table-cell>
          <table:table-cell office:value-type="float" office:value="2054961922" table:style-name="ce3">
            <text:p>2054961922</text:p>
          </table:table-cell>
          <table:table-cell office:value-type="float" office:value="7144" table:style-name="ce3">
            <text:p>7144</text:p>
          </table:table-cell>
          <table:table-cell office:value-type="float" office:value="3.57736899353542" table:style-name="ce7">
            <text:p>3.577368993535420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783827885" table:style-name="ce3">
            <text:p>783827885</text:p>
          </table:table-cell>
          <table:table-cell office:value-type="float" office:value="249818416" table:style-name="ce3">
            <text:p>249818416</text:p>
          </table:table-cell>
          <table:table-cell office:value-type="float" office:value="174102451" table:style-name="ce3">
            <text:p>174102451</text:p>
          </table:table-cell>
          <table:table-cell office:value-type="float" office:value="7248" table:style-name="ce3">
            <text:p>7248</text:p>
          </table:table-cell>
          <table:table-cell office:value-type="float" office:value="0.41872414653130902" table:style-name="ce7">
            <text:p>0.418724146531309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130566363" table:style-name="ce3">
            <text:p>1130566363</text:p>
          </table:table-cell>
          <table:table-cell office:value-type="float" office:value="433833872" table:style-name="ce3">
            <text:p>433833872</text:p>
          </table:table-cell>
          <table:table-cell office:value-type="float" office:value="2066205961" table:style-name="ce3">
            <text:p>2066205961</text:p>
          </table:table-cell>
          <table:table-cell office:value-type="float" office:value="7352" table:style-name="ce3">
            <text:p>7352</text:p>
          </table:table-cell>
          <table:table-cell office:value-type="float" office:value="0.21047443401964799" table:style-name="ce7">
            <text:p>0.210474434019648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493545437" table:style-name="ce3">
            <text:p>493545437</text:p>
          </table:table-cell>
          <table:table-cell office:value-type="float" office:value="354637488" table:style-name="ce3">
            <text:p>354637488</text:p>
          </table:table-cell>
          <table:table-cell office:value-type="float" office:value="1094629054" table:style-name="ce3">
            <text:p>1094629054</text:p>
          </table:table-cell>
          <table:table-cell office:value-type="float" office:value="7457" table:style-name="ce3">
            <text:p>7457</text:p>
          </table:table-cell>
          <table:table-cell office:value-type="float" office:value="1.21229770063714" table:style-name="ce7">
            <text:p>1.212297700637140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436311083" table:style-name="ce3">
            <text:p>1436311083</text:p>
          </table:table-cell>
          <table:table-cell office:value-type="float" office:value="370803727" table:style-name="ce3">
            <text:p>370803727</text:p>
          </table:table-cell>
          <table:table-cell office:value-type="float" office:value="201347793" table:style-name="ce3">
            <text:p>201347793</text:p>
          </table:table-cell>
          <table:table-cell office:value-type="float" office:value="7562" table:style-name="ce3">
            <text:p>7562</text:p>
          </table:table-cell>
          <table:table-cell office:value-type="float" office:value="0.54617594855524099" table:style-name="ce7">
            <text:p>0.546175948555241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216684812" table:style-name="ce3">
            <text:p>216684812</text:p>
          </table:table-cell>
          <table:table-cell office:value-type="float" office:value="1180503085" table:style-name="ce3">
            <text:p>1180503085</text:p>
          </table:table-cell>
          <table:table-cell office:value-type="float" office:value="597883604" table:style-name="ce3">
            <text:p>597883604</text:p>
          </table:table-cell>
          <table:table-cell office:value-type="float" office:value="7667" table:style-name="ce3">
            <text:p>7667</text:p>
          </table:table-cell>
          <table:table-cell office:value-type="float" office:value="6.4586255139661694E-2" table:style-name="ce7">
            <text:p>0.064586255139662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836851923" table:style-name="ce3">
            <text:p>1836851923</text:p>
          </table:table-cell>
          <table:table-cell office:value-type="float" office:value="1598301318" table:style-name="ce3">
            <text:p>1598301318</text:p>
          </table:table-cell>
          <table:table-cell office:value-type="float" office:value="707416610" table:style-name="ce3">
            <text:p>707416610</text:p>
          </table:table-cell>
          <table:table-cell office:value-type="float" office:value="7772" table:style-name="ce3">
            <text:p>7772</text:p>
          </table:table-cell>
          <table:table-cell office:value-type="float" office:value="1.07085941125425" table:style-name="ce7">
            <text:p>1.070859411254250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892829860" table:style-name="ce3">
            <text:p>1892829860</text:p>
          </table:table-cell>
          <table:table-cell office:value-type="float" office:value="1112698258" table:style-name="ce3">
            <text:p>1112698258</text:p>
          </table:table-cell>
          <table:table-cell office:value-type="float" office:value="677260109" table:style-name="ce3">
            <text:p>677260109</text:p>
          </table:table-cell>
          <table:table-cell office:value-type="float" office:value="7878" table:style-name="ce3">
            <text:p>7878</text:p>
          </table:table-cell>
          <table:table-cell office:value-type="float" office:value="0.73506186497789505" table:style-name="ce7">
            <text:p>0.735061864977895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2116179195" table:style-name="ce3">
            <text:p>2116179195</text:p>
          </table:table-cell>
          <table:table-cell office:value-type="float" office:value="881412278" table:style-name="ce3">
            <text:p>881412278</text:p>
          </table:table-cell>
          <table:table-cell office:value-type="float" office:value="475646273" table:style-name="ce3">
            <text:p>475646273</text:p>
          </table:table-cell>
          <table:table-cell office:value-type="float" office:value="7984" table:style-name="ce3">
            <text:p>7984</text:p>
          </table:table-cell>
          <table:table-cell office:value-type="float" office:value="1.34903568554875" table:style-name="ce7">
            <text:p>1.349035685548750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2147035836" table:style-name="ce3">
            <text:p>2147035836</text:p>
          </table:table-cell>
          <table:table-cell office:value-type="float" office:value="1716640289" table:style-name="ce3">
            <text:p>1716640289</text:p>
          </table:table-cell>
          <table:table-cell office:value-type="float" office:value="1985365505" table:style-name="ce3">
            <text:p>1985365505</text:p>
          </table:table-cell>
          <table:table-cell office:value-type="float" office:value="8090" table:style-name="ce3">
            <text:p>8090</text:p>
          </table:table-cell>
          <table:table-cell office:value-type="float" office:value="0.87739093373829002" table:style-name="ce7">
            <text:p>0.877390933738290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063558307" table:style-name="ce3">
            <text:p>1063558307</text:p>
          </table:table-cell>
          <table:table-cell office:value-type="float" office:value="219582051" table:style-name="ce3">
            <text:p>219582051</text:p>
          </table:table-cell>
          <table:table-cell office:value-type="float" office:value="598644118" table:style-name="ce3">
            <text:p>598644118</text:p>
          </table:table-cell>
          <table:table-cell office:value-type="float" office:value="8196" table:style-name="ce3">
            <text:p>8196</text:p>
          </table:table-cell>
          <table:table-cell office:value-type="float" office:value="1.94590070843242" table:style-name="ce7">
            <text:p>1.945900708432420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718063444" table:style-name="ce3">
            <text:p>1718063444</text:p>
          </table:table-cell>
          <table:table-cell office:value-type="float" office:value="900115240" table:style-name="ce3">
            <text:p>900115240</text:p>
          </table:table-cell>
          <table:table-cell office:value-type="float" office:value="2006809040" table:style-name="ce3">
            <text:p>2006809040</text:p>
          </table:table-cell>
          <table:table-cell office:value-type="float" office:value="8302" table:style-name="ce3">
            <text:p>8302</text:p>
          </table:table-cell>
          <table:table-cell office:value-type="float" office:value="0.31463381486629999" table:style-name="ce7">
            <text:p>0.314633814866300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427172300" table:style-name="ce3">
            <text:p>427172300</text:p>
          </table:table-cell>
          <table:table-cell office:value-type="float" office:value="1276903800" table:style-name="ce3">
            <text:p>1276903800</text:p>
          </table:table-cell>
          <table:table-cell office:value-type="float" office:value="1746627262" table:style-name="ce3">
            <text:p>1746627262</text:p>
          </table:table-cell>
          <table:table-cell office:value-type="float" office:value="8408" table:style-name="ce3">
            <text:p>8408</text:p>
          </table:table-cell>
          <table:table-cell office:value-type="float" office:value="0.46229342126190398" table:style-name="ce7">
            <text:p>0.462293421261904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447010835" table:style-name="ce3">
            <text:p>447010835</text:p>
          </table:table-cell>
          <table:table-cell office:value-type="float" office:value="1707869287" table:style-name="ce3">
            <text:p>1707869287</text:p>
          </table:table-cell>
          <table:table-cell office:value-type="float" office:value="349051349" table:style-name="ce3">
            <text:p>349051349</text:p>
          </table:table-cell>
          <table:table-cell office:value-type="float" office:value="8515" table:style-name="ce3">
            <text:p>8515</text:p>
          </table:table-cell>
          <table:table-cell office:value-type="float" office:value="1.33454336157578" table:style-name="ce7">
            <text:p>1.334543361575780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1013303141" table:style-name="ce3">
            <text:p>1013303141</text:p>
          </table:table-cell>
          <table:table-cell office:value-type="float" office:value="902499637" table:style-name="ce3">
            <text:p>902499637</text:p>
          </table:table-cell>
          <table:table-cell office:value-type="float" office:value="360018645" table:style-name="ce3">
            <text:p>360018645</text:p>
          </table:table-cell>
          <table:table-cell office:value-type="float" office:value="8622" table:style-name="ce3">
            <text:p>8622</text:p>
          </table:table-cell>
          <table:table-cell office:value-type="float" office:value="2.8761713265748301" table:style-name="ce7">
            <text:p>2.876171326574830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040562147" table:style-name="ce3">
            <text:p>1040562147</text:p>
          </table:table-cell>
          <table:table-cell office:value-type="float" office:value="781592478" table:style-name="ce3">
            <text:p>781592478</text:p>
          </table:table-cell>
          <table:table-cell office:value-type="float" office:value="433545517" table:style-name="ce3">
            <text:p>433545517</text:p>
          </table:table-cell>
          <table:table-cell office:value-type="float" office:value="8729" table:style-name="ce3">
            <text:p>8729</text:p>
          </table:table-cell>
          <table:table-cell office:value-type="float" office:value="1.2751488020311099" table:style-name="ce7">
            <text:p>1.275148802031110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768658964" table:style-name="ce3">
            <text:p>1768658964</text:p>
          </table:table-cell>
          <table:table-cell office:value-type="float" office:value="861959897" table:style-name="ce3">
            <text:p>861959897</text:p>
          </table:table-cell>
          <table:table-cell office:value-type="float" office:value="1258183732" table:style-name="ce3">
            <text:p>1258183732</text:p>
          </table:table-cell>
          <table:table-cell office:value-type="float" office:value="8836" table:style-name="ce3">
            <text:p>8836</text:p>
          </table:table-cell>
          <table:table-cell office:value-type="float" office:value="1.88554286937898" table:style-name="ce7">
            <text:p>1.885542869378980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382552332" table:style-name="ce3">
            <text:p>382552332</text:p>
          </table:table-cell>
          <table:table-cell office:value-type="float" office:value="284845195" table:style-name="ce3">
            <text:p>284845195</text:p>
          </table:table-cell>
          <table:table-cell office:value-type="float" office:value="992312271" table:style-name="ce3">
            <text:p>992312271</text:p>
          </table:table-cell>
          <table:table-cell office:value-type="float" office:value="8944" table:style-name="ce3">
            <text:p>8944</text:p>
          </table:table-cell>
          <table:table-cell office:value-type="float" office:value="0.14802881841760501" table:style-name="ce7">
            <text:p>0.148028818417605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2138485459" table:style-name="ce3">
            <text:p>2138485459</text:p>
          </table:table-cell>
          <table:table-cell office:value-type="float" office:value="393883040" table:style-name="ce3">
            <text:p>393883040</text:p>
          </table:table-cell>
          <table:table-cell office:value-type="float" office:value="94046388" table:style-name="ce3">
            <text:p>94046388</text:p>
          </table:table-cell>
          <table:table-cell office:value-type="float" office:value="9052" table:style-name="ce3">
            <text:p>9052</text:p>
          </table:table-cell>
          <table:table-cell office:value-type="float" office:value="0.34107449622446701" table:style-name="ce7">
            <text:p>0.341074496224467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238776485" table:style-name="ce3">
            <text:p>1238776485</text:p>
          </table:table-cell>
          <table:table-cell office:value-type="float" office:value="1947109600" table:style-name="ce3">
            <text:p>1947109600</text:p>
          </table:table-cell>
          <table:table-cell office:value-type="float" office:value="727434922" table:style-name="ce3">
            <text:p>727434922</text:p>
          </table:table-cell>
          <table:table-cell office:value-type="float" office:value="9160" table:style-name="ce3">
            <text:p>9160</text:p>
          </table:table-cell>
          <table:table-cell office:value-type="float" office:value="0.19046714999866199" table:style-name="ce7">
            <text:p>0.190467149998662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262416034" table:style-name="ce3">
            <text:p>262416034</text:p>
          </table:table-cell>
          <table:table-cell office:value-type="float" office:value="1695259295" table:style-name="ce3">
            <text:p>1695259295</text:p>
          </table:table-cell>
          <table:table-cell office:value-type="float" office:value="450383842" table:style-name="ce3">
            <text:p>450383842</text:p>
          </table:table-cell>
          <table:table-cell office:value-type="float" office:value="9268" table:style-name="ce3">
            <text:p>9268</text:p>
          </table:table-cell>
          <table:table-cell office:value-type="float" office:value="1.0431489502093001" table:style-name="ce7">
            <text:p>1.043148950209300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642354093" table:style-name="ce3">
            <text:p>1642354093</text:p>
          </table:table-cell>
          <table:table-cell office:value-type="float" office:value="1237438428" table:style-name="ce3">
            <text:p>1237438428</text:p>
          </table:table-cell>
          <table:table-cell office:value-type="float" office:value="186646454" table:style-name="ce3">
            <text:p>186646454</text:p>
          </table:table-cell>
          <table:table-cell office:value-type="float" office:value="9376" table:style-name="ce3">
            <text:p>9376</text:p>
          </table:table-cell>
          <table:table-cell office:value-type="float" office:value="3.5192579206310302" table:style-name="ce7">
            <text:p>3.519257920631030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437913306" table:style-name="ce3">
            <text:p>1437913306</text:p>
          </table:table-cell>
          <table:table-cell office:value-type="float" office:value="757165971" table:style-name="ce3">
            <text:p>757165971</text:p>
          </table:table-cell>
          <table:table-cell office:value-type="float" office:value="912430989" table:style-name="ce3">
            <text:p>912430989</text:p>
          </table:table-cell>
          <table:table-cell office:value-type="float" office:value="9484" table:style-name="ce3">
            <text:p>9484</text:p>
          </table:table-cell>
          <table:table-cell office:value-type="float" office:value="0.89156002583596705" table:style-name="ce7">
            <text:p>0.891560025835967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1375442997" table:style-name="ce3">
            <text:p>1375442997</text:p>
          </table:table-cell>
          <table:table-cell office:value-type="float" office:value="1995919032" table:style-name="ce3">
            <text:p>1995919032</text:p>
          </table:table-cell>
          <table:table-cell office:value-type="float" office:value="1688721004" table:style-name="ce3">
            <text:p>1688721004</text:p>
          </table:table-cell>
          <table:table-cell office:value-type="float" office:value="9593" table:style-name="ce3">
            <text:p>9593</text:p>
          </table:table-cell>
          <table:table-cell office:value-type="float" office:value="2.94788819480996" table:style-name="ce7">
            <text:p>2.947888194809960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556463507" table:style-name="ce3">
            <text:p>1556463507</text:p>
          </table:table-cell>
          <table:table-cell office:value-type="float" office:value="865987623" table:style-name="ce3">
            <text:p>865987623</text:p>
          </table:table-cell>
          <table:table-cell office:value-type="float" office:value="1101460806" table:style-name="ce3">
            <text:p>1101460806</text:p>
          </table:table-cell>
          <table:table-cell office:value-type="float" office:value="9702" table:style-name="ce3">
            <text:p>9702</text:p>
          </table:table-cell>
          <table:table-cell office:value-type="float" office:value="0.54477534290907803" table:style-name="ce7">
            <text:p>0.544775342909078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983845860" table:style-name="ce3">
            <text:p>983845860</text:p>
          </table:table-cell>
          <table:table-cell office:value-type="float" office:value="117490804" table:style-name="ce3">
            <text:p>117490804</text:p>
          </table:table-cell>
          <table:table-cell office:value-type="float" office:value="2025053607" table:style-name="ce3">
            <text:p>2025053607</text:p>
          </table:table-cell>
          <table:table-cell office:value-type="float" office:value="9811" table:style-name="ce3">
            <text:p>9811</text:p>
          </table:table-cell>
          <table:table-cell office:value-type="float" office:value="1.24422177353264" table:style-name="ce7">
            <text:p>1.244221773532640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2020763067" table:style-name="ce3">
            <text:p>2020763067</text:p>
          </table:table-cell>
          <table:table-cell office:value-type="float" office:value="1500925275" table:style-name="ce3">
            <text:p>1500925275</text:p>
          </table:table-cell>
          <table:table-cell office:value-type="float" office:value="1778835331" table:style-name="ce3">
            <text:p>1778835331</text:p>
          </table:table-cell>
          <table:table-cell office:value-type="float" office:value="9920" table:style-name="ce3">
            <text:p>9920</text:p>
          </table:table-cell>
          <table:table-cell office:value-type="float" office:value="0.17409993472424301" table:style-name="ce7">
            <text:p>0.174099934724243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510973948" table:style-name="ce3">
            <text:p>510973948</text:p>
          </table:table-cell>
          <table:table-cell office:value-type="float" office:value="1505617937" table:style-name="ce3">
            <text:p>1505617937</text:p>
          </table:table-cell>
          <table:table-cell office:value-type="float" office:value="1336242571" table:style-name="ce3">
            <text:p>1336242571</text:p>
          </table:table-cell>
          <table:table-cell office:value-type="float" office:value="30" table:style-name="ce3">
            <text:p>30</text:p>
          </table:table-cell>
          <table:table-cell office:value-type="float" office:value="8.6633243484752501E-2" table:style-name="ce7">
            <text:p>0.086633243484753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52035683" table:style-name="ce3">
            <text:p>152035683</text:p>
          </table:table-cell>
          <table:table-cell office:value-type="float" office:value="1967831090" table:style-name="ce3">
            <text:p>1967831090</text:p>
          </table:table-cell>
          <table:table-cell office:value-type="float" office:value="1920284216" table:style-name="ce3">
            <text:p>1920284216</text:p>
          </table:table-cell>
          <table:table-cell office:value-type="float" office:value="140" table:style-name="ce3">
            <text:p>140</text:p>
          </table:table-cell>
          <table:table-cell office:value-type="float" office:value="0.29418917811397399" table:style-name="ce7">
            <text:p>0.294189178113974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905666708" table:style-name="ce3">
            <text:p>1905666708</text:p>
          </table:table-cell>
          <table:table-cell office:value-type="float" office:value="403843222" table:style-name="ce3">
            <text:p>403843222</text:p>
          </table:table-cell>
          <table:table-cell office:value-type="float" office:value="756752061" table:style-name="ce3">
            <text:p>756752061</text:p>
          </table:table-cell>
          <table:table-cell office:value-type="float" office:value="250" table:style-name="ce3">
            <text:p>250</text:p>
          </table:table-cell>
          <table:table-cell office:value-type="float" office:value="1.79615447811009" table:style-name="ce7">
            <text:p>1.796154478110090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969235084" table:style-name="ce3">
            <text:p>969235084</text:p>
          </table:table-cell>
          <table:table-cell office:value-type="float" office:value="1892448706" table:style-name="ce3">
            <text:p>1892448706</text:p>
          </table:table-cell>
          <table:table-cell office:value-type="float" office:value="400744675" table:style-name="ce3">
            <text:p>400744675</text:p>
          </table:table-cell>
          <table:table-cell office:value-type="float" office:value="360" table:style-name="ce3">
            <text:p>360</text:p>
          </table:table-cell>
          <table:table-cell office:value-type="float" office:value="8.8489392338342993E-3" table:style-name="ce7">
            <text:p>0.008848939233834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270586707" table:style-name="ce3">
            <text:p>1270586707</text:p>
          </table:table-cell>
          <table:table-cell office:value-type="float" office:value="1277652293" table:style-name="ce3">
            <text:p>1277652293</text:p>
          </table:table-cell>
          <table:table-cell office:value-type="float" office:value="1563763662" table:style-name="ce3">
            <text:p>1563763662</text:p>
          </table:table-cell>
          <table:table-cell office:value-type="float" office:value="470" table:style-name="ce3">
            <text:p>470</text:p>
          </table:table-cell>
          <table:table-cell office:value-type="float" office:value="0.109066222762459" table:style-name="ce7">
            <text:p>0.109066222762459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173388837" table:style-name="ce3">
            <text:p>173388837</text:p>
          </table:table-cell>
          <table:table-cell office:value-type="float" office:value="1371228111" table:style-name="ce3">
            <text:p>1371228111</text:p>
          </table:table-cell>
          <table:table-cell office:value-type="float" office:value="458617619" table:style-name="ce3">
            <text:p>458617619</text:p>
          </table:table-cell>
          <table:table-cell office:value-type="float" office:value="580" table:style-name="ce3">
            <text:p>580</text:p>
          </table:table-cell>
          <table:table-cell office:value-type="float" office:value="1.6367661960364599" table:style-name="ce7">
            <text:p>1.636766196036460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0873122" table:style-name="ce3">
            <text:p>10873122</text:p>
          </table:table-cell>
          <table:table-cell office:value-type="float" office:value="1023465325" table:style-name="ce3">
            <text:p>1023465325</text:p>
          </table:table-cell>
          <table:table-cell office:value-type="float" office:value="767732315" table:style-name="ce3">
            <text:p>767732315</text:p>
          </table:table-cell>
          <table:table-cell office:value-type="float" office:value="691" table:style-name="ce3">
            <text:p>691</text:p>
          </table:table-cell>
          <table:table-cell office:value-type="float" office:value="0.95128787514518098" table:style-name="ce7">
            <text:p>0.951287875145181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208451373" table:style-name="ce3">
            <text:p>208451373</text:p>
          </table:table-cell>
          <table:table-cell office:value-type="float" office:value="242189894" table:style-name="ce3">
            <text:p>242189894</text:p>
          </table:table-cell>
          <table:table-cell office:value-type="float" office:value="845349030" table:style-name="ce3">
            <text:p>845349030</text:p>
          </table:table-cell>
          <table:table-cell office:value-type="float" office:value="802" table:style-name="ce3">
            <text:p>802</text:p>
          </table:table-cell>
          <table:table-cell office:value-type="float" office:value="1.26238423587072" table:style-name="ce7">
            <text:p>1.262384235870720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896396122" table:style-name="ce3">
            <text:p>896396122</text:p>
          </table:table-cell>
          <table:table-cell office:value-type="float" office:value="831820497" table:style-name="ce3">
            <text:p>831820497</text:p>
          </table:table-cell>
          <table:table-cell office:value-type="float" office:value="931101448" table:style-name="ce3">
            <text:p>931101448</text:p>
          </table:table-cell>
          <table:table-cell office:value-type="float" office:value="913" table:style-name="ce3">
            <text:p>913</text:p>
          </table:table-cell>
          <table:table-cell office:value-type="float" office:value="1.06752520621697" table:style-name="ce7">
            <text:p>1.067525206216970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1131831733" table:style-name="ce3">
            <text:p>1131831733</text:p>
          </table:table-cell>
          <table:table-cell office:value-type="float" office:value="663664755" table:style-name="ce3">
            <text:p>663664755</text:p>
          </table:table-cell>
          <table:table-cell office:value-type="float" office:value="427364365" table:style-name="ce3">
            <text:p>427364365</text:p>
          </table:table-cell>
          <table:table-cell office:value-type="float" office:value="1024" table:style-name="ce3">
            <text:p>1024</text:p>
          </table:table-cell>
          <table:table-cell office:value-type="float" office:value="0.14446621068787699" table:style-name="ce7">
            <text:p>0.144466210687877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285782547" table:style-name="ce3">
            <text:p>285782547</text:p>
          </table:table-cell>
          <table:table-cell office:value-type="float" office:value="790571353" table:style-name="ce3">
            <text:p>790571353</text:p>
          </table:table-cell>
          <table:table-cell office:value-type="float" office:value="1456512536" table:style-name="ce3">
            <text:p>1456512536</text:p>
          </table:table-cell>
          <table:table-cell office:value-type="float" office:value="1136" table:style-name="ce3">
            <text:p>1136</text:p>
          </table:table-cell>
          <table:table-cell office:value-type="float" office:value="0.11475433537819101" table:style-name="ce7">
            <text:p>0.114754335378191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373830501" table:style-name="ce3">
            <text:p>1373830501</text:p>
          </table:table-cell>
          <table:table-cell office:value-type="float" office:value="917928970" table:style-name="ce3">
            <text:p>917928970</text:p>
          </table:table-cell>
          <table:table-cell office:value-type="float" office:value="2095887123" table:style-name="ce3">
            <text:p>2095887123</text:p>
          </table:table-cell>
          <table:table-cell office:value-type="float" office:value="1248" table:style-name="ce3">
            <text:p>1248</text:p>
          </table:table-cell>
          <table:table-cell office:value-type="float" office:value="0.14211395016644399" table:style-name="ce7">
            <text:p>0.142113950166444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225047011" table:style-name="ce3">
            <text:p>225047011</text:p>
          </table:table-cell>
          <table:table-cell office:value-type="float" office:value="539849758" table:style-name="ce3">
            <text:p>539849758</text:p>
          </table:table-cell>
          <table:table-cell office:value-type="float" office:value="1111374350" table:style-name="ce3">
            <text:p>1111374350</text:p>
          </table:table-cell>
          <table:table-cell office:value-type="float" office:value="1360" table:style-name="ce3">
            <text:p>1360</text:p>
          </table:table-cell>
          <table:table-cell office:value-type="float" office:value="0.80179007808365998" table:style-name="ce7">
            <text:p>0.801790078083660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646409748" table:style-name="ce3">
            <text:p>646409748</text:p>
          </table:table-cell>
          <table:table-cell office:value-type="float" office:value="1420188761" table:style-name="ce3">
            <text:p>1420188761</text:p>
          </table:table-cell>
          <table:table-cell office:value-type="float" office:value="1721419176" table:style-name="ce3">
            <text:p>1721419176</text:p>
          </table:table-cell>
          <table:table-cell office:value-type="float" office:value="1472" table:style-name="ce3">
            <text:p>1472</text:p>
          </table:table-cell>
          <table:table-cell office:value-type="float" office:value="0.90636288791330299" table:style-name="ce7">
            <text:p>0.906362887913303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88859403" table:style-name="ce3">
            <text:p>88859403</text:p>
          </table:table-cell>
          <table:table-cell office:value-type="float" office:value="1514935563" table:style-name="ce3">
            <text:p>1514935563</text:p>
          </table:table-cell>
          <table:table-cell office:value-type="float" office:value="988281416" table:style-name="ce3">
            <text:p>988281416</text:p>
          </table:table-cell>
          <table:table-cell office:value-type="float" office:value="1584" table:style-name="ce3">
            <text:p>1584</text:p>
          </table:table-cell>
          <table:table-cell office:value-type="float" office:value="3.3961868918365599" table:style-name="ce7">
            <text:p>3.396186891836560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958850860" table:style-name="ce3">
            <text:p>958850860</text:p>
          </table:table-cell>
          <table:table-cell office:value-type="float" office:value="602881825" table:style-name="ce3">
            <text:p>602881825</text:p>
          </table:table-cell>
          <table:table-cell office:value-type="float" office:value="1516957313" table:style-name="ce3">
            <text:p>1516957313</text:p>
          </table:table-cell>
          <table:table-cell office:value-type="float" office:value="1696" table:style-name="ce3">
            <text:p>1696</text:p>
          </table:table-cell>
          <table:table-cell office:value-type="float" office:value="0.485476376853548" table:style-name="ce7">
            <text:p>0.485476376853548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689109428" table:style-name="ce3">
            <text:p>689109428</text:p>
          </table:table-cell>
          <table:table-cell office:value-type="float" office:value="720289122" table:style-name="ce3">
            <text:p>720289122</text:p>
          </table:table-cell>
          <table:table-cell office:value-type="float" office:value="1115390291" table:style-name="ce3">
            <text:p>1115390291</text:p>
          </table:table-cell>
          <table:table-cell office:value-type="float" office:value="1809" table:style-name="ce3">
            <text:p>1809</text:p>
          </table:table-cell>
          <table:table-cell office:value-type="float" office:value="0.72821244156894804" table:style-name="ce7">
            <text:p>0.728212441568948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482842731" table:style-name="ce3">
            <text:p>482842731</text:p>
          </table:table-cell>
          <table:table-cell office:value-type="float" office:value="1043216422" table:style-name="ce3">
            <text:p>1043216422</text:p>
          </table:table-cell>
          <table:table-cell office:value-type="float" office:value="1037715009" table:style-name="ce3">
            <text:p>1037715009</text:p>
          </table:table-cell>
          <table:table-cell office:value-type="float" office:value="1922" table:style-name="ce3">
            <text:p>1922</text:p>
          </table:table-cell>
          <table:table-cell office:value-type="float" office:value="0.31230618635228902" table:style-name="ce7">
            <text:p>0.312306186352289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1944557773" table:style-name="ce3">
            <text:p>1944557773</text:p>
          </table:table-cell>
          <table:table-cell office:value-type="float" office:value="1924180081" table:style-name="ce3">
            <text:p>1924180081</text:p>
          </table:table-cell>
          <table:table-cell office:value-type="float" office:value="1776700707" table:style-name="ce3">
            <text:p>1776700707</text:p>
          </table:table-cell>
          <table:table-cell office:value-type="float" office:value="2035" table:style-name="ce3">
            <text:p>2035</text:p>
          </table:table-cell>
          <table:table-cell office:value-type="float" office:value="0.74942913443095505" table:style-name="ce7">
            <text:p>0.749429134430955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776335547" table:style-name="ce3">
            <text:p>1776335547</text:p>
          </table:table-cell>
          <table:table-cell office:value-type="float" office:value="8583507" table:style-name="ce3">
            <text:p>8583507</text:p>
          </table:table-cell>
          <table:table-cell office:value-type="float" office:value="177195066" table:style-name="ce3">
            <text:p>177195066</text:p>
          </table:table-cell>
          <table:table-cell office:value-type="float" office:value="2148" table:style-name="ce3">
            <text:p>2148</text:p>
          </table:table-cell>
          <table:table-cell office:value-type="float" office:value="1.5944620363241799" table:style-name="ce7">
            <text:p>1.594462036324180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553863933" table:style-name="ce3">
            <text:p>553863933</text:p>
          </table:table-cell>
          <table:table-cell office:value-type="float" office:value="2061233144" table:style-name="ce3">
            <text:p>2061233144</text:p>
          </table:table-cell>
          <table:table-cell office:value-type="float" office:value="46966563" table:style-name="ce3">
            <text:p>46966563</text:p>
          </table:table-cell>
          <table:table-cell office:value-type="float" office:value="2262" table:style-name="ce3">
            <text:p>2262</text:p>
          </table:table-cell>
          <table:table-cell office:value-type="float" office:value="1.9240024546372501" table:style-name="ce7">
            <text:p>1.924002454637250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596991499" table:style-name="ce3">
            <text:p>1596991499</text:p>
          </table:table-cell>
          <table:table-cell office:value-type="float" office:value="1552663528" table:style-name="ce3">
            <text:p>1552663528</text:p>
          </table:table-cell>
          <table:table-cell office:value-type="float" office:value="142863046" table:style-name="ce3">
            <text:p>142863046</text:p>
          </table:table-cell>
          <table:table-cell office:value-type="float" office:value="2376" table:style-name="ce3">
            <text:p>2376</text:p>
          </table:table-cell>
          <table:table-cell office:value-type="float" office:value="0.189174957758694" table:style-name="ce7">
            <text:p>0.189174957758694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385490989" table:style-name="ce3">
            <text:p>1385490989</text:p>
          </table:table-cell>
          <table:table-cell office:value-type="float" office:value="1502301111" table:style-name="ce3">
            <text:p>1502301111</text:p>
          </table:table-cell>
          <table:table-cell office:value-type="float" office:value="2000201365" table:style-name="ce3">
            <text:p>2000201365</text:p>
          </table:table-cell>
          <table:table-cell office:value-type="float" office:value="2490" table:style-name="ce3">
            <text:p>2490</text:p>
          </table:table-cell>
          <table:table-cell office:value-type="float" office:value="0.28900168713859897" table:style-name="ce7">
            <text:p>0.289001687138599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781856858" table:style-name="ce3">
            <text:p>781856858</text:p>
          </table:table-cell>
          <table:table-cell office:value-type="float" office:value="1482220325" table:style-name="ce3">
            <text:p>1482220325</text:p>
          </table:table-cell>
          <table:table-cell office:value-type="float" office:value="423607676" table:style-name="ce3">
            <text:p>423607676</text:p>
          </table:table-cell>
          <table:table-cell office:value-type="float" office:value="2604" table:style-name="ce3">
            <text:p>2604</text:p>
          </table:table-cell>
          <table:table-cell office:value-type="float" office:value="1.20943734330313" table:style-name="ce7">
            <text:p>1.209437343303130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215770293" table:style-name="ce3">
            <text:p>215770293</text:p>
          </table:table-cell>
          <table:table-cell office:value-type="float" office:value="1815062894" table:style-name="ce3">
            <text:p>1815062894</text:p>
          </table:table-cell>
          <table:table-cell office:value-type="float" office:value="829430136" table:style-name="ce3">
            <text:p>829430136</text:p>
          </table:table-cell>
          <table:table-cell office:value-type="float" office:value="2718" table:style-name="ce3">
            <text:p>2718</text:p>
          </table:table-cell>
          <table:table-cell office:value-type="float" office:value="1.0957789938565701" table:style-name="ce7">
            <text:p>1.095778993856570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498916627" table:style-name="ce3">
            <text:p>1498916627</text:p>
          </table:table-cell>
          <table:table-cell office:value-type="float" office:value="1845296201" table:style-name="ce3">
            <text:p>1845296201</text:p>
          </table:table-cell>
          <table:table-cell office:value-type="float" office:value="179058821" table:style-name="ce3">
            <text:p>179058821</text:p>
          </table:table-cell>
          <table:table-cell office:value-type="float" office:value="2832" table:style-name="ce3">
            <text:p>2832</text:p>
          </table:table-cell>
          <table:table-cell office:value-type="float" office:value="0.67955737662237603" table:style-name="ce7">
            <text:p>0.679557376622376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161075300" table:style-name="ce3">
            <text:p>161075300</text:p>
          </table:table-cell>
          <table:table-cell office:value-type="float" office:value="1178596571" table:style-name="ce3">
            <text:p>1178596571</text:p>
          </table:table-cell>
          <table:table-cell office:value-type="float" office:value="951041697" table:style-name="ce3">
            <text:p>951041697</text:p>
          </table:table-cell>
          <table:table-cell office:value-type="float" office:value="2947" table:style-name="ce3">
            <text:p>2947</text:p>
          </table:table-cell>
          <table:table-cell office:value-type="float" office:value="4.8917732658701897E-2" table:style-name="ce7">
            <text:p>0.048917732658702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1363170620" table:style-name="ce3">
            <text:p>1363170620</text:p>
          </table:table-cell>
          <table:table-cell office:value-type="float" office:value="1201331856" table:style-name="ce3">
            <text:p>1201331856</text:p>
          </table:table-cell>
          <table:table-cell office:value-type="float" office:value="253840025" table:style-name="ce3">
            <text:p>253840025</text:p>
          </table:table-cell>
          <table:table-cell office:value-type="float" office:value="3062" table:style-name="ce3">
            <text:p>3062</text:p>
          </table:table-cell>
          <table:table-cell office:value-type="float" office:value="0.42364149327690498" table:style-name="ce7">
            <text:p>0.423641493276905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453053476" table:style-name="ce3">
            <text:p>1453053476</text:p>
          </table:table-cell>
          <table:table-cell office:value-type="float" office:value="895523759" table:style-name="ce3">
            <text:p>895523759</text:p>
          </table:table-cell>
          <table:table-cell office:value-type="float" office:value="1586578300" table:style-name="ce3">
            <text:p>1586578300</text:p>
          </table:table-cell>
          <table:table-cell office:value-type="float" office:value="3177" table:style-name="ce3">
            <text:p>3177</text:p>
          </table:table-cell>
          <table:table-cell office:value-type="float" office:value="2.0714728810433298" table:style-name="ce7">
            <text:p>2.071472881043330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285726076" table:style-name="ce3">
            <text:p>285726076</text:p>
          </table:table-cell>
          <table:table-cell office:value-type="float" office:value="1003541261" table:style-name="ce3">
            <text:p>1003541261</text:p>
          </table:table-cell>
          <table:table-cell office:value-type="float" office:value="2126262815" table:style-name="ce3">
            <text:p>2126262815</text:p>
          </table:table-cell>
          <table:table-cell office:value-type="float" office:value="3292" table:style-name="ce3">
            <text:p>3292</text:p>
          </table:table-cell>
          <table:table-cell office:value-type="float" office:value="0.117826907094453" table:style-name="ce7">
            <text:p>0.117826907094453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424722404" table:style-name="ce3">
            <text:p>424722404</text:p>
          </table:table-cell>
          <table:table-cell office:value-type="float" office:value="109017382" table:style-name="ce3">
            <text:p>109017382</text:p>
          </table:table-cell>
          <table:table-cell office:value-type="float" office:value="219142258" table:style-name="ce3">
            <text:p>219142258</text:p>
          </table:table-cell>
          <table:table-cell office:value-type="float" office:value="3408" table:style-name="ce3">
            <text:p>3408</text:p>
          </table:table-cell>
          <table:table-cell office:value-type="float" office:value="0.286471102263398" table:style-name="ce7">
            <text:p>0.286471102263398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73798076" table:style-name="ce3">
            <text:p>73798076</text:p>
          </table:table-cell>
          <table:table-cell office:value-type="float" office:value="212102001" table:style-name="ce3">
            <text:p>212102001</text:p>
          </table:table-cell>
          <table:table-cell office:value-type="float" office:value="1007915582" table:style-name="ce3">
            <text:p>1007915582</text:p>
          </table:table-cell>
          <table:table-cell office:value-type="float" office:value="3524" table:style-name="ce3">
            <text:p>3524</text:p>
          </table:table-cell>
          <table:table-cell office:value-type="float" office:value="0.83989054781441497" table:style-name="ce7">
            <text:p>0.839890547814415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1226198435" table:style-name="ce3">
            <text:p>1226198435</text:p>
          </table:table-cell>
          <table:table-cell office:value-type="float" office:value="291390034" table:style-name="ce3">
            <text:p>291390034</text:p>
          </table:table-cell>
          <table:table-cell office:value-type="float" office:value="938152092" table:style-name="ce3">
            <text:p>938152092</text:p>
          </table:table-cell>
          <table:table-cell office:value-type="float" office:value="3640" table:style-name="ce3">
            <text:p>3640</text:p>
          </table:table-cell>
          <table:table-cell office:value-type="float" office:value="1.4368951932704801" table:style-name="ce7">
            <text:p>1.436895193270480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464010837" table:style-name="ce3">
            <text:p>1464010837</text:p>
          </table:table-cell>
          <table:table-cell office:value-type="float" office:value="1986840310" table:style-name="ce3">
            <text:p>1986840310</text:p>
          </table:table-cell>
          <table:table-cell office:value-type="float" office:value="1667532187" table:style-name="ce3">
            <text:p>1667532187</text:p>
          </table:table-cell>
          <table:table-cell office:value-type="float" office:value="3756" table:style-name="ce3">
            <text:p>3756</text:p>
          </table:table-cell>
          <table:table-cell office:value-type="float" office:value="2.1387034553631699" table:style-name="ce7">
            <text:p>2.138703455363170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909982322" table:style-name="ce3">
            <text:p>1909982322</text:p>
          </table:table-cell>
          <table:table-cell office:value-type="float" office:value="708596962" table:style-name="ce3">
            <text:p>708596962</text:p>
          </table:table-cell>
          <table:table-cell office:value-type="float" office:value="479693824" table:style-name="ce3">
            <text:p>479693824</text:p>
          </table:table-cell>
          <table:table-cell office:value-type="float" office:value="3872" table:style-name="ce3">
            <text:p>3872</text:p>
          </table:table-cell>
          <table:table-cell office:value-type="float" office:value="2.2639681659331199" table:style-name="ce7">
            <text:p>2.263968165933120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487315550" table:style-name="ce3">
            <text:p>487315550</text:p>
          </table:table-cell>
          <table:table-cell office:value-type="float" office:value="1402404517" table:style-name="ce3">
            <text:p>1402404517</text:p>
          </table:table-cell>
          <table:table-cell office:value-type="float" office:value="511243984" table:style-name="ce3">
            <text:p>511243984</text:p>
          </table:table-cell>
          <table:table-cell office:value-type="float" office:value="3988" table:style-name="ce3">
            <text:p>3988</text:p>
          </table:table-cell>
          <table:table-cell office:value-type="float" office:value="0.61262622752912299" table:style-name="ce7">
            <text:p>0.612626227529123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1957299025" table:style-name="ce3">
            <text:p>1957299025</text:p>
          </table:table-cell>
          <table:table-cell office:value-type="float" office:value="2036988910" table:style-name="ce3">
            <text:p>2036988910</text:p>
          </table:table-cell>
          <table:table-cell office:value-type="float" office:value="1806780229" table:style-name="ce3">
            <text:p>1806780229</text:p>
          </table:table-cell>
          <table:table-cell office:value-type="float" office:value="4105" table:style-name="ce3">
            <text:p>4105</text:p>
          </table:table-cell>
          <table:table-cell office:value-type="float" office:value="1.15151156692082" table:style-name="ce7">
            <text:p>1.151511566920820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170193111" table:style-name="ce3">
            <text:p>1170193111</text:p>
          </table:table-cell>
          <table:table-cell office:value-type="float" office:value="1747710922" table:style-name="ce3">
            <text:p>1747710922</text:p>
          </table:table-cell>
          <table:table-cell office:value-type="float" office:value="804538775" table:style-name="ce3">
            <text:p>804538775</text:p>
          </table:table-cell>
          <table:table-cell office:value-type="float" office:value="4222" table:style-name="ce3">
            <text:p>4222</text:p>
          </table:table-cell>
          <table:table-cell office:value-type="float" office:value="0.84462137537093895" table:style-name="ce7">
            <text:p>0.844621375370939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780368193" table:style-name="ce3">
            <text:p>780368193</text:p>
          </table:table-cell>
          <table:table-cell office:value-type="float" office:value="743299934" table:style-name="ce3">
            <text:p>743299934</text:p>
          </table:table-cell>
          <table:table-cell office:value-type="float" office:value="1442922587" table:style-name="ce3">
            <text:p>1442922587</text:p>
          </table:table-cell>
          <table:table-cell office:value-type="float" office:value="4339" table:style-name="ce3">
            <text:p>4339</text:p>
          </table:table-cell>
          <table:table-cell office:value-type="float" office:value="0.54167529096883504" table:style-name="ce7">
            <text:p>0.541675290968835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965581414" table:style-name="ce3">
            <text:p>965581414</text:p>
          </table:table-cell>
          <table:table-cell office:value-type="float" office:value="1615303194" table:style-name="ce3">
            <text:p>1615303194</text:p>
          </table:table-cell>
          <table:table-cell office:value-type="float" office:value="1492035570" table:style-name="ce3">
            <text:p>1492035570</text:p>
          </table:table-cell>
          <table:table-cell office:value-type="float" office:value="4456" table:style-name="ce3">
            <text:p>4456</text:p>
          </table:table-cell>
          <table:table-cell office:value-type="float" office:value="1.7495303989608499" table:style-name="ce7">
            <text:p>1.749530398960850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2140380810" table:style-name="ce3">
            <text:p>2140380810</text:p>
          </table:table-cell>
          <table:table-cell office:value-type="float" office:value="854636109" table:style-name="ce3">
            <text:p>854636109</text:p>
          </table:table-cell>
          <table:table-cell office:value-type="float" office:value="1622316350" table:style-name="ce3">
            <text:p>1622316350</text:p>
          </table:table-cell>
          <table:table-cell office:value-type="float" office:value="4574" table:style-name="ce3">
            <text:p>4574</text:p>
          </table:table-cell>
          <table:table-cell office:value-type="float" office:value="1.7069114654022099" table:style-name="ce7">
            <text:p>1.706911465402210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881686021" table:style-name="ce3">
            <text:p>881686021</text:p>
          </table:table-cell>
          <table:table-cell office:value-type="float" office:value="1327440615" table:style-name="ce3">
            <text:p>1327440615</text:p>
          </table:table-cell>
          <table:table-cell office:value-type="float" office:value="1089018777" table:style-name="ce3">
            <text:p>1089018777</text:p>
          </table:table-cell>
          <table:table-cell office:value-type="float" office:value="4692" table:style-name="ce3">
            <text:p>4692</text:p>
          </table:table-cell>
          <table:table-cell office:value-type="float" office:value="1.3227279769593901E-2" table:style-name="ce7">
            <text:p>0.013227279769594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859783747" table:style-name="ce3">
            <text:p>859783747</text:p>
          </table:table-cell>
          <table:table-cell office:value-type="float" office:value="272918709" table:style-name="ce3">
            <text:p>272918709</text:p>
          </table:table-cell>
          <table:table-cell office:value-type="float" office:value="850772120" table:style-name="ce3">
            <text:p>850772120</text:p>
          </table:table-cell>
          <table:table-cell office:value-type="float" office:value="4810" table:style-name="ce3">
            <text:p>4810</text:p>
          </table:table-cell>
          <table:table-cell office:value-type="float" office:value="0.51298039013880203" table:style-name="ce7">
            <text:p>0.512980390138802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2115452085" table:style-name="ce3">
            <text:p>2115452085</text:p>
          </table:table-cell>
          <table:table-cell office:value-type="float" office:value="427964958" table:style-name="ce3">
            <text:p>427964958</text:p>
          </table:table-cell>
          <table:table-cell office:value-type="float" office:value="1633175075" table:style-name="ce3">
            <text:p>1633175075</text:p>
          </table:table-cell>
          <table:table-cell office:value-type="float" office:value="4928" table:style-name="ce3">
            <text:p>4928</text:p>
          </table:table-cell>
          <table:table-cell office:value-type="float" office:value="4.5933451167723398E-2" table:style-name="ce7">
            <text:p>0.045933451167723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663916307" table:style-name="ce3">
            <text:p>663916307</text:p>
          </table:table-cell>
          <table:table-cell office:value-type="float" office:value="111455833" table:style-name="ce3">
            <text:p>111455833</text:p>
          </table:table-cell>
          <table:table-cell office:value-type="float" office:value="145278882" table:style-name="ce3">
            <text:p>145278882</text:p>
          </table:table-cell>
          <table:table-cell office:value-type="float" office:value="5046" table:style-name="ce3">
            <text:p>5046</text:p>
          </table:table-cell>
          <table:table-cell office:value-type="float" office:value="0.91762270452602501" table:style-name="ce7">
            <text:p>0.917622704526025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116336741" table:style-name="ce3">
            <text:p>116336741</text:p>
          </table:table-cell>
          <table:table-cell office:value-type="float" office:value="1111952138" table:style-name="ce3">
            <text:p>1111952138</text:p>
          </table:table-cell>
          <table:table-cell office:value-type="float" office:value="1557762435" table:style-name="ce3">
            <text:p>1557762435</text:p>
          </table:table-cell>
          <table:table-cell office:value-type="float" office:value="5164" table:style-name="ce3">
            <text:p>5164</text:p>
          </table:table-cell>
          <table:table-cell office:value-type="float" office:value="2.1813704034127199" table:style-name="ce7">
            <text:p>2.181370403412720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061486307" table:style-name="ce3">
            <text:p>1061486307</text:p>
          </table:table-cell>
          <table:table-cell office:value-type="float" office:value="1373577501" table:style-name="ce3">
            <text:p>1373577501</text:p>
          </table:table-cell>
          <table:table-cell office:value-type="float" office:value="1638069589" table:style-name="ce3">
            <text:p>1638069589</text:p>
          </table:table-cell>
          <table:table-cell office:value-type="float" office:value="5283" table:style-name="ce3">
            <text:p>5283</text:p>
          </table:table-cell>
          <table:table-cell office:value-type="float" office:value="0.225615384996219" table:style-name="ce7">
            <text:p>0.225615384996219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253697812" table:style-name="ce3">
            <text:p>1253697812</text:p>
          </table:table-cell>
          <table:table-cell office:value-type="float" office:value="381313879" table:style-name="ce3">
            <text:p>381313879</text:p>
          </table:table-cell>
          <table:table-cell office:value-type="float" office:value="1614208645" table:style-name="ce3">
            <text:p>1614208645</text:p>
          </table:table-cell>
          <table:table-cell office:value-type="float" office:value="5402" table:style-name="ce3">
            <text:p>5402</text:p>
          </table:table-cell>
          <table:table-cell office:value-type="float" office:value="2.5467224179592102E-2" table:style-name="ce7">
            <text:p>0.025467224179592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937055755" table:style-name="ce3">
            <text:p>1937055755</text:p>
          </table:table-cell>
          <table:table-cell office:value-type="float" office:value="663104004" table:style-name="ce3">
            <text:p>663104004</text:p>
          </table:table-cell>
          <table:table-cell office:value-type="float" office:value="1900693624" table:style-name="ce3">
            <text:p>1900693624</text:p>
          </table:table-cell>
          <table:table-cell office:value-type="float" office:value="5521" table:style-name="ce3">
            <text:p>5521</text:p>
          </table:table-cell>
          <table:table-cell office:value-type="float" office:value="0.36907980454783301" table:style-name="ce7">
            <text:p>0.369079804547833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243970605" table:style-name="ce3">
            <text:p>243970605</text:p>
          </table:table-cell>
          <table:table-cell office:value-type="float" office:value="546733579" table:style-name="ce3">
            <text:p>546733579</text:p>
          </table:table-cell>
          <table:table-cell office:value-type="float" office:value="95948837" table:style-name="ce3">
            <text:p>95948837</text:p>
          </table:table-cell>
          <table:table-cell office:value-type="float" office:value="5640" table:style-name="ce3">
            <text:p>5640</text:p>
          </table:table-cell>
          <table:table-cell office:value-type="float" office:value="1.0502930299047399" table:style-name="ce7">
            <text:p>1.050293029904740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867674202" table:style-name="ce3">
            <text:p>867674202</text:p>
          </table:table-cell>
          <table:table-cell office:value-type="float" office:value="1607367200" table:style-name="ce3">
            <text:p>1607367200</text:p>
          </table:table-cell>
          <table:table-cell office:value-type="float" office:value="1477471466" table:style-name="ce3">
            <text:p>1477471466</text:p>
          </table:table-cell>
          <table:table-cell office:value-type="float" office:value="5760" table:style-name="ce3">
            <text:p>5760</text:p>
          </table:table-cell>
          <table:table-cell office:value-type="float" office:value="0.54636978078506904" table:style-name="ce7">
            <text:p>0.546369780785069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586343094" table:style-name="ce3">
            <text:p>1586343094</text:p>
          </table:table-cell>
          <table:table-cell office:value-type="float" office:value="428568159" table:style-name="ce3">
            <text:p>428568159</text:p>
          </table:table-cell>
          <table:table-cell office:value-type="float" office:value="1077190840" table:style-name="ce3">
            <text:p>1077190840</text:p>
          </table:table-cell>
          <table:table-cell office:value-type="float" office:value="5880" table:style-name="ce3">
            <text:p>5880</text:p>
          </table:table-cell>
          <table:table-cell office:value-type="float" office:value="0.52114068596552399" table:style-name="ce7">
            <text:p>0.521140685965524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658890937" table:style-name="ce3">
            <text:p>658890937</text:p>
          </table:table-cell>
          <table:table-cell office:value-type="float" office:value="989940508" table:style-name="ce3">
            <text:p>989940508</text:p>
          </table:table-cell>
          <table:table-cell office:value-type="float" office:value="277322737" table:style-name="ce3">
            <text:p>277322737</text:p>
          </table:table-cell>
          <table:table-cell office:value-type="float" office:value="6000" table:style-name="ce3">
            <text:p>6000</text:p>
          </table:table-cell>
          <table:table-cell office:value-type="float" office:value="0.27964564153503302" table:style-name="ce7">
            <text:p>0.279645641535033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1554289071" table:style-name="ce3">
            <text:p>1554289071</text:p>
          </table:table-cell>
          <table:table-cell office:value-type="float" office:value="2082464083" table:style-name="ce3">
            <text:p>2082464083</text:p>
          </table:table-cell>
          <table:table-cell office:value-type="float" office:value="1794849005" table:style-name="ce3">
            <text:p>1794849005</text:p>
          </table:table-cell>
          <table:table-cell office:value-type="float" office:value="6120" table:style-name="ce3">
            <text:p>6120</text:p>
          </table:table-cell>
          <table:table-cell office:value-type="float" office:value="2.3403452342162598" table:style-name="ce7">
            <text:p>2.340345234216260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945322025" table:style-name="ce3">
            <text:p>945322025</text:p>
          </table:table-cell>
          <table:table-cell office:value-type="float" office:value="1437770745" table:style-name="ce3">
            <text:p>1437770745</text:p>
          </table:table-cell>
          <table:table-cell office:value-type="float" office:value="997981229" table:style-name="ce3">
            <text:p>997981229</text:p>
          </table:table-cell>
          <table:table-cell office:value-type="float" office:value="6240" table:style-name="ce3">
            <text:p>6240</text:p>
          </table:table-cell>
          <table:table-cell office:value-type="float" office:value="0.41207646159372602" table:style-name="ce7">
            <text:p>0.412076461593726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943246271" table:style-name="ce3">
            <text:p>943246271</text:p>
          </table:table-cell>
          <table:table-cell office:value-type="float" office:value="621865962" table:style-name="ce3">
            <text:p>621865962</text:p>
          </table:table-cell>
          <table:table-cell office:value-type="float" office:value="1606602981" table:style-name="ce3">
            <text:p>1606602981</text:p>
          </table:table-cell>
          <table:table-cell office:value-type="float" office:value="6360" table:style-name="ce3">
            <text:p>6360</text:p>
          </table:table-cell>
          <table:table-cell office:value-type="float" office:value="2.4088238966098201" table:style-name="ce7">
            <text:p>2.408823896609820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415787161" table:style-name="ce3">
            <text:p>415787161</text:p>
          </table:table-cell>
          <table:table-cell office:value-type="float" office:value="1528611774" table:style-name="ce3">
            <text:p>1528611774</text:p>
          </table:table-cell>
          <table:table-cell office:value-type="float" office:value="571553597" table:style-name="ce3">
            <text:p>571553597</text:p>
          </table:table-cell>
          <table:table-cell office:value-type="float" office:value="6481" table:style-name="ce3">
            <text:p>6481</text:p>
          </table:table-cell>
          <table:table-cell office:value-type="float" office:value="0.19320146622454801" table:style-name="ce7">
            <text:p>0.193201466224548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223024335" table:style-name="ce3">
            <text:p>223024335</text:p>
          </table:table-cell>
          <table:table-cell office:value-type="float" office:value="1427393337" table:style-name="ce3">
            <text:p>1427393337</text:p>
          </table:table-cell>
          <table:table-cell office:value-type="float" office:value="395985081" table:style-name="ce3">
            <text:p>395985081</text:p>
          </table:table-cell>
          <table:table-cell office:value-type="float" office:value="6602" table:style-name="ce3">
            <text:p>6602</text:p>
          </table:table-cell>
          <table:table-cell office:value-type="float" office:value="0.85028478129767604" table:style-name="ce7">
            <text:p>0.850284781297676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011032584" table:style-name="ce3">
            <text:p>1011032584</text:p>
          </table:table-cell>
          <table:table-cell office:value-type="float" office:value="1249239467" table:style-name="ce3">
            <text:p>1249239467</text:p>
          </table:table-cell>
          <table:table-cell office:value-type="float" office:value="1369661922" table:style-name="ce3">
            <text:p>1369661922</text:p>
          </table:table-cell>
          <table:table-cell office:value-type="float" office:value="6723" table:style-name="ce3">
            <text:p>6723</text:p>
          </table:table-cell>
          <table:table-cell office:value-type="float" office:value="0.59917886611885296" table:style-name="ce7">
            <text:p>0.599178866118853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1534016312" table:style-name="ce3">
            <text:p>1534016312</text:p>
          </table:table-cell>
          <table:table-cell office:value-type="float" office:value="1091347712" table:style-name="ce3">
            <text:p>1091347712</text:p>
          </table:table-cell>
          <table:table-cell office:value-type="float" office:value="2143131607" table:style-name="ce3">
            <text:p>2143131607</text:p>
          </table:table-cell>
          <table:table-cell office:value-type="float" office:value="6844" table:style-name="ce3">
            <text:p>6844</text:p>
          </table:table-cell>
          <table:table-cell office:value-type="float" office:value="2.45319099859902E-2" table:style-name="ce7">
            <text:p>0.024531909985990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670961543" table:style-name="ce3">
            <text:p>1670961543</text:p>
          </table:table-cell>
          <table:table-cell office:value-type="float" office:value="1747316480" table:style-name="ce3">
            <text:p>1747316480</text:p>
          </table:table-cell>
          <table:table-cell office:value-type="float" office:value="1265478410" table:style-name="ce3">
            <text:p>1265478410</text:p>
          </table:table-cell>
          <table:table-cell office:value-type="float" office:value="6966" table:style-name="ce3">
            <text:p>6966</text:p>
          </table:table-cell>
          <table:table-cell office:value-type="float" office:value="7.4788076381347599" table:style-name="ce7">
            <text:p>7.478807638134760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206988304" table:style-name="ce3">
            <text:p>1206988304</text:p>
          </table:table-cell>
          <table:table-cell office:value-type="float" office:value="661769472" table:style-name="ce3">
            <text:p>661769472</text:p>
          </table:table-cell>
          <table:table-cell office:value-type="float" office:value="773759437" table:style-name="ce3">
            <text:p>773759437</text:p>
          </table:table-cell>
          <table:table-cell office:value-type="float" office:value="7088" table:style-name="ce3">
            <text:p>7088</text:p>
          </table:table-cell>
          <table:table-cell office:value-type="float" office:value="0.44881362759073201" table:style-name="ce7">
            <text:p>0.448813627590732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721886320" table:style-name="ce3">
            <text:p>721886320</text:p>
          </table:table-cell>
          <table:table-cell office:value-type="float" office:value="1129670400" table:style-name="ce3">
            <text:p>1129670400</text:p>
          </table:table-cell>
          <table:table-cell office:value-type="float" office:value="1627682494" table:style-name="ce3">
            <text:p>1627682494</text:p>
          </table:table-cell>
          <table:table-cell office:value-type="float" office:value="7210" table:style-name="ce3">
            <text:p>7210</text:p>
          </table:table-cell>
          <table:table-cell office:value-type="float" office:value="0.32587970763339802" table:style-name="ce7">
            <text:p>0.325879707633398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1608252687" table:style-name="ce3">
            <text:p>1608252687</text:p>
          </table:table-cell>
          <table:table-cell office:value-type="float" office:value="822097152" table:style-name="ce3">
            <text:p>822097152</text:p>
          </table:table-cell>
          <table:table-cell office:value-type="float" office:value="2053206851" table:style-name="ce3">
            <text:p>2053206851</text:p>
          </table:table-cell>
          <table:table-cell office:value-type="float" office:value="7332" table:style-name="ce3">
            <text:p>7332</text:p>
          </table:table-cell>
          <table:table-cell office:value-type="float" office:value="0.10002340016476401" table:style-name="ce7">
            <text:p>0.100023400164764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673716681" table:style-name="ce3">
            <text:p>1673716681</text:p>
          </table:table-cell>
          <table:table-cell office:value-type="float" office:value="1208000255" table:style-name="ce3">
            <text:p>1208000255</text:p>
          </table:table-cell>
          <table:table-cell office:value-type="float" office:value="1043184538" table:style-name="ce3">
            <text:p>1043184538</text:p>
          </table:table-cell>
          <table:table-cell office:value-type="float" office:value="7454" table:style-name="ce3">
            <text:p>7454</text:p>
          </table:table-cell>
          <table:table-cell office:value-type="float" office:value="0.10258271207993" table:style-name="ce7">
            <text:p>0.102582712079930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267952414" table:style-name="ce3">
            <text:p>267952414</text:p>
          </table:table-cell>
          <table:table-cell office:value-type="float" office:value="1996545277" table:style-name="ce3">
            <text:p>1996545277</text:p>
          </table:table-cell>
          <table:table-cell office:value-type="float" office:value="175225568" table:style-name="ce3">
            <text:p>175225568</text:p>
          </table:table-cell>
          <table:table-cell office:value-type="float" office:value="7576" table:style-name="ce3">
            <text:p>7576</text:p>
          </table:table-cell>
          <table:table-cell office:value-type="float" office:value="1.5149492277580701" table:style-name="ce7">
            <text:p>1.514949227758070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203012241" table:style-name="ce3">
            <text:p>203012241</text:p>
          </table:table-cell>
          <table:table-cell office:value-type="float" office:value="1107269367" table:style-name="ce3">
            <text:p>1107269367</text:p>
          </table:table-cell>
          <table:table-cell office:value-type="float" office:value="317461526" table:style-name="ce3">
            <text:p>317461526</text:p>
          </table:table-cell>
          <table:table-cell office:value-type="float" office:value="7699" table:style-name="ce3">
            <text:p>7699</text:p>
          </table:table-cell>
          <table:table-cell office:value-type="float" office:value="0.60112771106473395" table:style-name="ce7">
            <text:p>0.601127711064734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822701463" table:style-name="ce3">
            <text:p>1822701463</text:p>
          </table:table-cell>
          <table:table-cell office:value-type="float" office:value="1559610597" table:style-name="ce3">
            <text:p>1559610597</text:p>
          </table:table-cell>
          <table:table-cell office:value-type="float" office:value="2006460456" table:style-name="ce3">
            <text:p>2006460456</text:p>
          </table:table-cell>
          <table:table-cell office:value-type="float" office:value="7822" table:style-name="ce3">
            <text:p>7822</text:p>
          </table:table-cell>
          <table:table-cell office:value-type="float" office:value="1.2672345219812899" table:style-name="ce7">
            <text:p>1.267234521981290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289249920" table:style-name="ce3">
            <text:p>289249920</text:p>
          </table:table-cell>
          <table:table-cell office:value-type="float" office:value="1539722926" table:style-name="ce3">
            <text:p>1539722926</text:p>
          </table:table-cell>
          <table:table-cell office:value-type="float" office:value="214671487" table:style-name="ce3">
            <text:p>214671487</text:p>
          </table:table-cell>
          <table:table-cell office:value-type="float" office:value="7945" table:style-name="ce3">
            <text:p>7945</text:p>
          </table:table-cell>
          <table:table-cell office:value-type="float" office:value="0.786047185201178" table:style-name="ce7">
            <text:p>0.786047185201178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667910015" table:style-name="ce3">
            <text:p>1667910015</text:p>
          </table:table-cell>
          <table:table-cell office:value-type="float" office:value="1644227594" table:style-name="ce3">
            <text:p>1644227594</text:p>
          </table:table-cell>
          <table:table-cell office:value-type="float" office:value="61082961" table:style-name="ce3">
            <text:p>61082961</text:p>
          </table:table-cell>
          <table:table-cell office:value-type="float" office:value="8068" table:style-name="ce3">
            <text:p>8068</text:p>
          </table:table-cell>
          <table:table-cell office:value-type="float" office:value="2.6067042076229399" table:style-name="ce7">
            <text:p>2.606704207622940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459564760" table:style-name="ce3">
            <text:p>1459564760</text:p>
          </table:table-cell>
          <table:table-cell office:value-type="float" office:value="302826526" table:style-name="ce3">
            <text:p>302826526</text:p>
          </table:table-cell>
          <table:table-cell office:value-type="float" office:value="692353833" table:style-name="ce3">
            <text:p>692353833</text:p>
          </table:table-cell>
          <table:table-cell office:value-type="float" office:value="8192" table:style-name="ce3">
            <text:p>8192</text:p>
          </table:table-cell>
          <table:table-cell office:value-type="float" office:value="0.201255606100396" table:style-name="ce7">
            <text:p>0.201255606100396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199210215" table:style-name="ce3">
            <text:p>199210215</text:p>
          </table:table-cell>
          <table:table-cell office:value-type="float" office:value="2051296345" table:style-name="ce3">
            <text:p>2051296345</text:p>
          </table:table-cell>
          <table:table-cell office:value-type="float" office:value="719272273" table:style-name="ce3">
            <text:p>719272273</text:p>
          </table:table-cell>
          <table:table-cell office:value-type="float" office:value="8316" table:style-name="ce3">
            <text:p>8316</text:p>
          </table:table-cell>
          <table:table-cell office:value-type="float" office:value="0.35643083155448102" table:style-name="ce7">
            <text:p>0.356430831554481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199076272" table:style-name="ce3">
            <text:p>199076272</text:p>
          </table:table-cell>
          <table:table-cell office:value-type="float" office:value="992339210" table:style-name="ce3">
            <text:p>992339210</text:p>
          </table:table-cell>
          <table:table-cell office:value-type="float" office:value="270288374" table:style-name="ce3">
            <text:p>270288374</text:p>
          </table:table-cell>
          <table:table-cell office:value-type="float" office:value="8440" table:style-name="ce3">
            <text:p>8440</text:p>
          </table:table-cell>
          <table:table-cell office:value-type="float" office:value="1.8860448026785199" table:style-name="ce7">
            <text:p>1.886044802678520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95379920" table:style-name="ce3">
            <text:p>95379920</text:p>
          </table:table-cell>
          <table:table-cell office:value-type="float" office:value="377204509" table:style-name="ce3">
            <text:p>377204509</text:p>
          </table:table-cell>
          <table:table-cell office:value-type="float" office:value="685042807" table:style-name="ce3">
            <text:p>685042807</text:p>
          </table:table-cell>
          <table:table-cell office:value-type="float" office:value="8564" table:style-name="ce3">
            <text:p>8564</text:p>
          </table:table-cell>
          <table:table-cell office:value-type="float" office:value="0.31151453119045702" table:style-name="ce7">
            <text:p>0.311514531190457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027514032" table:style-name="ce3">
            <text:p>1027514032</text:p>
          </table:table-cell>
          <table:table-cell office:value-type="float" office:value="1922043222" table:style-name="ce3">
            <text:p>1922043222</text:p>
          </table:table-cell>
          <table:table-cell office:value-type="float" office:value="1347856134" table:style-name="ce3">
            <text:p>1347856134</text:p>
          </table:table-cell>
          <table:table-cell office:value-type="float" office:value="8688" table:style-name="ce3">
            <text:p>8688</text:p>
          </table:table-cell>
          <table:table-cell office:value-type="float" office:value="1.46040727994349" table:style-name="ce7">
            <text:p>1.460407279943490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512322255" table:style-name="ce3">
            <text:p>1512322255</text:p>
          </table:table-cell>
          <table:table-cell office:value-type="float" office:value="1694902274" table:style-name="ce3">
            <text:p>1694902274</text:p>
          </table:table-cell>
          <table:table-cell office:value-type="float" office:value="1105724408" table:style-name="ce3">
            <text:p>1105724408</text:p>
          </table:table-cell>
          <table:table-cell office:value-type="float" office:value="8812" table:style-name="ce3">
            <text:p>8812</text:p>
          </table:table-cell>
          <table:table-cell office:value-type="float" office:value="1.3349994691304701" table:style-name="ce7">
            <text:p>1.334999469130470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2131165704" table:style-name="ce3">
            <text:p>2131165704</text:p>
          </table:table-cell>
          <table:table-cell office:value-type="float" office:value="1460959238" table:style-name="ce3">
            <text:p>1460959238</text:p>
          </table:table-cell>
          <table:table-cell office:value-type="float" office:value="1015876062" table:style-name="ce3">
            <text:p>1015876062</text:p>
          </table:table-cell>
          <table:table-cell office:value-type="float" office:value="8937" table:style-name="ce3">
            <text:p>8937</text:p>
          </table:table-cell>
          <table:table-cell office:value-type="float" office:value="0.49791377780934098" table:style-name="ce7">
            <text:p>0.497913777809341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622222135" table:style-name="ce3">
            <text:p>622222135</text:p>
          </table:table-cell>
          <table:table-cell office:value-type="float" office:value="2101569554" table:style-name="ce3">
            <text:p>2101569554</text:p>
          </table:table-cell>
          <table:table-cell office:value-type="float" office:value="113020949" table:style-name="ce3">
            <text:p>113020949</text:p>
          </table:table-cell>
          <table:table-cell office:value-type="float" office:value="9062" table:style-name="ce3">
            <text:p>9062</text:p>
          </table:table-cell>
          <table:table-cell office:value-type="float" office:value="0.77959134034607303" table:style-name="ce7">
            <text:p>0.779591340346073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589540832" table:style-name="ce3">
            <text:p>1589540832</text:p>
          </table:table-cell>
          <table:table-cell office:value-type="float" office:value="1608267829" table:style-name="ce3">
            <text:p>1608267829</text:p>
          </table:table-cell>
          <table:table-cell office:value-type="float" office:value="608080667" table:style-name="ce3">
            <text:p>608080667</text:p>
          </table:table-cell>
          <table:table-cell office:value-type="float" office:value="9187" table:style-name="ce3">
            <text:p>9187</text:p>
          </table:table-cell>
          <table:table-cell office:value-type="float" office:value="1.10114326392753" table:style-name="ce7">
            <text:p>1.101143263927530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716182304" table:style-name="ce3">
            <text:p>716182304</text:p>
          </table:table-cell>
          <table:table-cell office:value-type="float" office:value="1472833695" table:style-name="ce3">
            <text:p>1472833695</text:p>
          </table:table-cell>
          <table:table-cell office:value-type="float" office:value="1639040133" table:style-name="ce3">
            <text:p>1639040133</text:p>
          </table:table-cell>
          <table:table-cell office:value-type="float" office:value="9312" table:style-name="ce3">
            <text:p>9312</text:p>
          </table:table-cell>
          <table:table-cell office:value-type="float" office:value="1.97458056051307" table:style-name="ce7">
            <text:p>1.974580560513070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230136287" table:style-name="ce3">
            <text:p>230136287</text:p>
          </table:table-cell>
          <table:table-cell office:value-type="float" office:value="805042652" table:style-name="ce3">
            <text:p>805042652</text:p>
          </table:table-cell>
          <table:table-cell office:value-type="float" office:value="1700138579" table:style-name="ce3">
            <text:p>1700138579</text:p>
          </table:table-cell>
          <table:table-cell office:value-type="float" office:value="9438" table:style-name="ce3">
            <text:p>9438</text:p>
          </table:table-cell>
          <table:table-cell office:value-type="float" office:value="0.104743483158325" table:style-name="ce7">
            <text:p>0.104743483158325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282525560" table:style-name="ce3">
            <text:p>282525560</text:p>
          </table:table-cell>
          <table:table-cell office:value-type="float" office:value="164621715" table:style-name="ce3">
            <text:p>164621715</text:p>
          </table:table-cell>
          <table:table-cell office:value-type="float" office:value="742890477" table:style-name="ce3">
            <text:p>742890477</text:p>
          </table:table-cell>
          <table:table-cell office:value-type="float" office:value="9564" table:style-name="ce3">
            <text:p>9564</text:p>
          </table:table-cell>
          <table:table-cell office:value-type="float" office:value="1.1396919111778701" table:style-name="ce7">
            <text:p>1.139691911177870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320741191" table:style-name="ce3">
            <text:p>320741191</text:p>
          </table:table-cell>
          <table:table-cell office:value-type="float" office:value="184731833" table:style-name="ce3">
            <text:p>184731833</text:p>
          </table:table-cell>
          <table:table-cell office:value-type="float" office:value="2039029852" table:style-name="ce3">
            <text:p>2039029852</text:p>
          </table:table-cell>
          <table:table-cell office:value-type="float" office:value="9690" table:style-name="ce3">
            <text:p>9690</text:p>
          </table:table-cell>
          <table:table-cell office:value-type="float" office:value="5.7997843172252699E-2" table:style-name="ce7">
            <text:p>0.057997843172253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513240657" table:style-name="ce3">
            <text:p>513240657</text:p>
          </table:table-cell>
          <table:table-cell office:value-type="float" office:value="1774279210" table:style-name="ce3">
            <text:p>1774279210</text:p>
          </table:table-cell>
          <table:table-cell office:value-type="float" office:value="476046707" table:style-name="ce3">
            <text:p>476046707</text:p>
          </table:table-cell>
          <table:table-cell office:value-type="float" office:value="9816" table:style-name="ce3">
            <text:p>9816</text:p>
          </table:table-cell>
          <table:table-cell office:value-type="float" office:value="1.32208830728194" table:style-name="ce7">
            <text:p>1.322088307281940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741391831" table:style-name="ce3">
            <text:p>1741391831</text:p>
          </table:table-cell>
          <table:table-cell office:value-type="float" office:value="393088637" table:style-name="ce3">
            <text:p>393088637</text:p>
          </table:table-cell>
          <table:table-cell office:value-type="float" office:value="670096364" table:style-name="ce3">
            <text:p>670096364</text:p>
          </table:table-cell>
          <table:table-cell office:value-type="float" office:value="9942" table:style-name="ce3">
            <text:p>9942</text:p>
          </table:table-cell>
          <table:table-cell office:value-type="float" office:value="1.04241156641968" table:style-name="ce7">
            <text:p>1.042411566419680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665348673" table:style-name="ce3">
            <text:p>1665348673</text:p>
          </table:table-cell>
          <table:table-cell office:value-type="float" office:value="1422338935" table:style-name="ce3">
            <text:p>1422338935</text:p>
          </table:table-cell>
          <table:table-cell office:value-type="float" office:value="1532120683" table:style-name="ce3">
            <text:p>1532120683</text:p>
          </table:table-cell>
          <table:table-cell office:value-type="float" office:value="68" table:style-name="ce3">
            <text:p>68</text:p>
          </table:table-cell>
          <table:table-cell office:value-type="float" office:value="1.0698902170108799" table:style-name="ce7">
            <text:p>1.069890217010880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1360762726" table:style-name="ce3">
            <text:p>1360762726</text:p>
          </table:table-cell>
          <table:table-cell office:value-type="float" office:value="701268581" table:style-name="ce3">
            <text:p>701268581</text:p>
          </table:table-cell>
          <table:table-cell office:value-type="float" office:value="821224204" table:style-name="ce3">
            <text:p>821224204</text:p>
          </table:table-cell>
          <table:table-cell office:value-type="float" office:value="195" table:style-name="ce3">
            <text:p>195</text:p>
          </table:table-cell>
          <table:table-cell office:value-type="float" office:value="8.96970902459958E-2" table:style-name="ce7">
            <text:p>0.089697090245996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785768329" table:style-name="ce3">
            <text:p>1785768329</text:p>
          </table:table-cell>
          <table:table-cell office:value-type="float" office:value="2143979310" table:style-name="ce3">
            <text:p>2143979310</text:p>
          </table:table-cell>
          <table:table-cell office:value-type="float" office:value="1754470996" table:style-name="ce3">
            <text:p>1754470996</text:p>
          </table:table-cell>
          <table:table-cell office:value-type="float" office:value="322" table:style-name="ce3">
            <text:p>322</text:p>
          </table:table-cell>
          <table:table-cell office:value-type="float" office:value="0.96659313760127397" table:style-name="ce7">
            <text:p>0.966593137601274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76841055" table:style-name="ce3">
            <text:p>176841055</text:p>
          </table:table-cell>
          <table:table-cell office:value-type="float" office:value="109942154" table:style-name="ce3">
            <text:p>109942154</text:p>
          </table:table-cell>
          <table:table-cell office:value-type="float" office:value="1831120269" table:style-name="ce3">
            <text:p>1831120269</text:p>
          </table:table-cell>
          <table:table-cell office:value-type="float" office:value="449" table:style-name="ce3">
            <text:p>449</text:p>
          </table:table-cell>
          <table:table-cell office:value-type="float" office:value="0.147102280523349" table:style-name="ce7">
            <text:p>0.147102280523349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50242553" table:style-name="ce3">
            <text:p>50242553</text:p>
          </table:table-cell>
          <table:table-cell office:value-type="float" office:value="691191965" table:style-name="ce3">
            <text:p>691191965</text:p>
          </table:table-cell>
          <table:table-cell office:value-type="float" office:value="174210" table:style-name="ce3">
            <text:p>174210</text:p>
          </table:table-cell>
          <table:table-cell office:value-type="float" office:value="576" table:style-name="ce3">
            <text:p>576</text:p>
          </table:table-cell>
          <table:table-cell office:value-type="float" office:value="2.4790161779771802" table:style-name="ce7">
            <text:p>2.479016177977180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465514606" table:style-name="ce3">
            <text:p>465514606</text:p>
          </table:table-cell>
          <table:table-cell office:value-type="float" office:value="1010123223" table:style-name="ce3">
            <text:p>1010123223</text:p>
          </table:table-cell>
          <table:table-cell office:value-type="float" office:value="1512686379" table:style-name="ce3">
            <text:p>1512686379</text:p>
          </table:table-cell>
          <table:table-cell office:value-type="float" office:value="704" table:style-name="ce3">
            <text:p>704</text:p>
          </table:table-cell>
          <table:table-cell office:value-type="float" office:value="2.6772923272109601" table:style-name="ce7">
            <text:p>2.677292327210960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621053377" table:style-name="ce3">
            <text:p>621053377</text:p>
          </table:table-cell>
          <table:table-cell office:value-type="float" office:value="1987495300" table:style-name="ce3">
            <text:p>1987495300</text:p>
          </table:table-cell>
          <table:table-cell office:value-type="float" office:value="833743083" table:style-name="ce3">
            <text:p>833743083</text:p>
          </table:table-cell>
          <table:table-cell office:value-type="float" office:value="832" table:style-name="ce3">
            <text:p>832</text:p>
          </table:table-cell>
          <table:table-cell office:value-type="float" office:value="0.36976361758145598" table:style-name="ce7">
            <text:p>0.369763617581456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273577959" table:style-name="ce3">
            <text:p>1273577959</text:p>
          </table:table-cell>
          <table:table-cell office:value-type="float" office:value="686313612" table:style-name="ce3">
            <text:p>686313612</text:p>
          </table:table-cell>
          <table:table-cell office:value-type="float" office:value="1786077161" table:style-name="ce3">
            <text:p>1786077161</text:p>
          </table:table-cell>
          <table:table-cell office:value-type="float" office:value="960" table:style-name="ce3">
            <text:p>960</text:p>
          </table:table-cell>
          <table:table-cell office:value-type="float" office:value="1.2215415000690499" table:style-name="ce7">
            <text:p>1.221541500069050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055237296" table:style-name="ce3">
            <text:p>1055237296</text:p>
          </table:table-cell>
          <table:table-cell office:value-type="float" office:value="1262809507" table:style-name="ce3">
            <text:p>1262809507</text:p>
          </table:table-cell>
          <table:table-cell office:value-type="float" office:value="144965780" table:style-name="ce3">
            <text:p>144965780</text:p>
          </table:table-cell>
          <table:table-cell office:value-type="float" office:value="1088" table:style-name="ce3">
            <text:p>1088</text:p>
          </table:table-cell>
          <table:table-cell office:value-type="float" office:value="0.29838522075817198" table:style-name="ce7">
            <text:p>0.298385220758172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453268688" table:style-name="ce3">
            <text:p>1453268688</text:p>
          </table:table-cell>
          <table:table-cell office:value-type="float" office:value="1399969000" table:style-name="ce3">
            <text:p>1399969000</text:p>
          </table:table-cell>
          <table:table-cell office:value-type="float" office:value="896006525" table:style-name="ce3">
            <text:p>896006525</text:p>
          </table:table-cell>
          <table:table-cell office:value-type="float" office:value="1216" table:style-name="ce3">
            <text:p>1216</text:p>
          </table:table-cell>
          <table:table-cell office:value-type="float" office:value="0.14889569649714901" table:style-name="ce7">
            <text:p>0.148895696497149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1755310511" table:style-name="ce3">
            <text:p>1755310511</text:p>
          </table:table-cell>
          <table:table-cell office:value-type="float" office:value="1329430199" table:style-name="ce3">
            <text:p>1329430199</text:p>
          </table:table-cell>
          <table:table-cell office:value-type="float" office:value="930439799" table:style-name="ce3">
            <text:p>930439799</text:p>
          </table:table-cell>
          <table:table-cell office:value-type="float" office:value="1344" table:style-name="ce3">
            <text:p>1344</text:p>
          </table:table-cell>
          <table:table-cell office:value-type="float" office:value="0.14566424763240601" table:style-name="ce7">
            <text:p>0.145664247632406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520885800" table:style-name="ce3">
            <text:p>1520885800</text:p>
          </table:table-cell>
          <table:table-cell office:value-type="float" office:value="1819245605" table:style-name="ce3">
            <text:p>1819245605</text:p>
          </table:table-cell>
          <table:table-cell office:value-type="float" office:value="1146592919" table:style-name="ce3">
            <text:p>1146592919</text:p>
          </table:table-cell>
          <table:table-cell office:value-type="float" office:value="1473" table:style-name="ce3">
            <text:p>1473</text:p>
          </table:table-cell>
          <table:table-cell office:value-type="float" office:value="5.3603834139914201E-2" table:style-name="ce7">
            <text:p>0.053603834139914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29778455" table:style-name="ce3">
            <text:p>29778455</text:p>
          </table:table-cell>
          <table:table-cell office:value-type="float" office:value="1098085486" table:style-name="ce3">
            <text:p>1098085486</text:p>
          </table:table-cell>
          <table:table-cell office:value-type="float" office:value="1985712779" table:style-name="ce3">
            <text:p>1985712779</text:p>
          </table:table-cell>
          <table:table-cell office:value-type="float" office:value="1602" table:style-name="ce3">
            <text:p>1602</text:p>
          </table:table-cell>
          <table:table-cell office:value-type="float" office:value="2.20028437405833" table:style-name="ce7">
            <text:p>2.200284374058330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122803200" table:style-name="ce3">
            <text:p>122803200</text:p>
          </table:table-cell>
          <table:table-cell office:value-type="float" office:value="952655178" table:style-name="ce3">
            <text:p>952655178</text:p>
          </table:table-cell>
          <table:table-cell office:value-type="float" office:value="1985844018" table:style-name="ce3">
            <text:p>1985844018</text:p>
          </table:table-cell>
          <table:table-cell office:value-type="float" office:value="1731" table:style-name="ce3">
            <text:p>1731</text:p>
          </table:table-cell>
          <table:table-cell office:value-type="float" office:value="1.82653417762376" table:style-name="ce7">
            <text:p>1.826534177623760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221596671" table:style-name="ce3">
            <text:p>221596671</text:p>
          </table:table-cell>
          <table:table-cell office:value-type="float" office:value="128128990" table:style-name="ce3">
            <text:p>128128990</text:p>
          </table:table-cell>
          <table:table-cell office:value-type="float" office:value="609808143" table:style-name="ce3">
            <text:p>609808143</text:p>
          </table:table-cell>
          <table:table-cell office:value-type="float" office:value="1860" table:style-name="ce3">
            <text:p>1860</text:p>
          </table:table-cell>
          <table:table-cell office:value-type="float" office:value="0.24934040394381299" table:style-name="ce7">
            <text:p>0.249340403943813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638603865" table:style-name="ce3">
            <text:p>638603865</text:p>
          </table:table-cell>
          <table:table-cell office:value-type="float" office:value="784811930" table:style-name="ce3">
            <text:p>784811930</text:p>
          </table:table-cell>
          <table:table-cell office:value-type="float" office:value="115116240" table:style-name="ce3">
            <text:p>115116240</text:p>
          </table:table-cell>
          <table:table-cell office:value-type="float" office:value="1990" table:style-name="ce3">
            <text:p>1990</text:p>
          </table:table-cell>
          <table:table-cell office:value-type="float" office:value="1.08515239438233" table:style-name="ce7">
            <text:p>1.085152394382330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2039369998" table:style-name="ce3">
            <text:p>2039369998</text:p>
          </table:table-cell>
          <table:table-cell office:value-type="float" office:value="1408227021" table:style-name="ce3">
            <text:p>1408227021</text:p>
          </table:table-cell>
          <table:table-cell office:value-type="float" office:value="464830213" table:style-name="ce3">
            <text:p>464830213</text:p>
          </table:table-cell>
          <table:table-cell office:value-type="float" office:value="2120" table:style-name="ce3">
            <text:p>2120</text:p>
          </table:table-cell>
          <table:table-cell office:value-type="float" office:value="1.97807326207269" table:style-name="ce7">
            <text:p>1.978073262072690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852534306" table:style-name="ce3">
            <text:p>1852534306</text:p>
          </table:table-cell>
          <table:table-cell office:value-type="float" office:value="1385989222" table:style-name="ce3">
            <text:p>1385989222</text:p>
          </table:table-cell>
          <table:table-cell office:value-type="float" office:value="80102967" table:style-name="ce3">
            <text:p>80102967</text:p>
          </table:table-cell>
          <table:table-cell office:value-type="float" office:value="2250" table:style-name="ce3">
            <text:p>2250</text:p>
          </table:table-cell>
          <table:table-cell office:value-type="float" office:value="0.114237186267999" table:style-name="ce7">
            <text:p>0.114237186267999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326152238" table:style-name="ce3">
            <text:p>1326152238</text:p>
          </table:table-cell>
          <table:table-cell office:value-type="float" office:value="2084277554" table:style-name="ce3">
            <text:p>2084277554</text:p>
          </table:table-cell>
          <table:table-cell office:value-type="float" office:value="173550888" table:style-name="ce3">
            <text:p>173550888</text:p>
          </table:table-cell>
          <table:table-cell office:value-type="float" office:value="2380" table:style-name="ce3">
            <text:p>2380</text:p>
          </table:table-cell>
          <table:table-cell office:value-type="float" office:value="0.21088611514512701" table:style-name="ce7">
            <text:p>0.210886115145127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2055365122" table:style-name="ce3">
            <text:p>2055365122</text:p>
          </table:table-cell>
          <table:table-cell office:value-type="float" office:value="31762326" table:style-name="ce3">
            <text:p>31762326</text:p>
          </table:table-cell>
          <table:table-cell office:value-type="float" office:value="556836803" table:style-name="ce3">
            <text:p>556836803</text:p>
          </table:table-cell>
          <table:table-cell office:value-type="float" office:value="2510" table:style-name="ce3">
            <text:p>2510</text:p>
          </table:table-cell>
          <table:table-cell office:value-type="float" office:value="3.09897555802758E-2" table:style-name="ce7">
            <text:p>0.030989755580276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99643726" table:style-name="ce3">
            <text:p>99643726</text:p>
          </table:table-cell>
          <table:table-cell office:value-type="float" office:value="759428801" table:style-name="ce3">
            <text:p>759428801</text:p>
          </table:table-cell>
          <table:table-cell office:value-type="float" office:value="1778174892" table:style-name="ce3">
            <text:p>1778174892</text:p>
          </table:table-cell>
          <table:table-cell office:value-type="float" office:value="2640" table:style-name="ce3">
            <text:p>2640</text:p>
          </table:table-cell>
          <table:table-cell office:value-type="float" office:value="0.65779500646615296" table:style-name="ce7">
            <text:p>0.657795006466153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822341089" table:style-name="ce3">
            <text:p>1822341089</text:p>
          </table:table-cell>
          <table:table-cell office:value-type="float" office:value="2123162691" table:style-name="ce3">
            <text:p>2123162691</text:p>
          </table:table-cell>
          <table:table-cell office:value-type="float" office:value="1121714200" table:style-name="ce3">
            <text:p>1121714200</text:p>
          </table:table-cell>
          <table:table-cell office:value-type="float" office:value="2771" table:style-name="ce3">
            <text:p>2771</text:p>
          </table:table-cell>
          <table:table-cell office:value-type="float" office:value="10.1620469093714" table:style-name="ce7">
            <text:p>10.162046909371400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674895047" table:style-name="ce3">
            <text:p>674895047</text:p>
          </table:table-cell>
          <table:table-cell office:value-type="float" office:value="1609149641" table:style-name="ce3">
            <text:p>1609149641</text:p>
          </table:table-cell>
          <table:table-cell office:value-type="float" office:value="2043938612" table:style-name="ce3">
            <text:p>2043938612</text:p>
          </table:table-cell>
          <table:table-cell office:value-type="float" office:value="2902" table:style-name="ce3">
            <text:p>2902</text:p>
          </table:table-cell>
          <table:table-cell office:value-type="float" office:value="0.63480274080739896" table:style-name="ce7">
            <text:p>0.634802740807399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2099909840" table:style-name="ce3">
            <text:p>2099909840</text:p>
          </table:table-cell>
          <table:table-cell office:value-type="float" office:value="1283851866" table:style-name="ce3">
            <text:p>1283851866</text:p>
          </table:table-cell>
          <table:table-cell office:value-type="float" office:value="1676521621" table:style-name="ce3">
            <text:p>1676521621</text:p>
          </table:table-cell>
          <table:table-cell office:value-type="float" office:value="3033" table:style-name="ce3">
            <text:p>3033</text:p>
          </table:table-cell>
          <table:table-cell office:value-type="float" office:value="0.81510982196777104" table:style-name="ce7">
            <text:p>0.815109821967771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438409648" table:style-name="ce3">
            <text:p>1438409648</text:p>
          </table:table-cell>
          <table:table-cell office:value-type="float" office:value="1810633485" table:style-name="ce3">
            <text:p>1810633485</text:p>
          </table:table-cell>
          <table:table-cell office:value-type="float" office:value="1288771235" table:style-name="ce3">
            <text:p>1288771235</text:p>
          </table:table-cell>
          <table:table-cell office:value-type="float" office:value="3164" table:style-name="ce3">
            <text:p>3164</text:p>
          </table:table-cell>
          <table:table-cell office:value-type="float" office:value="2.9295882674228602" table:style-name="ce7">
            <text:p>2.929588267422860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127528399" table:style-name="ce3">
            <text:p>1127528399</text:p>
          </table:table-cell>
          <table:table-cell office:value-type="float" office:value="1456552231" table:style-name="ce3">
            <text:p>1456552231</text:p>
          </table:table-cell>
          <table:table-cell office:value-type="float" office:value="338901392" table:style-name="ce3">
            <text:p>338901392</text:p>
          </table:table-cell>
          <table:table-cell office:value-type="float" office:value="3296" table:style-name="ce3">
            <text:p>3296</text:p>
          </table:table-cell>
          <table:table-cell office:value-type="float" office:value="0.73803816352304197" table:style-name="ce7">
            <text:p>0.738038163523042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974092041" table:style-name="ce3">
            <text:p>974092041</text:p>
          </table:table-cell>
          <table:table-cell office:value-type="float" office:value="1033546613" table:style-name="ce3">
            <text:p>1033546613</text:p>
          </table:table-cell>
          <table:table-cell office:value-type="float" office:value="262685029" table:style-name="ce3">
            <text:p>262685029</text:p>
          </table:table-cell>
          <table:table-cell office:value-type="float" office:value="3428" table:style-name="ce3">
            <text:p>3428</text:p>
          </table:table-cell>
          <table:table-cell office:value-type="float" office:value="2.1937104594880998" table:style-name="ce7">
            <text:p>2.193710459488100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297084382" table:style-name="ce3">
            <text:p>1297084382</text:p>
          </table:table-cell>
          <table:table-cell office:value-type="float" office:value="1682244191" table:style-name="ce3">
            <text:p>1682244191</text:p>
          </table:table-cell>
          <table:table-cell office:value-type="float" office:value="1216097272" table:style-name="ce3">
            <text:p>1216097272</text:p>
          </table:table-cell>
          <table:table-cell office:value-type="float" office:value="3560" table:style-name="ce3">
            <text:p>3560</text:p>
          </table:table-cell>
          <table:table-cell office:value-type="float" office:value="0.50671593515973901" table:style-name="ce7">
            <text:p>0.506715935159739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990697425" table:style-name="ce3">
            <text:p>990697425</text:p>
          </table:table-cell>
          <table:table-cell office:value-type="float" office:value="791545629" table:style-name="ce3">
            <text:p>791545629</text:p>
          </table:table-cell>
          <table:table-cell office:value-type="float" office:value="1497354012" table:style-name="ce3">
            <text:p>1497354012</text:p>
          </table:table-cell>
          <table:table-cell office:value-type="float" office:value="3692" table:style-name="ce3">
            <text:p>3692</text:p>
          </table:table-cell>
          <table:table-cell office:value-type="float" office:value="0.21744585051060999" table:style-name="ce7">
            <text:p>0.217445850510610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210899030" table:style-name="ce3">
            <text:p>1210899030</text:p>
          </table:table-cell>
          <table:table-cell office:value-type="float" office:value="346494294" table:style-name="ce3">
            <text:p>346494294</text:p>
          </table:table-cell>
          <table:table-cell office:value-type="float" office:value="387233967" table:style-name="ce3">
            <text:p>387233967</text:p>
          </table:table-cell>
          <table:table-cell office:value-type="float" office:value="3824" table:style-name="ce3">
            <text:p>3824</text:p>
          </table:table-cell>
          <table:table-cell office:value-type="float" office:value="3.0753593355935801E-2" table:style-name="ce7">
            <text:p>0.030753593355936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2024948762" table:style-name="ce3">
            <text:p>2024948762</text:p>
          </table:table-cell>
          <table:table-cell office:value-type="float" office:value="1397440514" table:style-name="ce3">
            <text:p>1397440514</text:p>
          </table:table-cell>
          <table:table-cell office:value-type="float" office:value="1871503759" table:style-name="ce3">
            <text:p>1871503759</text:p>
          </table:table-cell>
          <table:table-cell office:value-type="float" office:value="3956" table:style-name="ce3">
            <text:p>3956</text:p>
          </table:table-cell>
          <table:table-cell office:value-type="float" office:value="1.7285075462065" table:style-name="ce7">
            <text:p>1.728507546206500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2140473077" table:style-name="ce3">
            <text:p>2140473077</text:p>
          </table:table-cell>
          <table:table-cell office:value-type="float" office:value="971227142" table:style-name="ce3">
            <text:p>971227142</text:p>
          </table:table-cell>
          <table:table-cell office:value-type="float" office:value="1345961319" table:style-name="ce3">
            <text:p>1345961319</text:p>
          </table:table-cell>
          <table:table-cell office:value-type="float" office:value="4089" table:style-name="ce3">
            <text:p>4089</text:p>
          </table:table-cell>
          <table:table-cell office:value-type="float" office:value="0.69217841569932104" table:style-name="ce7">
            <text:p>0.692178415699321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284933843" table:style-name="ce3">
            <text:p>284933843</text:p>
          </table:table-cell>
          <table:table-cell office:value-type="float" office:value="1840332818" table:style-name="ce3">
            <text:p>1840332818</text:p>
          </table:table-cell>
          <table:table-cell office:value-type="float" office:value="713712902" table:style-name="ce3">
            <text:p>713712902</text:p>
          </table:table-cell>
          <table:table-cell office:value-type="float" office:value="4222" table:style-name="ce3">
            <text:p>4222</text:p>
          </table:table-cell>
          <table:table-cell office:value-type="float" office:value="0.96606311784063104" table:style-name="ce7">
            <text:p>0.966063117840631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2142047908" table:style-name="ce3">
            <text:p>2142047908</text:p>
          </table:table-cell>
          <table:table-cell office:value-type="float" office:value="153468981" table:style-name="ce3">
            <text:p>153468981</text:p>
          </table:table-cell>
          <table:table-cell office:value-type="float" office:value="666438566" table:style-name="ce3">
            <text:p>666438566</text:p>
          </table:table-cell>
          <table:table-cell office:value-type="float" office:value="4355" table:style-name="ce3">
            <text:p>4355</text:p>
          </table:table-cell>
          <table:table-cell office:value-type="float" office:value="0.69197064139170195" table:style-name="ce7">
            <text:p>0.691970641391702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983314684" table:style-name="ce3">
            <text:p>983314684</text:p>
          </table:table-cell>
          <table:table-cell office:value-type="float" office:value="1537622174" table:style-name="ce3">
            <text:p>1537622174</text:p>
          </table:table-cell>
          <table:table-cell office:value-type="float" office:value="1928524588" table:style-name="ce3">
            <text:p>1928524588</text:p>
          </table:table-cell>
          <table:table-cell office:value-type="float" office:value="4488" table:style-name="ce3">
            <text:p>4488</text:p>
          </table:table-cell>
          <table:table-cell office:value-type="float" office:value="0.74811596262744096" table:style-name="ce7">
            <text:p>0.748115962627441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683222627" table:style-name="ce3">
            <text:p>1683222627</text:p>
          </table:table-cell>
          <table:table-cell office:value-type="float" office:value="1401995738" table:style-name="ce3">
            <text:p>1401995738</text:p>
          </table:table-cell>
          <table:table-cell office:value-type="float" office:value="1047159803" table:style-name="ce3">
            <text:p>1047159803</text:p>
          </table:table-cell>
          <table:table-cell office:value-type="float" office:value="4622" table:style-name="ce3">
            <text:p>4622</text:p>
          </table:table-cell>
          <table:table-cell office:value-type="float" office:value="0.242049957567813" table:style-name="ce7">
            <text:p>0.242049957567813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120596884" table:style-name="ce3">
            <text:p>1120596884</text:p>
          </table:table-cell>
          <table:table-cell office:value-type="float" office:value="1015825805" table:style-name="ce3">
            <text:p>1015825805</text:p>
          </table:table-cell>
          <table:table-cell office:value-type="float" office:value="588906980" table:style-name="ce3">
            <text:p>588906980</text:p>
          </table:table-cell>
          <table:table-cell office:value-type="float" office:value="4756" table:style-name="ce3">
            <text:p>4756</text:p>
          </table:table-cell>
          <table:table-cell office:value-type="float" office:value="1.3827484239634" table:style-name="ce7">
            <text:p>1.382748423963400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440236428" table:style-name="ce3">
            <text:p>440236428</text:p>
          </table:table-cell>
          <table:table-cell office:value-type="float" office:value="2066862246" table:style-name="ce3">
            <text:p>2066862246</text:p>
          </table:table-cell>
          <table:table-cell office:value-type="float" office:value="713336370" table:style-name="ce3">
            <text:p>713336370</text:p>
          </table:table-cell>
          <table:table-cell office:value-type="float" office:value="4890" table:style-name="ce3">
            <text:p>4890</text:p>
          </table:table-cell>
          <table:table-cell office:value-type="float" office:value="0.98172931561531995" table:style-name="ce7">
            <text:p>0.981729315615320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972478035" table:style-name="ce3">
            <text:p>972478035</text:p>
          </table:table-cell>
          <table:table-cell office:value-type="float" office:value="1111192050" table:style-name="ce3">
            <text:p>1111192050</text:p>
          </table:table-cell>
          <table:table-cell office:value-type="float" office:value="1354910073" table:style-name="ce3">
            <text:p>1354910073</text:p>
          </table:table-cell>
          <table:table-cell office:value-type="float" office:value="5024" table:style-name="ce3">
            <text:p>5024</text:p>
          </table:table-cell>
          <table:table-cell office:value-type="float" office:value="2.98550143812145E-2" table:style-name="ce7">
            <text:p>0.029855014381215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2087772965" table:style-name="ce3">
            <text:p>2087772965</text:p>
          </table:table-cell>
          <table:table-cell office:value-type="float" office:value="950293974" table:style-name="ce3">
            <text:p>950293974</text:p>
          </table:table-cell>
          <table:table-cell office:value-type="float" office:value="1942400749" table:style-name="ce3">
            <text:p>1942400749</text:p>
          </table:table-cell>
          <table:table-cell office:value-type="float" office:value="5158" table:style-name="ce3">
            <text:p>5158</text:p>
          </table:table-cell>
          <table:table-cell office:value-type="float" office:value="7.9675243997150202E-2" table:style-name="ce7">
            <text:p>0.079675243997150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1464898082" table:style-name="ce3">
            <text:p>1464898082</text:p>
          </table:table-cell>
          <table:table-cell office:value-type="float" office:value="2143486337" table:style-name="ce3">
            <text:p>2143486337</text:p>
          </table:table-cell>
          <table:table-cell office:value-type="float" office:value="1470725305" table:style-name="ce3">
            <text:p>1470725305</text:p>
          </table:table-cell>
          <table:table-cell office:value-type="float" office:value="5292" table:style-name="ce3">
            <text:p>5292</text:p>
          </table:table-cell>
          <table:table-cell office:value-type="float" office:value="1.44451504386764" table:style-name="ce7">
            <text:p>1.444515043867640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1789523502" table:style-name="ce3">
            <text:p>1789523502</text:p>
          </table:table-cell>
          <table:table-cell office:value-type="float" office:value="13239426" table:style-name="ce3">
            <text:p>13239426</text:p>
          </table:table-cell>
          <table:table-cell office:value-type="float" office:value="489171875" table:style-name="ce3">
            <text:p>489171875</text:p>
          </table:table-cell>
          <table:table-cell office:value-type="float" office:value="5427" table:style-name="ce3">
            <text:p>5427</text:p>
          </table:table-cell>
          <table:table-cell office:value-type="float" office:value="0.15504185077000401" table:style-name="ce7">
            <text:p>0.155041850770004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013007873" table:style-name="ce3">
            <text:p>1013007873</text:p>
          </table:table-cell>
          <table:table-cell office:value-type="float" office:value="115346822" table:style-name="ce3">
            <text:p>115346822</text:p>
          </table:table-cell>
          <table:table-cell office:value-type="float" office:value="1473642941" table:style-name="ce3">
            <text:p>1473642941</text:p>
          </table:table-cell>
          <table:table-cell office:value-type="float" office:value="5562" table:style-name="ce3">
            <text:p>5562</text:p>
          </table:table-cell>
          <table:table-cell office:value-type="float" office:value="1.0600597694909" table:style-name="ce7">
            <text:p>1.060059769490900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372960167" table:style-name="ce3">
            <text:p>372960167</text:p>
          </table:table-cell>
          <table:table-cell office:value-type="float" office:value="572926098" table:style-name="ce3">
            <text:p>572926098</text:p>
          </table:table-cell>
          <table:table-cell office:value-type="float" office:value="56524713" table:style-name="ce3">
            <text:p>56524713</text:p>
          </table:table-cell>
          <table:table-cell office:value-type="float" office:value="5697" table:style-name="ce3">
            <text:p>5697</text:p>
          </table:table-cell>
          <table:table-cell office:value-type="float" office:value="0.29951050639016502" table:style-name="ce7">
            <text:p>0.299510506390165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984241905" table:style-name="ce3">
            <text:p>1984241905</text:p>
          </table:table-cell>
          <table:table-cell office:value-type="float" office:value="251951541" table:style-name="ce3">
            <text:p>251951541</text:p>
          </table:table-cell>
          <table:table-cell office:value-type="float" office:value="707615519" table:style-name="ce3">
            <text:p>707615519</text:p>
          </table:table-cell>
          <table:table-cell office:value-type="float" office:value="5832" table:style-name="ce3">
            <text:p>5832</text:p>
          </table:table-cell>
          <table:table-cell office:value-type="float" office:value="1.46596466645096" table:style-name="ce7">
            <text:p>1.465964666450960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880127542" table:style-name="ce3">
            <text:p>880127542</text:p>
          </table:table-cell>
          <table:table-cell office:value-type="float" office:value="650276126" table:style-name="ce3">
            <text:p>650276126</text:p>
          </table:table-cell>
          <table:table-cell office:value-type="float" office:value="351735688" table:style-name="ce3">
            <text:p>351735688</text:p>
          </table:table-cell>
          <table:table-cell office:value-type="float" office:value="5968" table:style-name="ce3">
            <text:p>5968</text:p>
          </table:table-cell>
          <table:table-cell office:value-type="float" office:value="0.40806945684434098" table:style-name="ce7">
            <text:p>0.408069456844341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436230970" table:style-name="ce3">
            <text:p>436230970</text:p>
          </table:table-cell>
          <table:table-cell office:value-type="float" office:value="1634027353" table:style-name="ce3">
            <text:p>1634027353</text:p>
          </table:table-cell>
          <table:table-cell office:value-type="float" office:value="384804777" table:style-name="ce3">
            <text:p>384804777</text:p>
          </table:table-cell>
          <table:table-cell office:value-type="float" office:value="6104" table:style-name="ce3">
            <text:p>6104</text:p>
          </table:table-cell>
          <table:table-cell office:value-type="float" office:value="1.99495649142831" table:style-name="ce7">
            <text:p>1.994956491428310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224738518" table:style-name="ce3">
            <text:p>224738518</text:p>
          </table:table-cell>
          <table:table-cell office:value-type="float" office:value="1804129803" table:style-name="ce3">
            <text:p>1804129803</text:p>
          </table:table-cell>
          <table:table-cell office:value-type="float" office:value="774345611" table:style-name="ce3">
            <text:p>774345611</text:p>
          </table:table-cell>
          <table:table-cell office:value-type="float" office:value="6240" table:style-name="ce3">
            <text:p>6240</text:p>
          </table:table-cell>
          <table:table-cell office:value-type="float" office:value="0.158964279096522" table:style-name="ce7">
            <text:p>0.158964279096522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904018842" table:style-name="ce3">
            <text:p>1904018842</text:p>
          </table:table-cell>
          <table:table-cell office:value-type="float" office:value="413499937" table:style-name="ce3">
            <text:p>413499937</text:p>
          </table:table-cell>
          <table:table-cell office:value-type="float" office:value="951685496" table:style-name="ce3">
            <text:p>951685496</text:p>
          </table:table-cell>
          <table:table-cell office:value-type="float" office:value="6376" table:style-name="ce3">
            <text:p>6376</text:p>
          </table:table-cell>
          <table:table-cell office:value-type="float" office:value="0.88065812514814701" table:style-name="ce7">
            <text:p>0.880658125148147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1190838645" table:style-name="ce3">
            <text:p>1190838645</text:p>
          </table:table-cell>
          <table:table-cell office:value-type="float" office:value="1276216930" table:style-name="ce3">
            <text:p>1276216930</text:p>
          </table:table-cell>
          <table:table-cell office:value-type="float" office:value="1803507449" table:style-name="ce3">
            <text:p>1803507449</text:p>
          </table:table-cell>
          <table:table-cell office:value-type="float" office:value="6512" table:style-name="ce3">
            <text:p>6512</text:p>
          </table:table-cell>
          <table:table-cell office:value-type="float" office:value="0.56664404731390094" table:style-name="ce7">
            <text:p>0.566644047313901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2024990802" table:style-name="ce3">
            <text:p>2024990802</text:p>
          </table:table-cell>
          <table:table-cell office:value-type="float" office:value="1788252966" table:style-name="ce3">
            <text:p>1788252966</text:p>
          </table:table-cell>
          <table:table-cell office:value-type="float" office:value="221576667" table:style-name="ce3">
            <text:p>221576667</text:p>
          </table:table-cell>
          <table:table-cell office:value-type="float" office:value="6648" table:style-name="ce3">
            <text:p>6648</text:p>
          </table:table-cell>
          <table:table-cell office:value-type="float" office:value="0.71942586669381603" table:style-name="ce7">
            <text:p>0.719425866693816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699555710" table:style-name="ce3">
            <text:p>699555710</text:p>
          </table:table-cell>
          <table:table-cell office:value-type="float" office:value="1391049073" table:style-name="ce3">
            <text:p>1391049073</text:p>
          </table:table-cell>
          <table:table-cell office:value-type="float" office:value="512274232" table:style-name="ce3">
            <text:p>512274232</text:p>
          </table:table-cell>
          <table:table-cell office:value-type="float" office:value="6785" table:style-name="ce3">
            <text:p>6785</text:p>
          </table:table-cell>
          <table:table-cell office:value-type="float" office:value="0.93426493877156203" table:style-name="ce7">
            <text:p>0.934264938771562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2107328818" table:style-name="ce3">
            <text:p>2107328818</text:p>
          </table:table-cell>
          <table:table-cell office:value-type="float" office:value="841886802" table:style-name="ce3">
            <text:p>841886802</text:p>
          </table:table-cell>
          <table:table-cell office:value-type="float" office:value="1135465531" table:style-name="ce3">
            <text:p>1135465531</text:p>
          </table:table-cell>
          <table:table-cell office:value-type="float" office:value="6922" table:style-name="ce3">
            <text:p>6922</text:p>
          </table:table-cell>
          <table:table-cell office:value-type="float" office:value="1.93984573214922" table:style-name="ce7">
            <text:p>1.939845732149220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575121310" table:style-name="ce3">
            <text:p>1575121310</text:p>
          </table:table-cell>
          <table:table-cell office:value-type="float" office:value="1121748213" table:style-name="ce3">
            <text:p>1121748213</text:p>
          </table:table-cell>
          <table:table-cell office:value-type="float" office:value="605021313" table:style-name="ce3">
            <text:p>605021313</text:p>
          </table:table-cell>
          <table:table-cell office:value-type="float" office:value="7059" table:style-name="ce3">
            <text:p>7059</text:p>
          </table:table-cell>
          <table:table-cell office:value-type="float" office:value="0.48051377945139401" table:style-name="ce7">
            <text:p>0.480513779451394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032928273" table:style-name="ce3">
            <text:p>1032928273</text:p>
          </table:table-cell>
          <table:table-cell office:value-type="float" office:value="1300926175" table:style-name="ce3">
            <text:p>1300926175</text:p>
          </table:table-cell>
          <table:table-cell office:value-type="float" office:value="1951042685" table:style-name="ce3">
            <text:p>1951042685</text:p>
          </table:table-cell>
          <table:table-cell office:value-type="float" office:value="7196" table:style-name="ce3">
            <text:p>7196</text:p>
          </table:table-cell>
          <table:table-cell office:value-type="float" office:value="1.3622704745269101" table:style-name="ce7">
            <text:p>1.362270474526910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167673879" table:style-name="ce3">
            <text:p>167673879</text:p>
          </table:table-cell>
          <table:table-cell office:value-type="float" office:value="2004790429" table:style-name="ce3">
            <text:p>2004790429</text:p>
          </table:table-cell>
          <table:table-cell office:value-type="float" office:value="1260774812" table:style-name="ce3">
            <text:p>1260774812</text:p>
          </table:table-cell>
          <table:table-cell office:value-type="float" office:value="7334" table:style-name="ce3">
            <text:p>7334</text:p>
          </table:table-cell>
          <table:table-cell office:value-type="float" office:value="0.65092692350908798" table:style-name="ce7">
            <text:p>0.650926923509088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596338177" table:style-name="ce3">
            <text:p>596338177</text:p>
          </table:table-cell>
          <table:table-cell office:value-type="float" office:value="320406999" table:style-name="ce3">
            <text:p>320406999</text:p>
          </table:table-cell>
          <table:table-cell office:value-type="float" office:value="15494256" table:style-name="ce3">
            <text:p>15494256</text:p>
          </table:table-cell>
          <table:table-cell office:value-type="float" office:value="7472" table:style-name="ce3">
            <text:p>7472</text:p>
          </table:table-cell>
          <table:table-cell office:value-type="float" office:value="1.634378804153E-2" table:style-name="ce7">
            <text:p>0.016343788041530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349555622" table:style-name="ce3">
            <text:p>349555622</text:p>
          </table:table-cell>
          <table:table-cell office:value-type="float" office:value="1059197317" table:style-name="ce3">
            <text:p>1059197317</text:p>
          </table:table-cell>
          <table:table-cell office:value-type="float" office:value="1376213157" table:style-name="ce3">
            <text:p>1376213157</text:p>
          </table:table-cell>
          <table:table-cell office:value-type="float" office:value="7610" table:style-name="ce3">
            <text:p>7610</text:p>
          </table:table-cell>
          <table:table-cell office:value-type="float" office:value="0.413333771559388" table:style-name="ce7">
            <text:p>0.413333771559388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1613561673" table:style-name="ce3">
            <text:p>1613561673</text:p>
          </table:table-cell>
          <table:table-cell office:value-type="float" office:value="1324037262" table:style-name="ce3">
            <text:p>1324037262</text:p>
          </table:table-cell>
          <table:table-cell office:value-type="float" office:value="1490892810" table:style-name="ce3">
            <text:p>1490892810</text:p>
          </table:table-cell>
          <table:table-cell office:value-type="float" office:value="7748" table:style-name="ce3">
            <text:p>7748</text:p>
          </table:table-cell>
          <table:table-cell office:value-type="float" office:value="0.89860741120520105" table:style-name="ce7">
            <text:p>0.898607411205201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707531167" table:style-name="ce3">
            <text:p>707531167</text:p>
          </table:table-cell>
          <table:table-cell office:value-type="float" office:value="558865834" table:style-name="ce3">
            <text:p>558865834</text:p>
          </table:table-cell>
          <table:table-cell office:value-type="float" office:value="1035998331" table:style-name="ce3">
            <text:p>1035998331</text:p>
          </table:table-cell>
          <table:table-cell office:value-type="float" office:value="7886" table:style-name="ce3">
            <text:p>7886</text:p>
          </table:table-cell>
          <table:table-cell office:value-type="float" office:value="0.18704900509468" table:style-name="ce7">
            <text:p>0.187049005094680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859364792" table:style-name="ce3">
            <text:p>859364792</text:p>
          </table:table-cell>
          <table:table-cell office:value-type="float" office:value="26794238" table:style-name="ce3">
            <text:p>26794238</text:p>
          </table:table-cell>
          <table:table-cell office:value-type="float" office:value="2095882551" table:style-name="ce3">
            <text:p>2095882551</text:p>
          </table:table-cell>
          <table:table-cell office:value-type="float" office:value="8024" table:style-name="ce3">
            <text:p>8024</text:p>
          </table:table-cell>
          <table:table-cell office:value-type="float" office:value="0.26455819565224298" table:style-name="ce7">
            <text:p>0.264558195652243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516526343" table:style-name="ce3">
            <text:p>1516526343</text:p>
          </table:table-cell>
          <table:table-cell office:value-type="float" office:value="1573423865" table:style-name="ce3">
            <text:p>1573423865</text:p>
          </table:table-cell>
          <table:table-cell office:value-type="float" office:value="1729900821" table:style-name="ce3">
            <text:p>1729900821</text:p>
          </table:table-cell>
          <table:table-cell office:value-type="float" office:value="8163" table:style-name="ce3">
            <text:p>8163</text:p>
          </table:table-cell>
          <table:table-cell office:value-type="float" office:value="0.54235397551119002" table:style-name="ce7">
            <text:p>0.542353975511190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922312337" table:style-name="ce3">
            <text:p>1922312337</text:p>
          </table:table-cell>
          <table:table-cell office:value-type="float" office:value="609394922" table:style-name="ce3">
            <text:p>609394922</text:p>
          </table:table-cell>
          <table:table-cell office:value-type="float" office:value="1645167153" table:style-name="ce3">
            <text:p>1645167153</text:p>
          </table:table-cell>
          <table:table-cell office:value-type="float" office:value="8302" table:style-name="ce3">
            <text:p>8302</text:p>
          </table:table-cell>
          <table:table-cell office:value-type="float" office:value="0.16138789125073599" table:style-name="ce7">
            <text:p>0.161387891250736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559447447" table:style-name="ce3">
            <text:p>1559447447</text:p>
          </table:table-cell>
          <table:table-cell office:value-type="float" office:value="232907454" table:style-name="ce3">
            <text:p>232907454</text:p>
          </table:table-cell>
          <table:table-cell office:value-type="float" office:value="935415990" table:style-name="ce3">
            <text:p>935415990</text:p>
          </table:table-cell>
          <table:table-cell office:value-type="float" office:value="8441" table:style-name="ce3">
            <text:p>8441</text:p>
          </table:table-cell>
          <table:table-cell office:value-type="float" office:value="1.1947276641737099" table:style-name="ce7">
            <text:p>1.194727664173710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1742801537" table:style-name="ce3">
            <text:p>1742801537</text:p>
          </table:table-cell>
          <table:table-cell office:value-type="float" office:value="207857722" table:style-name="ce3">
            <text:p>207857722</text:p>
          </table:table-cell>
          <table:table-cell office:value-type="float" office:value="1698228353" table:style-name="ce3">
            <text:p>1698228353</text:p>
          </table:table-cell>
          <table:table-cell office:value-type="float" office:value="8580" table:style-name="ce3">
            <text:p>8580</text:p>
          </table:table-cell>
          <table:table-cell office:value-type="float" office:value="0.103235951804866" table:style-name="ce7">
            <text:p>0.103235951804866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735957286" table:style-name="ce3">
            <text:p>1735957286</text:p>
          </table:table-cell>
          <table:table-cell office:value-type="float" office:value="1298462893" table:style-name="ce3">
            <text:p>1298462893</text:p>
          </table:table-cell>
          <table:table-cell office:value-type="float" office:value="183464047" table:style-name="ce3">
            <text:p>183464047</text:p>
          </table:table-cell>
          <table:table-cell office:value-type="float" office:value="8720" table:style-name="ce3">
            <text:p>8720</text:p>
          </table:table-cell>
          <table:table-cell office:value-type="float" office:value="1.4080721234724001" table:style-name="ce7">
            <text:p>1.408072123472400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521264074" table:style-name="ce3">
            <text:p>521264074</text:p>
          </table:table-cell>
          <table:table-cell office:value-type="float" office:value="1625025030" table:style-name="ce3">
            <text:p>1625025030</text:p>
          </table:table-cell>
          <table:table-cell office:value-type="float" office:value="937506514" table:style-name="ce3">
            <text:p>937506514</text:p>
          </table:table-cell>
          <table:table-cell office:value-type="float" office:value="8860" table:style-name="ce3">
            <text:p>8860</text:p>
          </table:table-cell>
          <table:table-cell office:value-type="float" office:value="1.02864056661731E-2" table:style-name="ce7">
            <text:p>0.010286405666173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1299491525" table:style-name="ce3">
            <text:p>1299491525</text:p>
          </table:table-cell>
          <table:table-cell office:value-type="float" office:value="211402258" table:style-name="ce3">
            <text:p>211402258</text:p>
          </table:table-cell>
          <table:table-cell office:value-type="float" office:value="1269931037" table:style-name="ce3">
            <text:p>1269931037</text:p>
          </table:table-cell>
          <table:table-cell office:value-type="float" office:value="9000" table:style-name="ce3">
            <text:p>9000</text:p>
          </table:table-cell>
          <table:table-cell office:value-type="float" office:value="1.9500700426331401" table:style-name="ce7">
            <text:p>1.950070042633140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645360515" table:style-name="ce3">
            <text:p>645360515</text:p>
          </table:table-cell>
          <table:table-cell office:value-type="float" office:value="1675573813" table:style-name="ce3">
            <text:p>1675573813</text:p>
          </table:table-cell>
          <table:table-cell office:value-type="float" office:value="1803170018" table:style-name="ce3">
            <text:p>1803170018</text:p>
          </table:table-cell>
          <table:table-cell office:value-type="float" office:value="9140" table:style-name="ce3">
            <text:p>9140</text:p>
          </table:table-cell>
          <table:table-cell office:value-type="float" office:value="0.24316637228791799" table:style-name="ce7">
            <text:p>0.243166372287918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781753205" table:style-name="ce3">
            <text:p>1781753205</text:p>
          </table:table-cell>
          <table:table-cell office:value-type="float" office:value="1708306079" table:style-name="ce3">
            <text:p>1708306079</text:p>
          </table:table-cell>
          <table:table-cell office:value-type="float" office:value="348502186" table:style-name="ce3">
            <text:p>348502186</text:p>
          </table:table-cell>
          <table:table-cell office:value-type="float" office:value="9280" table:style-name="ce3">
            <text:p>9280</text:p>
          </table:table-cell>
          <table:table-cell office:value-type="float" office:value="0.625372511218106" table:style-name="ce7">
            <text:p>0.625372511218106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414128723" table:style-name="ce3">
            <text:p>1414128723</text:p>
          </table:table-cell>
          <table:table-cell office:value-type="float" office:value="1612123100" table:style-name="ce3">
            <text:p>1612123100</text:p>
          </table:table-cell>
          <table:table-cell office:value-type="float" office:value="1786079013" table:style-name="ce3">
            <text:p>1786079013</text:p>
          </table:table-cell>
          <table:table-cell office:value-type="float" office:value="9420" table:style-name="ce3">
            <text:p>9420</text:p>
          </table:table-cell>
          <table:table-cell office:value-type="float" office:value="0.20451958574489901" table:style-name="ce7">
            <text:p>0.204519585744899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059915044" table:style-name="ce3">
            <text:p>1059915044</text:p>
          </table:table-cell>
          <table:table-cell office:value-type="float" office:value="740369300" table:style-name="ce3">
            <text:p>740369300</text:p>
          </table:table-cell>
          <table:table-cell office:value-type="float" office:value="1961549547" table:style-name="ce3">
            <text:p>1961549547</text:p>
          </table:table-cell>
          <table:table-cell office:value-type="float" office:value="9561" table:style-name="ce3">
            <text:p>9561</text:p>
          </table:table-cell>
          <table:table-cell office:value-type="float" office:value="0.554589794319854" table:style-name="ce7">
            <text:p>0.554589794319854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615284347" table:style-name="ce3">
            <text:p>615284347</text:p>
          </table:table-cell>
          <table:table-cell office:value-type="float" office:value="670526139" table:style-name="ce3">
            <text:p>670526139</text:p>
          </table:table-cell>
          <table:table-cell office:value-type="float" office:value="1471460991" table:style-name="ce3">
            <text:p>1471460991</text:p>
          </table:table-cell>
          <table:table-cell office:value-type="float" office:value="9702" table:style-name="ce3">
            <text:p>9702</text:p>
          </table:table-cell>
          <table:table-cell office:value-type="float" office:value="0.50121714576885201" table:style-name="ce7">
            <text:p>0.501217145768852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950254908" table:style-name="ce3">
            <text:p>950254908</text:p>
          </table:table-cell>
          <table:table-cell office:value-type="float" office:value="1654734896" table:style-name="ce3">
            <text:p>1654734896</text:p>
          </table:table-cell>
          <table:table-cell office:value-type="float" office:value="567763493" table:style-name="ce3">
            <text:p>567763493</text:p>
          </table:table-cell>
          <table:table-cell office:value-type="float" office:value="9843" table:style-name="ce3">
            <text:p>9843</text:p>
          </table:table-cell>
          <table:table-cell office:value-type="float" office:value="0.43443653323078002" table:style-name="ce7">
            <text:p>0.434436533230780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98348579" table:style-name="ce3">
            <text:p>98348579</text:p>
          </table:table-cell>
          <table:table-cell office:value-type="float" office:value="1746124944" table:style-name="ce3">
            <text:p>1746124944</text:p>
          </table:table-cell>
          <table:table-cell office:value-type="float" office:value="1343534330" table:style-name="ce3">
            <text:p>1343534330</text:p>
          </table:table-cell>
          <table:table-cell office:value-type="float" office:value="9984" table:style-name="ce3">
            <text:p>9984</text:p>
          </table:table-cell>
          <table:table-cell office:value-type="float" office:value="0.50070516436174595" table:style-name="ce7">
            <text:p>0.500705164361746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529641940" table:style-name="ce3">
            <text:p>1529641940</text:p>
          </table:table-cell>
          <table:table-cell office:value-type="float" office:value="2026586543" table:style-name="ce3">
            <text:p>2026586543</text:p>
          </table:table-cell>
          <table:table-cell office:value-type="float" office:value="186171106" table:style-name="ce3">
            <text:p>186171106</text:p>
          </table:table-cell>
          <table:table-cell office:value-type="float" office:value="126" table:style-name="ce3">
            <text:p>126</text:p>
          </table:table-cell>
          <table:table-cell office:value-type="float" office:value="0.49552330893159702" table:style-name="ce7">
            <text:p>0.495523308931597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1165335371" table:style-name="ce3">
            <text:p>1165335371</text:p>
          </table:table-cell>
          <table:table-cell office:value-type="float" office:value="739296524" table:style-name="ce3">
            <text:p>739296524</text:p>
          </table:table-cell>
          <table:table-cell office:value-type="float" office:value="1760556322" table:style-name="ce3">
            <text:p>1760556322</text:p>
          </table:table-cell>
          <table:table-cell office:value-type="float" office:value="268" table:style-name="ce3">
            <text:p>268</text:p>
          </table:table-cell>
          <table:table-cell office:value-type="float" office:value="0.34119328585048297" table:style-name="ce7">
            <text:p>0.341193285850483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740710637" table:style-name="ce3">
            <text:p>740710637</text:p>
          </table:table-cell>
          <table:table-cell office:value-type="float" office:value="1228820260" table:style-name="ce3">
            <text:p>1228820260</text:p>
          </table:table-cell>
          <table:table-cell office:value-type="float" office:value="1692842316" table:style-name="ce3">
            <text:p>1692842316</text:p>
          </table:table-cell>
          <table:table-cell office:value-type="float" office:value="410" table:style-name="ce3">
            <text:p>410</text:p>
          </table:table-cell>
          <table:table-cell office:value-type="float" office:value="1.0083635481851001" table:style-name="ce7">
            <text:p>1.008363548185100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60968602" table:style-name="ce3">
            <text:p>160968602</text:p>
          </table:table-cell>
          <table:table-cell office:value-type="float" office:value="719252844" table:style-name="ce3">
            <text:p>719252844</text:p>
          </table:table-cell>
          <table:table-cell office:value-type="float" office:value="675647514" table:style-name="ce3">
            <text:p>675647514</text:p>
          </table:table-cell>
          <table:table-cell office:value-type="float" office:value="552" table:style-name="ce3">
            <text:p>552</text:p>
          </table:table-cell>
          <table:table-cell office:value-type="float" office:value="0.56276511664833995" table:style-name="ce7">
            <text:p>0.562765116648340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717380981" table:style-name="ce3">
            <text:p>1717380981</text:p>
          </table:table-cell>
          <table:table-cell office:value-type="float" office:value="1846069316" table:style-name="ce3">
            <text:p>1846069316</text:p>
          </table:table-cell>
          <table:table-cell office:value-type="float" office:value="1828752900" table:style-name="ce3">
            <text:p>1828752900</text:p>
          </table:table-cell>
          <table:table-cell office:value-type="float" office:value="694" table:style-name="ce3">
            <text:p>694</text:p>
          </table:table-cell>
          <table:table-cell office:value-type="float" office:value="0.54989150566428802" table:style-name="ce7">
            <text:p>0.549891505664288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841918547" table:style-name="ce3">
            <text:p>1841918547</text:p>
          </table:table-cell>
          <table:table-cell office:value-type="float" office:value="308173004" table:style-name="ce3">
            <text:p>308173004</text:p>
          </table:table-cell>
          <table:table-cell office:value-type="float" office:value="206203244" table:style-name="ce3">
            <text:p>206203244</text:p>
          </table:table-cell>
          <table:table-cell office:value-type="float" office:value="836" table:style-name="ce3">
            <text:p>836</text:p>
          </table:table-cell>
          <table:table-cell office:value-type="float" office:value="0.49674693415147703" table:style-name="ce7">
            <text:p>0.496746934151477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148233508" table:style-name="ce3">
            <text:p>1148233508</text:p>
          </table:table-cell>
          <table:table-cell office:value-type="float" office:value="266799715" table:style-name="ce3">
            <text:p>266799715</text:p>
          </table:table-cell>
          <table:table-cell office:value-type="float" office:value="1330916580" table:style-name="ce3">
            <text:p>1330916580</text:p>
          </table:table-cell>
          <table:table-cell office:value-type="float" office:value="979" table:style-name="ce3">
            <text:p>979</text:p>
          </table:table-cell>
          <table:table-cell office:value-type="float" office:value="1.3439324715904" table:style-name="ce7">
            <text:p>1.343932471590400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1072508028" table:style-name="ce3">
            <text:p>1072508028</text:p>
          </table:table-cell>
          <table:table-cell office:value-type="float" office:value="974659369" table:style-name="ce3">
            <text:p>974659369</text:p>
          </table:table-cell>
          <table:table-cell office:value-type="float" office:value="322054093" table:style-name="ce3">
            <text:p>322054093</text:p>
          </table:table-cell>
          <table:table-cell office:value-type="float" office:value="1122" table:style-name="ce3">
            <text:p>1122</text:p>
          </table:table-cell>
          <table:table-cell office:value-type="float" office:value="0.10226606482743" table:style-name="ce7">
            <text:p>0.102266064827430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812168931" table:style-name="ce3">
            <text:p>1812168931</text:p>
          </table:table-cell>
          <table:table-cell office:value-type="float" office:value="1299275130" table:style-name="ce3">
            <text:p>1299275130</text:p>
          </table:table-cell>
          <table:table-cell office:value-type="float" office:value="123153131" table:style-name="ce3">
            <text:p>123153131</text:p>
          </table:table-cell>
          <table:table-cell office:value-type="float" office:value="1265" table:style-name="ce3">
            <text:p>1265</text:p>
          </table:table-cell>
          <table:table-cell office:value-type="float" office:value="0.292979537796139" table:style-name="ce7">
            <text:p>0.292979537796139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510127381" table:style-name="ce3">
            <text:p>1510127381</text:p>
          </table:table-cell>
          <table:table-cell office:value-type="float" office:value="1171134574" table:style-name="ce3">
            <text:p>1171134574</text:p>
          </table:table-cell>
          <table:table-cell office:value-type="float" office:value="1284698922" table:style-name="ce3">
            <text:p>1284698922</text:p>
          </table:table-cell>
          <table:table-cell office:value-type="float" office:value="1408" table:style-name="ce3">
            <text:p>1408</text:p>
          </table:table-cell>
          <table:table-cell office:value-type="float" office:value="2.30621754649429" table:style-name="ce7">
            <text:p>2.306217546494290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1749140403" table:style-name="ce3">
            <text:p>1749140403</text:p>
          </table:table-cell>
          <table:table-cell office:value-type="float" office:value="1775782217" table:style-name="ce3">
            <text:p>1775782217</text:p>
          </table:table-cell>
          <table:table-cell office:value-type="float" office:value="593155829" table:style-name="ce3">
            <text:p>593155829</text:p>
          </table:table-cell>
          <table:table-cell office:value-type="float" office:value="1552" table:style-name="ce3">
            <text:p>1552</text:p>
          </table:table-cell>
          <table:table-cell office:value-type="float" office:value="0.54558018057409197" table:style-name="ce7">
            <text:p>0.545580180574092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899095748" table:style-name="ce3">
            <text:p>899095748</text:p>
          </table:table-cell>
          <table:table-cell office:value-type="float" office:value="114416602" table:style-name="ce3">
            <text:p>114416602</text:p>
          </table:table-cell>
          <table:table-cell office:value-type="float" office:value="1546187381" table:style-name="ce3">
            <text:p>1546187381</text:p>
          </table:table-cell>
          <table:table-cell office:value-type="float" office:value="1696" table:style-name="ce3">
            <text:p>1696</text:p>
          </table:table-cell>
          <table:table-cell office:value-type="float" office:value="0.27475120735891101" table:style-name="ce7">
            <text:p>0.274751207358911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407289308" table:style-name="ce3">
            <text:p>1407289308</text:p>
          </table:table-cell>
          <table:table-cell office:value-type="float" office:value="1884263309" table:style-name="ce3">
            <text:p>1884263309</text:p>
          </table:table-cell>
          <table:table-cell office:value-type="float" office:value="212749509" table:style-name="ce3">
            <text:p>212749509</text:p>
          </table:table-cell>
          <table:table-cell office:value-type="float" office:value="1840" table:style-name="ce3">
            <text:p>1840</text:p>
          </table:table-cell>
          <table:table-cell office:value-type="float" office:value="1.78550658674047" table:style-name="ce7">
            <text:p>1.785506586740470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2073984131" table:style-name="ce3">
            <text:p>2073984131</text:p>
          </table:table-cell>
          <table:table-cell office:value-type="float" office:value="1685830310" table:style-name="ce3">
            <text:p>1685830310</text:p>
          </table:table-cell>
          <table:table-cell office:value-type="float" office:value="722258624" table:style-name="ce3">
            <text:p>722258624</text:p>
          </table:table-cell>
          <table:table-cell office:value-type="float" office:value="1984" table:style-name="ce3">
            <text:p>1984</text:p>
          </table:table-cell>
          <table:table-cell office:value-type="float" office:value="0.99847139883607605" table:style-name="ce7">
            <text:p>0.998471398836076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644199028" table:style-name="ce3">
            <text:p>1644199028</text:p>
          </table:table-cell>
          <table:table-cell office:value-type="float" office:value="1746481137" table:style-name="ce3">
            <text:p>1746481137</text:p>
          </table:table-cell>
          <table:table-cell office:value-type="float" office:value="1864133201" table:style-name="ce3">
            <text:p>1864133201</text:p>
          </table:table-cell>
          <table:table-cell office:value-type="float" office:value="2128" table:style-name="ce3">
            <text:p>2128</text:p>
          </table:table-cell>
          <table:table-cell office:value-type="float" office:value="0.66826817012140205" table:style-name="ce7">
            <text:p>0.668268170121402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233481132" table:style-name="ce3">
            <text:p>233481132</text:p>
          </table:table-cell>
          <table:table-cell office:value-type="float" office:value="1748799443" table:style-name="ce3">
            <text:p>1748799443</text:p>
          </table:table-cell>
          <table:table-cell office:value-type="float" office:value="1012059480" table:style-name="ce3">
            <text:p>1012059480</text:p>
          </table:table-cell>
          <table:table-cell office:value-type="float" office:value="2272" table:style-name="ce3">
            <text:p>2272</text:p>
          </table:table-cell>
          <table:table-cell office:value-type="float" office:value="0.48008270667334901" table:style-name="ce7">
            <text:p>0.480082706673349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664760627" table:style-name="ce3">
            <text:p>664760627</text:p>
          </table:table-cell>
          <table:table-cell office:value-type="float" office:value="1216917368" table:style-name="ce3">
            <text:p>1216917368</text:p>
          </table:table-cell>
          <table:table-cell office:value-type="float" office:value="6313200" table:style-name="ce3">
            <text:p>6313200</text:p>
          </table:table-cell>
          <table:table-cell office:value-type="float" office:value="2417" table:style-name="ce3">
            <text:p>2417</text:p>
          </table:table-cell>
          <table:table-cell office:value-type="float" office:value="0.99646747573011596" table:style-name="ce7">
            <text:p>0.996467475730116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421921093" table:style-name="ce3">
            <text:p>1421921093</text:p>
          </table:table-cell>
          <table:table-cell office:value-type="float" office:value="152178279" table:style-name="ce3">
            <text:p>152178279</text:p>
          </table:table-cell>
          <table:table-cell office:value-type="float" office:value="1780489153" table:style-name="ce3">
            <text:p>1780489153</text:p>
          </table:table-cell>
          <table:table-cell office:value-type="float" office:value="2562" table:style-name="ce3">
            <text:p>2562</text:p>
          </table:table-cell>
          <table:table-cell office:value-type="float" office:value="1.13834345452434" table:style-name="ce7">
            <text:p>1.138343454524340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029775107" table:style-name="ce3">
            <text:p>1029775107</text:p>
          </table:table-cell>
          <table:table-cell office:value-type="float" office:value="698166069" table:style-name="ce3">
            <text:p>698166069</text:p>
          </table:table-cell>
          <table:table-cell office:value-type="float" office:value="524955332" table:style-name="ce3">
            <text:p>524955332</text:p>
          </table:table-cell>
          <table:table-cell office:value-type="float" office:value="2707" table:style-name="ce3">
            <text:p>2707</text:p>
          </table:table-cell>
          <table:table-cell office:value-type="float" office:value="0.203329440163345" table:style-name="ce7">
            <text:p>0.203329440163345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859504116" table:style-name="ce3">
            <text:p>859504116</text:p>
          </table:table-cell>
          <table:table-cell office:value-type="float" office:value="671908254" table:style-name="ce3">
            <text:p>671908254</text:p>
          </table:table-cell>
          <table:table-cell office:value-type="float" office:value="32249467" table:style-name="ce3">
            <text:p>32249467</text:p>
          </table:table-cell>
          <table:table-cell office:value-type="float" office:value="2852" table:style-name="ce3">
            <text:p>2852</text:p>
          </table:table-cell>
          <table:table-cell office:value-type="float" office:value="1.30893340502628E-2" table:style-name="ce7">
            <text:p>0.013089334050263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1710661164" table:style-name="ce3">
            <text:p>1710661164</text:p>
          </table:table-cell>
          <table:table-cell office:value-type="float" office:value="2042856665" table:style-name="ce3">
            <text:p>2042856665</text:p>
          </table:table-cell>
          <table:table-cell office:value-type="float" office:value="259612718" table:style-name="ce3">
            <text:p>259612718</text:p>
          </table:table-cell>
          <table:table-cell office:value-type="float" office:value="2998" table:style-name="ce3">
            <text:p>2998</text:p>
          </table:table-cell>
          <table:table-cell office:value-type="float" office:value="1.0589512187102701" table:style-name="ce7">
            <text:p>1.058951218710270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571103924" table:style-name="ce3">
            <text:p>571103924</text:p>
          </table:table-cell>
          <table:table-cell office:value-type="float" office:value="1914932874" table:style-name="ce3">
            <text:p>1914932874</text:p>
          </table:table-cell>
          <table:table-cell office:value-type="float" office:value="2072540833" table:style-name="ce3">
            <text:p>2072540833</text:p>
          </table:table-cell>
          <table:table-cell office:value-type="float" office:value="3144" table:style-name="ce3">
            <text:p>3144</text:p>
          </table:table-cell>
          <table:table-cell office:value-type="float" office:value="3.9993576621298099E-2" table:style-name="ce7">
            <text:p>0.039993576621298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439227755" table:style-name="ce3">
            <text:p>1439227755</text:p>
          </table:table-cell>
          <table:table-cell office:value-type="float" office:value="1693756317" table:style-name="ce3">
            <text:p>1693756317</text:p>
          </table:table-cell>
          <table:table-cell office:value-type="float" office:value="1328109018" table:style-name="ce3">
            <text:p>1328109018</text:p>
          </table:table-cell>
          <table:table-cell office:value-type="float" office:value="3290" table:style-name="ce3">
            <text:p>3290</text:p>
          </table:table-cell>
          <table:table-cell office:value-type="float" office:value="2.8804644431018098" table:style-name="ce7">
            <text:p>2.880464443101810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992550860" table:style-name="ce3">
            <text:p>1992550860</text:p>
          </table:table-cell>
          <table:table-cell office:value-type="float" office:value="1518011094" table:style-name="ce3">
            <text:p>1518011094</text:p>
          </table:table-cell>
          <table:table-cell office:value-type="float" office:value="1552040617" table:style-name="ce3">
            <text:p>1552040617</text:p>
          </table:table-cell>
          <table:table-cell office:value-type="float" office:value="3436" table:style-name="ce3">
            <text:p>3436</text:p>
          </table:table-cell>
          <table:table-cell office:value-type="float" office:value="1.5806835743741701" table:style-name="ce7">
            <text:p>1.580683574374170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942297108" table:style-name="ce3">
            <text:p>942297108</text:p>
          </table:table-cell>
          <table:table-cell office:value-type="float" office:value="306645122" table:style-name="ce3">
            <text:p>306645122</text:p>
          </table:table-cell>
          <table:table-cell office:value-type="float" office:value="1636692357" table:style-name="ce3">
            <text:p>1636692357</text:p>
          </table:table-cell>
          <table:table-cell office:value-type="float" office:value="3582" table:style-name="ce3">
            <text:p>3582</text:p>
          </table:table-cell>
          <table:table-cell office:value-type="float" office:value="1.9196770996410501E-2" table:style-name="ce7">
            <text:p>0.019196770996411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1643073804" table:style-name="ce3">
            <text:p>1643073804</text:p>
          </table:table-cell>
          <table:table-cell office:value-type="float" office:value="1062672774" table:style-name="ce3">
            <text:p>1062672774</text:p>
          </table:table-cell>
          <table:table-cell office:value-type="float" office:value="1446210434" table:style-name="ce3">
            <text:p>1446210434</text:p>
          </table:table-cell>
          <table:table-cell office:value-type="float" office:value="3728" table:style-name="ce3">
            <text:p>3728</text:p>
          </table:table-cell>
          <table:table-cell office:value-type="float" office:value="2.1314184326861598" table:style-name="ce7">
            <text:p>2.131418432686160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649194195" table:style-name="ce3">
            <text:p>649194195</text:p>
          </table:table-cell>
          <table:table-cell office:value-type="float" office:value="1468746897" table:style-name="ce3">
            <text:p>1468746897</text:p>
          </table:table-cell>
          <table:table-cell office:value-type="float" office:value="755733063" table:style-name="ce3">
            <text:p>755733063</text:p>
          </table:table-cell>
          <table:table-cell office:value-type="float" office:value="3875" table:style-name="ce3">
            <text:p>3875</text:p>
          </table:table-cell>
          <table:table-cell office:value-type="float" office:value="3.4518659519785602" table:style-name="ce7">
            <text:p>3.451865951978560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789903525" table:style-name="ce3">
            <text:p>1789903525</text:p>
          </table:table-cell>
          <table:table-cell office:value-type="float" office:value="1395844531" table:style-name="ce3">
            <text:p>1395844531</text:p>
          </table:table-cell>
          <table:table-cell office:value-type="float" office:value="2114818451" table:style-name="ce3">
            <text:p>2114818451</text:p>
          </table:table-cell>
          <table:table-cell office:value-type="float" office:value="4022" table:style-name="ce3">
            <text:p>4022</text:p>
          </table:table-cell>
          <table:table-cell office:value-type="float" office:value="0.25414585473729601" table:style-name="ce7">
            <text:p>0.254145854737296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957603491" table:style-name="ce3">
            <text:p>957603491</text:p>
          </table:table-cell>
          <table:table-cell office:value-type="float" office:value="1598796056" table:style-name="ce3">
            <text:p>1598796056</text:p>
          </table:table-cell>
          <table:table-cell office:value-type="float" office:value="1406873782" table:style-name="ce3">
            <text:p>1406873782</text:p>
          </table:table-cell>
          <table:table-cell office:value-type="float" office:value="4169" table:style-name="ce3">
            <text:p>4169</text:p>
          </table:table-cell>
          <table:table-cell office:value-type="float" office:value="0.69330331836787495" table:style-name="ce7">
            <text:p>0.693303318367875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1199415125" table:style-name="ce3">
            <text:p>1199415125</text:p>
          </table:table-cell>
          <table:table-cell office:value-type="float" office:value="1325077319" table:style-name="ce3">
            <text:p>1325077319</text:p>
          </table:table-cell>
          <table:table-cell office:value-type="float" office:value="2140454954" table:style-name="ce3">
            <text:p>2140454954</text:p>
          </table:table-cell>
          <table:table-cell office:value-type="float" office:value="4316" table:style-name="ce3">
            <text:p>4316</text:p>
          </table:table-cell>
          <table:table-cell office:value-type="float" office:value="2.1215276934239" table:style-name="ce7">
            <text:p>2.121527693423900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41002098" table:style-name="ce3">
            <text:p>141002098</text:p>
          </table:table-cell>
          <table:table-cell office:value-type="float" office:value="3684821" table:style-name="ce3">
            <text:p>3684821</text:p>
          </table:table-cell>
          <table:table-cell office:value-type="float" office:value="851016695" table:style-name="ce3">
            <text:p>851016695</text:p>
          </table:table-cell>
          <table:table-cell office:value-type="float" office:value="4464" table:style-name="ce3">
            <text:p>4464</text:p>
          </table:table-cell>
          <table:table-cell office:value-type="float" office:value="0.68666773468355802" table:style-name="ce7">
            <text:p>0.686667734683558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147797341" table:style-name="ce3">
            <text:p>1147797341</text:p>
          </table:table-cell>
          <table:table-cell office:value-type="float" office:value="981314943" table:style-name="ce3">
            <text:p>981314943</text:p>
          </table:table-cell>
          <table:table-cell office:value-type="float" office:value="458662417" table:style-name="ce3">
            <text:p>458662417</text:p>
          </table:table-cell>
          <table:table-cell office:value-type="float" office:value="4612" table:style-name="ce3">
            <text:p>4612</text:p>
          </table:table-cell>
          <table:table-cell office:value-type="float" office:value="0.58607359553867799" table:style-name="ce7">
            <text:p>0.586073595538678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84300202" table:style-name="ce3">
            <text:p>184300202</text:p>
          </table:table-cell>
          <table:table-cell office:value-type="float" office:value="1559758973" table:style-name="ce3">
            <text:p>1559758973</text:p>
          </table:table-cell>
          <table:table-cell office:value-type="float" office:value="1351767639" table:style-name="ce3">
            <text:p>1351767639</text:p>
          </table:table-cell>
          <table:table-cell office:value-type="float" office:value="4760" table:style-name="ce3">
            <text:p>4760</text:p>
          </table:table-cell>
          <table:table-cell office:value-type="float" office:value="0.41694029945112498" table:style-name="ce7">
            <text:p>0.416940299451125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862074598" table:style-name="ce3">
            <text:p>862074598</text:p>
          </table:table-cell>
          <table:table-cell office:value-type="float" office:value="526719351" table:style-name="ce3">
            <text:p>526719351</text:p>
          </table:table-cell>
          <table:table-cell office:value-type="float" office:value="769315606" table:style-name="ce3">
            <text:p>769315606</text:p>
          </table:table-cell>
          <table:table-cell office:value-type="float" office:value="4908" table:style-name="ce3">
            <text:p>4908</text:p>
          </table:table-cell>
          <table:table-cell office:value-type="float" office:value="2.2013548470800002" table:style-name="ce7">
            <text:p>2.201354847080000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1963079178" table:style-name="ce3">
            <text:p>1963079178</text:p>
          </table:table-cell>
          <table:table-cell office:value-type="float" office:value="2007387237" table:style-name="ce3">
            <text:p>2007387237</text:p>
          </table:table-cell>
          <table:table-cell office:value-type="float" office:value="928705203" table:style-name="ce3">
            <text:p>928705203</text:p>
          </table:table-cell>
          <table:table-cell office:value-type="float" office:value="5056" table:style-name="ce3">
            <text:p>5056</text:p>
          </table:table-cell>
          <table:table-cell office:value-type="float" office:value="0.26167100794922599" table:style-name="ce7">
            <text:p>0.261671007949226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680460421" table:style-name="ce3">
            <text:p>1680460421</text:p>
          </table:table-cell>
          <table:table-cell office:value-type="float" office:value="861398318" table:style-name="ce3">
            <text:p>861398318</text:p>
          </table:table-cell>
          <table:table-cell office:value-type="float" office:value="1309788295" table:style-name="ce3">
            <text:p>1309788295</text:p>
          </table:table-cell>
          <table:table-cell office:value-type="float" office:value="5204" table:style-name="ce3">
            <text:p>5204</text:p>
          </table:table-cell>
          <table:table-cell office:value-type="float" office:value="0.32601373106092901" table:style-name="ce7">
            <text:p>0.326013731060929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940840898" table:style-name="ce3">
            <text:p>1940840898</text:p>
          </table:table-cell>
          <table:table-cell office:value-type="float" office:value="2134224778" table:style-name="ce3">
            <text:p>2134224778</text:p>
          </table:table-cell>
          <table:table-cell office:value-type="float" office:value="1114668943" table:style-name="ce3">
            <text:p>1114668943</text:p>
          </table:table-cell>
          <table:table-cell office:value-type="float" office:value="5353" table:style-name="ce3">
            <text:p>5353</text:p>
          </table:table-cell>
          <table:table-cell office:value-type="float" office:value="2.00252274078106" table:style-name="ce7">
            <text:p>2.002522740781060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1583843213" table:style-name="ce3">
            <text:p>1583843213</text:p>
          </table:table-cell>
          <table:table-cell office:value-type="float" office:value="757796510" table:style-name="ce3">
            <text:p>757796510</text:p>
          </table:table-cell>
          <table:table-cell office:value-type="float" office:value="1665457576" table:style-name="ce3">
            <text:p>1665457576</text:p>
          </table:table-cell>
          <table:table-cell office:value-type="float" office:value="5502" table:style-name="ce3">
            <text:p>5502</text:p>
          </table:table-cell>
          <table:table-cell office:value-type="float" office:value="0.95767275883687897" table:style-name="ce7">
            <text:p>0.957672758836879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1593063930" table:style-name="ce3">
            <text:p>1593063930</text:p>
          </table:table-cell>
          <table:table-cell office:value-type="float" office:value="371141593" table:style-name="ce3">
            <text:p>371141593</text:p>
          </table:table-cell>
          <table:table-cell office:value-type="float" office:value="1958875500" table:style-name="ce3">
            <text:p>1958875500</text:p>
          </table:table-cell>
          <table:table-cell office:value-type="float" office:value="5651" table:style-name="ce3">
            <text:p>5651</text:p>
          </table:table-cell>
          <table:table-cell office:value-type="float" office:value="0.95758485841096697" table:style-name="ce7">
            <text:p>0.957584858410967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946831893" table:style-name="ce3">
            <text:p>1946831893</text:p>
          </table:table-cell>
          <table:table-cell office:value-type="float" office:value="1849066379" table:style-name="ce3">
            <text:p>1849066379</text:p>
          </table:table-cell>
          <table:table-cell office:value-type="float" office:value="613820770" table:style-name="ce3">
            <text:p>613820770</text:p>
          </table:table-cell>
          <table:table-cell office:value-type="float" office:value="5800" table:style-name="ce3">
            <text:p>5800</text:p>
          </table:table-cell>
          <table:table-cell office:value-type="float" office:value="0.56605443087943297" table:style-name="ce7">
            <text:p>0.566054430879433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342764723" table:style-name="ce3">
            <text:p>1342764723</text:p>
          </table:table-cell>
          <table:table-cell office:value-type="float" office:value="1311672992" table:style-name="ce3">
            <text:p>1311672992</text:p>
          </table:table-cell>
          <table:table-cell office:value-type="float" office:value="1935524718" table:style-name="ce3">
            <text:p>1935524718</text:p>
          </table:table-cell>
          <table:table-cell office:value-type="float" office:value="5950" table:style-name="ce3">
            <text:p>5950</text:p>
          </table:table-cell>
          <table:table-cell office:value-type="float" office:value="1.18336454619251" table:style-name="ce7">
            <text:p>1.183364546192510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2088526277" table:style-name="ce3">
            <text:p>2088526277</text:p>
          </table:table-cell>
          <table:table-cell office:value-type="float" office:value="1965793248" table:style-name="ce3">
            <text:p>1965793248</text:p>
          </table:table-cell>
          <table:table-cell office:value-type="float" office:value="1610999675" table:style-name="ce3">
            <text:p>1610999675</text:p>
          </table:table-cell>
          <table:table-cell office:value-type="float" office:value="6100" table:style-name="ce3">
            <text:p>6100</text:p>
          </table:table-cell>
          <table:table-cell office:value-type="float" office:value="0.89570674910616499" table:style-name="ce7">
            <text:p>0.895706749106165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240910978" table:style-name="ce3">
            <text:p>1240910978</text:p>
          </table:table-cell>
          <table:table-cell office:value-type="float" office:value="2137186207" table:style-name="ce3">
            <text:p>2137186207</text:p>
          </table:table-cell>
          <table:table-cell office:value-type="float" office:value="1463862312" table:style-name="ce3">
            <text:p>1463862312</text:p>
          </table:table-cell>
          <table:table-cell office:value-type="float" office:value="6250" table:style-name="ce3">
            <text:p>6250</text:p>
          </table:table-cell>
          <table:table-cell office:value-type="float" office:value="0.135909052727514" table:style-name="ce7">
            <text:p>0.135909052727514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1777101517" table:style-name="ce3">
            <text:p>1777101517</text:p>
          </table:table-cell>
          <table:table-cell office:value-type="float" office:value="1573363421" table:style-name="ce3">
            <text:p>1573363421</text:p>
          </table:table-cell>
          <table:table-cell office:value-type="float" office:value="473217474" table:style-name="ce3">
            <text:p>473217474</text:p>
          </table:table-cell>
          <table:table-cell office:value-type="float" office:value="6400" table:style-name="ce3">
            <text:p>6400</text:p>
          </table:table-cell>
          <table:table-cell office:value-type="float" office:value="0.76243432510701503" table:style-name="ce7">
            <text:p>0.762434325107015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542619835" table:style-name="ce3">
            <text:p>542619835</text:p>
          </table:table-cell>
          <table:table-cell office:value-type="float" office:value="942922902" table:style-name="ce3">
            <text:p>942922902</text:p>
          </table:table-cell>
          <table:table-cell office:value-type="float" office:value="1600259047" table:style-name="ce3">
            <text:p>1600259047</text:p>
          </table:table-cell>
          <table:table-cell office:value-type="float" office:value="6550" table:style-name="ce3">
            <text:p>6550</text:p>
          </table:table-cell>
          <table:table-cell office:value-type="float" office:value="0.30535445836788799" table:style-name="ce7">
            <text:p>0.305354458367888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595997437" table:style-name="ce3">
            <text:p>1595997437</text:p>
          </table:table-cell>
          <table:table-cell office:value-type="float" office:value="87135681" table:style-name="ce3">
            <text:p>87135681</text:p>
          </table:table-cell>
          <table:table-cell office:value-type="float" office:value="1522162903" table:style-name="ce3">
            <text:p>1522162903</text:p>
          </table:table-cell>
          <table:table-cell office:value-type="float" office:value="6700" table:style-name="ce3">
            <text:p>6700</text:p>
          </table:table-cell>
          <table:table-cell office:value-type="float" office:value="0.75528131326001002" table:style-name="ce7">
            <text:p>0.755281313260010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1858160139" table:style-name="ce3">
            <text:p>1858160139</text:p>
          </table:table-cell>
          <table:table-cell office:value-type="float" office:value="626377026" table:style-name="ce3">
            <text:p>626377026</text:p>
          </table:table-cell>
          <table:table-cell office:value-type="float" office:value="972812934" table:style-name="ce3">
            <text:p>972812934</text:p>
          </table:table-cell>
          <table:table-cell office:value-type="float" office:value="6851" table:style-name="ce3">
            <text:p>6851</text:p>
          </table:table-cell>
          <table:table-cell office:value-type="float" office:value="1.1903539606746201" table:style-name="ce7">
            <text:p>1.190353960674620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1390246957" table:style-name="ce3">
            <text:p>1390246957</text:p>
          </table:table-cell>
          <table:table-cell office:value-type="float" office:value="826491846" table:style-name="ce3">
            <text:p>826491846</text:p>
          </table:table-cell>
          <table:table-cell office:value-type="float" office:value="1947428914" table:style-name="ce3">
            <text:p>1947428914</text:p>
          </table:table-cell>
          <table:table-cell office:value-type="float" office:value="7002" table:style-name="ce3">
            <text:p>7002</text:p>
          </table:table-cell>
          <table:table-cell office:value-type="float" office:value="2.4301483707827498" table:style-name="ce7">
            <text:p>2.430148370782750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258516059" table:style-name="ce3">
            <text:p>1258516059</text:p>
          </table:table-cell>
          <table:table-cell office:value-type="float" office:value="1469041489" table:style-name="ce3">
            <text:p>1469041489</text:p>
          </table:table-cell>
          <table:table-cell office:value-type="float" office:value="829133931" table:style-name="ce3">
            <text:p>829133931</text:p>
          </table:table-cell>
          <table:table-cell office:value-type="float" office:value="7153" table:style-name="ce3">
            <text:p>7153</text:p>
          </table:table-cell>
          <table:table-cell office:value-type="float" office:value="5.5336645625808201E-2" table:style-name="ce7">
            <text:p>0.055336645625808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312954460" table:style-name="ce3">
            <text:p>1312954460</text:p>
          </table:table-cell>
          <table:table-cell office:value-type="float" office:value="1375756786" table:style-name="ce3">
            <text:p>1375756786</text:p>
          </table:table-cell>
          <table:table-cell office:value-type="float" office:value="1017338432" table:style-name="ce3">
            <text:p>1017338432</text:p>
          </table:table-cell>
          <table:table-cell office:value-type="float" office:value="7304" table:style-name="ce3">
            <text:p>7304</text:p>
          </table:table-cell>
          <table:table-cell office:value-type="float" office:value="2.39933019214982" table:style-name="ce7">
            <text:p>2.399330192149820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431126019" table:style-name="ce3">
            <text:p>1431126019</text:p>
          </table:table-cell>
          <table:table-cell office:value-type="float" office:value="1475552726" table:style-name="ce3">
            <text:p>1475552726</text:p>
          </table:table-cell>
          <table:table-cell office:value-type="float" office:value="413663471" table:style-name="ce3">
            <text:p>413663471</text:p>
          </table:table-cell>
          <table:table-cell office:value-type="float" office:value="7456" table:style-name="ce3">
            <text:p>7456</text:p>
          </table:table-cell>
          <table:table-cell office:value-type="float" office:value="0.93560375615065905" table:style-name="ce7">
            <text:p>0.935603756150659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118143733" table:style-name="ce3">
            <text:p>1118143733</text:p>
          </table:table-cell>
          <table:table-cell office:value-type="float" office:value="766472578" table:style-name="ce3">
            <text:p>766472578</text:p>
          </table:table-cell>
          <table:table-cell office:value-type="float" office:value="825413522" table:style-name="ce3">
            <text:p>825413522</text:p>
          </table:table-cell>
          <table:table-cell office:value-type="float" office:value="7608" table:style-name="ce3">
            <text:p>7608</text:p>
          </table:table-cell>
          <table:table-cell office:value-type="float" office:value="2.9775153339390599" table:style-name="ce7">
            <text:p>2.977515333939060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12316882" table:style-name="ce3">
            <text:p>12316882</text:p>
          </table:table-cell>
          <table:table-cell office:value-type="float" office:value="2056279173" table:style-name="ce3">
            <text:p>2056279173</text:p>
          </table:table-cell>
          <table:table-cell office:value-type="float" office:value="2093707298" table:style-name="ce3">
            <text:p>2093707298</text:p>
          </table:table-cell>
          <table:table-cell office:value-type="float" office:value="7760" table:style-name="ce3">
            <text:p>7760</text:p>
          </table:table-cell>
          <table:table-cell office:value-type="float" office:value="0.218595167758493" table:style-name="ce7">
            <text:p>0.218595167758493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851405566" table:style-name="ce3">
            <text:p>851405566</text:p>
          </table:table-cell>
          <table:table-cell office:value-type="float" office:value="1144389006" table:style-name="ce3">
            <text:p>1144389006</text:p>
          </table:table-cell>
          <table:table-cell office:value-type="float" office:value="2109333289" table:style-name="ce3">
            <text:p>2109333289</text:p>
          </table:table-cell>
          <table:table-cell office:value-type="float" office:value="7912" table:style-name="ce3">
            <text:p>7912</text:p>
          </table:table-cell>
          <table:table-cell office:value-type="float" office:value="0.67890901407357696" table:style-name="ce7">
            <text:p>0.678909014073577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889801137" table:style-name="ce3">
            <text:p>889801137</text:p>
          </table:table-cell>
          <table:table-cell office:value-type="float" office:value="1244657833" table:style-name="ce3">
            <text:p>1244657833</text:p>
          </table:table-cell>
          <table:table-cell office:value-type="float" office:value="458836571" table:style-name="ce3">
            <text:p>458836571</text:p>
          </table:table-cell>
          <table:table-cell office:value-type="float" office:value="8064" table:style-name="ce3">
            <text:p>8064</text:p>
          </table:table-cell>
          <table:table-cell office:value-type="float" office:value="1.2790829344006001" table:style-name="ce7">
            <text:p>1.279082934400600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1959068534" table:style-name="ce3">
            <text:p>1959068534</text:p>
          </table:table-cell>
          <table:table-cell office:value-type="float" office:value="1463347706" table:style-name="ce3">
            <text:p>1463347706</text:p>
          </table:table-cell>
          <table:table-cell office:value-type="float" office:value="1292432918" table:style-name="ce3">
            <text:p>1292432918</text:p>
          </table:table-cell>
          <table:table-cell office:value-type="float" office:value="8216" table:style-name="ce3">
            <text:p>8216</text:p>
          </table:table-cell>
          <table:table-cell office:value-type="float" office:value="2.2012018625091399" table:style-name="ce7">
            <text:p>2.201201862509140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845559802" table:style-name="ce3">
            <text:p>845559802</text:p>
          </table:table-cell>
          <table:table-cell office:value-type="float" office:value="1873067501" table:style-name="ce3">
            <text:p>1873067501</text:p>
          </table:table-cell>
          <table:table-cell office:value-type="float" office:value="1854691784" table:style-name="ce3">
            <text:p>1854691784</text:p>
          </table:table-cell>
          <table:table-cell office:value-type="float" office:value="8369" table:style-name="ce3">
            <text:p>8369</text:p>
          </table:table-cell>
          <table:table-cell office:value-type="float" office:value="1.0608139727097501" table:style-name="ce7">
            <text:p>1.060813972709750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424293397" table:style-name="ce3">
            <text:p>1424293397</text:p>
          </table:table-cell>
          <table:table-cell office:value-type="float" office:value="215693767" table:style-name="ce3">
            <text:p>215693767</text:p>
          </table:table-cell>
          <table:table-cell office:value-type="float" office:value="1448950214" table:style-name="ce3">
            <text:p>1448950214</text:p>
          </table:table-cell>
          <table:table-cell office:value-type="float" office:value="8522" table:style-name="ce3">
            <text:p>8522</text:p>
          </table:table-cell>
          <table:table-cell office:value-type="float" office:value="1.18269727174302" table:style-name="ce7">
            <text:p>1.182697271743020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98899122" table:style-name="ce3">
            <text:p>98899122</text:p>
          </table:table-cell>
          <table:table-cell office:value-type="float" office:value="1616424277" table:style-name="ce3">
            <text:p>1616424277</text:p>
          </table:table-cell>
          <table:table-cell office:value-type="float" office:value="1950266557" table:style-name="ce3">
            <text:p>1950266557</text:p>
          </table:table-cell>
          <table:table-cell office:value-type="float" office:value="8675" table:style-name="ce3">
            <text:p>8675</text:p>
          </table:table-cell>
          <table:table-cell office:value-type="float" office:value="1.57895780046693" table:style-name="ce7">
            <text:p>1.578957800466930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45199902" table:style-name="ce3">
            <text:p>45199902</text:p>
          </table:table-cell>
          <table:table-cell office:value-type="float" office:value="1314850814" table:style-name="ce3">
            <text:p>1314850814</text:p>
          </table:table-cell>
          <table:table-cell office:value-type="float" office:value="2097265255" table:style-name="ce3">
            <text:p>2097265255</text:p>
          </table:table-cell>
          <table:table-cell office:value-type="float" office:value="8828" table:style-name="ce3">
            <text:p>8828</text:p>
          </table:table-cell>
          <table:table-cell office:value-type="float" office:value="9.4165226787228495E-2" table:style-name="ce7">
            <text:p>0.094165226787229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613025169" table:style-name="ce3">
            <text:p>1613025169</text:p>
          </table:table-cell>
          <table:table-cell office:value-type="float" office:value="1931155449" table:style-name="ce3">
            <text:p>1931155449</text:p>
          </table:table-cell>
          <table:table-cell office:value-type="float" office:value="948297507" table:style-name="ce3">
            <text:p>948297507</text:p>
          </table:table-cell>
          <table:table-cell office:value-type="float" office:value="8982" table:style-name="ce3">
            <text:p>8982</text:p>
          </table:table-cell>
          <table:table-cell office:value-type="float" office:value="0.59904310250138604" table:style-name="ce7">
            <text:p>0.599043102501386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280443031" table:style-name="ce3">
            <text:p>280443031</text:p>
          </table:table-cell>
          <table:table-cell office:value-type="float" office:value="1900693483" table:style-name="ce3">
            <text:p>1900693483</text:p>
          </table:table-cell>
          <table:table-cell office:value-type="float" office:value="1812143615" table:style-name="ce3">
            <text:p>1812143615</text:p>
          </table:table-cell>
          <table:table-cell office:value-type="float" office:value="9136" table:style-name="ce3">
            <text:p>9136</text:p>
          </table:table-cell>
          <table:table-cell office:value-type="float" office:value="2.85877764710767" table:style-name="ce7">
            <text:p>2.858777647107670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826898305" table:style-name="ce3">
            <text:p>1826898305</text:p>
          </table:table-cell>
          <table:table-cell office:value-type="float" office:value="466212800" table:style-name="ce3">
            <text:p>466212800</text:p>
          </table:table-cell>
          <table:table-cell office:value-type="float" office:value="508617229" table:style-name="ce3">
            <text:p>508617229</text:p>
          </table:table-cell>
          <table:table-cell office:value-type="float" office:value="9290" table:style-name="ce3">
            <text:p>9290</text:p>
          </table:table-cell>
          <table:table-cell office:value-type="float" office:value="0.587091333131744" table:style-name="ce7">
            <text:p>0.587091333131744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2106096678" table:style-name="ce3">
            <text:p>2106096678</text:p>
          </table:table-cell>
          <table:table-cell office:value-type="float" office:value="723355456" table:style-name="ce3">
            <text:p>723355456</text:p>
          </table:table-cell>
          <table:table-cell office:value-type="float" office:value="710783207" table:style-name="ce3">
            <text:p>710783207</text:p>
          </table:table-cell>
          <table:table-cell office:value-type="float" office:value="9444" table:style-name="ce3">
            <text:p>9444</text:p>
          </table:table-cell>
          <table:table-cell office:value-type="float" office:value="1.9546342560313501" table:style-name="ce7">
            <text:p>1.954634256031350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193897161" table:style-name="ce3">
            <text:p>193897161</text:p>
          </table:table-cell>
          <table:table-cell office:value-type="float" office:value="144217536" table:style-name="ce3">
            <text:p>144217536</text:p>
          </table:table-cell>
          <table:table-cell office:value-type="float" office:value="182573596" table:style-name="ce3">
            <text:p>182573596</text:p>
          </table:table-cell>
          <table:table-cell office:value-type="float" office:value="9598" table:style-name="ce3">
            <text:p>9598</text:p>
          </table:table-cell>
          <table:table-cell office:value-type="float" office:value="2.0477289013944402" table:style-name="ce7">
            <text:p>2.047728901394440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1096890910" table:style-name="ce3">
            <text:p>1096890910</text:p>
          </table:table-cell>
          <table:table-cell office:value-type="float" office:value="797557055" table:style-name="ce3">
            <text:p>797557055</text:p>
          </table:table-cell>
          <table:table-cell office:value-type="float" office:value="285538688" table:style-name="ce3">
            <text:p>285538688</text:p>
          </table:table-cell>
          <table:table-cell office:value-type="float" office:value="9752" table:style-name="ce3">
            <text:p>9752</text:p>
          </table:table-cell>
          <table:table-cell office:value-type="float" office:value="0.11364019790126299" table:style-name="ce7">
            <text:p>0.113640197901263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445889938" table:style-name="ce3">
            <text:p>1445889938</text:p>
          </table:table-cell>
          <table:table-cell office:value-type="float" office:value="1339835325" table:style-name="ce3">
            <text:p>1339835325</text:p>
          </table:table-cell>
          <table:table-cell office:value-type="float" office:value="501164016" table:style-name="ce3">
            <text:p>501164016</text:p>
          </table:table-cell>
          <table:table-cell office:value-type="float" office:value="9907" table:style-name="ce3">
            <text:p>9907</text:p>
          </table:table-cell>
          <table:table-cell office:value-type="float" office:value="1.1457588671291801" table:style-name="ce7">
            <text:p>1.145758867129180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47227198" table:style-name="ce3">
            <text:p>147227198</text:p>
          </table:table-cell>
          <table:table-cell office:value-type="float" office:value="860998455" table:style-name="ce3">
            <text:p>860998455</text:p>
          </table:table-cell>
          <table:table-cell office:value-type="float" office:value="1366446866" table:style-name="ce3">
            <text:p>1366446866</text:p>
          </table:table-cell>
          <table:table-cell office:value-type="float" office:value="62" table:style-name="ce3">
            <text:p>62</text:p>
          </table:table-cell>
          <table:table-cell office:value-type="float" office:value="0.101289667718009" table:style-name="ce7">
            <text:p>0.101289667718009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546354290" table:style-name="ce3">
            <text:p>546354290</text:p>
          </table:table-cell>
          <table:table-cell office:value-type="float" office:value="1697407397" table:style-name="ce3">
            <text:p>1697407397</text:p>
          </table:table-cell>
          <table:table-cell office:value-type="float" office:value="2002430337" table:style-name="ce3">
            <text:p>2002430337</text:p>
          </table:table-cell>
          <table:table-cell office:value-type="float" office:value="217" table:style-name="ce3">
            <text:p>217</text:p>
          </table:table-cell>
          <table:table-cell office:value-type="float" office:value="0.122770798952667" table:style-name="ce7">
            <text:p>0.122770798952667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2083956829" table:style-name="ce3">
            <text:p>2083956829</text:p>
          </table:table-cell>
          <table:table-cell office:value-type="float" office:value="287974638" table:style-name="ce3">
            <text:p>287974638</text:p>
          </table:table-cell>
          <table:table-cell office:value-type="float" office:value="76363501" table:style-name="ce3">
            <text:p>76363501</text:p>
          </table:table-cell>
          <table:table-cell office:value-type="float" office:value="372" table:style-name="ce3">
            <text:p>372</text:p>
          </table:table-cell>
          <table:table-cell office:value-type="float" office:value="0.70704980244385396" table:style-name="ce7">
            <text:p>0.707049802443854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1751609770" table:style-name="ce3">
            <text:p>1751609770</text:p>
          </table:table-cell>
          <table:table-cell office:value-type="float" office:value="1483501258" table:style-name="ce3">
            <text:p>1483501258</text:p>
          </table:table-cell>
          <table:table-cell office:value-type="float" office:value="822876165" table:style-name="ce3">
            <text:p>822876165</text:p>
          </table:table-cell>
          <table:table-cell office:value-type="float" office:value="528" table:style-name="ce3">
            <text:p>528</text:p>
          </table:table-cell>
          <table:table-cell office:value-type="float" office:value="4.3831236407754796E-3" table:style-name="ce7">
            <text:p>0.004383123640775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599557606" table:style-name="ce3">
            <text:p>1599557606</text:p>
          </table:table-cell>
          <table:table-cell office:value-type="float" office:value="2014268510" table:style-name="ce3">
            <text:p>2014268510</text:p>
          </table:table-cell>
          <table:table-cell office:value-type="float" office:value="1499104000" table:style-name="ce3">
            <text:p>1499104000</text:p>
          </table:table-cell>
          <table:table-cell office:value-type="float" office:value="684" table:style-name="ce3">
            <text:p>684</text:p>
          </table:table-cell>
          <table:table-cell office:value-type="float" office:value="9.8291899353817699E-2" table:style-name="ce7">
            <text:p>0.098291899353818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564378378" table:style-name="ce3">
            <text:p>1564378378</text:p>
          </table:table-cell>
          <table:table-cell office:value-type="float" office:value="881583385" table:style-name="ce3">
            <text:p>881583385</text:p>
          </table:table-cell>
          <table:table-cell office:value-type="float" office:value="1432484694" table:style-name="ce3">
            <text:p>1432484694</text:p>
          </table:table-cell>
          <table:table-cell office:value-type="float" office:value="840" table:style-name="ce3">
            <text:p>840</text:p>
          </table:table-cell>
          <table:table-cell office:value-type="float" office:value="0.43552401977724398" table:style-name="ce7">
            <text:p>0.435524019777244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865096581" table:style-name="ce3">
            <text:p>865096581</text:p>
          </table:table-cell>
          <table:table-cell office:value-type="float" office:value="45920074" table:style-name="ce3">
            <text:p>45920074</text:p>
          </table:table-cell>
          <table:table-cell office:value-type="float" office:value="132137523" table:style-name="ce3">
            <text:p>132137523</text:p>
          </table:table-cell>
          <table:table-cell office:value-type="float" office:value="996" table:style-name="ce3">
            <text:p>996</text:p>
          </table:table-cell>
          <table:table-cell office:value-type="float" office:value="1.7707829013410501" table:style-name="ce7">
            <text:p>1.770782901341050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1213939907" table:style-name="ce3">
            <text:p>1213939907</text:p>
          </table:table-cell>
          <table:table-cell office:value-type="float" office:value="931139037" table:style-name="ce3">
            <text:p>931139037</text:p>
          </table:table-cell>
          <table:table-cell office:value-type="float" office:value="291373774" table:style-name="ce3">
            <text:p>291373774</text:p>
          </table:table-cell>
          <table:table-cell office:value-type="float" office:value="1152" table:style-name="ce3">
            <text:p>1152</text:p>
          </table:table-cell>
          <table:table-cell office:value-type="float" office:value="1.7758086907208099" table:style-name="ce7">
            <text:p>1.775808690720810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593360949" table:style-name="ce3">
            <text:p>1593360949</text:p>
          </table:table-cell>
          <table:table-cell office:value-type="float" office:value="878520726" table:style-name="ce3">
            <text:p>878520726</text:p>
          </table:table-cell>
          <table:table-cell office:value-type="float" office:value="1876198662" table:style-name="ce3">
            <text:p>1876198662</text:p>
          </table:table-cell>
          <table:table-cell office:value-type="float" office:value="1308" table:style-name="ce3">
            <text:p>1308</text:p>
          </table:table-cell>
          <table:table-cell office:value-type="float" office:value="1.7154012457227099" table:style-name="ce7">
            <text:p>1.715401245722710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496379283" table:style-name="ce3">
            <text:p>496379283</text:p>
          </table:table-cell>
          <table:table-cell office:value-type="float" office:value="1185774785" table:style-name="ce3">
            <text:p>1185774785</text:p>
          </table:table-cell>
          <table:table-cell office:value-type="float" office:value="1799594708" table:style-name="ce3">
            <text:p>1799594708</text:p>
          </table:table-cell>
          <table:table-cell office:value-type="float" office:value="1465" table:style-name="ce3">
            <text:p>1465</text:p>
          </table:table-cell>
          <table:table-cell office:value-type="float" office:value="1.1997948779419401" table:style-name="ce7">
            <text:p>1.199794877941940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820120549" table:style-name="ce3">
            <text:p>1820120549</text:p>
          </table:table-cell>
          <table:table-cell office:value-type="float" office:value="1355380291" table:style-name="ce3">
            <text:p>1355380291</text:p>
          </table:table-cell>
          <table:table-cell office:value-type="float" office:value="1021853690" table:style-name="ce3">
            <text:p>1021853690</text:p>
          </table:table-cell>
          <table:table-cell office:value-type="float" office:value="1622" table:style-name="ce3">
            <text:p>1622</text:p>
          </table:table-cell>
          <table:table-cell office:value-type="float" office:value="0.357158465558856" table:style-name="ce7">
            <text:p>0.357158465558856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2008984931" table:style-name="ce3">
            <text:p>2008984931</text:p>
          </table:table-cell>
          <table:table-cell office:value-type="float" office:value="1755275977" table:style-name="ce3">
            <text:p>1755275977</text:p>
          </table:table-cell>
          <table:table-cell office:value-type="float" office:value="891584313" table:style-name="ce3">
            <text:p>891584313</text:p>
          </table:table-cell>
          <table:table-cell office:value-type="float" office:value="1779" table:style-name="ce3">
            <text:p>1779</text:p>
          </table:table-cell>
          <table:table-cell office:value-type="float" office:value="0.56385601587166501" table:style-name="ce7">
            <text:p>0.563856015871665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124337812" table:style-name="ce3">
            <text:p>124337812</text:p>
          </table:table-cell>
          <table:table-cell office:value-type="float" office:value="480716890" table:style-name="ce3">
            <text:p>480716890</text:p>
          </table:table-cell>
          <table:table-cell office:value-type="float" office:value="947564924" table:style-name="ce3">
            <text:p>947564924</text:p>
          </table:table-cell>
          <table:table-cell office:value-type="float" office:value="1936" table:style-name="ce3">
            <text:p>1936</text:p>
          </table:table-cell>
          <table:table-cell office:value-type="float" office:value="0.132097773371918" table:style-name="ce7">
            <text:p>0.132097773371918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244016779" table:style-name="ce3">
            <text:p>244016779</text:p>
          </table:table-cell>
          <table:table-cell office:value-type="float" office:value="2119137550" table:style-name="ce3">
            <text:p>2119137550</text:p>
          </table:table-cell>
          <table:table-cell office:value-type="float" office:value="332764159" table:style-name="ce3">
            <text:p>332764159</text:p>
          </table:table-cell>
          <table:table-cell office:value-type="float" office:value="2094" table:style-name="ce3">
            <text:p>2094</text:p>
          </table:table-cell>
          <table:table-cell office:value-type="float" office:value="0.54374165275928699" table:style-name="ce7">
            <text:p>0.543741652759287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643720620" table:style-name="ce3">
            <text:p>1643720620</text:p>
          </table:table-cell>
          <table:table-cell office:value-type="float" office:value="1945922345" table:style-name="ce3">
            <text:p>1945922345</text:p>
          </table:table-cell>
          <table:table-cell office:value-type="float" office:value="1277659702" table:style-name="ce3">
            <text:p>1277659702</text:p>
          </table:table-cell>
          <table:table-cell office:value-type="float" office:value="2252" table:style-name="ce3">
            <text:p>2252</text:p>
          </table:table-cell>
          <table:table-cell office:value-type="float" office:value="0.67272984199780395" table:style-name="ce7">
            <text:p>0.672729841997804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782812468" table:style-name="ce3">
            <text:p>782812468</text:p>
          </table:table-cell>
          <table:table-cell office:value-type="float" office:value="1193165178" table:style-name="ce3">
            <text:p>1193165178</text:p>
          </table:table-cell>
          <table:table-cell office:value-type="float" office:value="1178247370" table:style-name="ce3">
            <text:p>1178247370</text:p>
          </table:table-cell>
          <table:table-cell office:value-type="float" office:value="2410" table:style-name="ce3">
            <text:p>2410</text:p>
          </table:table-cell>
          <table:table-cell office:value-type="float" office:value="8.4428784388269895E-2" table:style-name="ce7">
            <text:p>0.084428784388270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1244322028" table:style-name="ce3">
            <text:p>1244322028</text:p>
          </table:table-cell>
          <table:table-cell office:value-type="float" office:value="383042670" table:style-name="ce3">
            <text:p>383042670</text:p>
          </table:table-cell>
          <table:table-cell office:value-type="float" office:value="886456474" table:style-name="ce3">
            <text:p>886456474</text:p>
          </table:table-cell>
          <table:table-cell office:value-type="float" office:value="2568" table:style-name="ce3">
            <text:p>2568</text:p>
          </table:table-cell>
          <table:table-cell office:value-type="float" office:value="3.2433818017296799E-2" table:style-name="ce7">
            <text:p>0.032433818017297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124560372" table:style-name="ce3">
            <text:p>1124560372</text:p>
          </table:table-cell>
          <table:table-cell office:value-type="float" office:value="149704010" table:style-name="ce3">
            <text:p>149704010</text:p>
          </table:table-cell>
          <table:table-cell office:value-type="float" office:value="1644019431" table:style-name="ce3">
            <text:p>1644019431</text:p>
          </table:table-cell>
          <table:table-cell office:value-type="float" office:value="2726" table:style-name="ce3">
            <text:p>2726</text:p>
          </table:table-cell>
          <table:table-cell office:value-type="float" office:value="0.76422365224644395" table:style-name="ce7">
            <text:p>0.764223652246444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482586155" table:style-name="ce3">
            <text:p>482586155</text:p>
          </table:table-cell>
          <table:table-cell office:value-type="float" office:value="1745807326" table:style-name="ce3">
            <text:p>1745807326</text:p>
          </table:table-cell>
          <table:table-cell office:value-type="float" office:value="757408733" table:style-name="ce3">
            <text:p>757408733</text:p>
          </table:table-cell>
          <table:table-cell office:value-type="float" office:value="2884" table:style-name="ce3">
            <text:p>2884</text:p>
          </table:table-cell>
          <table:table-cell office:value-type="float" office:value="3.6362760171898199" table:style-name="ce7">
            <text:p>3.636276017189820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927252237" table:style-name="ce3">
            <text:p>1927252237</text:p>
          </table:table-cell>
          <table:table-cell office:value-type="float" office:value="537573274" table:style-name="ce3">
            <text:p>537573274</text:p>
          </table:table-cell>
          <table:table-cell office:value-type="float" office:value="1816012392" table:style-name="ce3">
            <text:p>1816012392</text:p>
          </table:table-cell>
          <table:table-cell office:value-type="float" office:value="3043" table:style-name="ce3">
            <text:p>3043</text:p>
          </table:table-cell>
          <table:table-cell office:value-type="float" office:value="2.1882807170629102" table:style-name="ce7">
            <text:p>2.188280717062910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832484474" table:style-name="ce3">
            <text:p>832484474</text:p>
          </table:table-cell>
          <table:table-cell office:value-type="float" office:value="398075598" table:style-name="ce3">
            <text:p>398075598</text:p>
          </table:table-cell>
          <table:table-cell office:value-type="float" office:value="1075819132" table:style-name="ce3">
            <text:p>1075819132</text:p>
          </table:table-cell>
          <table:table-cell office:value-type="float" office:value="3202" table:style-name="ce3">
            <text:p>3202</text:p>
          </table:table-cell>
          <table:table-cell office:value-type="float" office:value="0.33205869503707403" table:style-name="ce7">
            <text:p>0.332058695037074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710587797" table:style-name="ce3">
            <text:p>710587797</text:p>
          </table:table-cell>
          <table:table-cell office:value-type="float" office:value="1845261418" table:style-name="ce3">
            <text:p>1845261418</text:p>
          </table:table-cell>
          <table:table-cell office:value-type="float" office:value="1290282107" table:style-name="ce3">
            <text:p>1290282107</text:p>
          </table:table-cell>
          <table:table-cell office:value-type="float" office:value="3361" table:style-name="ce3">
            <text:p>3361</text:p>
          </table:table-cell>
          <table:table-cell office:value-type="float" office:value="1.25437170086656" table:style-name="ce7">
            <text:p>1.254371700866560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692537650" table:style-name="ce3">
            <text:p>692537650</text:p>
          </table:table-cell>
          <table:table-cell office:value-type="float" office:value="1046437181" table:style-name="ce3">
            <text:p>1046437181</text:p>
          </table:table-cell>
          <table:table-cell office:value-type="float" office:value="1428649395" table:style-name="ce3">
            <text:p>1428649395</text:p>
          </table:table-cell>
          <table:table-cell office:value-type="float" office:value="3520" table:style-name="ce3">
            <text:p>3520</text:p>
          </table:table-cell>
          <table:table-cell office:value-type="float" office:value="1.7344179644999" table:style-name="ce7">
            <text:p>1.734417964499900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18911390" table:style-name="ce3">
            <text:p>118911390</text:p>
          </table:table-cell>
          <table:table-cell office:value-type="float" office:value="408623031" table:style-name="ce3">
            <text:p>408623031</text:p>
          </table:table-cell>
          <table:table-cell office:value-type="float" office:value="625904577" table:style-name="ce3">
            <text:p>625904577</text:p>
          </table:table-cell>
          <table:table-cell office:value-type="float" office:value="3680" table:style-name="ce3">
            <text:p>3680</text:p>
          </table:table-cell>
          <table:table-cell office:value-type="float" office:value="2.6630693357669402" table:style-name="ce7">
            <text:p>2.663069335766940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1383939090" table:style-name="ce3">
            <text:p>1383939090</text:p>
          </table:table-cell>
          <table:table-cell office:value-type="float" office:value="1623738149" table:style-name="ce3">
            <text:p>1623738149</text:p>
          </table:table-cell>
          <table:table-cell office:value-type="float" office:value="2079749445" table:style-name="ce3">
            <text:p>2079749445</text:p>
          </table:table-cell>
          <table:table-cell office:value-type="float" office:value="3840" table:style-name="ce3">
            <text:p>3840</text:p>
          </table:table-cell>
          <table:table-cell office:value-type="float" office:value="1.48294992453471" table:style-name="ce7">
            <text:p>1.482949924534710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468894141" table:style-name="ce3">
            <text:p>468894141</text:p>
          </table:table-cell>
          <table:table-cell office:value-type="float" office:value="1769854319" table:style-name="ce3">
            <text:p>1769854319</text:p>
          </table:table-cell>
          <table:table-cell office:value-type="float" office:value="483598084" table:style-name="ce3">
            <text:p>483598084</text:p>
          </table:table-cell>
          <table:table-cell office:value-type="float" office:value="4000" table:style-name="ce3">
            <text:p>4000</text:p>
          </table:table-cell>
          <table:table-cell office:value-type="float" office:value="3.5402685328158302E-2" table:style-name="ce7">
            <text:p>0.035402685328158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586323274" table:style-name="ce3">
            <text:p>1586323274</text:p>
          </table:table-cell>
          <table:table-cell office:value-type="float" office:value="300449869" table:style-name="ce3">
            <text:p>300449869</text:p>
          </table:table-cell>
          <table:table-cell office:value-type="float" office:value="801424960" table:style-name="ce3">
            <text:p>801424960</text:p>
          </table:table-cell>
          <table:table-cell office:value-type="float" office:value="4160" table:style-name="ce3">
            <text:p>4160</text:p>
          </table:table-cell>
          <table:table-cell office:value-type="float" office:value="2.1614235098815402" table:style-name="ce7">
            <text:p>2.161423509881540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325776197" table:style-name="ce3">
            <text:p>325776197</text:p>
          </table:table-cell>
          <table:table-cell office:value-type="float" office:value="906395878" table:style-name="ce3">
            <text:p>906395878</text:p>
          </table:table-cell>
          <table:table-cell office:value-type="float" office:value="1449887578" table:style-name="ce3">
            <text:p>1449887578</text:p>
          </table:table-cell>
          <table:table-cell office:value-type="float" office:value="4320" table:style-name="ce3">
            <text:p>4320</text:p>
          </table:table-cell>
          <table:table-cell office:value-type="float" office:value="2.83860595279371" table:style-name="ce7">
            <text:p>2.838605952793710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384724226" table:style-name="ce3">
            <text:p>1384724226</text:p>
          </table:table-cell>
          <table:table-cell office:value-type="float" office:value="586777266" table:style-name="ce3">
            <text:p>586777266</text:p>
          </table:table-cell>
          <table:table-cell office:value-type="float" office:value="185699167" table:style-name="ce3">
            <text:p>185699167</text:p>
          </table:table-cell>
          <table:table-cell office:value-type="float" office:value="4480" table:style-name="ce3">
            <text:p>4480</text:p>
          </table:table-cell>
          <table:table-cell office:value-type="float" office:value="4.8757675350514198" table:style-name="ce7">
            <text:p>4.875767535051420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779773005" table:style-name="ce3">
            <text:p>779773005</text:p>
          </table:table-cell>
          <table:table-cell office:value-type="float" office:value="1805551637" table:style-name="ce3">
            <text:p>1805551637</text:p>
          </table:table-cell>
          <table:table-cell office:value-type="float" office:value="511539270" table:style-name="ce3">
            <text:p>511539270</text:p>
          </table:table-cell>
          <table:table-cell office:value-type="float" office:value="4641" table:style-name="ce3">
            <text:p>4641</text:p>
          </table:table-cell>
          <table:table-cell office:value-type="float" office:value="2.35621385713522" table:style-name="ce7">
            <text:p>2.356213857135220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1699674939" table:style-name="ce3">
            <text:p>1699674939</text:p>
          </table:table-cell>
          <table:table-cell office:value-type="float" office:value="1257281598" table:style-name="ce3">
            <text:p>1257281598</text:p>
          </table:table-cell>
          <table:table-cell office:value-type="float" office:value="1486225124" table:style-name="ce3">
            <text:p>1486225124</text:p>
          </table:table-cell>
          <table:table-cell office:value-type="float" office:value="4802" table:style-name="ce3">
            <text:p>4802</text:p>
          </table:table-cell>
          <table:table-cell office:value-type="float" office:value="0.128938684667468" table:style-name="ce7">
            <text:p>0.128938684667468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609214077" table:style-name="ce3">
            <text:p>609214077</text:p>
          </table:table-cell>
          <table:table-cell office:value-type="float" office:value="2031077562" table:style-name="ce3">
            <text:p>2031077562</text:p>
          </table:table-cell>
          <table:table-cell office:value-type="float" office:value="1111039798" table:style-name="ce3">
            <text:p>1111039798</text:p>
          </table:table-cell>
          <table:table-cell office:value-type="float" office:value="4963" table:style-name="ce3">
            <text:p>4963</text:p>
          </table:table-cell>
          <table:table-cell office:value-type="float" office:value="0.19882927833390801" table:style-name="ce7">
            <text:p>0.198829278333908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2006442122" table:style-name="ce3">
            <text:p>2006442122</text:p>
          </table:table-cell>
          <table:table-cell office:value-type="float" office:value="870930990" table:style-name="ce3">
            <text:p>870930990</text:p>
          </table:table-cell>
          <table:table-cell office:value-type="float" office:value="1174737888" table:style-name="ce3">
            <text:p>1174737888</text:p>
          </table:table-cell>
          <table:table-cell office:value-type="float" office:value="5124" table:style-name="ce3">
            <text:p>5124</text:p>
          </table:table-cell>
          <table:table-cell office:value-type="float" office:value="0.61852368456741902" table:style-name="ce7">
            <text:p>0.618523684567419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337019909" table:style-name="ce3">
            <text:p>337019909</text:p>
          </table:table-cell>
          <table:table-cell office:value-type="float" office:value="1978273417" table:style-name="ce3">
            <text:p>1978273417</text:p>
          </table:table-cell>
          <table:table-cell office:value-type="float" office:value="1243711278" table:style-name="ce3">
            <text:p>1243711278</text:p>
          </table:table-cell>
          <table:table-cell office:value-type="float" office:value="5286" table:style-name="ce3">
            <text:p>5286</text:p>
          </table:table-cell>
          <table:table-cell office:value-type="float" office:value="1.76954456040474" table:style-name="ce7">
            <text:p>1.769544560404740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1379230786" table:style-name="ce3">
            <text:p>1379230786</text:p>
          </table:table-cell>
          <table:table-cell office:value-type="float" office:value="1883712411" table:style-name="ce3">
            <text:p>1883712411</text:p>
          </table:table-cell>
          <table:table-cell office:value-type="float" office:value="72314881" table:style-name="ce3">
            <text:p>72314881</text:p>
          </table:table-cell>
          <table:table-cell office:value-type="float" office:value="5448" table:style-name="ce3">
            <text:p>5448</text:p>
          </table:table-cell>
          <table:table-cell office:value-type="float" office:value="0.50763435872879104" table:style-name="ce7">
            <text:p>0.507634358728791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793323790" table:style-name="ce3">
            <text:p>793323790</text:p>
          </table:table-cell>
          <table:table-cell office:value-type="float" office:value="2087748305" table:style-name="ce3">
            <text:p>2087748305</text:p>
          </table:table-cell>
          <table:table-cell office:value-type="float" office:value="1122508322" table:style-name="ce3">
            <text:p>1122508322</text:p>
          </table:table-cell>
          <table:table-cell office:value-type="float" office:value="5610" table:style-name="ce3">
            <text:p>5610</text:p>
          </table:table-cell>
          <table:table-cell office:value-type="float" office:value="0.504691509457736" table:style-name="ce7">
            <text:p>0.504691509457736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814451746" table:style-name="ce3">
            <text:p>1814451746</text:p>
          </table:table-cell>
          <table:table-cell office:value-type="float" office:value="2015529074" table:style-name="ce3">
            <text:p>2015529074</text:p>
          </table:table-cell>
          <table:table-cell office:value-type="float" office:value="148158216" table:style-name="ce3">
            <text:p>148158216</text:p>
          </table:table-cell>
          <table:table-cell office:value-type="float" office:value="5772" table:style-name="ce3">
            <text:p>5772</text:p>
          </table:table-cell>
          <table:table-cell office:value-type="float" office:value="1.38130822195178" table:style-name="ce7">
            <text:p>1.381308221951780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222693422" table:style-name="ce3">
            <text:p>1222693422</text:p>
          </table:table-cell>
          <table:table-cell office:value-type="float" office:value="1893308757" table:style-name="ce3">
            <text:p>1893308757</text:p>
          </table:table-cell>
          <table:table-cell office:value-type="float" office:value="472002359" table:style-name="ce3">
            <text:p>472002359</text:p>
          </table:table-cell>
          <table:table-cell office:value-type="float" office:value="5934" table:style-name="ce3">
            <text:p>5934</text:p>
          </table:table-cell>
          <table:table-cell office:value-type="float" office:value="0.69592876797082204" table:style-name="ce7">
            <text:p>0.695928767970822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537315841" table:style-name="ce3">
            <text:p>537315841</text:p>
          </table:table-cell>
          <table:table-cell office:value-type="float" office:value="1809959934" table:style-name="ce3">
            <text:p>1809959934</text:p>
          </table:table-cell>
          <table:table-cell office:value-type="float" office:value="583820886" table:style-name="ce3">
            <text:p>583820886</text:p>
          </table:table-cell>
          <table:table-cell office:value-type="float" office:value="6096" table:style-name="ce3">
            <text:p>6096</text:p>
          </table:table-cell>
          <table:table-cell office:value-type="float" office:value="0.41393986467524002" table:style-name="ce7">
            <text:p>0.413939864675240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498599846" table:style-name="ce3">
            <text:p>498599846</text:p>
          </table:table-cell>
          <table:table-cell office:value-type="float" office:value="262366202" table:style-name="ce3">
            <text:p>262366202</text:p>
          </table:table-cell>
          <table:table-cell office:value-type="float" office:value="1961120667" table:style-name="ce3">
            <text:p>1961120667</text:p>
          </table:table-cell>
          <table:table-cell office:value-type="float" office:value="6259" table:style-name="ce3">
            <text:p>6259</text:p>
          </table:table-cell>
          <table:table-cell office:value-type="float" office:value="1.7072219782190801" table:style-name="ce7">
            <text:p>1.707221978219080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486417226" table:style-name="ce3">
            <text:p>486417226</text:p>
          </table:table-cell>
          <table:table-cell office:value-type="float" office:value="316943341" table:style-name="ce3">
            <text:p>316943341</text:p>
          </table:table-cell>
          <table:table-cell office:value-type="float" office:value="1145641191" table:style-name="ce3">
            <text:p>1145641191</text:p>
          </table:table-cell>
          <table:table-cell office:value-type="float" office:value="6422" table:style-name="ce3">
            <text:p>6422</text:p>
          </table:table-cell>
          <table:table-cell office:value-type="float" office:value="0.27951473478129002" table:style-name="ce7">
            <text:p>0.279514734781290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891553094" table:style-name="ce3">
            <text:p>1891553094</text:p>
          </table:table-cell>
          <table:table-cell office:value-type="float" office:value="1687782343" table:style-name="ce3">
            <text:p>1687782343</text:p>
          </table:table-cell>
          <table:table-cell office:value-type="float" office:value="1690450784" table:style-name="ce3">
            <text:p>1690450784</text:p>
          </table:table-cell>
          <table:table-cell office:value-type="float" office:value="6585" table:style-name="ce3">
            <text:p>6585</text:p>
          </table:table-cell>
          <table:table-cell office:value-type="float" office:value="2.16292484521479" table:style-name="ce7">
            <text:p>2.162924845214790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2132409513" table:style-name="ce3">
            <text:p>2132409513</text:p>
          </table:table-cell>
          <table:table-cell office:value-type="float" office:value="831753044" table:style-name="ce3">
            <text:p>831753044</text:p>
          </table:table-cell>
          <table:table-cell office:value-type="float" office:value="911573868" table:style-name="ce3">
            <text:p>911573868</text:p>
          </table:table-cell>
          <table:table-cell office:value-type="float" office:value="6748" table:style-name="ce3">
            <text:p>6748</text:p>
          </table:table-cell>
          <table:table-cell office:value-type="float" office:value="0.21431036622591601" table:style-name="ce7">
            <text:p>0.214310366225916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52083518" table:style-name="ce3">
            <text:p>52083518</text:p>
          </table:table-cell>
          <table:table-cell office:value-type="float" office:value="537829884" table:style-name="ce3">
            <text:p>537829884</text:p>
          </table:table-cell>
          <table:table-cell office:value-type="float" office:value="2018945117" table:style-name="ce3">
            <text:p>2018945117</text:p>
          </table:table-cell>
          <table:table-cell office:value-type="float" office:value="6912" table:style-name="ce3">
            <text:p>6912</text:p>
          </table:table-cell>
          <table:table-cell office:value-type="float" office:value="0.16069705749826099" table:style-name="ce7">
            <text:p>0.160697057498261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341842289" table:style-name="ce3">
            <text:p>1341842289</text:p>
          </table:table-cell>
          <table:table-cell office:value-type="float" office:value="36169204" table:style-name="ce3">
            <text:p>36169204</text:p>
          </table:table-cell>
          <table:table-cell office:value-type="float" office:value="1543410716" table:style-name="ce3">
            <text:p>1543410716</text:p>
          </table:table-cell>
          <table:table-cell office:value-type="float" office:value="7076" table:style-name="ce3">
            <text:p>7076</text:p>
          </table:table-cell>
          <table:table-cell office:value-type="float" office:value="0.82223897842637295" table:style-name="ce7">
            <text:p>0.822238978426373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617563574" table:style-name="ce3">
            <text:p>1617563574</text:p>
          </table:table-cell>
          <table:table-cell office:value-type="float" office:value="1818997211" table:style-name="ce3">
            <text:p>1818997211</text:p>
          </table:table-cell>
          <table:table-cell office:value-type="float" office:value="1997287106" table:style-name="ce3">
            <text:p>1997287106</text:p>
          </table:table-cell>
          <table:table-cell office:value-type="float" office:value="7240" table:style-name="ce3">
            <text:p>7240</text:p>
          </table:table-cell>
          <table:table-cell office:value-type="float" office:value="2.82172015046691" table:style-name="ce7">
            <text:p>2.821720150466910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395488185" table:style-name="ce3">
            <text:p>1395488185</text:p>
          </table:table-cell>
          <table:table-cell office:value-type="float" office:value="1998460304" table:style-name="ce3">
            <text:p>1998460304</text:p>
          </table:table-cell>
          <table:table-cell office:value-type="float" office:value="1807149864" table:style-name="ce3">
            <text:p>1807149864</text:p>
          </table:table-cell>
          <table:table-cell office:value-type="float" office:value="7404" table:style-name="ce3">
            <text:p>7404</text:p>
          </table:table-cell>
          <table:table-cell office:value-type="float" office:value="0.72925086188063204" table:style-name="ce7">
            <text:p>0.729250861880632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301005486" table:style-name="ce3">
            <text:p>1301005486</text:p>
          </table:table-cell>
          <table:table-cell office:value-type="float" office:value="2062172336" table:style-name="ce3">
            <text:p>2062172336</text:p>
          </table:table-cell>
          <table:table-cell office:value-type="float" office:value="1042264458" table:style-name="ce3">
            <text:p>1042264458</text:p>
          </table:table-cell>
          <table:table-cell office:value-type="float" office:value="7568" table:style-name="ce3">
            <text:p>7568</text:p>
          </table:table-cell>
          <table:table-cell office:value-type="float" office:value="0.15746824570083601" table:style-name="ce7">
            <text:p>0.157468245700836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320699266" table:style-name="ce3">
            <text:p>320699266</text:p>
          </table:table-cell>
          <table:table-cell office:value-type="float" office:value="829342223" table:style-name="ce3">
            <text:p>829342223</text:p>
          </table:table-cell>
          <table:table-cell office:value-type="float" office:value="604348087" table:style-name="ce3">
            <text:p>604348087</text:p>
          </table:table-cell>
          <table:table-cell office:value-type="float" office:value="7732" table:style-name="ce3">
            <text:p>7732</text:p>
          </table:table-cell>
          <table:table-cell office:value-type="float" office:value="0.30998748767951001" table:style-name="ce7">
            <text:p>0.309987487679510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956090829" table:style-name="ce3">
            <text:p>1956090829</text:p>
          </table:table-cell>
          <table:table-cell office:value-type="float" office:value="1448822317" table:style-name="ce3">
            <text:p>1448822317</text:p>
          </table:table-cell>
          <table:table-cell office:value-type="float" office:value="1025000656" table:style-name="ce3">
            <text:p>1025000656</text:p>
          </table:table-cell>
          <table:table-cell office:value-type="float" office:value="7897" table:style-name="ce3">
            <text:p>7897</text:p>
          </table:table-cell>
          <table:table-cell office:value-type="float" office:value="0.17142715819593099" table:style-name="ce7">
            <text:p>0.171427158195931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91395770" table:style-name="ce3">
            <text:p>191395770</text:p>
          </table:table-cell>
          <table:table-cell office:value-type="float" office:value="1228853895" table:style-name="ce3">
            <text:p>1228853895</text:p>
          </table:table-cell>
          <table:table-cell office:value-type="float" office:value="565868673" table:style-name="ce3">
            <text:p>565868673</text:p>
          </table:table-cell>
          <table:table-cell office:value-type="float" office:value="8062" table:style-name="ce3">
            <text:p>8062</text:p>
          </table:table-cell>
          <table:table-cell office:value-type="float" office:value="0.64396534493521396" table:style-name="ce7">
            <text:p>0.643965344935214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2005685333" table:style-name="ce3">
            <text:p>2005685333</text:p>
          </table:table-cell>
          <table:table-cell office:value-type="float" office:value="776173460" table:style-name="ce3">
            <text:p>776173460</text:p>
          </table:table-cell>
          <table:table-cell office:value-type="float" office:value="1917848691" table:style-name="ce3">
            <text:p>1917848691</text:p>
          </table:table-cell>
          <table:table-cell office:value-type="float" office:value="8227" table:style-name="ce3">
            <text:p>8227</text:p>
          </table:table-cell>
          <table:table-cell office:value-type="float" office:value="1.6789026176544799" table:style-name="ce7">
            <text:p>1.678902617654480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502569074" table:style-name="ce3">
            <text:p>502569074</text:p>
          </table:table-cell>
          <table:table-cell office:value-type="float" office:value="39741116" table:style-name="ce3">
            <text:p>39741116</text:p>
          </table:table-cell>
          <table:table-cell office:value-type="float" office:value="584145728" table:style-name="ce3">
            <text:p>584145728</text:p>
          </table:table-cell>
          <table:table-cell office:value-type="float" office:value="8392" table:style-name="ce3">
            <text:p>8392</text:p>
          </table:table-cell>
          <table:table-cell office:value-type="float" office:value="4.3855094601741203E-2" table:style-name="ce7">
            <text:p>0.043855094601741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625239133" table:style-name="ce3">
            <text:p>625239133</text:p>
          </table:table-cell>
          <table:table-cell office:value-type="float" office:value="1842820148" table:style-name="ce3">
            <text:p>1842820148</text:p>
          </table:table-cell>
          <table:table-cell office:value-type="float" office:value="180353840" table:style-name="ce3">
            <text:p>180353840</text:p>
          </table:table-cell>
          <table:table-cell office:value-type="float" office:value="8558" table:style-name="ce3">
            <text:p>8558</text:p>
          </table:table-cell>
          <table:table-cell office:value-type="float" office:value="0.44876547924266302" table:style-name="ce7">
            <text:p>0.448765479242663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756618666" table:style-name="ce3">
            <text:p>756618666</text:p>
          </table:table-cell>
          <table:table-cell office:value-type="float" office:value="2109316252" table:style-name="ce3">
            <text:p>2109316252</text:p>
          </table:table-cell>
          <table:table-cell office:value-type="float" office:value="241912652" table:style-name="ce3">
            <text:p>241912652</text:p>
          </table:table-cell>
          <table:table-cell office:value-type="float" office:value="8724" table:style-name="ce3">
            <text:p>8724</text:p>
          </table:table-cell>
          <table:table-cell office:value-type="float" office:value="4.4044916838412602" table:style-name="ce7">
            <text:p>4.404491683841260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239239653" table:style-name="ce3">
            <text:p>1239239653</text:p>
          </table:table-cell>
          <table:table-cell office:value-type="float" office:value="365483476" table:style-name="ce3">
            <text:p>365483476</text:p>
          </table:table-cell>
          <table:table-cell office:value-type="float" office:value="1693347077" table:style-name="ce3">
            <text:p>1693347077</text:p>
          </table:table-cell>
          <table:table-cell office:value-type="float" office:value="8890" table:style-name="ce3">
            <text:p>8890</text:p>
          </table:table-cell>
          <table:table-cell office:value-type="float" office:value="1.5966937951717199" table:style-name="ce7">
            <text:p>1.596693795171720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604429667" table:style-name="ce3">
            <text:p>1604429667</text:p>
          </table:table-cell>
          <table:table-cell office:value-type="float" office:value="388923772" table:style-name="ce3">
            <text:p>388923772</text:p>
          </table:table-cell>
          <table:table-cell office:value-type="float" office:value="1412888529" table:style-name="ce3">
            <text:p>1412888529</text:p>
          </table:table-cell>
          <table:table-cell office:value-type="float" office:value="9056" table:style-name="ce3">
            <text:p>9056</text:p>
          </table:table-cell>
          <table:table-cell office:value-type="float" office:value="0.19587963469644801" table:style-name="ce7">
            <text:p>0.195879634696448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1844728981" table:style-name="ce3">
            <text:p>1844728981</text:p>
          </table:table-cell>
          <table:table-cell office:value-type="float" office:value="1191674995" table:style-name="ce3">
            <text:p>1191674995</text:p>
          </table:table-cell>
          <table:table-cell office:value-type="float" office:value="1126833968" table:style-name="ce3">
            <text:p>1126833968</text:p>
          </table:table-cell>
          <table:table-cell office:value-type="float" office:value="9222" table:style-name="ce3">
            <text:p>9222</text:p>
          </table:table-cell>
          <table:table-cell office:value-type="float" office:value="0.467070277308475" table:style-name="ce7">
            <text:p>0.467070277308475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138557490" table:style-name="ce3">
            <text:p>1138557490</text:p>
          </table:table-cell>
          <table:table-cell office:value-type="float" office:value="1502186841" table:style-name="ce3">
            <text:p>1502186841</text:p>
          </table:table-cell>
          <table:table-cell office:value-type="float" office:value="1212883251" table:style-name="ce3">
            <text:p>1212883251</text:p>
          </table:table-cell>
          <table:table-cell office:value-type="float" office:value="9388" table:style-name="ce3">
            <text:p>9388</text:p>
          </table:table-cell>
          <table:table-cell office:value-type="float" office:value="0.28117683150328499" table:style-name="ce7">
            <text:p>0.281176831503285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656430750" table:style-name="ce3">
            <text:p>1656430750</text:p>
          </table:table-cell>
          <table:table-cell office:value-type="float" office:value="435529738" table:style-name="ce3">
            <text:p>435529738</text:p>
          </table:table-cell>
          <table:table-cell office:value-type="float" office:value="1051715795" table:style-name="ce3">
            <text:p>1051715795</text:p>
          </table:table-cell>
          <table:table-cell office:value-type="float" office:value="9555" table:style-name="ce3">
            <text:p>9555</text:p>
          </table:table-cell>
          <table:table-cell office:value-type="float" office:value="1.3101581842657899" table:style-name="ce7">
            <text:p>1.310158184265790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1801086225" table:style-name="ce3">
            <text:p>1801086225</text:p>
          </table:table-cell>
          <table:table-cell office:value-type="float" office:value="1978333213" table:style-name="ce3">
            <text:p>1978333213</text:p>
          </table:table-cell>
          <table:table-cell office:value-type="float" office:value="143170910" table:style-name="ce3">
            <text:p>143170910</text:p>
          </table:table-cell>
          <table:table-cell office:value-type="float" office:value="9722" table:style-name="ce3">
            <text:p>9722</text:p>
          </table:table-cell>
          <table:table-cell office:value-type="float" office:value="1.0419940590358601" table:style-name="ce7">
            <text:p>1.041994059035860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2074165014" table:style-name="ce3">
            <text:p>2074165014</text:p>
          </table:table-cell>
          <table:table-cell office:value-type="float" office:value="1507715159" table:style-name="ce3">
            <text:p>1507715159</text:p>
          </table:table-cell>
          <table:table-cell office:value-type="float" office:value="1460664550" table:style-name="ce3">
            <text:p>1460664550</text:p>
          </table:table-cell>
          <table:table-cell office:value-type="float" office:value="9889" table:style-name="ce3">
            <text:p>9889</text:p>
          </table:table-cell>
          <table:table-cell office:value-type="float" office:value="1.1990805291670701" table:style-name="ce7">
            <text:p>1.199080529167070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389332313" table:style-name="ce3">
            <text:p>389332313</text:p>
          </table:table-cell>
          <table:table-cell office:value-type="float" office:value="1978710276" table:style-name="ce3">
            <text:p>1978710276</text:p>
          </table:table-cell>
          <table:table-cell office:value-type="float" office:value="1987513285" table:style-name="ce3">
            <text:p>1987513285</text:p>
          </table:table-cell>
          <table:table-cell office:value-type="float" office:value="56" table:style-name="ce3">
            <text:p>56</text:p>
          </table:table-cell>
          <table:table-cell office:value-type="float" office:value="1.3819346605421201" table:style-name="ce7">
            <text:p>1.381934660542120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25509134" table:style-name="ce3">
            <text:p>125509134</text:p>
          </table:table-cell>
          <table:table-cell office:value-type="float" office:value="450243340" table:style-name="ce3">
            <text:p>450243340</text:p>
          </table:table-cell>
          <table:table-cell office:value-type="float" office:value="1892001979" table:style-name="ce3">
            <text:p>1892001979</text:p>
          </table:table-cell>
          <table:table-cell office:value-type="float" office:value="224" table:style-name="ce3">
            <text:p>224</text:p>
          </table:table-cell>
          <table:table-cell office:value-type="float" office:value="1.9116116873556701" table:style-name="ce7">
            <text:p>1.911611687355670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603072802" table:style-name="ce3">
            <text:p>603072802</text:p>
          </table:table-cell>
          <table:table-cell office:value-type="float" office:value="2072936740" table:style-name="ce3">
            <text:p>2072936740</text:p>
          </table:table-cell>
          <table:table-cell office:value-type="float" office:value="25219349" table:style-name="ce3">
            <text:p>25219349</text:p>
          </table:table-cell>
          <table:table-cell office:value-type="float" office:value="392" table:style-name="ce3">
            <text:p>392</text:p>
          </table:table-cell>
          <table:table-cell office:value-type="float" office:value="1.16786584375362" table:style-name="ce7">
            <text:p>1.167865843753620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869248301" table:style-name="ce3">
            <text:p>1869248301</text:p>
          </table:table-cell>
          <table:table-cell office:value-type="float" office:value="1942979435" table:style-name="ce3">
            <text:p>1942979435</text:p>
          </table:table-cell>
          <table:table-cell office:value-type="float" office:value="1355533801" table:style-name="ce3">
            <text:p>1355533801</text:p>
          </table:table-cell>
          <table:table-cell office:value-type="float" office:value="560" table:style-name="ce3">
            <text:p>560</text:p>
          </table:table-cell>
          <table:table-cell office:value-type="float" office:value="1.5096908217617799" table:style-name="ce7">
            <text:p>1.509690821761780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917908314" table:style-name="ce3">
            <text:p>917908314</text:p>
          </table:table-cell>
          <table:table-cell office:value-type="float" office:value="1591315008" table:style-name="ce3">
            <text:p>1591315008</text:p>
          </table:table-cell>
          <table:table-cell office:value-type="float" office:value="1270887847" table:style-name="ce3">
            <text:p>1270887847</text:p>
          </table:table-cell>
          <table:table-cell office:value-type="float" office:value="728" table:style-name="ce3">
            <text:p>728</text:p>
          </table:table-cell>
          <table:table-cell office:value-type="float" office:value="0.12525706061556799" table:style-name="ce7">
            <text:p>0.125257060615568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909989813" table:style-name="ce3">
            <text:p>1909989813</text:p>
          </table:table-cell>
          <table:table-cell office:value-type="float" office:value="650944191" table:style-name="ce3">
            <text:p>650944191</text:p>
          </table:table-cell>
          <table:table-cell office:value-type="float" office:value="95144760" table:style-name="ce3">
            <text:p>95144760</text:p>
          </table:table-cell>
          <table:table-cell office:value-type="float" office:value="896" table:style-name="ce3">
            <text:p>896</text:p>
          </table:table-cell>
          <table:table-cell office:value-type="float" office:value="0.191334602266653" table:style-name="ce7">
            <text:p>0.191334602266653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613216787" table:style-name="ce3">
            <text:p>613216787</text:p>
          </table:table-cell>
          <table:table-cell office:value-type="float" office:value="321182781" table:style-name="ce3">
            <text:p>321182781</text:p>
          </table:table-cell>
          <table:table-cell office:value-type="float" office:value="31410656" table:style-name="ce3">
            <text:p>31410656</text:p>
          </table:table-cell>
          <table:table-cell office:value-type="float" office:value="1064" table:style-name="ce3">
            <text:p>1064</text:p>
          </table:table-cell>
          <table:table-cell office:value-type="float" office:value="0.37881851319835702" table:style-name="ce7">
            <text:p>0.378818513198357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560512356" table:style-name="ce3">
            <text:p>560512356</text:p>
          </table:table-cell>
          <table:table-cell office:value-type="float" office:value="363566263" table:style-name="ce3">
            <text:p>363566263</text:p>
          </table:table-cell>
          <table:table-cell office:value-type="float" office:value="1909101990" table:style-name="ce3">
            <text:p>1909101990</text:p>
          </table:table-cell>
          <table:table-cell office:value-type="float" office:value="1233" table:style-name="ce3">
            <text:p>1233</text:p>
          </table:table-cell>
          <table:table-cell office:value-type="float" office:value="0.90742712337337295" table:style-name="ce7">
            <text:p>0.907427123373373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1667887164" table:style-name="ce3">
            <text:p>1667887164</text:p>
          </table:table-cell>
          <table:table-cell office:value-type="float" office:value="1438236196" table:style-name="ce3">
            <text:p>1438236196</text:p>
          </table:table-cell>
          <table:table-cell office:value-type="float" office:value="118917351" table:style-name="ce3">
            <text:p>118917351</text:p>
          </table:table-cell>
          <table:table-cell office:value-type="float" office:value="1402" table:style-name="ce3">
            <text:p>1402</text:p>
          </table:table-cell>
          <table:table-cell office:value-type="float" office:value="0.245849940777918" table:style-name="ce7">
            <text:p>0.245849940777918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075508003" table:style-name="ce3">
            <text:p>1075508003</text:p>
          </table:table-cell>
          <table:table-cell office:value-type="float" office:value="1062287979" table:style-name="ce3">
            <text:p>1062287979</text:p>
          </table:table-cell>
          <table:table-cell office:value-type="float" office:value="261611844" table:style-name="ce3">
            <text:p>261611844</text:p>
          </table:table-cell>
          <table:table-cell office:value-type="float" office:value="1571" table:style-name="ce3">
            <text:p>1571</text:p>
          </table:table-cell>
          <table:table-cell office:value-type="float" office:value="1.1065161500009799" table:style-name="ce7">
            <text:p>1.106516150000980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693141204" table:style-name="ce3">
            <text:p>693141204</text:p>
          </table:table-cell>
          <table:table-cell office:value-type="float" office:value="2019471168" table:style-name="ce3">
            <text:p>2019471168</text:p>
          </table:table-cell>
          <table:table-cell office:value-type="float" office:value="711351304" table:style-name="ce3">
            <text:p>711351304</text:p>
          </table:table-cell>
          <table:table-cell office:value-type="float" office:value="1740" table:style-name="ce3">
            <text:p>1740</text:p>
          </table:table-cell>
          <table:table-cell office:value-type="float" office:value="1.07718946618881" table:style-name="ce7">
            <text:p>1.077189466188810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672908876" table:style-name="ce3">
            <text:p>1672908876</text:p>
          </table:table-cell>
          <table:table-cell office:value-type="float" office:value="408686016" table:style-name="ce3">
            <text:p>408686016</text:p>
          </table:table-cell>
          <table:table-cell office:value-type="float" office:value="780032351" table:style-name="ce3">
            <text:p>780032351</text:p>
          </table:table-cell>
          <table:table-cell office:value-type="float" office:value="1910" table:style-name="ce3">
            <text:p>1910</text:p>
          </table:table-cell>
          <table:table-cell office:value-type="float" office:value="1.48064824284346E-2" table:style-name="ce7">
            <text:p>0.014806482428435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723559316" table:style-name="ce3">
            <text:p>1723559316</text:p>
          </table:table-cell>
          <table:table-cell office:value-type="float" office:value="1456744768" table:style-name="ce3">
            <text:p>1456744768</text:p>
          </table:table-cell>
          <table:table-cell office:value-type="float" office:value="1114515569" table:style-name="ce3">
            <text:p>1114515569</text:p>
          </table:table-cell>
          <table:table-cell office:value-type="float" office:value="2080" table:style-name="ce3">
            <text:p>2080</text:p>
          </table:table-cell>
          <table:table-cell office:value-type="float" office:value="0.50434087543496098" table:style-name="ce7">
            <text:p>0.504340875434961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454496139" table:style-name="ce3">
            <text:p>454496139</text:p>
          </table:table-cell>
          <table:table-cell office:value-type="float" office:value="767327168" table:style-name="ce3">
            <text:p>767327168</text:p>
          </table:table-cell>
          <table:table-cell office:value-type="float" office:value="1013059560" table:style-name="ce3">
            <text:p>1013059560</text:p>
          </table:table-cell>
          <table:table-cell office:value-type="float" office:value="2250" table:style-name="ce3">
            <text:p>2250</text:p>
          </table:table-cell>
          <table:table-cell office:value-type="float" office:value="0.113210455815569" table:style-name="ce7">
            <text:p>0.113210455815569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17272236" table:style-name="ce3">
            <text:p>117272236</text:p>
          </table:table-cell>
          <table:table-cell office:value-type="float" office:value="83194688" table:style-name="ce3">
            <text:p>83194688</text:p>
          </table:table-cell>
          <table:table-cell office:value-type="float" office:value="2138586355" table:style-name="ce3">
            <text:p>2138586355</text:p>
          </table:table-cell>
          <table:table-cell office:value-type="float" office:value="2420" table:style-name="ce3">
            <text:p>2420</text:p>
          </table:table-cell>
          <table:table-cell office:value-type="float" office:value="4.6237754547332699E-2" table:style-name="ce7">
            <text:p>0.046237754547333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751965235" table:style-name="ce3">
            <text:p>1751965235</text:p>
          </table:table-cell>
          <table:table-cell office:value-type="float" office:value="35674559" table:style-name="ce3">
            <text:p>35674559</text:p>
          </table:table-cell>
          <table:table-cell office:value-type="float" office:value="269244870" table:style-name="ce3">
            <text:p>269244870</text:p>
          </table:table-cell>
          <table:table-cell office:value-type="float" office:value="2590" table:style-name="ce3">
            <text:p>2590</text:p>
          </table:table-cell>
          <table:table-cell office:value-type="float" office:value="0.61041598240421202" table:style-name="ce7">
            <text:p>0.610415982404212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1131406916" table:style-name="ce3">
            <text:p>1131406916</text:p>
          </table:table-cell>
          <table:table-cell office:value-type="float" office:value="1612713277" table:style-name="ce3">
            <text:p>1612713277</text:p>
          </table:table-cell>
          <table:table-cell office:value-type="float" office:value="900058778" table:style-name="ce3">
            <text:p>900058778</text:p>
          </table:table-cell>
          <table:table-cell office:value-type="float" office:value="2760" table:style-name="ce3">
            <text:p>2760</text:p>
          </table:table-cell>
          <table:table-cell office:value-type="float" office:value="0.38764514376889198" table:style-name="ce7">
            <text:p>0.387645143768892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1735817820" table:style-name="ce3">
            <text:p>1735817820</text:p>
          </table:table-cell>
          <table:table-cell office:value-type="float" office:value="765274039" table:style-name="ce3">
            <text:p>765274039</text:p>
          </table:table-cell>
          <table:table-cell office:value-type="float" office:value="355106913" table:style-name="ce3">
            <text:p>355106913</text:p>
          </table:table-cell>
          <table:table-cell office:value-type="float" office:value="2931" table:style-name="ce3">
            <text:p>2931</text:p>
          </table:table-cell>
          <table:table-cell office:value-type="float" office:value="1.3235630410699899" table:style-name="ce7">
            <text:p>1.323563041069990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324742659" table:style-name="ce3">
            <text:p>324742659</text:p>
          </table:table-cell>
          <table:table-cell office:value-type="float" office:value="814642980" table:style-name="ce3">
            <text:p>814642980</text:p>
          </table:table-cell>
          <table:table-cell office:value-type="float" office:value="2013626638" table:style-name="ce3">
            <text:p>2013626638</text:p>
          </table:table-cell>
          <table:table-cell office:value-type="float" office:value="3102" table:style-name="ce3">
            <text:p>3102</text:p>
          </table:table-cell>
          <table:table-cell office:value-type="float" office:value="7.2924641923072103E-2" table:style-name="ce7">
            <text:p>0.072924641923072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193920244" table:style-name="ce3">
            <text:p>1193920244</text:p>
          </table:table-cell>
          <table:table-cell office:value-type="float" office:value="147809644" table:style-name="ce3">
            <text:p>147809644</text:p>
          </table:table-cell>
          <table:table-cell office:value-type="float" office:value="1565111346" table:style-name="ce3">
            <text:p>1565111346</text:p>
          </table:table-cell>
          <table:table-cell office:value-type="float" office:value="3273" table:style-name="ce3">
            <text:p>3273</text:p>
          </table:table-cell>
          <table:table-cell office:value-type="float" office:value="1.5471246107963099" table:style-name="ce7">
            <text:p>1.547124610796310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30333996" table:style-name="ce3">
            <text:p>130333996</text:p>
          </table:table-cell>
          <table:table-cell office:value-type="float" office:value="2145005636" table:style-name="ce3">
            <text:p>2145005636</text:p>
          </table:table-cell>
          <table:table-cell office:value-type="float" office:value="1141064410" table:style-name="ce3">
            <text:p>1141064410</text:p>
          </table:table-cell>
          <table:table-cell office:value-type="float" office:value="3444" table:style-name="ce3">
            <text:p>3444</text:p>
          </table:table-cell>
          <table:table-cell office:value-type="float" office:value="0.20172898579200399" table:style-name="ce7">
            <text:p>0.201728985792004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90149812" table:style-name="ce3">
            <text:p>90149812</text:p>
          </table:table-cell>
          <table:table-cell office:value-type="float" office:value="802328779" table:style-name="ce3">
            <text:p>802328779</text:p>
          </table:table-cell>
          <table:table-cell office:value-type="float" office:value="1781360880" table:style-name="ce3">
            <text:p>1781360880</text:p>
          </table:table-cell>
          <table:table-cell office:value-type="float" office:value="3616" table:style-name="ce3">
            <text:p>3616</text:p>
          </table:table-cell>
          <table:table-cell office:value-type="float" office:value="1.1712361336013499" table:style-name="ce7">
            <text:p>1.171236133601350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1171918443" table:style-name="ce3">
            <text:p>1171918443</text:p>
          </table:table-cell>
          <table:table-cell office:value-type="float" office:value="541241953" table:style-name="ce3">
            <text:p>541241953</text:p>
          </table:table-cell>
          <table:table-cell office:value-type="float" office:value="754079174" table:style-name="ce3">
            <text:p>754079174</text:p>
          </table:table-cell>
          <table:table-cell office:value-type="float" office:value="3788" table:style-name="ce3">
            <text:p>3788</text:p>
          </table:table-cell>
          <table:table-cell office:value-type="float" office:value="0.99574061304914396" table:style-name="ce7">
            <text:p>0.995740613049144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860735692" table:style-name="ce3">
            <text:p>1860735692</text:p>
          </table:table-cell>
          <table:table-cell office:value-type="float" office:value="321460003" table:style-name="ce3">
            <text:p>321460003</text:p>
          </table:table-cell>
          <table:table-cell office:value-type="float" office:value="1892344188" table:style-name="ce3">
            <text:p>1892344188</text:p>
          </table:table-cell>
          <table:table-cell office:value-type="float" office:value="3960" table:style-name="ce3">
            <text:p>3960</text:p>
          </table:table-cell>
          <table:table-cell office:value-type="float" office:value="9.1636715559806903E-2" table:style-name="ce7">
            <text:p>0.091636715559807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727893268" table:style-name="ce3">
            <text:p>1727893268</text:p>
          </table:table-cell>
          <table:table-cell office:value-type="float" office:value="1352549737" table:style-name="ce3">
            <text:p>1352549737</text:p>
          </table:table-cell>
          <table:table-cell office:value-type="float" office:value="163330199" table:style-name="ce3">
            <text:p>163330199</text:p>
          </table:table-cell>
          <table:table-cell office:value-type="float" office:value="4132" table:style-name="ce3">
            <text:p>4132</text:p>
          </table:table-cell>
          <table:table-cell office:value-type="float" office:value="0.518204756591364" table:style-name="ce7">
            <text:p>0.518204756591364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280783371" table:style-name="ce3">
            <text:p>280783371</text:p>
          </table:table-cell>
          <table:table-cell office:value-type="float" office:value="927191099" table:style-name="ce3">
            <text:p>927191099</text:p>
          </table:table-cell>
          <table:table-cell office:value-type="float" office:value="332568639" table:style-name="ce3">
            <text:p>332568639</text:p>
          </table:table-cell>
          <table:table-cell office:value-type="float" office:value="4304" table:style-name="ce3">
            <text:p>4304</text:p>
          </table:table-cell>
          <table:table-cell office:value-type="float" office:value="1.04525861879291" table:style-name="ce7">
            <text:p>1.045258618792910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1104541740" table:style-name="ce3">
            <text:p>1104541740</text:p>
          </table:table-cell>
          <table:table-cell office:value-type="float" office:value="1980133553" table:style-name="ce3">
            <text:p>1980133553</text:p>
          </table:table-cell>
          <table:table-cell office:value-type="float" office:value="1974344111" table:style-name="ce3">
            <text:p>1974344111</text:p>
          </table:table-cell>
          <table:table-cell office:value-type="float" office:value="4476" table:style-name="ce3">
            <text:p>4476</text:p>
          </table:table-cell>
          <table:table-cell office:value-type="float" office:value="0.17778539969656401" table:style-name="ce7">
            <text:p>0.177785399696564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184370868" table:style-name="ce3">
            <text:p>1184370868</text:p>
          </table:table-cell>
          <table:table-cell office:value-type="float" office:value="1388597778" table:style-name="ce3">
            <text:p>1388597778</text:p>
          </table:table-cell>
          <table:table-cell office:value-type="float" office:value="1400244345" table:style-name="ce3">
            <text:p>1400244345</text:p>
          </table:table-cell>
          <table:table-cell office:value-type="float" office:value="4649" table:style-name="ce3">
            <text:p>4649</text:p>
          </table:table-cell>
          <table:table-cell office:value-type="float" office:value="9.0668756315500698E-2" table:style-name="ce7">
            <text:p>0.090668756315501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695245163" table:style-name="ce3">
            <text:p>695245163</text:p>
          </table:table-cell>
          <table:table-cell office:value-type="float" office:value="1247737398" table:style-name="ce3">
            <text:p>1247737398</text:p>
          </table:table-cell>
          <table:table-cell office:value-type="float" office:value="1993672988" table:style-name="ce3">
            <text:p>1993672988</text:p>
          </table:table-cell>
          <table:table-cell office:value-type="float" office:value="4822" table:style-name="ce3">
            <text:p>4822</text:p>
          </table:table-cell>
          <table:table-cell office:value-type="float" office:value="0.28366836984590599" table:style-name="ce7">
            <text:p>0.283668369845906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526925772" table:style-name="ce3">
            <text:p>526925772</text:p>
          </table:table-cell>
          <table:table-cell office:value-type="float" office:value="1431495329" table:style-name="ce3">
            <text:p>1431495329</text:p>
          </table:table-cell>
          <table:table-cell office:value-type="float" office:value="1168772459" table:style-name="ce3">
            <text:p>1168772459</text:p>
          </table:table-cell>
          <table:table-cell office:value-type="float" office:value="4995" table:style-name="ce3">
            <text:p>4995</text:p>
          </table:table-cell>
          <table:table-cell office:value-type="float" office:value="4.0623805753504397E-2" table:style-name="ce7">
            <text:p>0.040623805753504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966369299" table:style-name="ce3">
            <text:p>1966369299</text:p>
          </table:table-cell>
          <table:table-cell office:value-type="float" office:value="1654237154" table:style-name="ce3">
            <text:p>1654237154</text:p>
          </table:table-cell>
          <table:table-cell office:value-type="float" office:value="59839688" table:style-name="ce3">
            <text:p>59839688</text:p>
          </table:table-cell>
          <table:table-cell office:value-type="float" office:value="5168" table:style-name="ce3">
            <text:p>5168</text:p>
          </table:table-cell>
          <table:table-cell office:value-type="float" office:value="4.4157883478628301" table:style-name="ce7">
            <text:p>4.415788347862830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1142949220" table:style-name="ce3">
            <text:p>1142949220</text:p>
          </table:table-cell>
          <table:table-cell office:value-type="float" office:value="1336866725" table:style-name="ce3">
            <text:p>1336866725</text:p>
          </table:table-cell>
          <table:table-cell office:value-type="float" office:value="802012691" table:style-name="ce3">
            <text:p>802012691</text:p>
          </table:table-cell>
          <table:table-cell office:value-type="float" office:value="5342" table:style-name="ce3">
            <text:p>5342</text:p>
          </table:table-cell>
          <table:table-cell office:value-type="float" office:value="0.38304623252021602" table:style-name="ce7">
            <text:p>0.383046232520216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306309179" table:style-name="ce3">
            <text:p>306309179</text:p>
          </table:table-cell>
          <table:table-cell office:value-type="float" office:value="1722935022" table:style-name="ce3">
            <text:p>1722935022</text:p>
          </table:table-cell>
          <table:table-cell office:value-type="float" office:value="847501992" table:style-name="ce3">
            <text:p>847501992</text:p>
          </table:table-cell>
          <table:table-cell office:value-type="float" office:value="5516" table:style-name="ce3">
            <text:p>5516</text:p>
          </table:table-cell>
          <table:table-cell office:value-type="float" office:value="0.54234779422379897" table:style-name="ce7">
            <text:p>0.542347794223799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620067196" table:style-name="ce3">
            <text:p>620067196</text:p>
          </table:table-cell>
          <table:table-cell office:value-type="float" office:value="453227722" table:style-name="ce3">
            <text:p>453227722</text:p>
          </table:table-cell>
          <table:table-cell office:value-type="float" office:value="357942962" table:style-name="ce3">
            <text:p>357942962</text:p>
          </table:table-cell>
          <table:table-cell office:value-type="float" office:value="5690" table:style-name="ce3">
            <text:p>5690</text:p>
          </table:table-cell>
          <table:table-cell office:value-type="float" office:value="1.22795970397951" table:style-name="ce7">
            <text:p>1.227959703979510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1878703076" table:style-name="ce3">
            <text:p>1878703076</text:p>
          </table:table-cell>
          <table:table-cell office:value-type="float" office:value="97853022" table:style-name="ce3">
            <text:p>97853022</text:p>
          </table:table-cell>
          <table:table-cell office:value-type="float" office:value="1406022358" table:style-name="ce3">
            <text:p>1406022358</text:p>
          </table:table-cell>
          <table:table-cell office:value-type="float" office:value="5864" table:style-name="ce3">
            <text:p>5864</text:p>
          </table:table-cell>
          <table:table-cell office:value-type="float" office:value="0.18707489883419001" table:style-name="ce7">
            <text:p>0.187074898834190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910521787" table:style-name="ce3">
            <text:p>910521787</text:p>
          </table:table-cell>
          <table:table-cell office:value-type="float" office:value="803035930" table:style-name="ce3">
            <text:p>803035930</text:p>
          </table:table-cell>
          <table:table-cell office:value-type="float" office:value="1370057990" table:style-name="ce3">
            <text:p>1370057990</text:p>
          </table:table-cell>
          <table:table-cell office:value-type="float" office:value="6038" table:style-name="ce3">
            <text:p>6038</text:p>
          </table:table-cell>
          <table:table-cell office:value-type="float" office:value="0.45043089695482502" table:style-name="ce7">
            <text:p>0.450430896954825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71198461" table:style-name="ce3">
            <text:p>171198461</text:p>
          </table:table-cell>
          <table:table-cell office:value-type="float" office:value="1790054733" table:style-name="ce3">
            <text:p>1790054733</text:p>
          </table:table-cell>
          <table:table-cell office:value-type="float" office:value="358475427" table:style-name="ce3">
            <text:p>358475427</text:p>
          </table:table-cell>
          <table:table-cell office:value-type="float" office:value="6212" table:style-name="ce3">
            <text:p>6212</text:p>
          </table:table-cell>
          <table:table-cell office:value-type="float" office:value="0.210015054051782" table:style-name="ce7">
            <text:p>0.210015054051782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851929354" table:style-name="ce3">
            <text:p>1851929354</text:p>
          </table:table-cell>
          <table:table-cell office:value-type="float" office:value="1365455847" table:style-name="ce3">
            <text:p>1365455847</text:p>
          </table:table-cell>
          <table:table-cell office:value-type="float" office:value="1056542906" table:style-name="ce3">
            <text:p>1056542906</text:p>
          </table:table-cell>
          <table:table-cell office:value-type="float" office:value="6387" table:style-name="ce3">
            <text:p>6387</text:p>
          </table:table-cell>
          <table:table-cell office:value-type="float" office:value="0.40755576179063702" table:style-name="ce7">
            <text:p>0.407555761790637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896142213" table:style-name="ce3">
            <text:p>1896142213</text:p>
          </table:table-cell>
          <table:table-cell office:value-type="float" office:value="672177077" table:style-name="ce3">
            <text:p>672177077</text:p>
          </table:table-cell>
          <table:table-cell office:value-type="float" office:value="193118700" table:style-name="ce3">
            <text:p>193118700</text:p>
          </table:table-cell>
          <table:table-cell office:value-type="float" office:value="6562" table:style-name="ce3">
            <text:p>6562</text:p>
          </table:table-cell>
          <table:table-cell office:value-type="float" office:value="0.16678976149590499" table:style-name="ce7">
            <text:p>0.166789761495905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952321218" table:style-name="ce3">
            <text:p>1952321218</text:p>
          </table:table-cell>
          <table:table-cell office:value-type="float" office:value="333894431" table:style-name="ce3">
            <text:p>333894431</text:p>
          </table:table-cell>
          <table:table-cell office:value-type="float" office:value="1508523828" table:style-name="ce3">
            <text:p>1508523828</text:p>
          </table:table-cell>
          <table:table-cell office:value-type="float" office:value="6737" table:style-name="ce3">
            <text:p>6737</text:p>
          </table:table-cell>
          <table:table-cell office:value-type="float" office:value="0.31368452260058599" table:style-name="ce7">
            <text:p>0.313684522600586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1260053133" table:style-name="ce3">
            <text:p>1260053133</text:p>
          </table:table-cell>
          <table:table-cell office:value-type="float" office:value="248740189" table:style-name="ce3">
            <text:p>248740189</text:p>
          </table:table-cell>
          <table:table-cell office:value-type="float" office:value="1644015852" table:style-name="ce3">
            <text:p>1644015852</text:p>
          </table:table-cell>
          <table:table-cell office:value-type="float" office:value="6912" table:style-name="ce3">
            <text:p>6912</text:p>
          </table:table-cell>
          <table:table-cell office:value-type="float" office:value="1.54194720083635" table:style-name="ce7">
            <text:p>1.541947200836350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376753402" table:style-name="ce3">
            <text:p>1376753402</text:p>
          </table:table-cell>
          <table:table-cell office:value-type="float" office:value="634874902" table:style-name="ce3">
            <text:p>634874902</text:p>
          </table:table-cell>
          <table:table-cell office:value-type="float" office:value="894189692" table:style-name="ce3">
            <text:p>894189692</text:p>
          </table:table-cell>
          <table:table-cell office:value-type="float" office:value="7088" table:style-name="ce3">
            <text:p>7088</text:p>
          </table:table-cell>
          <table:table-cell office:value-type="float" office:value="0.48393612091328603" table:style-name="ce7">
            <text:p>0.483936120913286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2105603862" table:style-name="ce3">
            <text:p>2105603862</text:p>
          </table:table-cell>
          <table:table-cell office:value-type="float" office:value="1570522177" table:style-name="ce3">
            <text:p>1570522177</text:p>
          </table:table-cell>
          <table:table-cell office:value-type="float" office:value="416044812" table:style-name="ce3">
            <text:p>416044812</text:p>
          </table:table-cell>
          <table:table-cell office:value-type="float" office:value="7264" table:style-name="ce3">
            <text:p>7264</text:p>
          </table:table-cell>
          <table:table-cell office:value-type="float" office:value="0.20604250021818599" table:style-name="ce7">
            <text:p>0.206042500218186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501073241" table:style-name="ce3">
            <text:p>501073241</text:p>
          </table:table-cell>
          <table:table-cell office:value-type="float" office:value="1561709763" table:style-name="ce3">
            <text:p>1561709763</text:p>
          </table:table-cell>
          <table:table-cell office:value-type="float" office:value="1099891366" table:style-name="ce3">
            <text:p>1099891366</text:p>
          </table:table-cell>
          <table:table-cell office:value-type="float" office:value="7440" table:style-name="ce3">
            <text:p>7440</text:p>
          </table:table-cell>
          <table:table-cell office:value-type="float" office:value="1.30669100652605" table:style-name="ce7">
            <text:p>1.306691006526050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1254577678" table:style-name="ce3">
            <text:p>1254577678</text:p>
          </table:table-cell>
          <table:table-cell office:value-type="float" office:value="1678009928" table:style-name="ce3">
            <text:p>1678009928</text:p>
          </table:table-cell>
          <table:table-cell office:value-type="float" office:value="1454121549" table:style-name="ce3">
            <text:p>1454121549</text:p>
          </table:table-cell>
          <table:table-cell office:value-type="float" office:value="7616" table:style-name="ce3">
            <text:p>7616</text:p>
          </table:table-cell>
          <table:table-cell office:value-type="float" office:value="0.75474027465141402" table:style-name="ce7">
            <text:p>0.754740274651414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692578082" table:style-name="ce3">
            <text:p>1692578082</text:p>
          </table:table-cell>
          <table:table-cell office:value-type="float" office:value="307573463" table:style-name="ce3">
            <text:p>307573463</text:p>
          </table:table-cell>
          <table:table-cell office:value-type="float" office:value="1366450635" table:style-name="ce3">
            <text:p>1366450635</text:p>
          </table:table-cell>
          <table:table-cell office:value-type="float" office:value="7792" table:style-name="ce3">
            <text:p>7792</text:p>
          </table:table-cell>
          <table:table-cell office:value-type="float" office:value="0.22261405921255101" table:style-name="ce7">
            <text:p>0.222614059212551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591422766" table:style-name="ce3">
            <text:p>1591422766</text:p>
          </table:table-cell>
          <table:table-cell office:value-type="float" office:value="1775671429" table:style-name="ce3">
            <text:p>1775671429</text:p>
          </table:table-cell>
          <table:table-cell office:value-type="float" office:value="518855400" table:style-name="ce3">
            <text:p>518855400</text:p>
          </table:table-cell>
          <table:table-cell office:value-type="float" office:value="7968" table:style-name="ce3">
            <text:p>7968</text:p>
          </table:table-cell>
          <table:table-cell office:value-type="float" office:value="0.464313326252766" table:style-name="ce7">
            <text:p>0.464313326252766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33592321" table:style-name="ce3">
            <text:p>133592321</text:p>
          </table:table-cell>
          <table:table-cell office:value-type="float" office:value="1443416462" table:style-name="ce3">
            <text:p>1443416462</text:p>
          </table:table-cell>
          <table:table-cell office:value-type="float" office:value="16196640" table:style-name="ce3">
            <text:p>16196640</text:p>
          </table:table-cell>
          <table:table-cell office:value-type="float" office:value="8145" table:style-name="ce3">
            <text:p>8145</text:p>
          </table:table-cell>
          <table:table-cell office:value-type="float" office:value="0.54173876692499201" table:style-name="ce7">
            <text:p>0.541738766924992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165726886" table:style-name="ce3">
            <text:p>1165726886</text:p>
          </table:table-cell>
          <table:table-cell office:value-type="float" office:value="1269324969" table:style-name="ce3">
            <text:p>1269324969</text:p>
          </table:table-cell>
          <table:table-cell office:value-type="float" office:value="604215312" table:style-name="ce3">
            <text:p>604215312</text:p>
          </table:table-cell>
          <table:table-cell office:value-type="float" office:value="8322" table:style-name="ce3">
            <text:p>8322</text:p>
          </table:table-cell>
          <table:table-cell office:value-type="float" office:value="0.88041600388800001" table:style-name="ce7">
            <text:p>0.880416003888000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878452297" table:style-name="ce3">
            <text:p>878452297</text:p>
          </table:table-cell>
          <table:table-cell office:value-type="float" office:value="1067587067" table:style-name="ce3">
            <text:p>1067587067</text:p>
          </table:table-cell>
          <table:table-cell office:value-type="float" office:value="1291912325" table:style-name="ce3">
            <text:p>1291912325</text:p>
          </table:table-cell>
          <table:table-cell office:value-type="float" office:value="8499" table:style-name="ce3">
            <text:p>8499</text:p>
          </table:table-cell>
          <table:table-cell office:value-type="float" office:value="3.40307409076093" table:style-name="ce7">
            <text:p>3.403074090760930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97675678" table:style-name="ce3">
            <text:p>197675678</text:p>
          </table:table-cell>
          <table:table-cell office:value-type="float" office:value="1424048624" table:style-name="ce3">
            <text:p>1424048624</text:p>
          </table:table-cell>
          <table:table-cell office:value-type="float" office:value="2089345217" table:style-name="ce3">
            <text:p>2089345217</text:p>
          </table:table-cell>
          <table:table-cell office:value-type="float" office:value="8676" table:style-name="ce3">
            <text:p>8676</text:p>
          </table:table-cell>
          <table:table-cell office:value-type="float" office:value="0.881031817636866" table:style-name="ce7">
            <text:p>0.881031817636866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77916689" table:style-name="ce3">
            <text:p>177916689</text:p>
          </table:table-cell>
          <table:table-cell office:value-type="float" office:value="1083426256" table:style-name="ce3">
            <text:p>1083426256</text:p>
          </table:table-cell>
          <table:table-cell office:value-type="float" office:value="785152352" table:style-name="ce3">
            <text:p>785152352</text:p>
          </table:table-cell>
          <table:table-cell office:value-type="float" office:value="8854" table:style-name="ce3">
            <text:p>8854</text:p>
          </table:table-cell>
          <table:table-cell office:value-type="float" office:value="0.64946176623048002" table:style-name="ce7">
            <text:p>0.649461766230480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948554007" table:style-name="ce3">
            <text:p>948554007</text:p>
          </table:table-cell>
          <table:table-cell office:value-type="float" office:value="126570863" table:style-name="ce3">
            <text:p>126570863</text:p>
          </table:table-cell>
          <table:table-cell office:value-type="float" office:value="1537415851" table:style-name="ce3">
            <text:p>1537415851</text:p>
          </table:table-cell>
          <table:table-cell office:value-type="float" office:value="9032" table:style-name="ce3">
            <text:p>9032</text:p>
          </table:table-cell>
          <table:table-cell office:value-type="float" office:value="1.09848613400285" table:style-name="ce7">
            <text:p>1.098486134002850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1576076544" table:style-name="ce3">
            <text:p>1576076544</text:p>
          </table:table-cell>
          <table:table-cell office:value-type="float" office:value="1745941581" table:style-name="ce3">
            <text:p>1745941581</text:p>
          </table:table-cell>
          <table:table-cell office:value-type="float" office:value="797438549" table:style-name="ce3">
            <text:p>797438549</text:p>
          </table:table-cell>
          <table:table-cell office:value-type="float" office:value="9210" table:style-name="ce3">
            <text:p>9210</text:p>
          </table:table-cell>
          <table:table-cell office:value-type="float" office:value="1.12582804332199" table:style-name="ce7">
            <text:p>1.125828043321990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2055160576" table:style-name="ce3">
            <text:p>2055160576</text:p>
          </table:table-cell>
          <table:table-cell office:value-type="float" office:value="746577127" table:style-name="ce3">
            <text:p>746577127</text:p>
          </table:table-cell>
          <table:table-cell office:value-type="float" office:value="1577683313" table:style-name="ce3">
            <text:p>1577683313</text:p>
          </table:table-cell>
          <table:table-cell office:value-type="float" office:value="9388" table:style-name="ce3">
            <text:p>9388</text:p>
          </table:table-cell>
          <table:table-cell office:value-type="float" office:value="0.42121892599942801" table:style-name="ce7">
            <text:p>0.421218925999428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956806400" table:style-name="ce3">
            <text:p>956806400</text:p>
          </table:table-cell>
          <table:table-cell office:value-type="float" office:value="1650890421" table:style-name="ce3">
            <text:p>1650890421</text:p>
          </table:table-cell>
          <table:table-cell office:value-type="float" office:value="126694643" table:style-name="ce3">
            <text:p>126694643</text:p>
          </table:table-cell>
          <table:table-cell office:value-type="float" office:value="9566" table:style-name="ce3">
            <text:p>9566</text:p>
          </table:table-cell>
          <table:table-cell office:value-type="float" office:value="0.906830360819041" table:style-name="ce7">
            <text:p>0.906830360819041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687608576" table:style-name="ce3">
            <text:p>687608576</text:p>
          </table:table-cell>
          <table:table-cell office:value-type="float" office:value="1038664734" table:style-name="ce3">
            <text:p>1038664734</text:p>
          </table:table-cell>
          <table:table-cell office:value-type="float" office:value="1878592918" table:style-name="ce3">
            <text:p>1878592918</text:p>
          </table:table-cell>
          <table:table-cell office:value-type="float" office:value="9744" table:style-name="ce3">
            <text:p>9744</text:p>
          </table:table-cell>
          <table:table-cell office:value-type="float" office:value="3.0870971049409599" table:style-name="ce7">
            <text:p>3.087097104940960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027826943" table:style-name="ce3">
            <text:p>1027826943</text:p>
          </table:table-cell>
          <table:table-cell office:value-type="float" office:value="2111327322" table:style-name="ce3">
            <text:p>2111327322</text:p>
          </table:table-cell>
          <table:table-cell office:value-type="float" office:value="57489186" table:style-name="ce3">
            <text:p>57489186</text:p>
          </table:table-cell>
          <table:table-cell office:value-type="float" office:value="9923" table:style-name="ce3">
            <text:p>9923</text:p>
          </table:table-cell>
          <table:table-cell office:value-type="float" office:value="0.112034353629405" table:style-name="ce7">
            <text:p>0.112034353629405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328966489" table:style-name="ce3">
            <text:p>328966489</text:p>
          </table:table-cell>
          <table:table-cell office:value-type="float" office:value="1172497677" table:style-name="ce3">
            <text:p>1172497677</text:p>
          </table:table-cell>
          <table:table-cell office:value-type="float" office:value="694113411" table:style-name="ce3">
            <text:p>694113411</text:p>
          </table:table-cell>
          <table:table-cell office:value-type="float" office:value="102" table:style-name="ce3">
            <text:p>102</text:p>
          </table:table-cell>
          <table:table-cell office:value-type="float" office:value="0.30020123666019499" table:style-name="ce7">
            <text:p>0.300201236660195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316870671" table:style-name="ce3">
            <text:p>1316870671</text:p>
          </table:table-cell>
          <table:table-cell office:value-type="float" office:value="917876518" table:style-name="ce3">
            <text:p>917876518</text:p>
          </table:table-cell>
          <table:table-cell office:value-type="float" office:value="1588264371" table:style-name="ce3">
            <text:p>1588264371</text:p>
          </table:table-cell>
          <table:table-cell office:value-type="float" office:value="281" table:style-name="ce3">
            <text:p>281</text:p>
          </table:table-cell>
          <table:table-cell office:value-type="float" office:value="1.72948910893518" table:style-name="ce7">
            <text:p>1.729489108935180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678891209" table:style-name="ce3">
            <text:p>678891209</text:p>
          </table:table-cell>
          <table:table-cell office:value-type="float" office:value="1397165426" table:style-name="ce3">
            <text:p>1397165426</text:p>
          </table:table-cell>
          <table:table-cell office:value-type="float" office:value="1041222205" table:style-name="ce3">
            <text:p>1041222205</text:p>
          </table:table-cell>
          <table:table-cell office:value-type="float" office:value="460" table:style-name="ce3">
            <text:p>460</text:p>
          </table:table-cell>
          <table:table-cell office:value-type="float" office:value="0.87117923281943199" table:style-name="ce7">
            <text:p>0.871179232819432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543927838" table:style-name="ce3">
            <text:p>543927838</text:p>
          </table:table-cell>
          <table:table-cell office:value-type="float" office:value="122103894" table:style-name="ce3">
            <text:p>122103894</text:p>
          </table:table-cell>
          <table:table-cell office:value-type="float" office:value="140019223" table:style-name="ce3">
            <text:p>140019223</text:p>
          </table:table-cell>
          <table:table-cell office:value-type="float" office:value="640" table:style-name="ce3">
            <text:p>640</text:p>
          </table:table-cell>
          <table:table-cell office:value-type="float" office:value="0.81026491463337103" table:style-name="ce7">
            <text:p>0.810264914633371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2104767378" table:style-name="ce3">
            <text:p>2104767378</text:p>
          </table:table-cell>
          <table:table-cell office:value-type="float" office:value="1043036418" table:style-name="ce3">
            <text:p>1043036418</text:p>
          </table:table-cell>
          <table:table-cell office:value-type="float" office:value="1136255360" table:style-name="ce3">
            <text:p>1136255360</text:p>
          </table:table-cell>
          <table:table-cell office:value-type="float" office:value="820" table:style-name="ce3">
            <text:p>820</text:p>
          </table:table-cell>
          <table:table-cell office:value-type="float" office:value="1.1288359575304701" table:style-name="ce7">
            <text:p>1.128835957530470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474672190" table:style-name="ce3">
            <text:p>1474672190</text:p>
          </table:table-cell>
          <table:table-cell office:value-type="float" office:value="864316166" table:style-name="ce3">
            <text:p>864316166</text:p>
          </table:table-cell>
          <table:table-cell office:value-type="float" office:value="1783219168" table:style-name="ce3">
            <text:p>1783219168</text:p>
          </table:table-cell>
          <table:table-cell office:value-type="float" office:value="1000" table:style-name="ce3">
            <text:p>1000</text:p>
          </table:table-cell>
          <table:table-cell office:value-type="float" office:value="3.7499033523018901" table:style-name="ce7">
            <text:p>3.749903352301890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706715761" table:style-name="ce3">
            <text:p>706715761</text:p>
          </table:table-cell>
          <table:table-cell office:value-type="float" office:value="93536530" table:style-name="ce3">
            <text:p>93536530</text:p>
          </table:table-cell>
          <table:table-cell office:value-type="float" office:value="1094432785" table:style-name="ce3">
            <text:p>1094432785</text:p>
          </table:table-cell>
          <table:table-cell office:value-type="float" office:value="1180" table:style-name="ce3">
            <text:p>1180</text:p>
          </table:table-cell>
          <table:table-cell office:value-type="float" office:value="0.66888465383893003" table:style-name="ce7">
            <text:p>0.668884653838930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39738038" table:style-name="ce3">
            <text:p>39738038</text:p>
          </table:table-cell>
          <table:table-cell office:value-type="float" office:value="1372308278" table:style-name="ce3">
            <text:p>1372308278</text:p>
          </table:table-cell>
          <table:table-cell office:value-type="float" office:value="1787536720" table:style-name="ce3">
            <text:p>1787536720</text:p>
          </table:table-cell>
          <table:table-cell office:value-type="float" office:value="1360" table:style-name="ce3">
            <text:p>1360</text:p>
          </table:table-cell>
          <table:table-cell office:value-type="float" office:value="0.99165956760693597" table:style-name="ce7">
            <text:p>0.991659567606936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9790137" table:style-name="ce3">
            <text:p>9790137</text:p>
          </table:table-cell>
          <table:table-cell office:value-type="float" office:value="949569953" table:style-name="ce3">
            <text:p>949569953</text:p>
          </table:table-cell>
          <table:table-cell office:value-type="float" office:value="1067500357" table:style-name="ce3">
            <text:p>1067500357</text:p>
          </table:table-cell>
          <table:table-cell office:value-type="float" office:value="1540" table:style-name="ce3">
            <text:p>1540</text:p>
          </table:table-cell>
          <table:table-cell office:value-type="float" office:value="1.1087381784105099" table:style-name="ce7">
            <text:p>1.108738178410510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1334075311" table:style-name="ce3">
            <text:p>1334075311</text:p>
          </table:table-cell>
          <table:table-cell office:value-type="float" office:value="1936514274" table:style-name="ce3">
            <text:p>1936514274</text:p>
          </table:table-cell>
          <table:table-cell office:value-type="float" office:value="1383632346" table:style-name="ce3">
            <text:p>1383632346</text:p>
          </table:table-cell>
          <table:table-cell office:value-type="float" office:value="1721" table:style-name="ce3">
            <text:p>1721</text:p>
          </table:table-cell>
          <table:table-cell office:value-type="float" office:value="3.2792569815955299" table:style-name="ce7">
            <text:p>3.279256981595530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2074466857" table:style-name="ce3">
            <text:p>2074466857</text:p>
          </table:table-cell>
          <table:table-cell office:value-type="float" office:value="925406886" table:style-name="ce3">
            <text:p>925406886</text:p>
          </table:table-cell>
          <table:table-cell office:value-type="float" office:value="498176953" table:style-name="ce3">
            <text:p>498176953</text:p>
          </table:table-cell>
          <table:table-cell office:value-type="float" office:value="1902" table:style-name="ce3">
            <text:p>1902</text:p>
          </table:table-cell>
          <table:table-cell office:value-type="float" office:value="0.12147695836347" table:style-name="ce7">
            <text:p>0.121476958363470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167440318" table:style-name="ce3">
            <text:p>1167440318</text:p>
          </table:table-cell>
          <table:table-cell office:value-type="float" office:value="1008714738" table:style-name="ce3">
            <text:p>1008714738</text:p>
          </table:table-cell>
          <table:table-cell office:value-type="float" office:value="1189980702" table:style-name="ce3">
            <text:p>1189980702</text:p>
          </table:table-cell>
          <table:table-cell office:value-type="float" office:value="2083" table:style-name="ce3">
            <text:p>2083</text:p>
          </table:table-cell>
          <table:table-cell office:value-type="float" office:value="0.31853255211799397" table:style-name="ce7">
            <text:p>0.318532552117994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1758816498" table:style-name="ce3">
            <text:p>1758816498</text:p>
          </table:table-cell>
          <table:table-cell office:value-type="float" office:value="2018593750" table:style-name="ce3">
            <text:p>2018593750</text:p>
          </table:table-cell>
          <table:table-cell office:value-type="float" office:value="1847502735" table:style-name="ce3">
            <text:p>1847502735</text:p>
          </table:table-cell>
          <table:table-cell office:value-type="float" office:value="2264" table:style-name="ce3">
            <text:p>2264</text:p>
          </table:table-cell>
          <table:table-cell office:value-type="float" office:value="1.2483122755046601" table:style-name="ce7">
            <text:p>1.248312275504660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316467165" table:style-name="ce3">
            <text:p>316467165</text:p>
          </table:table-cell>
          <table:table-cell office:value-type="float" office:value="885646209" table:style-name="ce3">
            <text:p>885646209</text:p>
          </table:table-cell>
          <table:table-cell office:value-type="float" office:value="1843926648" table:style-name="ce3">
            <text:p>1843926648</text:p>
          </table:table-cell>
          <table:table-cell office:value-type="float" office:value="2446" table:style-name="ce3">
            <text:p>2446</text:p>
          </table:table-cell>
          <table:table-cell office:value-type="float" office:value="3.4199177635073701" table:style-name="ce7">
            <text:p>3.419917763507370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1694129707" table:style-name="ce3">
            <text:p>1694129707</text:p>
          </table:table-cell>
          <table:table-cell office:value-type="float" office:value="31369858" table:style-name="ce3">
            <text:p>31369858</text:p>
          </table:table-cell>
          <table:table-cell office:value-type="float" office:value="327464807" table:style-name="ce3">
            <text:p>327464807</text:p>
          </table:table-cell>
          <table:table-cell office:value-type="float" office:value="2628" table:style-name="ce3">
            <text:p>2628</text:p>
          </table:table-cell>
          <table:table-cell office:value-type="float" office:value="4.8593990254316599E-2" table:style-name="ce7">
            <text:p>0.048593990254317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899780365" table:style-name="ce3">
            <text:p>1899780365</text:p>
          </table:table-cell>
          <table:table-cell office:value-type="float" office:value="807272325" table:style-name="ce3">
            <text:p>807272325</text:p>
          </table:table-cell>
          <table:table-cell office:value-type="float" office:value="1575055351" table:style-name="ce3">
            <text:p>1575055351</text:p>
          </table:table-cell>
          <table:table-cell office:value-type="float" office:value="2810" table:style-name="ce3">
            <text:p>2810</text:p>
          </table:table-cell>
          <table:table-cell office:value-type="float" office:value="1.39345485065634" table:style-name="ce7">
            <text:p>1.393454850656340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821716091" table:style-name="ce3">
            <text:p>821716091</text:p>
          </table:table-cell>
          <table:table-cell office:value-type="float" office:value="266272398" table:style-name="ce3">
            <text:p>266272398</text:p>
          </table:table-cell>
          <table:table-cell office:value-type="float" office:value="1050686617" table:style-name="ce3">
            <text:p>1050686617</text:p>
          </table:table-cell>
          <table:table-cell office:value-type="float" office:value="2992" table:style-name="ce3">
            <text:p>2992</text:p>
          </table:table-cell>
          <table:table-cell office:value-type="float" office:value="0.97120783812425304" table:style-name="ce7">
            <text:p>0.971207838124253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15001148" table:style-name="ce3">
            <text:p>115001148</text:p>
          </table:table-cell>
          <table:table-cell office:value-type="float" office:value="774568874" table:style-name="ce3">
            <text:p>774568874</text:p>
          </table:table-cell>
          <table:table-cell office:value-type="float" office:value="474396425" table:style-name="ce3">
            <text:p>474396425</text:p>
          </table:table-cell>
          <table:table-cell office:value-type="float" office:value="3174" table:style-name="ce3">
            <text:p>3174</text:p>
          </table:table-cell>
          <table:table-cell office:value-type="float" office:value="1.79078125862892" table:style-name="ce7">
            <text:p>1.790781258628920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89011236" table:style-name="ce3">
            <text:p>89011236</text:p>
          </table:table-cell>
          <table:table-cell office:value-type="float" office:value="103478013" table:style-name="ce3">
            <text:p>103478013</text:p>
          </table:table-cell>
          <table:table-cell office:value-type="float" office:value="175658565" table:style-name="ce3">
            <text:p>175658565</text:p>
          </table:table-cell>
          <table:table-cell office:value-type="float" office:value="3356" table:style-name="ce3">
            <text:p>3356</text:p>
          </table:table-cell>
          <table:table-cell office:value-type="float" office:value="0.73094783808859498" table:style-name="ce7">
            <text:p>0.730947838088595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363224444" table:style-name="ce3">
            <text:p>1363224444</text:p>
          </table:table-cell>
          <table:table-cell office:value-type="float" office:value="92133623" table:style-name="ce3">
            <text:p>92133623</text:p>
          </table:table-cell>
          <table:table-cell office:value-type="float" office:value="1071404029" table:style-name="ce3">
            <text:p>1071404029</text:p>
          </table:table-cell>
          <table:table-cell office:value-type="float" office:value="3539" table:style-name="ce3">
            <text:p>3539</text:p>
          </table:table-cell>
          <table:table-cell office:value-type="float" office:value="0.40620294865036999" table:style-name="ce7">
            <text:p>0.406202948650370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210189795" table:style-name="ce3">
            <text:p>210189795</text:p>
          </table:table-cell>
          <table:table-cell office:value-type="float" office:value="1768983268" table:style-name="ce3">
            <text:p>1768983268</text:p>
          </table:table-cell>
          <table:table-cell office:value-type="float" office:value="920116956" table:style-name="ce3">
            <text:p>920116956</text:p>
          </table:table-cell>
          <table:table-cell office:value-type="float" office:value="3722" table:style-name="ce3">
            <text:p>3722</text:p>
          </table:table-cell>
          <table:table-cell office:value-type="float" office:value="0.19637373894993501" table:style-name="ce7">
            <text:p>0.196373738949935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49283604" table:style-name="ce3">
            <text:p>49283604</text:p>
          </table:table-cell>
          <table:table-cell office:value-type="float" office:value="1194696875" table:style-name="ce3">
            <text:p>1194696875</text:p>
          </table:table-cell>
          <table:table-cell office:value-type="float" office:value="1327937253" table:style-name="ce3">
            <text:p>1327937253</text:p>
          </table:table-cell>
          <table:table-cell office:value-type="float" office:value="3905" table:style-name="ce3">
            <text:p>3905</text:p>
          </table:table-cell>
          <table:table-cell office:value-type="float" office:value="1.1548406853936599" table:style-name="ce7">
            <text:p>1.154840685393660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1528327947" table:style-name="ce3">
            <text:p>1528327947</text:p>
          </table:table-cell>
          <table:table-cell office:value-type="float" office:value="1984684545" table:style-name="ce3">
            <text:p>1984684545</text:p>
          </table:table-cell>
          <table:table-cell office:value-type="float" office:value="898350349" table:style-name="ce3">
            <text:p>898350349</text:p>
          </table:table-cell>
          <table:table-cell office:value-type="float" office:value="4088" table:style-name="ce3">
            <text:p>4088</text:p>
          </table:table-cell>
          <table:table-cell office:value-type="float" office:value="1.5297950823769599" table:style-name="ce7">
            <text:p>1.529795082376960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555891500" table:style-name="ce3">
            <text:p>555891500</text:p>
          </table:table-cell>
          <table:table-cell office:value-type="float" office:value="1155835395" table:style-name="ce3">
            <text:p>1155835395</text:p>
          </table:table-cell>
          <table:table-cell office:value-type="float" office:value="347660073" table:style-name="ce3">
            <text:p>347660073</text:p>
          </table:table-cell>
          <table:table-cell office:value-type="float" office:value="4272" table:style-name="ce3">
            <text:p>4272</text:p>
          </table:table-cell>
          <table:table-cell office:value-type="float" office:value="0.35838636309567401" table:style-name="ce7">
            <text:p>0.358386363095674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314571700" table:style-name="ce3">
            <text:p>1314571700</text:p>
          </table:table-cell>
          <table:table-cell office:value-type="float" office:value="1957753353" table:style-name="ce3">
            <text:p>1957753353</text:p>
          </table:table-cell>
          <table:table-cell office:value-type="float" office:value="1619663093" table:style-name="ce3">
            <text:p>1619663093</text:p>
          </table:table-cell>
          <table:table-cell office:value-type="float" office:value="4456" table:style-name="ce3">
            <text:p>4456</text:p>
          </table:table-cell>
          <table:table-cell office:value-type="float" office:value="3.2191165067833198" table:style-name="ce7">
            <text:p>3.219116506783320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694791276" table:style-name="ce3">
            <text:p>694791276</text:p>
          </table:table-cell>
          <table:table-cell office:value-type="float" office:value="1344001563" table:style-name="ce3">
            <text:p>1344001563</text:p>
          </table:table-cell>
          <table:table-cell office:value-type="float" office:value="1565244078" table:style-name="ce3">
            <text:p>1565244078</text:p>
          </table:table-cell>
          <table:table-cell office:value-type="float" office:value="4640" table:style-name="ce3">
            <text:p>4640</text:p>
          </table:table-cell>
          <table:table-cell office:value-type="float" office:value="7.0033910989624096E-2" table:style-name="ce7">
            <text:p>0.070033910989624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488381555" table:style-name="ce3">
            <text:p>1488381555</text:p>
          </table:table-cell>
          <table:table-cell office:value-type="float" office:value="1181647440" table:style-name="ce3">
            <text:p>1181647440</text:p>
          </table:table-cell>
          <table:table-cell office:value-type="float" office:value="1918421432" table:style-name="ce3">
            <text:p>1918421432</text:p>
          </table:table-cell>
          <table:table-cell office:value-type="float" office:value="4824" table:style-name="ce3">
            <text:p>4824</text:p>
          </table:table-cell>
          <table:table-cell office:value-type="float" office:value="0.73025663376763705" table:style-name="ce7">
            <text:p>0.730256633767637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1339262981" table:style-name="ce3">
            <text:p>1339262981</text:p>
          </table:table-cell>
          <table:table-cell office:value-type="float" office:value="1436255984" table:style-name="ce3">
            <text:p>1436255984</text:p>
          </table:table-cell>
          <table:table-cell office:value-type="float" office:value="1251059988" table:style-name="ce3">
            <text:p>1251059988</text:p>
          </table:table-cell>
          <table:table-cell office:value-type="float" office:value="5008" table:style-name="ce3">
            <text:p>5008</text:p>
          </table:table-cell>
          <table:table-cell office:value-type="float" office:value="0.58274520625348203" table:style-name="ce7">
            <text:p>0.582745206253482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216806978" table:style-name="ce3">
            <text:p>1216806978</text:p>
          </table:table-cell>
          <table:table-cell office:value-type="float" office:value="130192591" table:style-name="ce3">
            <text:p>130192591</text:p>
          </table:table-cell>
          <table:table-cell office:value-type="float" office:value="582573989" table:style-name="ce3">
            <text:p>582573989</text:p>
          </table:table-cell>
          <table:table-cell office:value-type="float" office:value="5192" table:style-name="ce3">
            <text:p>5192</text:p>
          </table:table-cell>
          <table:table-cell office:value-type="float" office:value="0.40835651283379698" table:style-name="ce7">
            <text:p>0.408356512833797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388099341" table:style-name="ce3">
            <text:p>388099341</text:p>
          </table:table-cell>
          <table:table-cell office:value-type="float" office:value="739688044" table:style-name="ce3">
            <text:p>739688044</text:p>
          </table:table-cell>
          <table:table-cell office:value-type="float" office:value="1527622952" table:style-name="ce3">
            <text:p>1527622952</text:p>
          </table:table-cell>
          <table:table-cell office:value-type="float" office:value="5377" table:style-name="ce3">
            <text:p>5377</text:p>
          </table:table-cell>
          <table:table-cell office:value-type="float" office:value="7.2251354981477403E-2" table:style-name="ce7">
            <text:p>0.072251354981477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877785210" table:style-name="ce3">
            <text:p>877785210</text:p>
          </table:table-cell>
          <table:table-cell office:value-type="float" office:value="1118845764" table:style-name="ce3">
            <text:p>1118845764</text:p>
          </table:table-cell>
          <table:table-cell office:value-type="float" office:value="2103241806" table:style-name="ce3">
            <text:p>2103241806</text:p>
          </table:table-cell>
          <table:table-cell office:value-type="float" office:value="5562" table:style-name="ce3">
            <text:p>5562</text:p>
          </table:table-cell>
          <table:table-cell office:value-type="float" office:value="0.13904625548919999" table:style-name="ce7">
            <text:p>0.139046255489200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1870846357" table:style-name="ce3">
            <text:p>1870846357</text:p>
          </table:table-cell>
          <table:table-cell office:value-type="float" office:value="55882188" table:style-name="ce3">
            <text:p>55882188</text:p>
          </table:table-cell>
          <table:table-cell office:value-type="float" office:value="1294687586" table:style-name="ce3">
            <text:p>1294687586</text:p>
          </table:table-cell>
          <table:table-cell office:value-type="float" office:value="5747" table:style-name="ce3">
            <text:p>5747</text:p>
          </table:table-cell>
          <table:table-cell office:value-type="float" office:value="0.44322451861233703" table:style-name="ce7">
            <text:p>0.443224518612337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2006631730" table:style-name="ce3">
            <text:p>2006631730</text:p>
          </table:table-cell>
          <table:table-cell office:value-type="float" office:value="1003099491" table:style-name="ce3">
            <text:p>1003099491</text:p>
          </table:table-cell>
          <table:table-cell office:value-type="float" office:value="73384946" table:style-name="ce3">
            <text:p>73384946</text:p>
          </table:table-cell>
          <table:table-cell office:value-type="float" office:value="5932" table:style-name="ce3">
            <text:p>5932</text:p>
          </table:table-cell>
          <table:table-cell office:value-type="float" office:value="2.4190888157714299" table:style-name="ce7">
            <text:p>2.419088815771430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376277918" table:style-name="ce3">
            <text:p>1376277918</text:p>
          </table:table-cell>
          <table:table-cell office:value-type="float" office:value="1220624424" table:style-name="ce3">
            <text:p>1220624424</text:p>
          </table:table-cell>
          <table:table-cell office:value-type="float" office:value="147528626" table:style-name="ce3">
            <text:p>147528626</text:p>
          </table:table-cell>
          <table:table-cell office:value-type="float" office:value="6118" table:style-name="ce3">
            <text:p>6118</text:p>
          </table:table-cell>
          <table:table-cell office:value-type="float" office:value="0.121086477174648" table:style-name="ce7">
            <text:p>0.121086477174648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556595217" table:style-name="ce3">
            <text:p>556595217</text:p>
          </table:table-cell>
          <table:table-cell office:value-type="float" office:value="443269240" table:style-name="ce3">
            <text:p>443269240</text:p>
          </table:table-cell>
          <table:table-cell office:value-type="float" office:value="1144529628" table:style-name="ce3">
            <text:p>1144529628</text:p>
          </table:table-cell>
          <table:table-cell office:value-type="float" office:value="6304" table:style-name="ce3">
            <text:p>6304</text:p>
          </table:table-cell>
          <table:table-cell office:value-type="float" office:value="5.2569781550617603E-2" table:style-name="ce7">
            <text:p>0.052569781550618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257041431" table:style-name="ce3">
            <text:p>257041431</text:p>
          </table:table-cell>
          <table:table-cell office:value-type="float" office:value="263930216" table:style-name="ce3">
            <text:p>263930216</text:p>
          </table:table-cell>
          <table:table-cell office:value-type="float" office:value="1077505483" table:style-name="ce3">
            <text:p>1077505483</text:p>
          </table:table-cell>
          <table:table-cell office:value-type="float" office:value="6490" table:style-name="ce3">
            <text:p>6490</text:p>
          </table:table-cell>
          <table:table-cell office:value-type="float" office:value="0.90652210260163002" table:style-name="ce7">
            <text:p>0.906522102601630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1505714688" table:style-name="ce3">
            <text:p>1505714688</text:p>
          </table:table-cell>
          <table:table-cell office:value-type="float" office:value="1889125432" table:style-name="ce3">
            <text:p>1889125432</text:p>
          </table:table-cell>
          <table:table-cell office:value-type="float" office:value="14398826" table:style-name="ce3">
            <text:p>14398826</text:p>
          </table:table-cell>
          <table:table-cell office:value-type="float" office:value="6676" table:style-name="ce3">
            <text:p>6676</text:p>
          </table:table-cell>
          <table:table-cell office:value-type="float" office:value="0.15725157512585999" table:style-name="ce7">
            <text:p>0.157251575125860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599453184" table:style-name="ce3">
            <text:p>599453184</text:p>
          </table:table-cell>
          <table:table-cell office:value-type="float" office:value="369446056" table:style-name="ce3">
            <text:p>369446056</text:p>
          </table:table-cell>
          <table:table-cell office:value-type="float" office:value="868917345" table:style-name="ce3">
            <text:p>868917345</text:p>
          </table:table-cell>
          <table:table-cell office:value-type="float" office:value="6862" table:style-name="ce3">
            <text:p>6862</text:p>
          </table:table-cell>
          <table:table-cell office:value-type="float" office:value="2.7754871257162E-2" table:style-name="ce7">
            <text:p>0.027754871257162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163870719" table:style-name="ce3">
            <text:p>1163870719</text:p>
          </table:table-cell>
          <table:table-cell office:value-type="float" office:value="246932983" table:style-name="ce3">
            <text:p>246932983</text:p>
          </table:table-cell>
          <table:table-cell office:value-type="float" office:value="116556420" table:style-name="ce3">
            <text:p>116556420</text:p>
          </table:table-cell>
          <table:table-cell office:value-type="float" office:value="7048" table:style-name="ce3">
            <text:p>7048</text:p>
          </table:table-cell>
          <table:table-cell office:value-type="float" office:value="0.57757544562036101" table:style-name="ce7">
            <text:p>0.577575445620361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1894108249" table:style-name="ce3">
            <text:p>1894108249</text:p>
          </table:table-cell>
          <table:table-cell office:value-type="float" office:value="304001509" table:style-name="ce3">
            <text:p>304001509</text:p>
          </table:table-cell>
          <table:table-cell office:value-type="float" office:value="465017543" table:style-name="ce3">
            <text:p>465017543</text:p>
          </table:table-cell>
          <table:table-cell office:value-type="float" office:value="7235" table:style-name="ce3">
            <text:p>7235</text:p>
          </table:table-cell>
          <table:table-cell office:value-type="float" office:value="0.75945426490357204" table:style-name="ce7">
            <text:p>0.759454264903572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2127226638" table:style-name="ce3">
            <text:p>2127226638</text:p>
          </table:table-cell>
          <table:table-cell office:value-type="float" office:value="1749095854" table:style-name="ce3">
            <text:p>1749095854</text:p>
          </table:table-cell>
          <table:table-cell office:value-type="float" office:value="1938812551" table:style-name="ce3">
            <text:p>1938812551</text:p>
          </table:table-cell>
          <table:table-cell office:value-type="float" office:value="7422" table:style-name="ce3">
            <text:p>7422</text:p>
          </table:table-cell>
          <table:table-cell office:value-type="float" office:value="0.70919569514803504" table:style-name="ce7">
            <text:p>0.709195695148035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990332962" table:style-name="ce3">
            <text:p>990332962</text:p>
          </table:table-cell>
          <table:table-cell office:value-type="float" office:value="1316045066" table:style-name="ce3">
            <text:p>1316045066</text:p>
          </table:table-cell>
          <table:table-cell office:value-type="float" office:value="504009656" table:style-name="ce3">
            <text:p>504009656</text:p>
          </table:table-cell>
          <table:table-cell office:value-type="float" office:value="7609" table:style-name="ce3">
            <text:p>7609</text:p>
          </table:table-cell>
          <table:table-cell office:value-type="float" office:value="1.62233411535217" table:style-name="ce7">
            <text:p>1.622334115352170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527820334" table:style-name="ce3">
            <text:p>1527820334</text:p>
          </table:table-cell>
          <table:table-cell office:value-type="float" office:value="744342302" table:style-name="ce3">
            <text:p>744342302</text:p>
          </table:table-cell>
          <table:table-cell office:value-type="float" office:value="1217396654" table:style-name="ce3">
            <text:p>1217396654</text:p>
          </table:table-cell>
          <table:table-cell office:value-type="float" office:value="7796" table:style-name="ce3">
            <text:p>7796</text:p>
          </table:table-cell>
          <table:table-cell office:value-type="float" office:value="0.92339949957252898" table:style-name="ce7">
            <text:p>0.923399499572529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614374401" table:style-name="ce3">
            <text:p>614374401</text:p>
          </table:table-cell>
          <table:table-cell office:value-type="float" office:value="1211582810" table:style-name="ce3">
            <text:p>1211582810</text:p>
          </table:table-cell>
          <table:table-cell office:value-type="float" office:value="1254825173" table:style-name="ce3">
            <text:p>1254825173</text:p>
          </table:table-cell>
          <table:table-cell office:value-type="float" office:value="7984" table:style-name="ce3">
            <text:p>7984</text:p>
          </table:table-cell>
          <table:table-cell office:value-type="float" office:value="0.60892307525760303" table:style-name="ce7">
            <text:p>0.608923075257603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689178023" table:style-name="ce3">
            <text:p>689178023</text:p>
          </table:table-cell>
          <table:table-cell office:value-type="float" office:value="570416142" table:style-name="ce3">
            <text:p>570416142</text:p>
          </table:table-cell>
          <table:table-cell office:value-type="float" office:value="1158841646" table:style-name="ce3">
            <text:p>1158841646</text:p>
          </table:table-cell>
          <table:table-cell office:value-type="float" office:value="8172" table:style-name="ce3">
            <text:p>8172</text:p>
          </table:table-cell>
          <table:table-cell office:value-type="float" office:value="0.20438748088644601" table:style-name="ce7">
            <text:p>0.204387480886446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1635718896" table:style-name="ce3">
            <text:p>1635718896</text:p>
          </table:table-cell>
          <table:table-cell office:value-type="float" office:value="1108186154" table:style-name="ce3">
            <text:p>1108186154</text:p>
          </table:table-cell>
          <table:table-cell office:value-type="float" office:value="2012733445" table:style-name="ce3">
            <text:p>2012733445</text:p>
          </table:table-cell>
          <table:table-cell office:value-type="float" office:value="8360" table:style-name="ce3">
            <text:p>8360</text:p>
          </table:table-cell>
          <table:table-cell office:value-type="float" office:value="0.89890825795218299" table:style-name="ce7">
            <text:p>0.898908257952183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589307023" table:style-name="ce3">
            <text:p>1589307023</text:p>
          </table:table-cell>
          <table:table-cell office:value-type="float" office:value="1515371646" table:style-name="ce3">
            <text:p>1515371646</text:p>
          </table:table-cell>
          <table:table-cell office:value-type="float" office:value="1187202909" table:style-name="ce3">
            <text:p>1187202909</text:p>
          </table:table-cell>
          <table:table-cell office:value-type="float" office:value="8548" table:style-name="ce3">
            <text:p>8548</text:p>
          </table:table-cell>
          <table:table-cell office:value-type="float" office:value="0.11810425928217499" table:style-name="ce7">
            <text:p>0.118104259282175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081521737" table:style-name="ce3">
            <text:p>1081521737</text:p>
          </table:table-cell>
          <table:table-cell office:value-type="float" office:value="1266038137" table:style-name="ce3">
            <text:p>1266038137</text:p>
          </table:table-cell>
          <table:table-cell office:value-type="float" office:value="1170266217" table:style-name="ce3">
            <text:p>1170266217</text:p>
          </table:table-cell>
          <table:table-cell office:value-type="float" office:value="8736" table:style-name="ce3">
            <text:p>8736</text:p>
          </table:table-cell>
          <table:table-cell office:value-type="float" office:value="0.24989345730038401" table:style-name="ce7">
            <text:p>0.249893457300384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834237087" table:style-name="ce3">
            <text:p>834237087</text:p>
          </table:table-cell>
          <table:table-cell office:value-type="float" office:value="400269419" table:style-name="ce3">
            <text:p>400269419</text:p>
          </table:table-cell>
          <table:table-cell office:value-type="float" office:value="650461522" table:style-name="ce3">
            <text:p>650461522</text:p>
          </table:table-cell>
          <table:table-cell office:value-type="float" office:value="8924" table:style-name="ce3">
            <text:p>8924</text:p>
          </table:table-cell>
          <table:table-cell office:value-type="float" office:value="2.05690443791935" table:style-name="ce7">
            <text:p>2.056904437919350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101983416" table:style-name="ce3">
            <text:p>101983416</text:p>
          </table:table-cell>
          <table:table-cell office:value-type="float" office:value="1744691520" table:style-name="ce3">
            <text:p>1744691520</text:p>
          </table:table-cell>
          <table:table-cell office:value-type="float" office:value="2004381786" table:style-name="ce3">
            <text:p>2004381786</text:p>
          </table:table-cell>
          <table:table-cell office:value-type="float" office:value="9113" table:style-name="ce3">
            <text:p>9113</text:p>
          </table:table-cell>
          <table:table-cell office:value-type="float" office:value="2.62233644490266E-2" table:style-name="ce7">
            <text:p>0.026223364449027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343321608" table:style-name="ce3">
            <text:p>343321608</text:p>
          </table:table-cell>
          <table:table-cell office:value-type="float" office:value="423207872" table:style-name="ce3">
            <text:p>423207872</text:p>
          </table:table-cell>
          <table:table-cell office:value-type="float" office:value="1133222812" table:style-name="ce3">
            <text:p>1133222812</text:p>
          </table:table-cell>
          <table:table-cell office:value-type="float" office:value="9302" table:style-name="ce3">
            <text:p>9302</text:p>
          </table:table-cell>
          <table:table-cell office:value-type="float" office:value="1.0731873684066799" table:style-name="ce7">
            <text:p>1.073187368406680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2065187128" table:style-name="ce3">
            <text:p>2065187128</text:p>
          </table:table-cell>
          <table:table-cell office:value-type="float" office:value="1869409087" table:style-name="ce3">
            <text:p>1869409087</text:p>
          </table:table-cell>
          <table:table-cell office:value-type="float" office:value="1399498352" table:style-name="ce3">
            <text:p>1399498352</text:p>
          </table:table-cell>
          <table:table-cell office:value-type="float" office:value="9491" table:style-name="ce3">
            <text:p>9491</text:p>
          </table:table-cell>
          <table:table-cell office:value-type="float" office:value="0.171992072280022" table:style-name="ce7">
            <text:p>0.171992072280022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969341320" table:style-name="ce3">
            <text:p>1969341320</text:p>
          </table:table-cell>
          <table:table-cell office:value-type="float" office:value="965067197" table:style-name="ce3">
            <text:p>965067197</text:p>
          </table:table-cell>
          <table:table-cell office:value-type="float" office:value="1106344886" table:style-name="ce3">
            <text:p>1106344886</text:p>
          </table:table-cell>
          <table:table-cell office:value-type="float" office:value="9680" table:style-name="ce3">
            <text:p>9680</text:p>
          </table:table-cell>
          <table:table-cell office:value-type="float" office:value="0.762359921207443" table:style-name="ce7">
            <text:p>0.762359921207443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701582264" table:style-name="ce3">
            <text:p>1701582264</text:p>
          </table:table-cell>
          <table:table-cell office:value-type="float" office:value="1850623287" table:style-name="ce3">
            <text:p>1850623287</text:p>
          </table:table-cell>
          <table:table-cell office:value-type="float" office:value="130241831" table:style-name="ce3">
            <text:p>130241831</text:p>
          </table:table-cell>
          <table:table-cell office:value-type="float" office:value="9870" table:style-name="ce3">
            <text:p>9870</text:p>
          </table:table-cell>
          <table:table-cell office:value-type="float" office:value="0.148402131389025" table:style-name="ce7">
            <text:p>0.148402131389025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453370631" table:style-name="ce3">
            <text:p>453370631</text:p>
          </table:table-cell>
          <table:table-cell office:value-type="float" office:value="270651300" table:style-name="ce3">
            <text:p>270651300</text:p>
          </table:table-cell>
          <table:table-cell office:value-type="float" office:value="1595327766" table:style-name="ce3">
            <text:p>1595327766</text:p>
          </table:table-cell>
          <table:table-cell office:value-type="float" office:value="60" table:style-name="ce3">
            <text:p>60</text:p>
          </table:table-cell>
          <table:table-cell office:value-type="float" office:value="1.70282532450615" table:style-name="ce7">
            <text:p>1.702825324506150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528212113" table:style-name="ce3">
            <text:p>528212113</text:p>
          </table:table-cell>
          <table:table-cell office:value-type="float" office:value="618220" table:style-name="ce3">
            <text:p>618220</text:p>
          </table:table-cell>
          <table:table-cell office:value-type="float" office:value="468999041" table:style-name="ce3">
            <text:p>468999041</text:p>
          </table:table-cell>
          <table:table-cell office:value-type="float" office:value="250" table:style-name="ce3">
            <text:p>250</text:p>
          </table:table-cell>
          <table:table-cell office:value-type="float" office:value="0.34342599070291602" table:style-name="ce7">
            <text:p>0.343425990702916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2111066006" table:style-name="ce3">
            <text:p>2111066006</text:p>
          </table:table-cell>
          <table:table-cell office:value-type="float" office:value="1862814916" table:style-name="ce3">
            <text:p>1862814916</text:p>
          </table:table-cell>
          <table:table-cell office:value-type="float" office:value="665052879" table:style-name="ce3">
            <text:p>665052879</text:p>
          </table:table-cell>
          <table:table-cell office:value-type="float" office:value="440" table:style-name="ce3">
            <text:p>440</text:p>
          </table:table-cell>
          <table:table-cell office:value-type="float" office:value="0.62733643161012798" table:style-name="ce7">
            <text:p>0.627336431610128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2109014233" table:style-name="ce3">
            <text:p>2109014233</text:p>
          </table:table-cell>
          <table:table-cell office:value-type="float" office:value="433907275" table:style-name="ce3">
            <text:p>433907275</text:p>
          </table:table-cell>
          <table:table-cell office:value-type="float" office:value="214456433" table:style-name="ce3">
            <text:p>214456433</text:p>
          </table:table-cell>
          <table:table-cell office:value-type="float" office:value="630" table:style-name="ce3">
            <text:p>630</text:p>
          </table:table-cell>
          <table:table-cell office:value-type="float" office:value="1.5183715180761701" table:style-name="ce7">
            <text:p>1.518371518076170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1984603790" table:style-name="ce3">
            <text:p>1984603790</text:p>
          </table:table-cell>
          <table:table-cell office:value-type="float" office:value="870429409" table:style-name="ce3">
            <text:p>870429409</text:p>
          </table:table-cell>
          <table:table-cell office:value-type="float" office:value="1266633669" table:style-name="ce3">
            <text:p>1266633669</text:p>
          </table:table-cell>
          <table:table-cell office:value-type="float" office:value="820" table:style-name="ce3">
            <text:p>820</text:p>
          </table:table-cell>
          <table:table-cell office:value-type="float" office:value="2.9194155766360499E-2" table:style-name="ce7">
            <text:p>0.029194155766361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519877794" table:style-name="ce3">
            <text:p>519877794</text:p>
          </table:table-cell>
          <table:table-cell office:value-type="float" office:value="1317410979" table:style-name="ce3">
            <text:p>1317410979</text:p>
          </table:table-cell>
          <table:table-cell office:value-type="float" office:value="938071969" table:style-name="ce3">
            <text:p>938071969</text:p>
          </table:table-cell>
          <table:table-cell office:value-type="float" office:value="1011" table:style-name="ce3">
            <text:p>1011</text:p>
          </table:table-cell>
          <table:table-cell office:value-type="float" office:value="0.123546843906344" table:style-name="ce7">
            <text:p>0.123546843906344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622603694" table:style-name="ce3">
            <text:p>1622603694</text:p>
          </table:table-cell>
          <table:table-cell office:value-type="float" office:value="70601193" table:style-name="ce3">
            <text:p>70601193</text:p>
          </table:table-cell>
          <table:table-cell office:value-type="float" office:value="1655227335" table:style-name="ce3">
            <text:p>1655227335</text:p>
          </table:table-cell>
          <table:table-cell office:value-type="float" office:value="1202" table:style-name="ce3">
            <text:p>1202</text:p>
          </table:table-cell>
          <table:table-cell office:value-type="float" office:value="2.04896747344563" table:style-name="ce7">
            <text:p>2.048967473445630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205439105" table:style-name="ce3">
            <text:p>205439105</text:p>
          </table:table-cell>
          <table:table-cell office:value-type="float" office:value="1451810235" table:style-name="ce3">
            <text:p>1451810235</text:p>
          </table:table-cell>
          <table:table-cell office:value-type="float" office:value="1024089009" table:style-name="ce3">
            <text:p>1024089009</text:p>
          </table:table-cell>
          <table:table-cell office:value-type="float" office:value="1393" table:style-name="ce3">
            <text:p>1393</text:p>
          </table:table-cell>
          <table:table-cell office:value-type="float" office:value="0.28740915308574599" table:style-name="ce7">
            <text:p>0.287409153085746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808815398" table:style-name="ce3">
            <text:p>1808815398</text:p>
          </table:table-cell>
          <table:table-cell office:value-type="float" office:value="1632999728" table:style-name="ce3">
            <text:p>1632999728</text:p>
          </table:table-cell>
          <table:table-cell office:value-type="float" office:value="1343244483" table:style-name="ce3">
            <text:p>1343244483</text:p>
          </table:table-cell>
          <table:table-cell office:value-type="float" office:value="1584" table:style-name="ce3">
            <text:p>1584</text:p>
          </table:table-cell>
          <table:table-cell office:value-type="float" office:value="1.1330148449734501" table:style-name="ce7">
            <text:p>1.133014844973450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981873098" table:style-name="ce3">
            <text:p>981873098</text:p>
          </table:table-cell>
          <table:table-cell office:value-type="float" office:value="1026608015" table:style-name="ce3">
            <text:p>1026608015</text:p>
          </table:table-cell>
          <table:table-cell office:value-type="float" office:value="204605619" table:style-name="ce3">
            <text:p>204605619</text:p>
          </table:table-cell>
          <table:table-cell office:value-type="float" office:value="1776" table:style-name="ce3">
            <text:p>1776</text:p>
          </table:table-cell>
          <table:table-cell office:value-type="float" office:value="0.30898867147353698" table:style-name="ce7">
            <text:p>0.308988671473537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076806854" table:style-name="ce3">
            <text:p>1076806854</text:p>
          </table:table-cell>
          <table:table-cell office:value-type="float" office:value="52519596" table:style-name="ce3">
            <text:p>52519596</text:p>
          </table:table-cell>
          <table:table-cell office:value-type="float" office:value="1263478174" table:style-name="ce3">
            <text:p>1263478174</text:p>
          </table:table-cell>
          <table:table-cell office:value-type="float" office:value="1968" table:style-name="ce3">
            <text:p>1968</text:p>
          </table:table-cell>
          <table:table-cell office:value-type="float" office:value="9.3373739468366995E-2" table:style-name="ce7">
            <text:p>0.093373739468367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048093481" table:style-name="ce3">
            <text:p>1048093481</text:p>
          </table:table-cell>
          <table:table-cell office:value-type="float" office:value="1812998148" table:style-name="ce3">
            <text:p>1812998148</text:p>
          </table:table-cell>
          <table:table-cell office:value-type="float" office:value="426473803" table:style-name="ce3">
            <text:p>426473803</text:p>
          </table:table-cell>
          <table:table-cell office:value-type="float" office:value="2160" table:style-name="ce3">
            <text:p>2160</text:p>
          </table:table-cell>
          <table:table-cell office:value-type="float" office:value="0.117827089783897" table:style-name="ce7">
            <text:p>0.117827089783897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1646254271" table:style-name="ce3">
            <text:p>1646254271</text:p>
          </table:table-cell>
          <table:table-cell office:value-type="float" office:value="1815377932" table:style-name="ce3">
            <text:p>1815377932</text:p>
          </table:table-cell>
          <table:table-cell office:value-type="float" office:value="1505444668" table:style-name="ce3">
            <text:p>1505444668</text:p>
          </table:table-cell>
          <table:table-cell office:value-type="float" office:value="2352" table:style-name="ce3">
            <text:p>2352</text:p>
          </table:table-cell>
          <table:table-cell office:value-type="float" office:value="0.77653133915007799" table:style-name="ce7">
            <text:p>0.776531339150078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416211865" table:style-name="ce3">
            <text:p>416211865</text:p>
          </table:table-cell>
          <table:table-cell office:value-type="float" office:value="1017735203" table:style-name="ce3">
            <text:p>1017735203</text:p>
          </table:table-cell>
          <table:table-cell office:value-type="float" office:value="1003972986" table:style-name="ce3">
            <text:p>1003972986</text:p>
          </table:table-cell>
          <table:table-cell office:value-type="float" office:value="2544" table:style-name="ce3">
            <text:p>2544</text:p>
          </table:table-cell>
          <table:table-cell office:value-type="float" office:value="0.30652597914209401" table:style-name="ce7">
            <text:p>0.306525979142094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918573518" table:style-name="ce3">
            <text:p>918573518</text:p>
          </table:table-cell>
          <table:table-cell office:value-type="float" office:value="505362537" table:style-name="ce3">
            <text:p>505362537</text:p>
          </table:table-cell>
          <table:table-cell office:value-type="float" office:value="1696728171" table:style-name="ce3">
            <text:p>1696728171</text:p>
          </table:table-cell>
          <table:table-cell office:value-type="float" office:value="2736" table:style-name="ce3">
            <text:p>2736</text:p>
          </table:table-cell>
          <table:table-cell office:value-type="float" office:value="0.29694815148692899" table:style-name="ce7">
            <text:p>0.296948151486929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205171553" table:style-name="ce3">
            <text:p>205171553</text:p>
          </table:table-cell>
          <table:table-cell office:value-type="float" office:value="315009338" table:style-name="ce3">
            <text:p>315009338</text:p>
          </table:table-cell>
          <table:table-cell office:value-type="float" office:value="421495721" table:style-name="ce3">
            <text:p>421495721</text:p>
          </table:table-cell>
          <table:table-cell office:value-type="float" office:value="2929" table:style-name="ce3">
            <text:p>2929</text:p>
          </table:table-cell>
          <table:table-cell office:value-type="float" office:value="0.70682100219757305" table:style-name="ce7">
            <text:p>0.706821002197573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607036230" table:style-name="ce3">
            <text:p>1607036230</text:p>
          </table:table-cell>
          <table:table-cell office:value-type="float" office:value="1636694957" table:style-name="ce3">
            <text:p>1636694957</text:p>
          </table:table-cell>
          <table:table-cell office:value-type="float" office:value="1199680133" table:style-name="ce3">
            <text:p>1199680133</text:p>
          </table:table-cell>
          <table:table-cell office:value-type="float" office:value="3122" table:style-name="ce3">
            <text:p>3122</text:p>
          </table:table-cell>
          <table:table-cell office:value-type="float" office:value="2.4584484509051001" table:style-name="ce7">
            <text:p>2.458448450905100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556076713" table:style-name="ce3">
            <text:p>556076713</text:p>
          </table:table-cell>
          <table:table-cell office:value-type="float" office:value="542569223" table:style-name="ce3">
            <text:p>542569223</text:p>
          </table:table-cell>
          <table:table-cell office:value-type="float" office:value="422913868" table:style-name="ce3">
            <text:p>422913868</text:p>
          </table:table-cell>
          <table:table-cell office:value-type="float" office:value="3315" table:style-name="ce3">
            <text:p>3315</text:p>
          </table:table-cell>
          <table:table-cell office:value-type="float" office:value="3.6768208286302202" table:style-name="ce7">
            <text:p>3.676820828630220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132479295" table:style-name="ce3">
            <text:p>132479295</text:p>
          </table:table-cell>
          <table:table-cell office:value-type="float" office:value="1410062613" table:style-name="ce3">
            <text:p>1410062613</text:p>
          </table:table-cell>
          <table:table-cell office:value-type="float" office:value="1135608513" table:style-name="ce3">
            <text:p>1135608513</text:p>
          </table:table-cell>
          <table:table-cell office:value-type="float" office:value="3508" table:style-name="ce3">
            <text:p>3508</text:p>
          </table:table-cell>
          <table:table-cell office:value-type="float" office:value="1.7015545139533199" table:style-name="ce7">
            <text:p>1.701554513953320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786451737" table:style-name="ce3">
            <text:p>1786451737</text:p>
          </table:table-cell>
          <table:table-cell office:value-type="float" office:value="1429769022" table:style-name="ce3">
            <text:p>1429769022</text:p>
          </table:table-cell>
          <table:table-cell office:value-type="float" office:value="6888436" table:style-name="ce3">
            <text:p>6888436</text:p>
          </table:table-cell>
          <table:table-cell office:value-type="float" office:value="3702" table:style-name="ce3">
            <text:p>3702</text:p>
          </table:table-cell>
          <table:table-cell office:value-type="float" office:value="0.35811126624390299" table:style-name="ce7">
            <text:p>0.358111266243903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925461070" table:style-name="ce3">
            <text:p>925461070</text:p>
          </table:table-cell>
          <table:table-cell office:value-type="float" office:value="182952377" table:style-name="ce3">
            <text:p>182952377</text:p>
          </table:table-cell>
          <table:table-cell office:value-type="float" office:value="2061147973" table:style-name="ce3">
            <text:p>2061147973</text:p>
          </table:table-cell>
          <table:table-cell office:value-type="float" office:value="3896" table:style-name="ce3">
            <text:p>3896</text:p>
          </table:table-cell>
          <table:table-cell office:value-type="float" office:value="1.1493161886682499" table:style-name="ce7">
            <text:p>1.149316188668250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141025" table:style-name="ce3">
            <text:p>141025</text:p>
          </table:table-cell>
          <table:table-cell office:value-type="float" office:value="1114629418" table:style-name="ce3">
            <text:p>1114629418</text:p>
          </table:table-cell>
          <table:table-cell office:value-type="float" office:value="1781053526" table:style-name="ce3">
            <text:p>1781053526</text:p>
          </table:table-cell>
          <table:table-cell office:value-type="float" office:value="4090" table:style-name="ce3">
            <text:p>4090</text:p>
          </table:table-cell>
          <table:table-cell office:value-type="float" office:value="3.3419982741336299E-2" table:style-name="ce7">
            <text:p>0.033419982741336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222723526" table:style-name="ce3">
            <text:p>222723526</text:p>
          </table:table-cell>
          <table:table-cell office:value-type="float" office:value="746172285" table:style-name="ce3">
            <text:p>746172285</text:p>
          </table:table-cell>
          <table:table-cell office:value-type="float" office:value="1491527468" table:style-name="ce3">
            <text:p>1491527468</text:p>
          </table:table-cell>
          <table:table-cell office:value-type="float" office:value="4284" table:style-name="ce3">
            <text:p>4284</text:p>
          </table:table-cell>
          <table:table-cell office:value-type="float" office:value="3.1878670615694999" table:style-name="ce7">
            <text:p>3.187867061569500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250303017" table:style-name="ce3">
            <text:p>250303017</text:p>
          </table:table-cell>
          <table:table-cell office:value-type="float" office:value="887754359" table:style-name="ce3">
            <text:p>887754359</text:p>
          </table:table-cell>
          <table:table-cell office:value-type="float" office:value="747584111" table:style-name="ce3">
            <text:p>747584111</text:p>
          </table:table-cell>
          <table:table-cell office:value-type="float" office:value="4478" table:style-name="ce3">
            <text:p>4478</text:p>
          </table:table-cell>
          <table:table-cell office:value-type="float" office:value="2.2365612741140201E-2" table:style-name="ce7">
            <text:p>0.022365612741140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2069823935" table:style-name="ce3">
            <text:p>2069823935</text:p>
          </table:table-cell>
          <table:table-cell office:value-type="float" office:value="758459236" table:style-name="ce3">
            <text:p>758459236</text:p>
          </table:table-cell>
          <table:table-cell office:value-type="float" office:value="112647633" table:style-name="ce3">
            <text:p>112647633</text:p>
          </table:table-cell>
          <table:table-cell office:value-type="float" office:value="4672" table:style-name="ce3">
            <text:p>4672</text:p>
          </table:table-cell>
          <table:table-cell office:value-type="float" office:value="0.32791128842212802" table:style-name="ce7">
            <text:p>0.327911288422128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443261592" table:style-name="ce3">
            <text:p>443261592</text:p>
          </table:table-cell>
          <table:table-cell office:value-type="float" office:value="855867947" table:style-name="ce3">
            <text:p>855867947</text:p>
          </table:table-cell>
          <table:table-cell office:value-type="float" office:value="282741894" table:style-name="ce3">
            <text:p>282741894</text:p>
          </table:table-cell>
          <table:table-cell office:value-type="float" office:value="4867" table:style-name="ce3">
            <text:p>4867</text:p>
          </table:table-cell>
          <table:table-cell office:value-type="float" office:value="0.92257661011790404" table:style-name="ce7">
            <text:p>0.922576610117904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276801831" table:style-name="ce3">
            <text:p>276801831</text:p>
          </table:table-cell>
          <table:table-cell office:value-type="float" office:value="456492673" table:style-name="ce3">
            <text:p>456492673</text:p>
          </table:table-cell>
          <table:table-cell office:value-type="float" office:value="1804987355" table:style-name="ce3">
            <text:p>1804987355</text:p>
          </table:table-cell>
          <table:table-cell office:value-type="float" office:value="5062" table:style-name="ce3">
            <text:p>5062</text:p>
          </table:table-cell>
          <table:table-cell office:value-type="float" office:value="1.55897556880481E-2" table:style-name="ce7">
            <text:p>0.015589755688048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758792049" table:style-name="ce3">
            <text:p>758792049</text:p>
          </table:table-cell>
          <table:table-cell office:value-type="float" office:value="1478595458" table:style-name="ce3">
            <text:p>1478595458</text:p>
          </table:table-cell>
          <table:table-cell office:value-type="float" office:value="37528176" table:style-name="ce3">
            <text:p>37528176</text:p>
          </table:table-cell>
          <table:table-cell office:value-type="float" office:value="5257" table:style-name="ce3">
            <text:p>5257</text:p>
          </table:table-cell>
          <table:table-cell office:value-type="float" office:value="4.3915028781106198" table:style-name="ce7">
            <text:p>4.391502878110620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1260065719" table:style-name="ce3">
            <text:p>1260065719</text:p>
          </table:table-cell>
          <table:table-cell office:value-type="float" office:value="468105861" table:style-name="ce3">
            <text:p>468105861</text:p>
          </table:table-cell>
          <table:table-cell office:value-type="float" office:value="651148182" table:style-name="ce3">
            <text:p>651148182</text:p>
          </table:table-cell>
          <table:table-cell office:value-type="float" office:value="5452" table:style-name="ce3">
            <text:p>5452</text:p>
          </table:table-cell>
          <table:table-cell office:value-type="float" office:value="0.33156509808918699" table:style-name="ce7">
            <text:p>0.331565098089187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588286304" table:style-name="ce3">
            <text:p>1588286304</text:p>
          </table:table-cell>
          <table:table-cell office:value-type="float" office:value="238628751" table:style-name="ce3">
            <text:p>238628751</text:p>
          </table:table-cell>
          <table:table-cell office:value-type="float" office:value="1361781529" table:style-name="ce3">
            <text:p>1361781529</text:p>
          </table:table-cell>
          <table:table-cell office:value-type="float" office:value="5648" table:style-name="ce3">
            <text:p>5648</text:p>
          </table:table-cell>
          <table:table-cell office:value-type="float" office:value="0.238131544591896" table:style-name="ce7">
            <text:p>0.238131544591896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1106166688" table:style-name="ce3">
            <text:p>1106166688</text:p>
          </table:table-cell>
          <table:table-cell office:value-type="float" office:value="1513787053" table:style-name="ce3">
            <text:p>1513787053</text:p>
          </table:table-cell>
          <table:table-cell office:value-type="float" office:value="1333405271" table:style-name="ce3">
            <text:p>1333405271</text:p>
          </table:table-cell>
          <table:table-cell office:value-type="float" office:value="5844" table:style-name="ce3">
            <text:p>5844</text:p>
          </table:table-cell>
          <table:table-cell office:value-type="float" office:value="2.0117800435603499" table:style-name="ce7">
            <text:p>2.011780043560350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577584479" table:style-name="ce3">
            <text:p>577584479</text:p>
          </table:table-cell>
          <table:table-cell office:value-type="float" office:value="492612614" table:style-name="ce3">
            <text:p>492612614</text:p>
          </table:table-cell>
          <table:table-cell office:value-type="float" office:value="1389911035" table:style-name="ce3">
            <text:p>1389911035</text:p>
          </table:table-cell>
          <table:table-cell office:value-type="float" office:value="6040" table:style-name="ce3">
            <text:p>6040</text:p>
          </table:table-cell>
          <table:table-cell office:value-type="float" office:value="1.6481730518934501" table:style-name="ce7">
            <text:p>1.648173051893450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836249593" table:style-name="ce3">
            <text:p>836249593</text:p>
          </table:table-cell>
          <table:table-cell office:value-type="float" office:value="68944914" table:style-name="ce3">
            <text:p>68944914</text:p>
          </table:table-cell>
          <table:table-cell office:value-type="float" office:value="160123311" table:style-name="ce3">
            <text:p>160123311</text:p>
          </table:table-cell>
          <table:table-cell office:value-type="float" office:value="6236" table:style-name="ce3">
            <text:p>6236</text:p>
          </table:table-cell>
          <table:table-cell office:value-type="float" office:value="0.60347852904992405" table:style-name="ce7">
            <text:p>0.603478529049924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713917039" table:style-name="ce3">
            <text:p>1713917039</text:p>
          </table:table-cell>
          <table:table-cell office:value-type="float" office:value="275123254" table:style-name="ce3">
            <text:p>275123254</text:p>
          </table:table-cell>
          <table:table-cell office:value-type="float" office:value="947875521" table:style-name="ce3">
            <text:p>947875521</text:p>
          </table:table-cell>
          <table:table-cell office:value-type="float" office:value="6432" table:style-name="ce3">
            <text:p>6432</text:p>
          </table:table-cell>
          <table:table-cell office:value-type="float" office:value="0.22502851259172599" table:style-name="ce7">
            <text:p>0.225028512591726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605503848" table:style-name="ce3">
            <text:p>1605503848</text:p>
          </table:table-cell>
          <table:table-cell office:value-type="float" office:value="1030235298" table:style-name="ce3">
            <text:p>1030235298</text:p>
          </table:table-cell>
          <table:table-cell office:value-type="float" office:value="1005218161" table:style-name="ce3">
            <text:p>1005218161</text:p>
          </table:table-cell>
          <table:table-cell office:value-type="float" office:value="6628" table:style-name="ce3">
            <text:p>6628</text:p>
          </table:table-cell>
          <table:table-cell office:value-type="float" office:value="0.12786993497806901" table:style-name="ce7">
            <text:p>0.127869934978069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571136215" table:style-name="ce3">
            <text:p>571136215</text:p>
          </table:table-cell>
          <table:table-cell office:value-type="float" office:value="1557818853" table:style-name="ce3">
            <text:p>1557818853</text:p>
          </table:table-cell>
          <table:table-cell office:value-type="float" office:value="1761471740" table:style-name="ce3">
            <text:p>1761471740</text:p>
          </table:table-cell>
          <table:table-cell office:value-type="float" office:value="6825" table:style-name="ce3">
            <text:p>6825</text:p>
          </table:table-cell>
          <table:table-cell office:value-type="float" office:value="1.38648209951556" table:style-name="ce7">
            <text:p>1.386482099515560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1981942592" table:style-name="ce3">
            <text:p>1981942592</text:p>
          </table:table-cell>
          <table:table-cell office:value-type="float" office:value="74729902" table:style-name="ce3">
            <text:p>74729902</text:p>
          </table:table-cell>
          <table:table-cell office:value-type="float" office:value="806276759" table:style-name="ce3">
            <text:p>806276759</text:p>
          </table:table-cell>
          <table:table-cell office:value-type="float" office:value="7022" table:style-name="ce3">
            <text:p>7022</text:p>
          </table:table-cell>
          <table:table-cell office:value-type="float" office:value="1.00093418995922E-4" table:style-name="ce7">
            <text:p>0.000100093418996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890279615" table:style-name="ce3">
            <text:p>890279615</text:p>
          </table:table-cell>
          <table:table-cell office:value-type="float" office:value="1460329738" table:style-name="ce3">
            <text:p>1460329738</text:p>
          </table:table-cell>
          <table:table-cell office:value-type="float" office:value="722080370" table:style-name="ce3">
            <text:p>722080370</text:p>
          </table:table-cell>
          <table:table-cell office:value-type="float" office:value="7219" table:style-name="ce3">
            <text:p>7219</text:p>
          </table:table-cell>
          <table:table-cell office:value-type="float" office:value="7.3624556135302804E-2" table:style-name="ce7">
            <text:p>0.073624556135303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1410913688" table:style-name="ce3">
            <text:p>1410913688</text:p>
          </table:table-cell>
          <table:table-cell office:value-type="float" office:value="1646958365" table:style-name="ce3">
            <text:p>1646958365</text:p>
          </table:table-cell>
          <table:table-cell office:value-type="float" office:value="921445179" table:style-name="ce3">
            <text:p>921445179</text:p>
          </table:table-cell>
          <table:table-cell office:value-type="float" office:value="7416" table:style-name="ce3">
            <text:p>7416</text:p>
          </table:table-cell>
          <table:table-cell office:value-type="float" office:value="1.24173391677652" table:style-name="ce7">
            <text:p>1.241733916776520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711913000" table:style-name="ce3">
            <text:p>711913000</text:p>
          </table:table-cell>
          <table:table-cell office:value-type="float" office:value="1033684310" table:style-name="ce3">
            <text:p>1033684310</text:p>
          </table:table-cell>
          <table:table-cell office:value-type="float" office:value="1169009697" table:style-name="ce3">
            <text:p>1169009697</text:p>
          </table:table-cell>
          <table:table-cell office:value-type="float" office:value="7614" table:style-name="ce3">
            <text:p>7614</text:p>
          </table:table-cell>
          <table:table-cell office:value-type="float" office:value="1.9768786502787601" table:style-name="ce7">
            <text:p>1.976878650278760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1490387991" table:style-name="ce3">
            <text:p>1490387991</text:p>
          </table:table-cell>
          <table:table-cell office:value-type="float" office:value="2116833282" table:style-name="ce3">
            <text:p>2116833282</text:p>
          </table:table-cell>
          <table:table-cell office:value-type="float" office:value="1396304120" table:style-name="ce3">
            <text:p>1396304120</text:p>
          </table:table-cell>
          <table:table-cell office:value-type="float" office:value="7812" table:style-name="ce3">
            <text:p>7812</text:p>
          </table:table-cell>
          <table:table-cell office:value-type="float" office:value="1.42414671994861" table:style-name="ce7">
            <text:p>1.424146719948610</text:p>
          </table:table-cell>
          <table:table-cell table:number-columns-repeated="16378"/>
        </table:table-row>
        <table:table-row table:style-name="ro3">
          <table:table-cell office:value-type="float" office:value="176" table:style-name="ce3">
            <text:p>176</text:p>
          </table:table-cell>
          <table:table-cell office:value-type="float" office:value="701694465" table:style-name="ce3">
            <text:p>701694465</text:p>
          </table:table-cell>
          <table:table-cell office:value-type="float" office:value="1250357253" table:style-name="ce3">
            <text:p>1250357253</text:p>
          </table:table-cell>
          <table:table-cell office:value-type="float" office:value="966467785" table:style-name="ce3">
            <text:p>966467785</text:p>
          </table:table-cell>
          <table:table-cell office:value-type="float" office:value="8010" table:style-name="ce3">
            <text:p>8010</text:p>
          </table:table-cell>
          <table:table-cell office:value-type="float" office:value="0.58154746362895204" table:style-name="ce7">
            <text:p>0.581547463628952</text:p>
          </table:table-cell>
          <table:table-cell table:number-columns-repeated="16378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float" office:value="1546162086" table:style-name="ce3">
            <text:p>1546162086</text:p>
          </table:table-cell>
          <table:table-cell office:value-type="float" office:value="1335480334" table:style-name="ce3">
            <text:p>1335480334</text:p>
          </table:table-cell>
          <table:table-cell office:value-type="float" office:value="105961772" table:style-name="ce3">
            <text:p>105961772</text:p>
          </table:table-cell>
          <table:table-cell office:value-type="float" office:value="8208" table:style-name="ce3">
            <text:p>8208</text:p>
          </table:table-cell>
          <table:table-cell office:value-type="float" office:value="0.34980375058063701" table:style-name="ce7">
            <text:p>0.349803750580637</text:p>
          </table:table-cell>
          <table:table-cell table:number-columns-repeated="16378"/>
        </table:table-row>
        <table:table-row table:style-name="ro3">
          <table:table-cell office:value-type="float" office:value="9409" table:style-name="ce3">
            <text:p>9409</text:p>
          </table:table-cell>
          <table:table-cell office:value-type="float" office:value="1794038602" table:style-name="ce3">
            <text:p>1794038602</text:p>
          </table:table-cell>
          <table:table-cell office:value-type="float" office:value="1054568489" table:style-name="ce3">
            <text:p>1054568489</text:p>
          </table:table-cell>
          <table:table-cell office:value-type="float" office:value="850995026" table:style-name="ce3">
            <text:p>850995026</text:p>
          </table:table-cell>
          <table:table-cell office:value-type="float" office:value="8406" table:style-name="ce3">
            <text:p>8406</text:p>
          </table:table-cell>
          <table:table-cell office:value-type="float" office:value="0.14757848324490999" table:style-name="ce7">
            <text:p>0.147578483244910</text:p>
          </table:table-cell>
          <table:table-cell table:number-columns-repeated="16378"/>
        </table:table-row>
        <table:table-row table:style-name="ro3">
          <table:table-cell office:value-type="float" office:value="5292" table:style-name="ce3">
            <text:p>5292</text:p>
          </table:table-cell>
          <table:table-cell office:value-type="float" office:value="1736365894" table:style-name="ce3">
            <text:p>1736365894</text:p>
          </table:table-cell>
          <table:table-cell office:value-type="float" office:value="750473339" table:style-name="ce3">
            <text:p>750473339</text:p>
          </table:table-cell>
          <table:table-cell office:value-type="float" office:value="1683475874" table:style-name="ce3">
            <text:p>1683475874</text:p>
          </table:table-cell>
          <table:table-cell office:value-type="float" office:value="8604" table:style-name="ce3">
            <text:p>8604</text:p>
          </table:table-cell>
          <table:table-cell office:value-type="float" office:value="0.49283075099486201" table:style-name="ce7">
            <text:p>0.492830750994862</text:p>
          </table:table-cell>
          <table:table-cell table:number-columns-repeated="16378"/>
        </table:table-row>
        <table:table-row table:style-name="ro3">
          <table:table-cell office:value-type="float" office:value="52" table:style-name="ce3">
            <text:p>52</text:p>
          </table:table-cell>
          <table:table-cell office:value-type="float" office:value="946287785" table:style-name="ce3">
            <text:p>946287785</text:p>
          </table:table-cell>
          <table:table-cell office:value-type="float" office:value="1454174576" table:style-name="ce3">
            <text:p>1454174576</text:p>
          </table:table-cell>
          <table:table-cell office:value-type="float" office:value="567715865" table:style-name="ce3">
            <text:p>567715865</text:p>
          </table:table-cell>
          <table:table-cell office:value-type="float" office:value="8803" table:style-name="ce3">
            <text:p>8803</text:p>
          </table:table-cell>
          <table:table-cell office:value-type="float" office:value="0.35245007783056198" table:style-name="ce7">
            <text:p>0.352450077830562</text:p>
          </table:table-cell>
          <table:table-cell table:number-columns-repeated="16378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float" office:value="2142389054" table:style-name="ce3">
            <text:p>2142389054</text:p>
          </table:table-cell>
          <table:table-cell office:value-type="float" office:value="1970721871" table:style-name="ce3">
            <text:p>1970721871</text:p>
          </table:table-cell>
          <table:table-cell office:value-type="float" office:value="1200882791" table:style-name="ce3">
            <text:p>1200882791</text:p>
          </table:table-cell>
          <table:table-cell office:value-type="float" office:value="9002" table:style-name="ce3">
            <text:p>9002</text:p>
          </table:table-cell>
          <table:table-cell office:value-type="float" office:value="0.65430714365983" table:style-name="ce7">
            <text:p>0.654307143659830</text:p>
          </table:table-cell>
          <table:table-cell table:number-columns-repeated="16378"/>
        </table:table-row>
        <table:table-row table:style-name="ro3">
          <table:table-cell office:value-type="float" office:value="116" table:style-name="ce3">
            <text:p>116</text:p>
          </table:table-cell>
          <table:table-cell office:value-type="float" office:value="274504561" table:style-name="ce3">
            <text:p>274504561</text:p>
          </table:table-cell>
          <table:table-cell office:value-type="float" office:value="884178157" table:style-name="ce3">
            <text:p>884178157</text:p>
          </table:table-cell>
          <table:table-cell office:value-type="float" office:value="150288334" table:style-name="ce3">
            <text:p>150288334</text:p>
          </table:table-cell>
          <table:table-cell office:value-type="float" office:value="9201" table:style-name="ce3">
            <text:p>9201</text:p>
          </table:table-cell>
          <table:table-cell office:value-type="float" office:value="0.44086502718022702" table:style-name="ce7">
            <text:p>0.440865027180227</text:p>
          </table:table-cell>
          <table:table-cell table:number-columns-repeated="16378"/>
        </table:table-row>
        <table:table-row table:style-name="ro3">
          <table:table-cell office:value-type="float" office:value="345" table:style-name="ce3">
            <text:p>345</text:p>
          </table:table-cell>
          <table:table-cell office:value-type="float" office:value="803280823" table:style-name="ce3">
            <text:p>803280823</text:p>
          </table:table-cell>
          <table:table-cell office:value-type="float" office:value="453473991" table:style-name="ce3">
            <text:p>453473991</text:p>
          </table:table-cell>
          <table:table-cell office:value-type="float" office:value="41497239" table:style-name="ce3">
            <text:p>41497239</text:p>
          </table:table-cell>
          <table:table-cell office:value-type="float" office:value="9400" table:style-name="ce3">
            <text:p>9400</text:p>
          </table:table-cell>
          <table:table-cell office:value-type="float" office:value="0.27795429440470198" table:style-name="ce7">
            <text:p>0.277954294404702</text:p>
          </table:table-cell>
          <table:table-cell table:number-columns-repeated="16378"/>
        </table:table-row>
        <table:table-row table:style-name="ro3">
          <table:table-cell office:value-type="float" office:value="1902" table:style-name="ce3">
            <text:p>1902</text:p>
          </table:table-cell>
          <table:table-cell office:value-type="float" office:value="1658580833" table:style-name="ce3">
            <text:p>1658580833</text:p>
          </table:table-cell>
          <table:table-cell office:value-type="float" office:value="1205691476" table:style-name="ce3">
            <text:p>1205691476</text:p>
          </table:table-cell>
          <table:table-cell office:value-type="float" office:value="1598551316" table:style-name="ce3">
            <text:p>1598551316</text:p>
          </table:table-cell>
          <table:table-cell office:value-type="float" office:value="9600" table:style-name="ce3">
            <text:p>9600</text:p>
          </table:table-cell>
          <table:table-cell office:value-type="float" office:value="0.90500176064069904" table:style-name="ce7">
            <text:p>0.905001760640699</text:p>
          </table:table-cell>
          <table:table-cell table:number-columns-repeated="16378"/>
        </table:table-row>
        <table:table-row table:number-rows-repeated="104757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number-style style:name="N49">
      <number:number number:decimal-places="15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931</meta:generator>
    <dc:creator>Alex</dc:creator>
    <dc:date>2022-03-29T15:23:19Z</dc:date>
    <meta:editing-cycles>5</meta:editing-cycles>
    <meta:editing-duration>PT150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1000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Mi0">
      <style:graphic-properties draw:fill="none" draw:stroke="solid" svg:stroke-width="0.00694in" svg:stroke-color="#dddddd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347.0183464566929pt" svg:width="616.8743307086614pt" chart:style-name="Crt0">
        <chart:title chart:style-name="CT00">
          <text:p text:style-name="a0" text:class-names="" text:cond-style-name="">Von Neumann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ortie des valeurs</text:p>
            </chart:title>
            <chart:grid chart:class="major" chart:style-name="GMa0"/>
            <chart:grid chart:class="minor" chart:style-name="GMi0"/>
          </chart:axis>
          <chart:axis chart:dimension="x" chart:name="primary-x" chart:style-name="Axs1">
            <chart:title chart:style-name="AT01">
              <text:p text:style-name="a2" text:class-names="" text:cond-style-name="">ordre des valeurs</text:p>
            </chart:title>
          </chart:axis>
          <chart:series chart:label-cell-address="q6.$A$2" chart:values-cell-range-address="q6.$A$3:.$A$1002" chart:class="chart:bar" chart:attached-axis="primary-y" chart:style-name="G0S0">
            <chart:data-point chart:repeated="100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1.7E9" chart:origin="0" chart:interval-major="1E8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0P613">
      <style:graphic-properties draw:fill="solid" draw:fill-color="#004586" draw:opacity="100%" draw:stroke="none"/>
    </style:style>
  </office:automatic-styles>
  <office:body>
    <office:chart>
      <chart:chart chart:class="chart:bar" svg:height="389.3975590551181pt" svg:width="692.3087401574803pt" chart:style-name="Crt0">
        <chart:title chart:style-name="CT00">
          <text:p text:style-name="a0" text:class-names="" text:cond-style-name="">STM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ortie des valeur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ordre des valeurs</text:p>
            </chart:title>
          </chart:axis>
          <chart:series chart:label-cell-address="q6.$B$2" chart:values-cell-range-address="q6.$B$3:.$B$1002" chart:class="chart:bar" chart:attached-axis="primary-y" chart:style-name="G0S0">
            <chart:data-point chart:repeated="613"/>
            <chart:data-point chart:style-name="G0S0P613"/>
            <chart:data-point chart:repeated="38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2.2E9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377.063937007874pt" svg:width="670.3919685039371pt" chart:style-name="Crt0">
        <chart:title chart:style-name="CT00">
          <text:p text:style-name="a0" text:class-names="" text:cond-style-name="">RANDU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ortie des valeur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ordre des valeurs</text:p>
            </chart:title>
          </chart:axis>
          <chart:series chart:label-cell-address="q6.$C$2" chart:values-cell-range-address="q6.$C$3:.$C$1002" chart:class="chart:bar" chart:attached-axis="primary-y" chart:style-name="G0S0">
            <chart:data-point chart:repeated="100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1000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381.2327559055118pt" svg:width="677.5631496062992pt" chart:style-name="Crt0">
        <chart:title chart:style-name="CT00">
          <text:p text:style-name="a0" text:class-names="" text:cond-style-name="">Von Neumann in order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ortie des valeur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ordre des valeurs</text:p>
            </chart:title>
          </chart:axis>
          <chart:series chart:label-cell-address="q6.$E$2" chart:values-cell-range-address="q6.$E$3:.$E$1002" chart:class="chart:bar" chart:attached-axis="primary-y" chart:style-name="G0S0">
            <chart:data-point chart:repeated="1000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2.25E9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441.2159842519685pt" svg:width="784.4327559055118pt" chart:style-name="Crt0">
        <chart:title chart:style-name="CT00">
          <text:p text:style-name="a0" text:class-names="" text:cond-style-name="">RAND_Java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ortie des valeur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ordre des valeurs</text:p>
            </chart:title>
          </chart:axis>
          <chart:series chart:label-cell-address="q6.$D$2" chart:values-cell-range-address="q6.$D$3:.$D$1002" chart:class="chart:bar" chart:attached-axis="primary-y" chart:style-name="G0S0">
            <chart:data-point chart:repeated="1000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5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4.8603149606299pt" svg:width="795.771968503937pt" chart:style-name="Crt0">
        <chart:title chart:style-name="CT00">
          <text:p text:style-name="a0" text:class-names="" text:cond-style-name="">Exp</text:p>
        </chart:title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q6.$F$2" chart:values-cell-range-address="q6.$F$3:.$F$1002" chart:class="chart:line" chart:attached-axis="primary-y" chart:style-name="G0S0">
            <chart:data-point chart:repeated="1000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